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3.52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27.078cm" svg:height="18.407cm" svg:x="11.476cm" svg:y="187.051cm">
            <draw:object draw:notify-on-update-of-ranges="test.F134:test.F134 test.F135:test.F414 test.J134:test.J134 test.J135:test.J414 test.N134:test.N134 test.N135:test.N4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.43641815210515" calcext:value-type="float">
            <text:p>4.43641815210515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12.6166939848153" calcext:value-type="float">
            <text:p>-12.6166939848153</text:p>
          </table:table-cell>
          <table:table-cell office:value-type="float" office:value="-9.726463218694" calcext:value-type="float">
            <text:p>-9.726463218694</text:p>
          </table:table-cell>
          <table:table-cell office:value-type="float" office:value="-14.9786601050686" calcext:value-type="float">
            <text:p>-14.9786601050686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.43671749488834" calcext:value-type="float">
            <text:p>4.43671749488834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12.6166939848153" calcext:value-type="float">
            <text:p>-12.6166939848153</text:p>
          </table:table-cell>
          <table:table-cell office:value-type="float" office:value="-9.726463218694" calcext:value-type="float">
            <text:p>-9.726463218694</text:p>
          </table:table-cell>
          <table:table-cell office:value-type="float" office:value="-14.9786601050686" calcext:value-type="float">
            <text:p>-14.978660105068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.43356449031734" calcext:value-type="float">
            <text:p>4.4335644903173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5" calcext:value-type="float">
            <text:p>-72.5</text:p>
          </table:table-cell>
          <table:table-cell office:value-type="float" office:value="6.07202195690989" calcext:value-type="float">
            <text:p>6.0720219569098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5" calcext:value-type="float">
            <text:p>-67.5</text:p>
          </table:table-cell>
          <table:table-cell office:value-type="float" office:value="4.13682040238851" calcext:value-type="float">
            <text:p>4.13682040238851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10.6201268089112" calcext:value-type="float">
            <text:p>-10.6201268089112</text:p>
          </table:table-cell>
          <table:table-cell office:value-type="float" office:value="-9.0100761834445" calcext:value-type="float">
            <text:p>-9.0100761834445</text:p>
          </table:table-cell>
          <table:table-cell office:value-type="float" office:value="-12.9127841635495" calcext:value-type="float">
            <text:p>-12.9127841635495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.43725747503613" calcext:value-type="float">
            <text:p>4.4372574750361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25" calcext:value-type="float">
            <text:p>-72.25</text:p>
          </table:table-cell>
          <table:table-cell office:value-type="float" office:value="5.95662143529011" calcext:value-type="float">
            <text:p>5.95662143529011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7.25" calcext:value-type="float">
            <text:p>-67.25</text:p>
          </table:table-cell>
          <table:table-cell office:value-type="float" office:value="4.0581989422438" calcext:value-type="float">
            <text:p>4.0581989422438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9.67785980081492" calcext:value-type="float">
            <text:p>-9.67785980081492</text:p>
          </table:table-cell>
          <table:table-cell office:value-type="float" office:value="-8.67198194024039" calcext:value-type="float">
            <text:p>-8.67198194024039</text:p>
          </table:table-cell>
          <table:table-cell office:value-type="float" office:value="-11.9445453404714" calcext:value-type="float">
            <text:p>-11.944545340471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3585852344173" calcext:value-type="float">
            <text:p>4.4358585234417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125" calcext:value-type="float">
            <text:p>-72.125</text:p>
          </table:table-cell>
          <table:table-cell office:value-type="float" office:value="5.89974625592356" calcext:value-type="float">
            <text:p>5.8997462559235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125" calcext:value-type="float">
            <text:p>-67.125</text:p>
          </table:table-cell>
          <table:table-cell office:value-type="float" office:value="4.01945033361513" calcext:value-type="float">
            <text:p>4.01945033361513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9.22011438652883" calcext:value-type="float">
            <text:p>-9.22011438652883</text:p>
          </table:table-cell>
          <table:table-cell office:value-type="float" office:value="-8.50773859085698" calcext:value-type="float">
            <text:p>-8.50773859085698</text:p>
          </table:table-cell>
          <table:table-cell office:value-type="float" office:value="-11.4762174727233" calcext:value-type="float">
            <text:p>-11.4762174727233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.43299340406874" calcext:value-type="float">
            <text:p>4.4329934040687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625" calcext:value-type="float">
            <text:p>-72.0625</text:p>
          </table:table-cell>
          <table:table-cell office:value-type="float" office:value="5.87151263792517" calcext:value-type="float">
            <text:p>5.8715126379251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625" calcext:value-type="float">
            <text:p>-67.0625</text:p>
          </table:table-cell>
          <table:table-cell office:value-type="float" office:value="4.000214993592" calcext:value-type="float">
            <text:p>4.000214993592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8.994514431032" calcext:value-type="float">
            <text:p>-8.994514431032</text:p>
          </table:table-cell>
          <table:table-cell office:value-type="float" office:value="-8.42679121016211" calcext:value-type="float">
            <text:p>-8.42679121016211</text:p>
          </table:table-cell>
          <table:table-cell office:value-type="float" office:value="-11.245963816008" calcext:value-type="float">
            <text:p>-11.245963816008</text:p>
          </table:table-cell>
          <table:table-cell table:number-columns-repeated="7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4348034579639" calcext:value-type="float">
            <text:p>4.434803457963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3125" calcext:value-type="float">
            <text:p>-72.03125</text:p>
          </table:table-cell>
          <table:table-cell office:value-type="float" office:value="5.85744653708906" calcext:value-type="float">
            <text:p>5.8574465370890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3125" calcext:value-type="float">
            <text:p>-67.03125</text:p>
          </table:table-cell>
          <table:table-cell office:value-type="float" office:value="3.9906318706498" calcext:value-type="float">
            <text:p>3.990631870649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5" calcext:value-type="float">
            <text:p>-67.5</text:p>
          </table:table-cell>
          <table:table-cell office:value-type="float" office:value="4.13682040238851" calcext:value-type="float">
            <text:p>4.13682040238851</text:p>
          </table:table-cell>
          <table:table-cell office:value-type="float" office:value="-7.73311341694307" calcext:value-type="float">
            <text:p>-7.73311341694307</text:p>
          </table:table-cell>
          <table:table-cell office:value-type="float" office:value="-8.38660782173214" calcext:value-type="float">
            <text:p>-8.38660782173214</text:p>
          </table:table-cell>
          <table:table-cell office:value-type="float" office:value="-10.2381163342965" calcext:value-type="float">
            <text:p>-10.2381163342965</text:p>
          </table:table-cell>
          <table:table-cell table:number-columns-repeated="7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43635021743395" calcext:value-type="float">
            <text:p>4.43635021743395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70.015625" calcext:value-type="float">
            <text:p>-70.015625</text:p>
          </table:table-cell>
          <table:table-cell office:value-type="float" office:value="5.01788649523205" calcext:value-type="float">
            <text:p>5.01788649523205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7.015625" calcext:value-type="float">
            <text:p>-67.015625</text:p>
          </table:table-cell>
          <table:table-cell office:value-type="float" office:value="3.98584892180449" calcext:value-type="float">
            <text:p>3.9858489218044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75" calcext:value-type="float">
            <text:p>-67.75</text:p>
          </table:table-cell>
          <table:table-cell office:value-type="float" office:value="4.21696503428582" calcext:value-type="float">
            <text:p>4.21696503428582</text:p>
          </table:table-cell>
          <table:table-cell office:value-type="float" office:value="-2.73147055015252" calcext:value-type="float">
            <text:p>-2.73147055015252</text:p>
          </table:table-cell>
          <table:table-cell office:value-type="float" office:value="-4.25372420526464" calcext:value-type="float">
            <text:p>-4.25372420526464</text:p>
          </table:table-cell>
          <table:table-cell office:value-type="float" office:value="-2.25170807949161" calcext:value-type="float">
            <text:p>-2.25170807949161</text:p>
          </table:table-cell>
          <table:table-cell table:number-columns-repeated="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43907846400132" calcext:value-type="float">
            <text:p>4.43907846400132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.0078125" calcext:value-type="float">
            <text:p>-69.0078125</text:p>
          </table:table-cell>
          <table:table-cell office:value-type="float" office:value="4.64437291127518" calcext:value-type="float">
            <text:p>4.6443729112751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0078125" calcext:value-type="float">
            <text:p>-67.0078125</text:p>
          </table:table-cell>
          <table:table-cell office:value-type="float" office:value="3.98345959752737" calcext:value-type="float">
            <text:p>3.9834595975273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75" calcext:value-type="float">
            <text:p>-67.875</text:p>
          </table:table-cell>
          <table:table-cell office:value-type="float" office:value="4.25761773904692" calcext:value-type="float">
            <text:p>4.25761773904692</text:p>
          </table:table-cell>
          <table:table-cell office:value-type="float" office:value="-0.680165574751825" calcext:value-type="float">
            <text:p>-0.680165574751825</text:p>
          </table:table-cell>
          <table:table-cell office:value-type="float" office:value="-2.62193153356988" calcext:value-type="float">
            <text:p>-2.6219315335698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3913271374059" calcext:value-type="float">
            <text:p>4.4391327137405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50390625" calcext:value-type="float">
            <text:p>-68.50390625</text:p>
          </table:table-cell>
          <table:table-cell office:value-type="float" office:value="4.46817535012979" calcext:value-type="float">
            <text:p>4.4681753501297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00390625" calcext:value-type="float">
            <text:p>-67.00390625</text:p>
          </table:table-cell>
          <table:table-cell office:value-type="float" office:value="3.98226547254926" calcext:value-type="float">
            <text:p>3.9822654725492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4375" calcext:value-type="float">
            <text:p>-67.4375</text:p>
          </table:table-cell>
          <table:table-cell office:value-type="float" office:value="4.11702338029595" calcext:value-type="float">
            <text:p>4.11702338029595</text:p>
          </table:table-cell>
          <table:table-cell office:value-type="float" office:value="-0.976835540517918" calcext:value-type="float">
            <text:p>-0.976835540517918</text:p>
          </table:table-cell>
          <table:table-cell office:value-type="float" office:value="-1.8964330298407" calcext:value-type="float">
            <text:p>-1.89643302984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43485084419521" calcext:value-type="float">
            <text:p>4.43485084419521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251953125" calcext:value-type="float">
            <text:p>-68.251953125</text:p>
          </table:table-cell>
          <table:table-cell office:value-type="float" office:value="4.38259935857296" calcext:value-type="float">
            <text:p>4.3825993585729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1953125" calcext:value-type="float">
            <text:p>-67.001953125</text:p>
          </table:table-cell>
          <table:table-cell office:value-type="float" office:value="3.98166854430334" calcext:value-type="float">
            <text:p>3.9816685443033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21875" calcext:value-type="float">
            <text:p>-67.21875</text:p>
          </table:table-cell>
          <table:table-cell office:value-type="float" office:value="4.0484769099406" calcext:value-type="float">
            <text:p>4.0484769099406</text:p>
          </table:table-cell>
          <table:table-cell office:value-type="float" office:value="-1.12056760895047" calcext:value-type="float">
            <text:p>-1.12056760895047</text:p>
          </table:table-cell>
          <table:table-cell office:value-type="float" office:value="-1.55431488230427" calcext:value-type="float">
            <text:p>-1.554314882304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43269955459053" calcext:value-type="float">
            <text:p>4.4326995545905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259765625" calcext:value-type="float">
            <text:p>-68.1259765625</text:p>
          </table:table-cell>
          <table:table-cell office:value-type="float" office:value="4.34042795643984" calcext:value-type="float">
            <text:p>4.3404279564398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9765625" calcext:value-type="float">
            <text:p>-67.0009765625</text:p>
          </table:table-cell>
          <table:table-cell office:value-type="float" office:value="3.9813701137353" calcext:value-type="float">
            <text:p>3.9813701137353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109375" calcext:value-type="float">
            <text:p>-67.109375</text:p>
          </table:table-cell>
          <table:table-cell office:value-type="float" office:value="4.014632844567" calcext:value-type="float">
            <text:p>4.014632844567</text:p>
          </table:table-cell>
          <table:table-cell office:value-type="float" office:value="-1.19129603033494" calcext:value-type="float">
            <text:p>-1.19129603033494</text:p>
          </table:table-cell>
          <table:table-cell office:value-type="float" office:value="-1.38818493749993" calcext:value-type="float">
            <text:p>-1.388184937499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.43400444178875" calcext:value-type="float">
            <text:p>4.4340044417887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56298828125" calcext:value-type="float">
            <text:p>-68.56298828125</text:p>
          </table:table-cell>
          <table:table-cell office:value-type="float" office:value="4.48848325559001" calcext:value-type="float">
            <text:p>4.4884832555900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50048828125" calcext:value-type="float">
            <text:p>-67.50048828125</text:p>
          </table:table-cell>
          <table:table-cell office:value-type="float" office:value="4.13697544079157" calcext:value-type="float">
            <text:p>4.1369754407915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546875" calcext:value-type="float">
            <text:p>-67.0546875</text:p>
          </table:table-cell>
          <table:table-cell office:value-type="float" office:value="3.99781705754742" calcext:value-type="float">
            <text:p>3.99781705754742</text:p>
          </table:table-cell>
          <table:table-cell office:value-type="float" office:value="-2.4832466027642" calcext:value-type="float">
            <text:p>-2.4832466027642</text:p>
          </table:table-cell>
          <table:table-cell office:value-type="float" office:value="-1.40814369909057" calcext:value-type="float">
            <text:p>-1.408143699090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43259954669744" calcext:value-type="float">
            <text:p>4.4325995466974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781494140625" calcext:value-type="float">
            <text:p>-68.781494140625</text:p>
          </table:table-cell>
          <table:table-cell office:value-type="float" office:value="4.5643941283597" calcext:value-type="float">
            <text:p>4.564394128359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750244140625" calcext:value-type="float">
            <text:p>-67.750244140625</text:p>
          </table:table-cell>
          <table:table-cell office:value-type="float" office:value="4.21704405456415" calcext:value-type="float">
            <text:p>4.2170440545641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02734375" calcext:value-type="float">
            <text:p>-67.02734375</text:p>
          </table:table-cell>
          <table:table-cell office:value-type="float" office:value="3.98943559563344" calcext:value-type="float">
            <text:p>3.98943559563344</text:p>
          </table:table-cell>
          <table:table-cell office:value-type="float" office:value="-3.16097178642556" calcext:value-type="float">
            <text:p>-3.16097178642556</text:p>
          </table:table-cell>
          <table:table-cell office:value-type="float" office:value="-1.41646963675894" calcext:value-type="float">
            <text:p>-1.416469636758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3156405579369" calcext:value-type="float">
            <text:p>4.4315640557936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8.8907470703125" calcext:value-type="float">
            <text:p>-68.8907470703125</text:p>
          </table:table-cell>
          <table:table-cell office:value-type="float" office:value="4.60282965341996" calcext:value-type="float">
            <text:p>4.60282965341996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8751220703125" calcext:value-type="float">
            <text:p>-67.8751220703125</text:p>
          </table:table-cell>
          <table:table-cell office:value-type="float" office:value="4.25765762988783" calcext:value-type="float">
            <text:p>4.25765762988783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013671875" calcext:value-type="float">
            <text:p>-67.013671875</text:p>
          </table:table-cell>
          <table:table-cell office:value-type="float" office:value="3.98525145641154" calcext:value-type="float">
            <text:p>3.98525145641154</text:p>
          </table:table-cell>
          <table:table-cell office:value-type="float" office:value="-3.50811471346922" calcext:value-type="float">
            <text:p>-3.50811471346922</text:p>
          </table:table-cell>
          <table:table-cell office:value-type="float" office:value="-1.42017832957274" calcext:value-type="float">
            <text:p>-1.420178329572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43248390186159" calcext:value-type="float">
            <text:p>4.4324839018615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9453735351563" calcext:value-type="float">
            <text:p>-68.9453735351563</text:p>
          </table:table-cell>
          <table:table-cell office:value-type="float" office:value="4.62216861682218" calcext:value-type="float">
            <text:p>4.6221686168221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375610351562" calcext:value-type="float">
            <text:p>-67.9375610351562</text:p>
          </table:table-cell>
          <table:table-cell office:value-type="float" office:value="4.27811086115898" calcext:value-type="float">
            <text:p>4.2781108611589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0068359375" calcext:value-type="float">
            <text:p>-67.0068359375</text:p>
          </table:table-cell>
          <table:table-cell office:value-type="float" office:value="3.98316103271786" calcext:value-type="float">
            <text:p>3.98316103271786</text:p>
          </table:table-cell>
          <table:table-cell office:value-type="float" office:value="-3.68380058357612" calcext:value-type="float">
            <text:p>-3.68380058357612</text:p>
          </table:table-cell>
          <table:table-cell office:value-type="float" office:value="-1.42191371907703" calcext:value-type="float">
            <text:p>-1.421913719077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43364206386642" calcext:value-type="float">
            <text:p>4.4336420638664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726867675781" calcext:value-type="float">
            <text:p>-68.9726867675781</text:p>
          </table:table-cell>
          <table:table-cell office:value-type="float" office:value="4.63186854724066" calcext:value-type="float">
            <text:p>4.6318685472406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687805175781" calcext:value-type="float">
            <text:p>-67.9687805175781</text:p>
          </table:table-cell>
          <table:table-cell office:value-type="float" office:value="4.28837429284197" calcext:value-type="float">
            <text:p>4.2883742928419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341796875" calcext:value-type="float">
            <text:p>-67.00341796875</text:p>
          </table:table-cell>
          <table:table-cell office:value-type="float" office:value="3.98211623209852" calcext:value-type="float">
            <text:p>3.98211623209852</text:p>
          </table:table-cell>
          <table:table-cell office:value-type="float" office:value="-3.7721777547928" calcext:value-type="float">
            <text:p>-3.7721777547928</text:p>
          </table:table-cell>
          <table:table-cell office:value-type="float" office:value="-1.42275098336792" calcext:value-type="float">
            <text:p>-1.422750983367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42954925139955" calcext:value-type="float">
            <text:p>4.4295492513995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863433837891" calcext:value-type="float">
            <text:p>-68.9863433837891</text:p>
          </table:table-cell>
          <table:table-cell office:value-type="float" office:value="4.63672614326471" calcext:value-type="float">
            <text:p>4.6367261432647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43902587891" calcext:value-type="float">
            <text:p>-67.9843902587891</text:p>
          </table:table-cell>
          <table:table-cell office:value-type="float" office:value="4.29351523845384" calcext:value-type="float">
            <text:p>4.2935152384538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1708984375" calcext:value-type="float">
            <text:p>-67.001708984375</text:p>
          </table:table-cell>
          <table:table-cell office:value-type="float" office:value="3.98159393456427" calcext:value-type="float">
            <text:p>3.98159393456427</text:p>
          </table:table-cell>
          <table:table-cell office:value-type="float" office:value="-3.81650060972521" calcext:value-type="float">
            <text:p>-3.81650060972521</text:p>
          </table:table-cell>
          <table:table-cell office:value-type="float" office:value="-1.42316192036324" calcext:value-type="float">
            <text:p>-1.423161920363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.4304699638103" calcext:value-type="float">
            <text:p>4.4304699638103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4931716918945" calcext:value-type="float">
            <text:p>-68.4931716918945</text:p>
          </table:table-cell>
          <table:table-cell office:value-type="float" office:value="4.46449550182146" calcext:value-type="float">
            <text:p>4.4644955018214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21951293945" calcext:value-type="float">
            <text:p>-67.9921951293945</text:p>
          </table:table-cell>
          <table:table-cell office:value-type="float" office:value="4.29608802192943" calcext:value-type="float">
            <text:p>4.29608802192943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8544921875" calcext:value-type="float">
            <text:p>-67.0008544921875</text:p>
          </table:table-cell>
          <table:table-cell office:value-type="float" office:value="3.98133281148706" calcext:value-type="float">
            <text:p>3.98133281148706</text:p>
          </table:table-cell>
          <table:table-cell office:value-type="float" office:value="-3.07651999196281" calcext:value-type="float">
            <text:p>-3.07651999196281</text:p>
          </table:table-cell>
          <table:table-cell office:value-type="float" office:value="-0.700612633462962" calcext:value-type="float">
            <text:p>-0.7006126334629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2626416291315" calcext:value-type="float">
            <text:p>4.4262641629131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2465858459473" calcext:value-type="float">
            <text:p>-68.2465858459473</text:p>
          </table:table-cell>
          <table:table-cell office:value-type="float" office:value="4.38079430153918" calcext:value-type="float">
            <text:p>4.3807943015391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4960975646973" calcext:value-type="float">
            <text:p>-67.4960975646973</text:p>
          </table:table-cell>
          <table:table-cell office:value-type="float" office:value="4.135581515167" calcext:value-type="float">
            <text:p>4.13558151516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4272460938" calcext:value-type="float">
            <text:p>-67.0004272460938</text:p>
          </table:table-cell>
          <table:table-cell office:value-type="float" office:value="3.98120225637045" calcext:value-type="float">
            <text:p>3.98120225637045</text:p>
          </table:table-cell>
          <table:table-cell office:value-type="float" office:value="-2.14098134720343" calcext:value-type="float">
            <text:p>-2.14098134720343</text:p>
          </table:table-cell>
          <table:table-cell office:value-type="float" office:value="-0.97923829263961" calcext:value-type="float">
            <text:p>-0.9792382926396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42591578883534" calcext:value-type="float">
            <text:p>4.4259157888353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1232929229736" calcext:value-type="float">
            <text:p>-68.1232929229736</text:p>
          </table:table-cell>
          <table:table-cell office:value-type="float" office:value="4.33953402041499" calcext:value-type="float">
            <text:p>4.3395340204149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480487823486" calcext:value-type="float">
            <text:p>-67.2480487823486</text:p>
          </table:table-cell>
          <table:table-cell office:value-type="float" office:value="4.05759122583397" calcext:value-type="float">
            <text:p>4.0575912258339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2136230469" calcext:value-type="float">
            <text:p>-67.0002136230469</text:p>
          </table:table-cell>
          <table:table-cell office:value-type="float" office:value="3.98113698041758" calcext:value-type="float">
            <text:p>3.98113698041758</text:p>
          </table:table-cell>
          <table:table-cell office:value-type="float" office:value="-1.69437982221911" calcext:value-type="float">
            <text:p>-1.69437982221911</text:p>
          </table:table-cell>
          <table:table-cell office:value-type="float" office:value="-1.10614043562466" calcext:value-type="float">
            <text:p>-1.106140435624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42704198987452" calcext:value-type="float">
            <text:p>4.4270419898745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616464614868" calcext:value-type="float">
            <text:p>-68.0616464614868</text:p>
          </table:table-cell>
          <table:table-cell office:value-type="float" office:value="4.3190498373416" calcext:value-type="float">
            <text:p>4.319049837341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6240243911743" calcext:value-type="float">
            <text:p>-67.6240243911743</text:p>
          </table:table-cell>
          <table:table-cell office:value-type="float" office:value="4.17638774808373" calcext:value-type="float">
            <text:p>4.17638774808373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1068115234" calcext:value-type="float">
            <text:p>-67.0001068115234</text:p>
          </table:table-cell>
          <table:table-cell office:value-type="float" office:value="3.98110434284249" calcext:value-type="float">
            <text:p>3.98110434284249</text:p>
          </table:table-cell>
          <table:table-cell office:value-type="float" office:value="-2.02996835097109" calcext:value-type="float">
            <text:p>-2.02996835097109</text:p>
          </table:table-cell>
          <table:table-cell office:value-type="float" office:value="-0.580898579589352" calcext:value-type="float">
            <text:p>-0.5808985795893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42733250740007" calcext:value-type="float">
            <text:p>4.4273325074000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308232307434" calcext:value-type="float">
            <text:p>-68.0308232307434</text:p>
          </table:table-cell>
          <table:table-cell office:value-type="float" office:value="4.30884403418738" calcext:value-type="float">
            <text:p>4.3088440341873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8120121955872" calcext:value-type="float">
            <text:p>-67.8120121955872</text:p>
          </table:table-cell>
          <table:table-cell office:value-type="float" office:value="4.23708399250042" calcext:value-type="float">
            <text:p>4.23708399250042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0000534057617" calcext:value-type="float">
            <text:p>-67.0000534057617</text:p>
          </table:table-cell>
          <table:table-cell office:value-type="float" office:value="3.98108802415529" calcext:value-type="float">
            <text:p>3.98108802415529</text:p>
          </table:table-cell>
          <table:table-cell office:value-type="float" office:value="-2.20733831538351" calcext:value-type="float">
            <text:p>-2.20733831538351</text:p>
          </table:table-cell>
          <table:table-cell office:value-type="float" office:value="-0.308752796113125" calcext:value-type="float">
            <text:p>-0.3087527961131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42671862558351" calcext:value-type="float">
            <text:p>4.4267186255835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54116153717" calcext:value-type="float">
            <text:p>-68.0154116153717</text:p>
          </table:table-cell>
          <table:table-cell office:value-type="float" office:value="4.30375017969345" calcext:value-type="float">
            <text:p>4.30375017969345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9060060977936" calcext:value-type="float">
            <text:p>-67.9060060977936</text:p>
          </table:table-cell>
          <table:table-cell office:value-type="float" office:value="4.2677621091137" calcext:value-type="float">
            <text:p>4.267762109113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267028809" calcext:value-type="float">
            <text:p>-67.0000267028809</text:p>
          </table:table-cell>
          <table:table-cell office:value-type="float" office:value="3.98107986483677" calcext:value-type="float">
            <text:p>3.98107986483677</text:p>
          </table:table-cell>
          <table:table-cell office:value-type="float" office:value="-2.298495911162" calcext:value-type="float">
            <text:p>-2.298495911162</text:p>
          </table:table-cell>
          <table:table-cell office:value-type="float" office:value="-0.170214631465813" calcext:value-type="float">
            <text:p>-0.1702146314658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215542302694" calcext:value-type="float">
            <text:p>4.421554230269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077058076859" calcext:value-type="float">
            <text:p>-68.0077058076859</text:p>
          </table:table-cell>
          <table:table-cell office:value-type="float" office:value="4.30120551109765" calcext:value-type="float">
            <text:p>4.3012055110976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530030488968" calcext:value-type="float">
            <text:p>-67.9530030488968</text:p>
          </table:table-cell>
          <table:table-cell office:value-type="float" office:value="4.28318436268525" calcext:value-type="float">
            <text:p>4.2831843626852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133514404" calcext:value-type="float">
            <text:p>-67.0000133514404</text:p>
          </table:table-cell>
          <table:table-cell office:value-type="float" office:value="3.98107578518378" calcext:value-type="float">
            <text:p>3.98107578518378</text:p>
          </table:table-cell>
          <table:table-cell office:value-type="float" office:value="-2.34470296876083" calcext:value-type="float">
            <text:p>-2.34470296876083</text:p>
          </table:table-cell>
          <table:table-cell office:value-type="float" office:value="-0.100318438156956" calcext:value-type="float">
            <text:p>-0.1003184381569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42500401938028" calcext:value-type="float">
            <text:p>4.4250040193802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38529038429" calcext:value-type="float">
            <text:p>-68.0038529038429</text:p>
          </table:table-cell>
          <table:table-cell office:value-type="float" office:value="4.29993374107302" calcext:value-type="float">
            <text:p>4.2999337410730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765015244484" calcext:value-type="float">
            <text:p>-67.9765015244484</text:p>
          </table:table-cell>
          <table:table-cell office:value-type="float" office:value="4.29091637596058" calcext:value-type="float">
            <text:p>4.2909163759605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66757202" calcext:value-type="float">
            <text:p>-67.0000066757202</text:p>
          </table:table-cell>
          <table:table-cell office:value-type="float" office:value="3.98107374535885" calcext:value-type="float">
            <text:p>3.98107374535885</text:p>
          </table:table-cell>
          <table:table-cell office:value-type="float" office:value="-2.36796484304756" calcext:value-type="float">
            <text:p>-2.36796484304756</text:p>
          </table:table-cell>
          <table:table-cell office:value-type="float" office:value="-0.0652121964234299" calcext:value-type="float">
            <text:p>-0.065212196423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42333764263605" calcext:value-type="float">
            <text:p>4.4233376426360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19264519215" calcext:value-type="float">
            <text:p>-68.0019264519215</text:p>
          </table:table-cell>
          <table:table-cell office:value-type="float" office:value="4.29929799708037" calcext:value-type="float">
            <text:p>4.2992979970803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82507622242" calcext:value-type="float">
            <text:p>-67.9882507622242</text:p>
          </table:table-cell>
          <table:table-cell office:value-type="float" office:value="4.2947876152169" calcext:value-type="float">
            <text:p>4.29478761521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0000033378601" calcext:value-type="float">
            <text:p>-67.0000033378601</text:p>
          </table:table-cell>
          <table:table-cell office:value-type="float" office:value="3.98107272544678" calcext:value-type="float">
            <text:p>3.98107272544678</text:p>
          </table:table-cell>
          <table:table-cell office:value-type="float" office:value="-2.37963552772423" calcext:value-type="float">
            <text:p>-2.37963552772423</text:p>
          </table:table-cell>
          <table:table-cell office:value-type="float" office:value="-0.0476193672176072" calcext:value-type="float">
            <text:p>-0.0476193672176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.4221781002774" calcext:value-type="float">
            <text:p>4.422178100277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9632259607" calcext:value-type="float">
            <text:p>-68.0009632259607</text:p>
          </table:table-cell>
          <table:table-cell office:value-type="float" office:value="4.29898016033287" calcext:value-type="float">
            <text:p>4.29898016033287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41253811121" calcext:value-type="float">
            <text:p>-67.9941253811121</text:p>
          </table:table-cell>
          <table:table-cell office:value-type="float" office:value="4.29672454437659" calcext:value-type="float">
            <text:p>4.2967245443765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16689301" calcext:value-type="float">
            <text:p>-67.0000016689301</text:p>
          </table:table-cell>
          <table:table-cell office:value-type="float" office:value="3.98107221549084" calcext:value-type="float">
            <text:p>3.98107221549084</text:p>
          </table:table-cell>
          <table:table-cell office:value-type="float" office:value="-2.38548082715968" calcext:value-type="float">
            <text:p>-2.38548082715968</text:p>
          </table:table-cell>
          <table:table-cell office:value-type="float" office:value="-0.0388130039488287" calcext:value-type="float">
            <text:p>-0.0388130039488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.42033756847923" calcext:value-type="float">
            <text:p>4.4203375684792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4816129804" calcext:value-type="float">
            <text:p>-68.0004816129804</text:p>
          </table:table-cell>
          <table:table-cell office:value-type="float" office:value="4.29882125077057" calcext:value-type="float">
            <text:p>4.2988212507705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70626905561" calcext:value-type="float">
            <text:p>-67.9970626905561</text:p>
          </table:table-cell>
          <table:table-cell office:value-type="float" office:value="4.29769333651156" calcext:value-type="float">
            <text:p>4.2976933365115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0834465" calcext:value-type="float">
            <text:p>-67.000000834465</text:p>
          </table:table-cell>
          <table:table-cell office:value-type="float" office:value="3.9810719605129" calcext:value-type="float">
            <text:p>3.9810719605129</text:p>
          </table:table-cell>
          <table:table-cell office:value-type="float" office:value="-2.38840596868271" calcext:value-type="float">
            <text:p>-2.38840596868271</text:p>
          </table:table-cell>
          <table:table-cell office:value-type="float" office:value="-0.0344073324457904" calcext:value-type="float">
            <text:p>-0.034407332445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2028658126604" calcext:value-type="float">
            <text:p>4.4202865812660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2408064902" calcext:value-type="float">
            <text:p>-68.0002408064902</text:p>
          </table:table-cell>
          <table:table-cell office:value-type="float" office:value="4.29874179819219" calcext:value-type="float">
            <text:p>4.2987417981921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8531345278" calcext:value-type="float">
            <text:p>-67.998531345278</text:p>
          </table:table-cell>
          <table:table-cell office:value-type="float" office:value="4.29817781448937" calcext:value-type="float">
            <text:p>4.2981778144893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04172325" calcext:value-type="float">
            <text:p>-67.0000004172325</text:p>
          </table:table-cell>
          <table:table-cell office:value-type="float" office:value="3.98107183302393" calcext:value-type="float">
            <text:p>3.98107183302393</text:p>
          </table:table-cell>
          <table:table-cell office:value-type="float" office:value="-2.3898691627122" calcext:value-type="float">
            <text:p>-2.3898691627122</text:p>
          </table:table-cell>
          <table:table-cell office:value-type="float" office:value="-0.0322038738890514" calcext:value-type="float">
            <text:p>-0.0322038738890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41901874292766" calcext:value-type="float">
            <text:p>4.4190187429276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5001204032451" calcext:value-type="float">
            <text:p>-68.5001204032451</text:p>
          </table:table-cell>
          <table:table-cell office:value-type="float" office:value="4.46687720102908" calcext:value-type="float">
            <text:p>4.4668772010290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9265672639" calcext:value-type="float">
            <text:p>-67.999265672639</text:p>
          </table:table-cell>
          <table:table-cell office:value-type="float" office:value="4.29842007395855" calcext:value-type="float">
            <text:p>4.2984200739585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02086163" calcext:value-type="float">
            <text:p>-67.0000002086163</text:p>
          </table:table-cell>
          <table:table-cell office:value-type="float" office:value="3.98107176927945" calcext:value-type="float">
            <text:p>3.98107176927945</text:p>
          </table:table-cell>
          <table:table-cell office:value-type="float" office:value="-3.09721943160534" calcext:value-type="float">
            <text:p>-3.09721943160534</text:p>
          </table:table-cell>
          <table:table-cell office:value-type="float" office:value="-0.701171271301587" calcext:value-type="float">
            <text:p>-0.7011712713015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41924628528942" calcext:value-type="float">
            <text:p>4.4192462852894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7500602016226" calcext:value-type="float">
            <text:p>-68.7500602016226</text:p>
          </table:table-cell>
          <table:table-cell office:value-type="float" office:value="4.55339514400146" calcext:value-type="float">
            <text:p>4.5533951440014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6328363195" calcext:value-type="float">
            <text:p>-67.9996328363195</text:p>
          </table:table-cell>
          <table:table-cell office:value-type="float" office:value="4.29854120881355" calcext:value-type="float">
            <text:p>4.29854120881355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0000001043081" calcext:value-type="float">
            <text:p>-67.0000001043081</text:p>
          </table:table-cell>
          <table:table-cell office:value-type="float" office:value="3.98107173740721" calcext:value-type="float">
            <text:p>3.98107173740721</text:p>
          </table:table-cell>
          <table:table-cell office:value-type="float" office:value="-3.47175062139842" calcext:value-type="float">
            <text:p>-3.47175062139842</text:p>
          </table:table-cell>
          <table:table-cell office:value-type="float" office:value="-1.05543218797628" calcext:value-type="float">
            <text:p>-1.055432187976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41580557207605" calcext:value-type="float">
            <text:p>4.4158055720760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8750301008113" calcext:value-type="float">
            <text:p>-68.8750301008113</text:p>
          </table:table-cell>
          <table:table-cell office:value-type="float" office:value="4.59728050649771" calcext:value-type="float">
            <text:p>4.59728050649771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98164181598" calcext:value-type="float">
            <text:p>-67.9998164181598</text:p>
          </table:table-cell>
          <table:table-cell office:value-type="float" office:value="4.29860177752119" calcext:value-type="float">
            <text:p>4.2986017775211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0000000521541" calcext:value-type="float">
            <text:p>-67.0000000521541</text:p>
          </table:table-cell>
          <table:table-cell office:value-type="float" office:value="3.98107172147109" calcext:value-type="float">
            <text:p>3.98107172147109</text:p>
          </table:table-cell>
          <table:table-cell office:value-type="float" office:value="-3.66446775304767" calcext:value-type="float">
            <text:p>-3.66446775304767</text:p>
          </table:table-cell>
          <table:table-cell office:value-type="float" office:value="-1.23773218805249" calcext:value-type="float">
            <text:p>-1.237732188052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41904338177231" calcext:value-type="float">
            <text:p>4.41904338177231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8.9375150504056" calcext:value-type="float">
            <text:p>-68.9375150504056</text:p>
          </table:table-cell>
          <table:table-cell office:value-type="float" office:value="4.61938154561252" calcext:value-type="float">
            <text:p>4.6193815456125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082090799" calcext:value-type="float">
            <text:p>-67.9999082090799</text:p>
          </table:table-cell>
          <table:table-cell office:value-type="float" office:value="4.29863206219505" calcext:value-type="float">
            <text:p>4.2986320621950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0026077" calcext:value-type="float">
            <text:p>-67.000000026077</text:p>
          </table:table-cell>
          <table:table-cell office:value-type="float" office:value="3.98107171350303" calcext:value-type="float">
            <text:p>3.98107171350303</text:p>
          </table:table-cell>
          <table:table-cell office:value-type="float" office:value="-3.76221997472502" calcext:value-type="float">
            <text:p>-3.76221997472502</text:p>
          </table:table-cell>
          <table:table-cell office:value-type="float" office:value="-1.33020375355189" calcext:value-type="float">
            <text:p>-1.330203753551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2153469844331" calcext:value-type="float">
            <text:p>4.4215346984433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687575252028" calcext:value-type="float">
            <text:p>-68.9687575252028</text:p>
          </table:table-cell>
          <table:table-cell office:value-type="float" office:value="4.63047187663547" calcext:value-type="float">
            <text:p>4.6304718766354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541045399" calcext:value-type="float">
            <text:p>-67.9999541045399</text:p>
          </table:table-cell>
          <table:table-cell office:value-type="float" office:value="4.29864720461199" calcext:value-type="float">
            <text:p>4.2986472046119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00130385" calcext:value-type="float">
            <text:p>-67.0000000130385</text:p>
          </table:table-cell>
          <table:table-cell office:value-type="float" office:value="3.981071709519" calcext:value-type="float">
            <text:p>3.981071709519</text:p>
          </table:table-cell>
          <table:table-cell office:value-type="float" office:value="-3.81144841559403" calcext:value-type="float">
            <text:p>-3.81144841559403</text:p>
          </table:table-cell>
          <table:table-cell office:value-type="float" office:value="-1.37677364117885" calcext:value-type="float">
            <text:p>-1.376773641178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.41867345359075" calcext:value-type="float">
            <text:p>4.41867345359075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4843787626014" calcext:value-type="float">
            <text:p>-68.4843787626014</text:p>
          </table:table-cell>
          <table:table-cell office:value-type="float" office:value="4.46148350947488" calcext:value-type="float">
            <text:p>4.4614835094748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99997705227" calcext:value-type="float">
            <text:p>-67.99997705227</text:p>
          </table:table-cell>
          <table:table-cell office:value-type="float" office:value="4.29865477584047" calcext:value-type="float">
            <text:p>4.2986547758404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0000000065193" calcext:value-type="float">
            <text:p>-67.0000000065193</text:p>
          </table:table-cell>
          <table:table-cell office:value-type="float" office:value="3.98107170752699" calcext:value-type="float">
            <text:p>3.98107170752699</text:p>
          </table:table-cell>
          <table:table-cell office:value-type="float" office:value="-3.07500357448726" calcext:value-type="float">
            <text:p>-3.07500357448726</text:p>
          </table:table-cell>
          <table:table-cell office:value-type="float" office:value="-0.678364647027373" calcext:value-type="float">
            <text:p>-0.678364647027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.42497098872442" calcext:value-type="float">
            <text:p>4.4249709887244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2421893813007" calcext:value-type="float">
            <text:p>-68.2421893813007</text:p>
          </table:table-cell>
          <table:table-cell office:value-type="float" office:value="4.37931629073628" calcext:value-type="float">
            <text:p>4.3793162907362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88526135" calcext:value-type="float">
            <text:p>-67.999988526135</text:p>
          </table:table-cell>
          <table:table-cell office:value-type="float" office:value="4.29865856145971" calcext:value-type="float">
            <text:p>4.2986585614597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00032596" calcext:value-type="float">
            <text:p>-67.0000000032596</text:p>
          </table:table-cell>
          <table:table-cell office:value-type="float" office:value="3.98107170653098" calcext:value-type="float">
            <text:p>3.98107170653098</text:p>
          </table:table-cell>
          <table:table-cell office:value-type="float" office:value="-2.72681436187498" calcext:value-type="float">
            <text:p>-2.72681436187498</text:p>
          </table:table-cell>
          <table:table-cell office:value-type="float" office:value="-0.348157157407876" calcext:value-type="float">
            <text:p>-0.3481571574078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.42096941520941" calcext:value-type="float">
            <text:p>4.4209694152094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1210946906504" calcext:value-type="float">
            <text:p>-68.1210946906504</text:p>
          </table:table-cell>
          <table:table-cell office:value-type="float" office:value="4.33880191354158" calcext:value-type="float">
            <text:p>4.33880191354158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9999942630675" calcext:value-type="float">
            <text:p>-66.9999942630675</text:p>
          </table:table-cell>
          <table:table-cell office:value-type="float" office:value="3.98106995256661" calcext:value-type="float">
            <text:p>3.9810699525666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00016298" calcext:value-type="float">
            <text:p>-67.0000000016298</text:p>
          </table:table-cell>
          <table:table-cell office:value-type="float" office:value="3.98107170603298" calcext:value-type="float">
            <text:p>3.98107170603298</text:p>
          </table:table-cell>
          <table:table-cell office:value-type="float" office:value="-1.42745405586543" calcext:value-type="float">
            <text:p>-1.42745405586543</text:p>
          </table:table-cell>
          <table:table-cell office:value-type="float" office:value="-1.38285639896517" calcext:value-type="float">
            <text:p>-1.382856398965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.42397211791308" calcext:value-type="float">
            <text:p>4.4239721179130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605473453252" calcext:value-type="float">
            <text:p>-68.0605473453252</text:p>
          </table:table-cell>
          <table:table-cell office:value-type="float" office:value="4.3186854964433" calcext:value-type="float">
            <text:p>4.318685496443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4999971315338" calcext:value-type="float">
            <text:p>-66.4999971315338</text:p>
          </table:table-cell>
          <table:table-cell office:value-type="float" office:value="3.83118600607209" calcext:value-type="float">
            <text:p>3.8311860060720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00008149" calcext:value-type="float">
            <text:p>-67.0000000008149</text:p>
          </table:table-cell>
          <table:table-cell office:value-type="float" office:value="3.98107170578397" calcext:value-type="float">
            <text:p>3.98107170578397</text:p>
          </table:table-cell>
          <table:table-cell office:value-type="float" office:value="-0.840763201273319" calcext:value-type="float">
            <text:p>-0.840763201273319</text:p>
          </table:table-cell>
          <table:table-cell office:value-type="float" office:value="-1.83593554730321" calcext:value-type="float">
            <text:p>-1.835935547303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2198035959844" calcext:value-type="float">
            <text:p>4.4219803595984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302736726626" calcext:value-type="float">
            <text:p>-68.0302736726626</text:p>
          </table:table-cell>
          <table:table-cell office:value-type="float" office:value="4.30866229036938" calcext:value-type="float">
            <text:p>4.3086622903693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2499985657669" calcext:value-type="float">
            <text:p>-67.2499985657669</text:p>
          </table:table-cell>
          <table:table-cell office:value-type="float" office:value="4.05819849551136" calcext:value-type="float">
            <text:p>4.0581984955113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000004075" calcext:value-type="float">
            <text:p>-67.0000000004075</text:p>
          </table:table-cell>
          <table:table-cell office:value-type="float" office:value="3.98107170565947" calcext:value-type="float">
            <text:p>3.98107170565947</text:p>
          </table:table-cell>
          <table:table-cell office:value-type="float" office:value="-1.5689941501849" calcext:value-type="float">
            <text:p>-1.5689941501849</text:p>
          </table:table-cell>
          <table:table-cell office:value-type="float" office:value="-0.982543501582043" calcext:value-type="float">
            <text:p>-0.9825435015820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.42188475082855" calcext:value-type="float">
            <text:p>4.4218847508285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51368363313" calcext:value-type="float">
            <text:p>-68.0151368363313</text:p>
          </table:table-cell>
          <table:table-cell office:value-type="float" office:value="4.30365941425482" calcext:value-type="float">
            <text:p>4.3036594142548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6249992828834" calcext:value-type="float">
            <text:p>-66.6249992828834</text:p>
          </table:table-cell>
          <table:table-cell office:value-type="float" office:value="3.86812033342635" calcext:value-type="float">
            <text:p>3.8681203334263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5000000002037" calcext:value-type="float">
            <text:p>-66.5000000002037</text:p>
          </table:table-cell>
          <table:table-cell office:value-type="float" office:value="3.83118684961719" calcext:value-type="float">
            <text:p>3.83118684961719</text:p>
          </table:table-cell>
          <table:table-cell office:value-type="float" office:value="-1.96535829432002" calcext:value-type="float">
            <text:p>-1.96535829432002</text:p>
          </table:table-cell>
          <table:table-cell office:value-type="float" office:value="-1.64778610910808" calcext:value-type="float">
            <text:p>-1.647786109108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.42054531811318" calcext:value-type="float">
            <text:p>4.4205453181131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75684181657" calcext:value-type="float">
            <text:p>-68.0075684181657</text:p>
          </table:table-cell>
          <table:table-cell office:value-type="float" office:value="4.30116015497254" calcext:value-type="float">
            <text:p>4.30116015497254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3124996414417" calcext:value-type="float">
            <text:p>-67.3124996414417</text:p>
          </table:table-cell>
          <table:table-cell office:value-type="float" office:value="4.07771299030268" calcext:value-type="float">
            <text:p>4.077712990302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7500000001019" calcext:value-type="float">
            <text:p>-66.7500000001019</text:p>
          </table:table-cell>
          <table:table-cell office:value-type="float" office:value="3.90541029414691" calcext:value-type="float">
            <text:p>3.90541029414691</text:p>
          </table:table-cell>
          <table:table-cell office:value-type="float" office:value="-2.14872032374816" calcext:value-type="float">
            <text:p>-2.14872032374816</text:p>
          </table:table-cell>
          <table:table-cell office:value-type="float" office:value="-0.881016112472808" calcext:value-type="float">
            <text:p>-0.8810161124728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.41956316045975" calcext:value-type="float">
            <text:p>4.4195631604597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37842090828" calcext:value-type="float">
            <text:p>-68.0037842090828</text:p>
          </table:table-cell>
          <table:table-cell office:value-type="float" office:value="4.29991106965609" calcext:value-type="float">
            <text:p>4.2999110696560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6562498207209" calcext:value-type="float">
            <text:p>-67.6562498207209</text:p>
          </table:table-cell>
          <table:table-cell office:value-type="float" office:value="4.18673038224608" calcext:value-type="float">
            <text:p>4.1867303822460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8750000000509" calcext:value-type="float">
            <text:p>-66.8750000000509</text:p>
          </table:table-cell>
          <table:table-cell office:value-type="float" office:value="3.94305952536014" calcext:value-type="float">
            <text:p>3.94305952536014</text:p>
          </table:table-cell>
          <table:table-cell office:value-type="float" office:value="-2.26213721498232" calcext:value-type="float">
            <text:p>-2.26213721498232</text:p>
          </table:table-cell>
          <table:table-cell office:value-type="float" office:value="-0.466601778785729" calcext:value-type="float">
            <text:p>-0.4666017787857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.42022124906354" calcext:value-type="float">
            <text:p>4.4202212490635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18921045414" calcext:value-type="float">
            <text:p>-68.0018921045414</text:p>
          </table:table-cell>
          <table:table-cell office:value-type="float" office:value="4.29928666303294" calcext:value-type="float">
            <text:p>4.2992866630329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281249103604" calcext:value-type="float">
            <text:p>-67.8281249103604</text:p>
          </table:table-cell>
          <table:table-cell office:value-type="float" office:value="4.24232722117785" calcext:value-type="float">
            <text:p>4.2423272211778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375000000255" calcext:value-type="float">
            <text:p>-66.9375000000255</text:p>
          </table:table-cell>
          <table:table-cell office:value-type="float" office:value="3.96202002893112" calcext:value-type="float">
            <text:p>3.96202002893112</text:p>
          </table:table-cell>
          <table:table-cell office:value-type="float" office:value="-2.3246992731643" calcext:value-type="float">
            <text:p>-2.3246992731643</text:p>
          </table:table-cell>
          <table:table-cell office:value-type="float" office:value="-0.251147981539236" calcext:value-type="float">
            <text:p>-0.2511479815392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41461097498407" calcext:value-type="float">
            <text:p>4.4146109749840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9460522707" calcext:value-type="float">
            <text:p>-68.0009460522707</text:p>
          </table:table-cell>
          <table:table-cell office:value-type="float" office:value="4.29897449372437" calcext:value-type="float">
            <text:p>4.2989744937243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9140624551802" calcext:value-type="float">
            <text:p>-67.9140624551802</text:p>
          </table:table-cell>
          <table:table-cell office:value-type="float" office:value="4.27040188854391" calcext:value-type="float">
            <text:p>4.27040188854391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9687500000127" calcext:value-type="float">
            <text:p>-66.9687500000127</text:p>
          </table:table-cell>
          <table:table-cell office:value-type="float" office:value="3.97153444325245" calcext:value-type="float">
            <text:p>3.97153444325245</text:p>
          </table:table-cell>
          <table:table-cell office:value-type="float" office:value="-2.35749897352105" calcext:value-type="float">
            <text:p>-2.35749897352105</text:p>
          </table:table-cell>
          <table:table-cell office:value-type="float" office:value="-0.14129518546058" calcext:value-type="float">
            <text:p>-0.141295185460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.41454952747413" calcext:value-type="float">
            <text:p>4.4145495274741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4730261354" calcext:value-type="float">
            <text:p>-68.0004730261354</text:p>
          </table:table-cell>
          <table:table-cell office:value-type="float" office:value="4.29881841757012" calcext:value-type="float">
            <text:p>4.2988184175701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570312275901" calcext:value-type="float">
            <text:p>-67.9570312275901</text:p>
          </table:table-cell>
          <table:table-cell office:value-type="float" office:value="4.28450881726164" calcext:value-type="float">
            <text:p>4.2845088172616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843750000064" calcext:value-type="float">
            <text:p>-66.9843750000064</text:p>
          </table:table-cell>
          <table:table-cell office:value-type="float" office:value="3.97630021497245" calcext:value-type="float">
            <text:p>3.97630021497245</text:p>
          </table:table-cell>
          <table:table-cell office:value-type="float" office:value="-2.37428558326493" calcext:value-type="float">
            <text:p>-2.37428558326493</text:p>
          </table:table-cell>
          <table:table-cell office:value-type="float" office:value="-0.0858290827487616" calcext:value-type="float">
            <text:p>-0.0858290827487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.41333732571358" calcext:value-type="float">
            <text:p>4.413337325713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2365130677" calcext:value-type="float">
            <text:p>-68.0002365130677</text:p>
          </table:table-cell>
          <table:table-cell office:value-type="float" office:value="4.29874038161791" calcext:value-type="float">
            <text:p>4.2987403816179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785156137951" calcext:value-type="float">
            <text:p>-67.9785156137951</text:p>
          </table:table-cell>
          <table:table-cell office:value-type="float" office:value="4.29157974742456" calcext:value-type="float">
            <text:p>4.2915797474245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4921875000032" calcext:value-type="float">
            <text:p>-66.4921875000032</text:p>
          </table:table-cell>
          <table:table-cell office:value-type="float" office:value="3.8288902377374" calcext:value-type="float">
            <text:p>3.8288902377374</text:p>
          </table:table-cell>
          <table:table-cell office:value-type="float" office:value="-3.44599086337024" calcext:value-type="float">
            <text:p>-3.44599086337024</text:p>
          </table:table-cell>
          <table:table-cell office:value-type="float" office:value="-0.0579600636581011" calcext:value-type="float">
            <text:p>-0.0579600636581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.41613897095467" calcext:value-type="float">
            <text:p>4.41613897095467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0001182565338" calcext:value-type="float">
            <text:p>-68.0001182565338</text:p>
          </table:table-cell>
          <table:table-cell office:value-type="float" office:value="4.29870136417302" calcext:value-type="float">
            <text:p>4.2987013641730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92578068975" calcext:value-type="float">
            <text:p>-67.9892578068975</text:p>
          </table:table-cell>
          <table:table-cell office:value-type="float" office:value="4.29511958736364" calcext:value-type="float">
            <text:p>4.29511958736364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6.2460937500016" calcext:value-type="float">
            <text:p>-66.2460937500016</text:p>
          </table:table-cell>
          <table:table-cell office:value-type="float" office:value="3.75724739198966" calcext:value-type="float">
            <text:p>3.75724739198966</text:p>
          </table:table-cell>
          <table:table-cell office:value-type="float" office:value="-3.95297669573309" calcext:value-type="float">
            <text:p>-3.95297669573309</text:p>
          </table:table-cell>
          <table:table-cell office:value-type="float" office:value="-0.0439914311764391" calcext:value-type="float">
            <text:p>-0.0439914311764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.41575200954164" calcext:value-type="float">
            <text:p>4.4157520095416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0591282669" calcext:value-type="float">
            <text:p>-68.0000591282669</text:p>
          </table:table-cell>
          <table:table-cell office:value-type="float" office:value="4.29868185558338" calcext:value-type="float">
            <text:p>4.2986818555833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46289034488" calcext:value-type="float">
            <text:p>-67.9946289034488</text:p>
          </table:table-cell>
          <table:table-cell office:value-type="float" office:value="4.29689060210004" calcext:value-type="float">
            <text:p>4.2968906021000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.6230468750008" calcext:value-type="float">
            <text:p>-66.6230468750008</text:p>
          </table:table-cell>
          <table:table-cell office:value-type="float" office:value="3.86754072802667" calcext:value-type="float">
            <text:p>3.86754072802667</text:p>
          </table:table-cell>
          <table:table-cell office:value-type="float" office:value="-3.19492354735467" calcext:value-type="float">
            <text:p>-3.19492354735467</text:p>
          </table:table-cell>
          <table:table-cell office:value-type="float" office:value="-0.0369985677755112" calcext:value-type="float">
            <text:p>-0.0369985677755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1615267978163" calcext:value-type="float">
            <text:p>4.41615267978163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0000295641335" calcext:value-type="float">
            <text:p>-68.0000295641335</text:p>
          </table:table-cell>
          <table:table-cell office:value-type="float" office:value="4.29867210132176" calcext:value-type="float">
            <text:p>4.29867210132176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9973144517244" calcext:value-type="float">
            <text:p>-67.9973144517244</text:p>
          </table:table-cell>
          <table:table-cell office:value-type="float" office:value="4.29777638329161" calcext:value-type="float">
            <text:p>4.29777638329161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8115234375004" calcext:value-type="float">
            <text:p>-66.8115234375004</text:p>
          </table:table-cell>
          <table:table-cell office:value-type="float" office:value="3.92389563601673" calcext:value-type="float">
            <text:p>3.92389563601673</text:p>
          </table:table-cell>
          <table:table-cell office:value-type="float" office:value="-2.79898625019381" calcext:value-type="float">
            <text:p>-2.79898625019381</text:p>
          </table:table-cell>
          <table:table-cell office:value-type="float" office:value="-0.0334999972285944" calcext:value-type="float">
            <text:p>-0.0334999972285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.41150621561897" calcext:value-type="float">
            <text:p>4.4115062156189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0147820667" calcext:value-type="float">
            <text:p>-68.0000147820667</text:p>
          </table:table-cell>
          <table:table-cell office:value-type="float" office:value="4.29866722419925" calcext:value-type="float">
            <text:p>4.29866722419925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9986572258622" calcext:value-type="float">
            <text:p>-67.9986572258622</text:p>
          </table:table-cell>
          <table:table-cell office:value-type="float" office:value="4.29821934235971" calcext:value-type="float">
            <text:p>4.29821934235971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9057617187502" calcext:value-type="float">
            <text:p>-66.9057617187502</text:p>
          </table:table-cell>
          <table:table-cell office:value-type="float" office:value="3.9523802818072" calcext:value-type="float">
            <text:p>3.9523802818072</text:p>
          </table:table-cell>
          <table:table-cell office:value-type="float" office:value="-2.59664529847349" calcext:value-type="float">
            <text:p>-2.59664529847349</text:p>
          </table:table-cell>
          <table:table-cell office:value-type="float" office:value="-0.0317501769862703" calcext:value-type="float">
            <text:p>-0.031750176986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.41030216100169" calcext:value-type="float">
            <text:p>4.4103021610016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000073910334" calcext:value-type="float">
            <text:p>-68.0000073910334</text:p>
          </table:table-cell>
          <table:table-cell office:value-type="float" office:value="4.29866478564007" calcext:value-type="float">
            <text:p>4.2986647856400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3286129311" calcext:value-type="float">
            <text:p>-67.9993286129311</text:p>
          </table:table-cell>
          <table:table-cell office:value-type="float" office:value="4.29844083901389" calcext:value-type="float">
            <text:p>4.2984408390138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528808593751" calcext:value-type="float">
            <text:p>-66.9528808593751</text:p>
          </table:table-cell>
          <table:table-cell office:value-type="float" office:value="3.96670005286724" calcext:value-type="float">
            <text:p>3.96670005286724</text:p>
          </table:table-cell>
          <table:table-cell office:value-type="float" office:value="-2.49436317406426" calcext:value-type="float">
            <text:p>-2.49436317406426</text:p>
          </table:table-cell>
          <table:table-cell office:value-type="float" office:value="-0.0308751330907247" calcext:value-type="float">
            <text:p>-0.0308751330907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.41241192448296" calcext:value-type="float">
            <text:p>4.4124119244829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0036955167" calcext:value-type="float">
            <text:p>-68.0000036955167</text:p>
          </table:table-cell>
          <table:table-cell office:value-type="float" office:value="4.298663566361" calcext:value-type="float">
            <text:p>4.29866356636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6643064655" calcext:value-type="float">
            <text:p>-67.9996643064655</text:p>
          </table:table-cell>
          <table:table-cell office:value-type="float" office:value="4.29855159162127" calcext:value-type="float">
            <text:p>4.2985515916212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764404296876" calcext:value-type="float">
            <text:p>-66.9764404296876</text:p>
          </table:table-cell>
          <table:table-cell office:value-type="float" office:value="3.9738793822679" calcext:value-type="float">
            <text:p>3.9738793822679</text:p>
          </table:table-cell>
          <table:table-cell office:value-type="float" office:value="-2.44294184649315" calcext:value-type="float">
            <text:p>-2.44294184649315</text:p>
          </table:table-cell>
          <table:table-cell office:value-type="float" office:value="-0.030437577695333" calcext:value-type="float">
            <text:p>-0.0304375776953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.41240351052785" calcext:value-type="float">
            <text:p>4.4124035105278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5000018477583" calcext:value-type="float">
            <text:p>-68.5000018477583</text:p>
          </table:table-cell>
          <table:table-cell office:value-type="float" office:value="4.46683655499945" calcext:value-type="float">
            <text:p>4.4668365549994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8321532328" calcext:value-type="float">
            <text:p>-67.9998321532328</text:p>
          </table:table-cell>
          <table:table-cell office:value-type="float" office:value="4.29860696899507" calcext:value-type="float">
            <text:p>4.2986069689950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.9882202148438" calcext:value-type="float">
            <text:p>-66.9882202148438</text:p>
          </table:table-cell>
          <table:table-cell office:value-type="float" office:value="3.97747391819928" calcext:value-type="float">
            <text:p>3.97747391819928</text:p>
          </table:table-cell>
          <table:table-cell office:value-type="float" office:value="-3.12376647664403" calcext:value-type="float">
            <text:p>-3.12376647664403</text:p>
          </table:table-cell>
          <table:table-cell office:value-type="float" office:value="-0.700275879630161" calcext:value-type="float">
            <text:p>-0.70027587963016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1567526558219" calcext:value-type="float">
            <text:p>4.4156752655821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7500009238792" calcext:value-type="float">
            <text:p>-68.7500009238792</text:p>
          </table:table-cell>
          <table:table-cell office:value-type="float" office:value="4.5533744273076" calcext:value-type="float">
            <text:p>4.553374427307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160766164" calcext:value-type="float">
            <text:p>-67.9999160766164</text:p>
          </table:table-cell>
          <table:table-cell office:value-type="float" office:value="4.29863465794949" calcext:value-type="float">
            <text:p>4.2986346579494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41101074219" calcext:value-type="float">
            <text:p>-66.9941101074219</text:p>
          </table:table-cell>
          <table:table-cell office:value-type="float" office:value="3.97927240525783" calcext:value-type="float">
            <text:p>3.97927240525783</text:p>
          </table:table-cell>
          <table:table-cell office:value-type="float" office:value="-3.4850266351998" calcext:value-type="float">
            <text:p>-3.4850266351998</text:p>
          </table:table-cell>
          <table:table-cell office:value-type="float" office:value="-1.05498125124283" calcext:value-type="float">
            <text:p>-1.054981251242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.41673581840704" calcext:value-type="float">
            <text:p>4.4167358184070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3750004619396" calcext:value-type="float">
            <text:p>-68.3750004619396</text:p>
          </table:table-cell>
          <table:table-cell office:value-type="float" office:value="4.42418571070818" calcext:value-type="float">
            <text:p>4.4241857107081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580383082" calcext:value-type="float">
            <text:p>-67.9999580383082</text:p>
          </table:table-cell>
          <table:table-cell office:value-type="float" office:value="4.29864850249359" calcext:value-type="float">
            <text:p>4.2986485024935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70550537109" calcext:value-type="float">
            <text:p>-66.9970550537109</text:p>
          </table:table-cell>
          <table:table-cell office:value-type="float" office:value="3.9801719537211" calcext:value-type="float">
            <text:p>3.9801719537211</text:p>
          </table:table-cell>
          <table:table-cell office:value-type="float" office:value="-2.92263184404311" calcext:value-type="float">
            <text:p>-2.92263184404311</text:p>
          </table:table-cell>
          <table:table-cell office:value-type="float" office:value="-0.527745570383669" calcext:value-type="float">
            <text:p>-0.5277455703836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.41534335477452" calcext:value-type="float">
            <text:p>4.4153433547745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875002309698" calcext:value-type="float">
            <text:p>-68.1875002309698</text:p>
          </table:table-cell>
          <table:table-cell office:value-type="float" office:value="4.36097242952999" calcext:value-type="float">
            <text:p>4.3609724295299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790191541" calcext:value-type="float">
            <text:p>-67.9999790191541</text:p>
          </table:table-cell>
          <table:table-cell office:value-type="float" office:value="4.29865542478236" calcext:value-type="float">
            <text:p>4.2986554247823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85275268555" calcext:value-type="float">
            <text:p>-66.9985275268555</text:p>
          </table:table-cell>
          <table:table-cell office:value-type="float" office:value="3.98062180420634" calcext:value-type="float">
            <text:p>3.98062180420634</text:p>
          </table:table-cell>
          <table:table-cell office:value-type="float" office:value="-2.65320641722349" calcext:value-type="float">
            <text:p>-2.65320641722349</text:p>
          </table:table-cell>
          <table:table-cell office:value-type="float" office:value="-0.275291850049952" calcext:value-type="float">
            <text:p>-0.2752918500499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.41448471296836" calcext:value-type="float">
            <text:p>4.4144847129683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5937501154849" calcext:value-type="float">
            <text:p>-68.5937501154849</text:p>
          </table:table-cell>
          <table:table-cell office:value-type="float" office:value="4.49909334561971" calcext:value-type="float">
            <text:p>4.4990933456197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999989509577" calcext:value-type="float">
            <text:p>-66.999989509577</text:p>
          </table:table-cell>
          <table:table-cell office:value-type="float" office:value="3.98106850009788" calcext:value-type="float">
            <text:p>3.9810685000978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4992637634277" calcext:value-type="float">
            <text:p>-66.4992637634277</text:p>
          </table:table-cell>
          <table:table-cell office:value-type="float" office:value="3.83097036202808" calcext:value-type="float">
            <text:p>3.83097036202808</text:p>
          </table:table-cell>
          <table:table-cell office:value-type="float" office:value="-3.1724973256047" calcext:value-type="float">
            <text:p>-3.1724973256047</text:p>
          </table:table-cell>
          <table:table-cell office:value-type="float" office:value="-2.02678842278544" calcext:value-type="float">
            <text:p>-2.026788422785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.41203526848926" calcext:value-type="float">
            <text:p>4.4120352684892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7968750577425" calcext:value-type="float">
            <text:p>-68.7968750577425</text:p>
          </table:table-cell>
          <table:table-cell office:value-type="float" office:value="4.56978570990042" calcext:value-type="float">
            <text:p>4.56978570990042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4999947547885" calcext:value-type="float">
            <text:p>-67.4999947547885</text:p>
          </table:table-cell>
          <table:table-cell office:value-type="float" office:value="4.13681873696759" calcext:value-type="float">
            <text:p>4.1368187369675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7496318817139" calcext:value-type="float">
            <text:p>-66.7496318817139</text:p>
          </table:table-cell>
          <table:table-cell office:value-type="float" office:value="3.90529995173393" calcext:value-type="float">
            <text:p>3.90529995173393</text:p>
          </table:table-cell>
          <table:table-cell office:value-type="float" office:value="-3.50040625136946" calcext:value-type="float">
            <text:p>-3.50040625136946</text:p>
          </table:table-cell>
          <table:table-cell office:value-type="float" office:value="-1.74348735085633" calcext:value-type="float">
            <text:p>-1.743487350856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40846682758579" calcext:value-type="float">
            <text:p>4.4084668275857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8.8984375288712" calcext:value-type="float">
            <text:p>-68.8984375288712</text:p>
          </table:table-cell>
          <table:table-cell office:value-type="float" office:value="4.60554734239884" calcext:value-type="float">
            <text:p>4.6055473423988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7499973773943" calcext:value-type="float">
            <text:p>-67.7499973773943</text:p>
          </table:table-cell>
          <table:table-cell office:value-type="float" office:value="4.21696418544277" calcext:value-type="float">
            <text:p>4.21696418544277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.8748159408569" calcext:value-type="float">
            <text:p>-66.8748159408569</text:p>
          </table:table-cell>
          <table:table-cell office:value-type="float" office:value="3.94300382189455" calcext:value-type="float">
            <text:p>3.94300382189455</text:p>
          </table:table-cell>
          <table:table-cell office:value-type="float" office:value="-3.67640547391881" calcext:value-type="float">
            <text:p>-3.67640547391881</text:p>
          </table:table-cell>
          <table:table-cell office:value-type="float" office:value="-1.58830880989544" calcext:value-type="float">
            <text:p>-1.588308809895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.41120691299772" calcext:value-type="float">
            <text:p>4.411206912997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492187644356" calcext:value-type="float">
            <text:p>-68.9492187644356</text:p>
          </table:table-cell>
          <table:table-cell office:value-type="float" office:value="4.62353296918638" calcext:value-type="float">
            <text:p>4.6235329691863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749986886971" calcext:value-type="float">
            <text:p>-67.8749986886971</text:p>
          </table:table-cell>
          <table:table-cell office:value-type="float" office:value="4.25761731053383" calcext:value-type="float">
            <text:p>4.25761731053383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.9374079704285" calcext:value-type="float">
            <text:p>-66.9374079704285</text:p>
          </table:table-cell>
          <table:table-cell office:value-type="float" office:value="3.96199204317231" calcext:value-type="float">
            <text:p>3.96199204317231</text:p>
          </table:table-cell>
          <table:table-cell office:value-type="float" office:value="-3.76757253513231" calcext:value-type="float">
            <text:p>-3.76757253513231</text:p>
          </table:table-cell>
          <table:table-cell office:value-type="float" office:value="-1.50715997918005" calcext:value-type="float">
            <text:p>-1.507159979180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40634756793844" calcext:value-type="float">
            <text:p>4.4063475679384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746093822178" calcext:value-type="float">
            <text:p>-68.9746093822178</text:p>
          </table:table-cell>
          <table:table-cell office:value-type="float" office:value="4.63255210457649" calcext:value-type="float">
            <text:p>4.6325521045764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9374993443486" calcext:value-type="float">
            <text:p>-67.9374993443486</text:p>
          </table:table-cell>
          <table:table-cell office:value-type="float" office:value="4.27809060458956" calcext:value-type="float">
            <text:p>4.2780906045895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9687039852142" calcext:value-type="float">
            <text:p>-66.9687039852142</text:p>
          </table:table-cell>
          <table:table-cell office:value-type="float" office:value="3.9715204167457" calcext:value-type="float">
            <text:p>3.9715204167457</text:p>
          </table:table-cell>
          <table:table-cell office:value-type="float" office:value="-3.8139682257908" calcext:value-type="float">
            <text:p>-3.8139682257908</text:p>
          </table:table-cell>
          <table:table-cell office:value-type="float" office:value="-1.46567262751753" calcext:value-type="float">
            <text:p>-1.465672627517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.41004561990802" calcext:value-type="float">
            <text:p>4.4100456199080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873046911089" calcext:value-type="float">
            <text:p>-68.9873046911089</text:p>
          </table:table-cell>
          <table:table-cell office:value-type="float" office:value="4.63706826774543" calcext:value-type="float">
            <text:p>4.6370682677454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687496721743" calcext:value-type="float">
            <text:p>-67.9687496721743</text:p>
          </table:table-cell>
          <table:table-cell office:value-type="float" office:value="4.28836414024691" calcext:value-type="float">
            <text:p>4.2883641402469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843519926071" calcext:value-type="float">
            <text:p>-66.9843519926071</text:p>
          </table:table-cell>
          <table:table-cell office:value-type="float" office:value="3.97629319329709" calcext:value-type="float">
            <text:p>3.97629319329709</text:p>
          </table:table-cell>
          <table:table-cell office:value-type="float" office:value="-3.83737169763834" calcext:value-type="float">
            <text:p>-3.83737169763834</text:p>
          </table:table-cell>
          <table:table-cell office:value-type="float" office:value="-1.44469778198908" calcext:value-type="float">
            <text:p>-1.444697781989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.4090808079021" calcext:value-type="float">
            <text:p>4.4090808079021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8.9936523455545" calcext:value-type="float">
            <text:p>-68.9936523455545</text:p>
          </table:table-cell>
          <table:table-cell office:value-type="float" office:value="4.63932800007365" calcext:value-type="float">
            <text:p>4.6393280000736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43748360871" calcext:value-type="float">
            <text:p>-67.9843748360871</text:p>
          </table:table-cell>
          <table:table-cell office:value-type="float" office:value="4.29351015606779" calcext:value-type="float">
            <text:p>4.2935101560677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21759963036" calcext:value-type="float">
            <text:p>-66.9921759963036</text:p>
          </table:table-cell>
          <table:table-cell office:value-type="float" office:value="3.97868173202461" calcext:value-type="float">
            <text:p>3.97868173202461</text:p>
          </table:table-cell>
          <table:table-cell office:value-type="float" office:value="-3.84912516663458" calcext:value-type="float">
            <text:p>-3.84912516663458</text:p>
          </table:table-cell>
          <table:table-cell office:value-type="float" office:value="-1.43415219636822" calcext:value-type="float">
            <text:p>-1.434152196368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40589227513876" calcext:value-type="float">
            <text:p>4.4058922751387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68261727772" calcext:value-type="float">
            <text:p>-68.9968261727772</text:p>
          </table:table-cell>
          <table:table-cell office:value-type="float" office:value="4.64045827915831" calcext:value-type="float">
            <text:p>4.6404582791583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21874180436" calcext:value-type="float">
            <text:p>-67.9921874180436</text:p>
          </table:table-cell>
          <table:table-cell office:value-type="float" office:value="4.2960854792129" calcext:value-type="float">
            <text:p>4.296085479212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60879981518" calcext:value-type="float">
            <text:p>-66.9960879981518</text:p>
          </table:table-cell>
          <table:table-cell office:value-type="float" office:value="3.97987653937808" calcext:value-type="float">
            <text:p>3.97987653937808</text:p>
          </table:table-cell>
          <table:table-cell office:value-type="float" office:value="-3.85501487540329" calcext:value-type="float">
            <text:p>-3.85501487540329</text:p>
          </table:table-cell>
          <table:table-cell office:value-type="float" office:value="-1.42886481632043" calcext:value-type="float">
            <text:p>-1.428864816320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.10228619931236" calcext:value-type="float">
            <text:p>4.10228619931236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5.01187233627272" calcext:value-type="float">
            <text:p>5.01187233627272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5.01187233627272" calcext:value-type="float">
            <text:p>5.01187233627272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10.4783640057369" calcext:value-type="float">
            <text:p>-10.4783640057369</text:p>
          </table:table-cell>
          <table:table-cell office:value-type="float" office:value="-0.0299999999999927" calcext:value-type="float">
            <text:p>-0.029999999999993</text:p>
          </table:table-cell>
          <table:table-cell office:value-type="float" office:value="-9.21844606870517" calcext:value-type="float">
            <text:p>-9.21844606870517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.10096660557282" calcext:value-type="float">
            <text:p>4.10096660557282</text:p>
          </table:table-cell>
          <table:table-cell table:number-columns-repeated="3" office:value-type="float" office:value="-70" calcext:value-type="float">
            <text:p>-70</text:p>
          </table:table-cell>
          <table:table-cell office:value-type="float" office:value="5.01187233627272" calcext:value-type="float">
            <text:p>5.011872336272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5" calcext:value-type="float">
            <text:p>-69.5</text:p>
          </table:table-cell>
          <table:table-cell office:value-type="float" office:value="4.82317848223931" calcext:value-type="float">
            <text:p>4.82317848223931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9.68082425809144" calcext:value-type="float">
            <text:p>-9.68082425809144</text:p>
          </table:table-cell>
          <table:table-cell office:value-type="float" office:value="-0.873551656163415" calcext:value-type="float">
            <text:p>-0.873551656163415</text:p>
          </table:table-cell>
          <table:table-cell office:value-type="float" office:value="-8.39889755976054" calcext:value-type="float">
            <text:p>-8.39889755976054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.09707368379382" calcext:value-type="float">
            <text:p>4.0970736837938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5" calcext:value-type="float">
            <text:p>-69.5</text:p>
          </table:table-cell>
          <table:table-cell office:value-type="float" office:value="4.82317848223931" calcext:value-type="float">
            <text:p>4.8231784822393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25" calcext:value-type="float">
            <text:p>-69.25</text:p>
          </table:table-cell>
          <table:table-cell office:value-type="float" office:value="4.73151258961481" calcext:value-type="float">
            <text:p>4.73151258961481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8.41486695072944" calcext:value-type="float">
            <text:p>-8.41486695072944</text:p>
          </table:table-cell>
          <table:table-cell office:value-type="float" office:value="-0.428108766296749" calcext:value-type="float">
            <text:p>-0.428108766296749</text:p>
          </table:table-cell>
          <table:table-cell office:value-type="float" office:value="-6.96030497605321" calcext:value-type="float">
            <text:p>-6.96030497605321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.09586344255731" calcext:value-type="float">
            <text:p>4.0958634425573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25" calcext:value-type="float">
            <text:p>-69.25</text:p>
          </table:table-cell>
          <table:table-cell office:value-type="float" office:value="4.73151258961481" calcext:value-type="float">
            <text:p>4.7315125896148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125" calcext:value-type="float">
            <text:p>-69.125</text:p>
          </table:table-cell>
          <table:table-cell office:value-type="float" office:value="4.68633502878895" calcext:value-type="float">
            <text:p>4.68633502878895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7.81219423562054" calcext:value-type="float">
            <text:p>-7.81219423562054</text:p>
          </table:table-cell>
          <table:table-cell office:value-type="float" office:value="-0.223397901649559" calcext:value-type="float">
            <text:p>-0.223397901649559</text:p>
          </table:table-cell>
          <table:table-cell office:value-type="float" office:value="-6.26065554311659" calcext:value-type="float">
            <text:p>-6.2606555431165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9500301095461" calcext:value-type="float">
            <text:p>4.0950030109546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25" calcext:value-type="float">
            <text:p>-69.125</text:p>
          </table:table-cell>
          <table:table-cell office:value-type="float" office:value="4.68633502878895" calcext:value-type="float">
            <text:p>4.6863350287889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625" calcext:value-type="float">
            <text:p>-69.0625</text:p>
          </table:table-cell>
          <table:table-cell office:value-type="float" office:value="4.66390826884441" calcext:value-type="float">
            <text:p>4.66390826884441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7.5181302135779" calcext:value-type="float">
            <text:p>-7.5181302135779</text:p>
          </table:table-cell>
          <table:table-cell office:value-type="float" office:value="-0.125316209935968" calcext:value-type="float">
            <text:p>-0.125316209935968</text:p>
          </table:table-cell>
          <table:table-cell office:value-type="float" office:value="-5.91413382644193" calcext:value-type="float">
            <text:p>-5.91413382644193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.09437301924292" calcext:value-type="float">
            <text:p>4.0943730192429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5625" calcext:value-type="float">
            <text:p>-69.5625</text:p>
          </table:table-cell>
          <table:table-cell office:value-type="float" office:value="4.8463711051975" calcext:value-type="float">
            <text:p>4.846371105197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53125" calcext:value-type="float">
            <text:p>-69.53125</text:p>
          </table:table-cell>
          <table:table-cell office:value-type="float" office:value="4.83476088669697" calcext:value-type="float">
            <text:p>4.83476088669697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8.94683127977224" calcext:value-type="float">
            <text:p>-8.94683127977224</text:p>
          </table:table-cell>
          <table:table-cell office:value-type="float" office:value="-0.0810909353446818" calcext:value-type="float">
            <text:p>-0.081090935344682</text:p>
          </table:table-cell>
          <table:table-cell office:value-type="float" office:value="-7.54452035400339" calcext:value-type="float">
            <text:p>-7.54452035400339</text:p>
          </table:table-cell>
          <table:table-cell table:number-columns-repeated="7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08980787583695" calcext:value-type="float">
            <text:p>4.0898078758369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8125" calcext:value-type="float">
            <text:p>-69.78125</text:p>
          </table:table-cell>
          <table:table-cell office:value-type="float" office:value="4.92842705875321" calcext:value-type="float">
            <text:p>4.9284270587532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65625" calcext:value-type="float">
            <text:p>-69.765625</text:p>
          </table:table-cell>
          <table:table-cell office:value-type="float" office:value="4.92252012088625" calcext:value-type="float">
            <text:p>4.92252012088625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9.69929260827541" calcext:value-type="float">
            <text:p>-9.69929260827541</text:p>
          </table:table-cell>
          <table:table-cell office:value-type="float" office:value="-0.0564495149640245" calcext:value-type="float">
            <text:p>-0.056449514964025</text:p>
          </table:table-cell>
          <table:table-cell office:value-type="float" office:value="-8.37371947648101" calcext:value-type="float">
            <text:p>-8.37371947648101</text:p>
          </table:table-cell>
          <table:table-cell table:number-columns-repeated="7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08843681245351" calcext:value-type="float">
            <text:p>4.0884368124535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90625" calcext:value-type="float">
            <text:p>-69.890625</text:p>
          </table:table-cell>
          <table:table-cell office:value-type="float" office:value="4.96997457107208" calcext:value-type="float">
            <text:p>4.9699745710720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828125" calcext:value-type="float">
            <text:p>-69.8828125</text:p>
          </table:table-cell>
          <table:table-cell office:value-type="float" office:value="4.96699531091138" calcext:value-type="float">
            <text:p>4.96699531091138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10.0854439301952" calcext:value-type="float">
            <text:p>-10.0854439301952</text:p>
          </table:table-cell>
          <table:table-cell office:value-type="float" office:value="-0.04345673567614" calcext:value-type="float">
            <text:p>-0.04345673567614</text:p>
          </table:table-cell>
          <table:table-cell office:value-type="float" office:value="-8.79391923575527" calcext:value-type="float">
            <text:p>-8.79391923575527</text:p>
          </table:table-cell>
          <table:table-cell table:number-columns-repeated="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08704062755272" calcext:value-type="float">
            <text:p>4.0870406275527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453125" calcext:value-type="float">
            <text:p>-69.9453125</text:p>
          </table:table-cell>
          <table:table-cell office:value-type="float" office:value="4.99087948809977" calcext:value-type="float">
            <text:p>4.9908794880997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4140625" calcext:value-type="float">
            <text:p>-69.94140625</text:p>
          </table:table-cell>
          <table:table-cell office:value-type="float" office:value="4.98938336802786" calcext:value-type="float">
            <text:p>4.98938336802786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10.2810504977869" calcext:value-type="float">
            <text:p>-10.2810504977869</text:p>
          </table:table-cell>
          <table:table-cell office:value-type="float" office:value="-0.0367871234463526" calcext:value-type="float">
            <text:p>-0.036787123446353</text:p>
          </table:table-cell>
          <table:table-cell office:value-type="float" office:value="-9.00561675701031" calcext:value-type="float">
            <text:p>-9.0056167570103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874456315921" calcext:value-type="float">
            <text:p>4.0874456315921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47265625" calcext:value-type="float">
            <text:p>-70.47265625</text:p>
          </table:table-cell>
          <table:table-cell office:value-type="float" office:value="5.19702981483213" calcext:value-type="float">
            <text:p>5.1970298148321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70703125" calcext:value-type="float">
            <text:p>-69.970703125</text:p>
          </table:table-cell>
          <table:table-cell office:value-type="float" office:value="5.00061520987949" calcext:value-type="float">
            <text:p>5.00061520987949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11.33599830442" calcext:value-type="float">
            <text:p>-11.33599830442</text:p>
          </table:table-cell>
          <table:table-cell office:value-type="float" office:value="-0.940439281352738" calcext:value-type="float">
            <text:p>-0.940439281352738</text:p>
          </table:table-cell>
          <table:table-cell office:value-type="float" office:value="-10.1798144165833" calcext:value-type="float">
            <text:p>-10.1798144165833</text:p>
          </table:table-cell>
          <table:table-cell table:number-columns-repeated="7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08568965056246" calcext:value-type="float">
            <text:p>4.08568965056246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736328125" calcext:value-type="float">
            <text:p>-70.736328125</text:p>
          </table:table-cell>
          <table:table-cell office:value-type="float" office:value="5.30327650074985" calcext:value-type="float">
            <text:p>5.3032765007498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853515625" calcext:value-type="float">
            <text:p>-69.9853515625</text:p>
          </table:table-cell>
          <table:table-cell office:value-type="float" office:value="5.00624060895395" calcext:value-type="float">
            <text:p>5.00624060895395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3.68694506451958" calcext:value-type="float">
            <text:p>3.68694506451958</text:p>
          </table:table-cell>
          <table:table-cell office:value-type="float" office:value="-11.8949514641125" calcext:value-type="float">
            <text:p>-11.8949514641125</text:p>
          </table:table-cell>
          <table:table-cell office:value-type="float" office:value="-1.42195300393908" calcext:value-type="float">
            <text:p>-1.42195300393908</text:p>
          </table:table-cell>
          <table:table-cell office:value-type="float" office:value="-10.822952931603" calcext:value-type="float">
            <text:p>-10.822952931603</text:p>
          </table:table-cell>
          <table:table-cell table:number-columns-repeated="7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.08246415545785" calcext:value-type="float">
            <text:p>4.0824641554578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681640625" calcext:value-type="float">
            <text:p>-70.8681640625</text:p>
          </table:table-cell>
          <table:table-cell office:value-type="float" office:value="5.3572116189822" calcext:value-type="float">
            <text:p>5.357211618982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267578125" calcext:value-type="float">
            <text:p>-69.99267578125</text:p>
          </table:table-cell>
          <table:table-cell office:value-type="float" office:value="5.00905568113805" calcext:value-type="float">
            <text:p>5.0090556811380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5" calcext:value-type="float">
            <text:p>-66.5</text:p>
          </table:table-cell>
          <table:table-cell office:value-type="float" office:value="3.83118684955729" calcext:value-type="float">
            <text:p>3.83118684955729</text:p>
          </table:table-cell>
          <table:table-cell office:value-type="float" office:value="-11.1968311674267" calcext:value-type="float">
            <text:p>-11.1968311674267</text:p>
          </table:table-cell>
          <table:table-cell office:value-type="float" office:value="-1.67048977900746" calcext:value-type="float">
            <text:p>-1.67048977900746</text:p>
          </table:table-cell>
          <table:table-cell office:value-type="float" office:value="-10.0731106086073" calcext:value-type="float">
            <text:p>-10.0731106086073</text:p>
          </table:table-cell>
          <table:table-cell table:number-columns-repeated="7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.0774712335943" calcext:value-type="float">
            <text:p>4.077471233594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3408203125" calcext:value-type="float">
            <text:p>-70.93408203125</text:p>
          </table:table-cell>
          <table:table-cell office:value-type="float" office:value="5.38438452885175" calcext:value-type="float">
            <text:p>5.3843845288517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496337890625" calcext:value-type="float">
            <text:p>-69.496337890625</text:p>
          </table:table-cell>
          <table:table-cell office:value-type="float" office:value="4.82182298685" calcext:value-type="float">
            <text:p>4.82182298685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6.75" calcext:value-type="float">
            <text:p>-66.75</text:p>
          </table:table-cell>
          <table:table-cell office:value-type="float" office:value="3.90541029411638" calcext:value-type="float">
            <text:p>3.90541029411638</text:p>
          </table:table-cell>
          <table:table-cell office:value-type="float" office:value="-10.0236790018932" calcext:value-type="float">
            <text:p>-10.0236790018932</text:p>
          </table:table-cell>
          <table:table-cell office:value-type="float" office:value="-2.63982719910138" calcext:value-type="float">
            <text:p>-2.63982719910138</text:p>
          </table:table-cell>
          <table:table-cell office:value-type="float" office:value="-9.02591003204865" calcext:value-type="float">
            <text:p>-9.02591003204865</text:p>
          </table:table-cell>
          <table:table-cell table:number-columns-repeated="7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08130556314154" calcext:value-type="float">
            <text:p>4.08130556314154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967041015625" calcext:value-type="float">
            <text:p>-70.967041015625</text:p>
          </table:table-cell>
          <table:table-cell office:value-type="float" office:value="5.39802262520528" calcext:value-type="float">
            <text:p>5.3980226252052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2481689453125" calcext:value-type="float">
            <text:p>-69.2481689453125</text:p>
          </table:table-cell>
          <table:table-cell office:value-type="float" office:value="4.73084767599004" calcext:value-type="float">
            <text:p>4.7308476759900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375" calcext:value-type="float">
            <text:p>-67.375</text:p>
          </table:table-cell>
          <table:table-cell office:value-type="float" office:value="4.09732109813542" calcext:value-type="float">
            <text:p>4.09732109813542</text:p>
          </table:table-cell>
          <table:table-cell office:value-type="float" office:value="-8.3244959124981" calcext:value-type="float">
            <text:p>-8.3244959124981</text:p>
          </table:table-cell>
          <table:table-cell office:value-type="float" office:value="-3.10169478582166" calcext:value-type="float">
            <text:p>-3.10169478582166</text:p>
          </table:table-cell>
          <table:table-cell office:value-type="float" office:value="-7.29899013950679" calcext:value-type="float">
            <text:p>-7.2989901395067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785015165725" calcext:value-type="float">
            <text:p>4.078501516572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9835205078125" calcext:value-type="float">
            <text:p>-70.9835205078125</text:p>
          </table:table-cell>
          <table:table-cell office:value-type="float" office:value="5.4048546218834" calcext:value-type="float">
            <text:p>5.404854621883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240844726562" calcext:value-type="float">
            <text:p>-69.1240844726562</text:p>
          </table:table-cell>
          <table:table-cell office:value-type="float" office:value="4.68600573478078" calcext:value-type="float">
            <text:p>4.6860057347807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6875" calcext:value-type="float">
            <text:p>-67.6875</text:p>
          </table:table-cell>
          <table:table-cell office:value-type="float" office:value="4.19678447486412" calcext:value-type="float">
            <text:p>4.19678447486412</text:p>
          </table:table-cell>
          <table:table-cell office:value-type="float" office:value="-7.42843881600273" calcext:value-type="float">
            <text:p>-7.42843881600273</text:p>
          </table:table-cell>
          <table:table-cell office:value-type="float" office:value="-3.32718351695274" calcext:value-type="float">
            <text:p>-3.32718351695274</text:p>
          </table:table-cell>
          <table:table-cell office:value-type="float" office:value="-6.38514453810675" calcext:value-type="float">
            <text:p>-6.38514453810675</text:p>
          </table:table-cell>
          <table:table-cell table:number-columns-repeated="7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07876083635077" calcext:value-type="float">
            <text:p>4.07876083635077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9917602539062" calcext:value-type="float">
            <text:p>-70.9917602539062</text:p>
          </table:table-cell>
          <table:table-cell office:value-type="float" office:value="5.40827386212746" calcext:value-type="float">
            <text:p>5.4082738621274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620422363281" calcext:value-type="float">
            <text:p>-69.0620422363281</text:p>
          </table:table-cell>
          <table:table-cell office:value-type="float" office:value="4.66374440689066" calcext:value-type="float">
            <text:p>4.6637444068906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84375" calcext:value-type="float">
            <text:p>-67.84375</text:p>
          </table:table-cell>
          <table:table-cell office:value-type="float" office:value="4.24741796870968" calcext:value-type="float">
            <text:p>4.24741796870968</text:p>
          </table:table-cell>
          <table:table-cell office:value-type="float" office:value="-6.96802315748397" calcext:value-type="float">
            <text:p>-6.96802315748397</text:p>
          </table:table-cell>
          <table:table-cell office:value-type="float" office:value="-3.43859739771234" calcext:value-type="float">
            <text:p>-3.43859739771234</text:p>
          </table:table-cell>
          <table:table-cell office:value-type="float" office:value="-5.91391696869652" calcext:value-type="float">
            <text:p>-5.91391696869652</text:p>
          </table:table-cell>
          <table:table-cell table:number-columns-repeated="7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0789433670015" calcext:value-type="float">
            <text:p>4.078943367001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958801269531" calcext:value-type="float">
            <text:p>-70.9958801269531</text:p>
          </table:table-cell>
          <table:table-cell office:value-type="float" office:value="5.4099842933239" calcext:value-type="float">
            <text:p>5.409984293323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9.0310211181641" calcext:value-type="float">
            <text:p>-69.0310211181641</text:p>
          </table:table-cell>
          <table:table-cell office:value-type="float" office:value="4.65265343238111" calcext:value-type="float">
            <text:p>4.6526534323811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21875" calcext:value-type="float">
            <text:p>-67.921875</text:p>
          </table:table-cell>
          <table:table-cell office:value-type="float" office:value="4.27296333876304" calcext:value-type="float">
            <text:p>4.27296333876304</text:p>
          </table:table-cell>
          <table:table-cell office:value-type="float" office:value="-6.7346180393662" calcext:value-type="float">
            <text:p>-6.7346180393662</text:p>
          </table:table-cell>
          <table:table-cell office:value-type="float" office:value="-3.49397549643798" calcext:value-type="float">
            <text:p>-3.49397549643798</text:p>
          </table:table-cell>
          <table:table-cell office:value-type="float" office:value="-5.67442943106616" calcext:value-type="float">
            <text:p>-5.67442943106616</text:p>
          </table:table-cell>
          <table:table-cell table:number-columns-repeated="7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07672624655292" calcext:value-type="float">
            <text:p>4.0767262465529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4979400634766" calcext:value-type="float">
            <text:p>-71.4979400634766</text:p>
          </table:table-cell>
          <table:table-cell office:value-type="float" office:value="5.62252422697263" calcext:value-type="float">
            <text:p>5.62252422697263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515510559082" calcext:value-type="float">
            <text:p>-69.515510559082</text:p>
          </table:table-cell>
          <table:table-cell office:value-type="float" office:value="4.82892379604558" calcext:value-type="float">
            <text:p>4.828923796045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609375" calcext:value-type="float">
            <text:p>-67.9609375</text:p>
          </table:table-cell>
          <table:table-cell office:value-type="float" office:value="4.28579358051734" calcext:value-type="float">
            <text:p>4.28579358051734</text:p>
          </table:table-cell>
          <table:table-cell office:value-type="float" office:value="-8.47702063996903" calcext:value-type="float">
            <text:p>-8.47702063996903</text:p>
          </table:table-cell>
          <table:table-cell office:value-type="float" office:value="-3.80012438858134" calcext:value-type="float">
            <text:p>-3.80012438858134</text:p>
          </table:table-cell>
          <table:table-cell office:value-type="float" office:value="-7.67532246751771" calcext:value-type="float">
            <text:p>-7.67532246751771</text:p>
          </table:table-cell>
          <table:table-cell table:number-columns-repeated="7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.07403232567477" calcext:value-type="float">
            <text:p>4.0740323256747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7489700317383" calcext:value-type="float">
            <text:p>-71.7489700317383</text:p>
          </table:table-cell>
          <table:table-cell office:value-type="float" office:value="5.73190522733587" calcext:value-type="float">
            <text:p>5.73190522733587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257755279541" calcext:value-type="float">
            <text:p>-70.257755279541</text:p>
          </table:table-cell>
          <table:table-cell office:value-type="float" office:value="5.11201174141349" calcext:value-type="float">
            <text:p>5.1120117414134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046875" calcext:value-type="float">
            <text:p>-67.98046875</text:p>
          </table:table-cell>
          <table:table-cell office:value-type="float" office:value="4.29222314097681" calcext:value-type="float">
            <text:p>4.29222314097681</text:p>
          </table:table-cell>
          <table:table-cell office:value-type="float" office:value="-10.2315914316728" calcext:value-type="float">
            <text:p>-10.2315914316728</text:p>
          </table:table-cell>
          <table:table-cell office:value-type="float" office:value="-3.0854879503686" calcext:value-type="float">
            <text:p>-3.0854879503686</text:p>
          </table:table-cell>
          <table:table-cell office:value-type="float" office:value="-9.21033490432211" calcext:value-type="float">
            <text:p>-9.210334904322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7178508532533" calcext:value-type="float">
            <text:p>4.0717850853253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744850158691" calcext:value-type="float">
            <text:p>-71.8744850158691</text:p>
          </table:table-cell>
          <table:table-cell office:value-type="float" office:value="5.78739112369684" calcext:value-type="float">
            <text:p>5.7873911236968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6288776397705" calcext:value-type="float">
            <text:p>-70.6288776397705</text:p>
          </table:table-cell>
          <table:table-cell office:value-type="float" office:value="5.25971954936829" calcext:value-type="float">
            <text:p>5.2597195493682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0234375" calcext:value-type="float">
            <text:p>-67.990234375</text:p>
          </table:table-cell>
          <table:table-cell office:value-type="float" office:value="4.2954415374199" calcext:value-type="float">
            <text:p>4.2954415374199</text:p>
          </table:table-cell>
          <table:table-cell office:value-type="float" office:value="-11.1712130190465" calcext:value-type="float">
            <text:p>-11.1712130190465</text:p>
          </table:table-cell>
          <table:table-cell office:value-type="float" office:value="-2.67965740028998" calcext:value-type="float">
            <text:p>-2.67965740028998</text:p>
          </table:table-cell>
          <table:table-cell office:value-type="float" office:value="-10.0767014333808" calcext:value-type="float">
            <text:p>-10.0767014333808</text:p>
          </table:table-cell>
          <table:table-cell table:number-columns-repeated="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.06654241460943" calcext:value-type="float">
            <text:p>4.0665424146094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4372425079346" calcext:value-type="float">
            <text:p>-71.4372425079346</text:p>
          </table:table-cell>
          <table:table-cell office:value-type="float" office:value="5.5963914394458" calcext:value-type="float">
            <text:p>5.596391439445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144388198853" calcext:value-type="float">
            <text:p>-70.8144388198853</text:p>
          </table:table-cell>
          <table:table-cell office:value-type="float" office:value="5.33516629384579" calcext:value-type="float">
            <text:p>5.33516629384579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.9951171875" calcext:value-type="float">
            <text:p>-67.9951171875</text:p>
          </table:table-cell>
          <table:table-cell office:value-type="float" office:value="4.29705164048562" calcext:value-type="float">
            <text:p>4.29705164048562</text:p>
          </table:table-cell>
          <table:table-cell office:value-type="float" office:value="-10.4599321828802" calcext:value-type="float">
            <text:p>-10.4599321828802</text:p>
          </table:table-cell>
          <table:table-cell office:value-type="float" office:value="-1.32799898205184" calcext:value-type="float">
            <text:p>-1.32799898205184</text:p>
          </table:table-cell>
          <table:table-cell office:value-type="float" office:value="-9.02804986498275" calcext:value-type="float">
            <text:p>-9.02804986498275</text:p>
          </table:table-cell>
          <table:table-cell table:number-columns-repeated="7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.07357634763016" calcext:value-type="float">
            <text:p>4.0735763476301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7186212539673" calcext:value-type="float">
            <text:p>-71.7186212539673</text:p>
          </table:table-cell>
          <table:table-cell office:value-type="float" office:value="5.71856912480492" calcext:value-type="float">
            <text:p>5.7185691248049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4072194099426" calcext:value-type="float">
            <text:p>-70.4072194099426</text:p>
          </table:table-cell>
          <table:table-cell office:value-type="float" office:value="5.17099336274379" calcext:value-type="float">
            <text:p>5.1709933627437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755859375" calcext:value-type="float">
            <text:p>-67.99755859375</text:p>
          </table:table-cell>
          <table:table-cell office:value-type="float" office:value="4.29785691832844" calcext:value-type="float">
            <text:p>4.29785691832844</text:p>
          </table:table-cell>
          <table:table-cell office:value-type="float" office:value="-10.3750472486404" calcext:value-type="float">
            <text:p>-10.3750472486404</text:p>
          </table:table-cell>
          <table:table-cell office:value-type="float" office:value="-2.74039112619625" calcext:value-type="float">
            <text:p>-2.74039112619625</text:p>
          </table:table-cell>
          <table:table-cell office:value-type="float" office:value="-9.25039041728116" calcext:value-type="float">
            <text:p>-9.25039041728116</text:p>
          </table:table-cell>
          <table:table-cell table:number-columns-repeated="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.0677179868153" calcext:value-type="float">
            <text:p>4.067717986815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593106269836" calcext:value-type="float">
            <text:p>-71.8593106269836</text:p>
          </table:table-cell>
          <table:table-cell office:value-type="float" office:value="5.78065460381666" calcext:value-type="float">
            <text:p>5.78065460381666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2036097049713" calcext:value-type="float">
            <text:p>-70.2036097049713</text:p>
          </table:table-cell>
          <table:table-cell office:value-type="float" office:value="5.09081119133144" calcext:value-type="float">
            <text:p>5.0908111913314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8779296875" calcext:value-type="float">
            <text:p>-67.998779296875</text:p>
          </table:table-cell>
          <table:table-cell office:value-type="float" office:value="4.29825961383972" calcext:value-type="float">
            <text:p>4.29825961383972</text:p>
          </table:table-cell>
          <table:table-cell office:value-type="float" office:value="-10.3605110926032" calcext:value-type="float">
            <text:p>-10.3605110926032</text:p>
          </table:table-cell>
          <table:table-cell office:value-type="float" office:value="-3.43891321038235" calcext:value-type="float">
            <text:p>-3.43891321038235</text:p>
          </table:table-cell>
          <table:table-cell office:value-type="float" office:value="-9.46558060864026" calcext:value-type="float">
            <text:p>-9.46558060864026</text:p>
          </table:table-cell>
          <table:table-cell table:number-columns-repeated="7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.0609752155423" calcext:value-type="float">
            <text:p>4.060975215542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4296553134918" calcext:value-type="float">
            <text:p>-71.4296553134918</text:p>
          </table:table-cell>
          <table:table-cell office:value-type="float" office:value="5.59313339289892" calcext:value-type="float">
            <text:p>5.59313339289892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1018048524857" calcext:value-type="float">
            <text:p>-70.1018048524857</text:p>
          </table:table-cell>
          <table:table-cell office:value-type="float" office:value="5.0511875612594" calcext:value-type="float">
            <text:p>5.051187561259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4993896484375" calcext:value-type="float">
            <text:p>-67.4993896484375</text:p>
          </table:table-cell>
          <table:table-cell office:value-type="float" office:value="4.13662661255533" calcext:value-type="float">
            <text:p>4.13662661255533</text:p>
          </table:table-cell>
          <table:table-cell office:value-type="float" office:value="-10.4048776592244" calcext:value-type="float">
            <text:p>-10.4048776592244</text:p>
          </table:table-cell>
          <table:table-cell office:value-type="float" office:value="-2.65211153260877" calcext:value-type="float">
            <text:p>-2.65211153260877</text:p>
          </table:table-cell>
          <table:table-cell office:value-type="float" office:value="-9.3295567701781" calcext:value-type="float">
            <text:p>-9.329556770178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6520030146743" calcext:value-type="float">
            <text:p>4.06520030146743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7148276567459" calcext:value-type="float">
            <text:p>-71.7148276567459</text:p>
          </table:table-cell>
          <table:table-cell office:value-type="float" office:value="5.71690429515238" calcext:value-type="float">
            <text:p>5.7169042951523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509024262428" calcext:value-type="float">
            <text:p>-70.0509024262428</text:p>
          </table:table-cell>
          <table:table-cell office:value-type="float" office:value="5.03149154859678" calcext:value-type="float">
            <text:p>5.0314915485967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7496948242188" calcext:value-type="float">
            <text:p>-67.7496948242188</text:p>
          </table:table-cell>
          <table:table-cell office:value-type="float" office:value="4.21686626102015" calcext:value-type="float">
            <text:p>4.21686626102015</text:p>
          </table:table-cell>
          <table:table-cell office:value-type="float" office:value="-10.381191333694" calcext:value-type="float">
            <text:p>-10.381191333694</text:p>
          </table:table-cell>
          <table:table-cell office:value-type="float" office:value="-3.37867614378674" calcext:value-type="float">
            <text:p>-3.37867614378674</text:p>
          </table:table-cell>
          <table:table-cell office:value-type="float" office:value="-9.50188478466054" calcext:value-type="float">
            <text:p>-9.50188478466054</text:p>
          </table:table-cell>
          <table:table-cell table:number-columns-repeated="7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06080905980987" calcext:value-type="float">
            <text:p>4.0608090598098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857413828373" calcext:value-type="float">
            <text:p>-71.857413828373</text:p>
          </table:table-cell>
          <table:table-cell office:value-type="float" office:value="5.77981309036069" calcext:value-type="float">
            <text:p>5.7798130903606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5254512131214" calcext:value-type="float">
            <text:p>-69.5254512131214</text:p>
          </table:table-cell>
          <table:table-cell office:value-type="float" office:value="4.83260954230568" calcext:value-type="float">
            <text:p>4.8326095423056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748474121094" calcext:value-type="float">
            <text:p>-67.8748474121094</text:p>
          </table:table-cell>
          <table:table-cell office:value-type="float" office:value="4.25756787602135" calcext:value-type="float">
            <text:p>4.25756787602135</text:p>
          </table:table-cell>
          <table:table-cell office:value-type="float" office:value="-9.5712198195459" calcext:value-type="float">
            <text:p>-9.5712198195459</text:p>
          </table:table-cell>
          <table:table-cell office:value-type="float" office:value="-4.59914744141856" calcext:value-type="float">
            <text:p>-4.59914744141856</text:p>
          </table:table-cell>
          <table:table-cell office:value-type="float" office:value="-9.187365237191" calcext:value-type="float">
            <text:p>-9.187365237191</text:p>
          </table:table-cell>
          <table:table-cell table:number-columns-repeated="7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0591387387518" calcext:value-type="float">
            <text:p>4.0591387387518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287069141865" calcext:value-type="float">
            <text:p>-71.9287069141865</text:p>
          </table:table-cell>
          <table:table-cell office:value-type="float" office:value="5.81152660688749" calcext:value-type="float">
            <text:p>5.8115266068874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627256065607" calcext:value-type="float">
            <text:p>-69.7627256065607</text:p>
          </table:table-cell>
          <table:table-cell office:value-type="float" office:value="4.92142480152744" calcext:value-type="float">
            <text:p>4.9214248015274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374237060547" calcext:value-type="float">
            <text:p>-67.9374237060547</text:p>
          </table:table-cell>
          <table:table-cell office:value-type="float" office:value="4.27806576840516" calcext:value-type="float">
            <text:p>4.27806576840516</text:p>
          </table:table-cell>
          <table:table-cell office:value-type="float" office:value="-9.96066624867104" calcext:value-type="float">
            <text:p>-9.96066624867104</text:p>
          </table:table-cell>
          <table:table-cell office:value-type="float" office:value="-4.37246337521444" calcext:value-type="float">
            <text:p>-4.37246337521444</text:p>
          </table:table-cell>
          <table:table-cell office:value-type="float" office:value="-9.45395306169159" calcext:value-type="float">
            <text:p>-9.45395306169159</text:p>
          </table:table-cell>
          <table:table-cell table:number-columns-repeated="7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.05723788321735" calcext:value-type="float">
            <text:p>4.05723788321735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4643534570932" calcext:value-type="float">
            <text:p>-72.4643534570932</text:p>
          </table:table-cell>
          <table:table-cell office:value-type="float" office:value="6.05543177259699" calcext:value-type="float">
            <text:p>6.0554317725969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813628032804" calcext:value-type="float">
            <text:p>-69.8813628032804</text:p>
          </table:table-cell>
          <table:table-cell office:value-type="float" office:value="4.96644267235834" calcext:value-type="float">
            <text:p>4.96644267235834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9687118530273" calcext:value-type="float">
            <text:p>-67.9687118530273</text:p>
          </table:table-cell>
          <table:table-cell office:value-type="float" office:value="4.28835169231546" calcext:value-type="float">
            <text:p>4.28835169231546</text:p>
          </table:table-cell>
          <table:table-cell office:value-type="float" office:value="-11.4592632207263" calcext:value-type="float">
            <text:p>-11.4592632207263</text:p>
          </table:table-cell>
          <table:table-cell office:value-type="float" office:value="-5.48577324307059" calcext:value-type="float">
            <text:p>-5.48577324307059</text:p>
          </table:table-cell>
          <table:table-cell office:value-type="float" office:value="-11.4330998358492" calcext:value-type="float">
            <text:p>-11.4330998358492</text:p>
          </table:table-cell>
          <table:table-cell table:number-columns-repeated="7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.05410117795038" calcext:value-type="float">
            <text:p>4.0541011779503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7321767285466" calcext:value-type="float">
            <text:p>-72.7321767285466</text:p>
          </table:table-cell>
          <table:table-cell office:value-type="float" office:value="6.18119660819714" calcext:value-type="float">
            <text:p>6.1811966081971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406814016402" calcext:value-type="float">
            <text:p>-69.9406814016402</text:p>
          </table:table-cell>
          <table:table-cell office:value-type="float" office:value="4.98910579555867" calcext:value-type="float">
            <text:p>4.9891057955586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43559265137" calcext:value-type="float">
            <text:p>-67.9843559265137</text:p>
          </table:table-cell>
          <table:table-cell office:value-type="float" office:value="4.29350392462882" calcext:value-type="float">
            <text:p>4.29350392462882</text:p>
          </table:table-cell>
          <table:table-cell office:value-type="float" office:value="-12.2537019684874" calcext:value-type="float">
            <text:p>-12.2537019684874</text:p>
          </table:table-cell>
          <table:table-cell office:value-type="float" office:value="-6.0827340317776" calcext:value-type="float">
            <text:p>-6.0827340317776</text:p>
          </table:table-cell>
          <table:table-cell office:value-type="float" office:value="-12.4716525415727" calcext:value-type="float">
            <text:p>-12.471652541572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5434493220001" calcext:value-type="float">
            <text:p>4.0543449322000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3660883642733" calcext:value-type="float">
            <text:p>-72.3660883642733</text:p>
          </table:table-cell>
          <table:table-cell office:value-type="float" office:value="6.00993274702264" calcext:value-type="float">
            <text:p>6.0099327470226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703407008201" calcext:value-type="float">
            <text:p>-69.9703407008201</text:p>
          </table:table-cell>
          <table:table-cell office:value-type="float" office:value="5.00047610928184" calcext:value-type="float">
            <text:p>5.0004761092818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21779632568" calcext:value-type="float">
            <text:p>-67.9921779632568</text:p>
          </table:table-cell>
          <table:table-cell office:value-type="float" office:value="4.29608236162342" calcext:value-type="float">
            <text:p>4.29608236162342</text:p>
          </table:table-cell>
          <table:table-cell office:value-type="float" office:value="-11.2815694250153" calcext:value-type="float">
            <text:p>-11.2815694250153</text:p>
          </table:table-cell>
          <table:table-cell office:value-type="float" office:value="-5.08205922919849" calcext:value-type="float">
            <text:p>-5.08205922919849</text:p>
          </table:table-cell>
          <table:table-cell office:value-type="float" office:value="-11.0696695829258" calcext:value-type="float">
            <text:p>-11.0696695829258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05508464395054" calcext:value-type="float">
            <text:p>4.0550846439505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6830441821367" calcext:value-type="float">
            <text:p>-72.6830441821367</text:p>
          </table:table-cell>
          <table:table-cell office:value-type="float" office:value="6.15793082663808" calcext:value-type="float">
            <text:p>6.1579308266380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8517035041" calcext:value-type="float">
            <text:p>-69.98517035041</text:p>
          </table:table-cell>
          <table:table-cell office:value-type="float" office:value="5.0061709799309" calcext:value-type="float">
            <text:p>5.006170979930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60889816284" calcext:value-type="float">
            <text:p>-67.9960889816284</text:p>
          </table:table-cell>
          <table:table-cell office:value-type="float" office:value="4.29737216073671" calcext:value-type="float">
            <text:p>4.29737216073671</text:p>
          </table:table-cell>
          <table:table-cell office:value-type="float" office:value="-12.1591864951879" calcext:value-type="float">
            <text:p>-12.1591864951879</text:p>
          </table:table-cell>
          <table:table-cell office:value-type="float" office:value="-5.87471099334422" calcext:value-type="float">
            <text:p>-5.87471099334422</text:p>
          </table:table-cell>
          <table:table-cell office:value-type="float" office:value="-12.2807993570247" calcext:value-type="float">
            <text:p>-12.2807993570247</text:p>
          </table:table-cell>
          <table:table-cell table:number-columns-repeated="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04944247147599" calcext:value-type="float">
            <text:p>4.0494424714759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415220910683" calcext:value-type="float">
            <text:p>-72.8415220910683</text:p>
          </table:table-cell>
          <table:table-cell office:value-type="float" office:value="6.2332910102676" calcext:value-type="float">
            <text:p>6.233291010267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2585175205" calcext:value-type="float">
            <text:p>-69.992585175205</text:p>
          </table:table-cell>
          <table:table-cell office:value-type="float" office:value="5.00902084692877" calcext:value-type="float">
            <text:p>5.0090208469287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80444908142" calcext:value-type="float">
            <text:p>-67.9980444908142</text:p>
          </table:table-cell>
          <table:table-cell office:value-type="float" office:value="4.29801720549819" calcext:value-type="float">
            <text:p>4.29801720549819</text:p>
          </table:table-cell>
          <table:table-cell office:value-type="float" office:value="-12.6140209798219" calcext:value-type="float">
            <text:p>-12.6140209798219</text:p>
          </table:table-cell>
          <table:table-cell office:value-type="float" office:value="-6.28619407896176" calcext:value-type="float">
            <text:p>-6.28619407896176</text:p>
          </table:table-cell>
          <table:table-cell office:value-type="float" office:value="-12.9067380193912" calcext:value-type="float">
            <text:p>-12.9067380193912</text:p>
          </table:table-cell>
          <table:table-cell table:number-columns-repeated="7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04983184973628" calcext:value-type="float">
            <text:p>4.0498318497362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9207610455342" calcext:value-type="float">
            <text:p>-71.9207610455342</text:p>
          </table:table-cell>
          <table:table-cell office:value-type="float" office:value="5.80798342357556" calcext:value-type="float">
            <text:p>5.8079834235755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62925876025" calcext:value-type="float">
            <text:p>-69.9962925876025</text:p>
          </table:table-cell>
          <table:table-cell office:value-type="float" office:value="5.01044638874977" calcext:value-type="float">
            <text:p>5.0104463887497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4990222454071" calcext:value-type="float">
            <text:p>-67.4990222454071</text:p>
          </table:table-cell>
          <table:table-cell office:value-type="float" office:value="4.13650996453669" calcext:value-type="float">
            <text:p>4.13650996453669</text:p>
          </table:table-cell>
          <table:table-cell office:value-type="float" office:value="-11.4037448366302" calcext:value-type="float">
            <text:p>-11.4037448366302</text:p>
          </table:table-cell>
          <table:table-cell office:value-type="float" office:value="-3.95186292454217" calcext:value-type="float">
            <text:p>-3.95186292454217</text:p>
          </table:table-cell>
          <table:table-cell office:value-type="float" office:value="-10.7847245150878" calcext:value-type="float">
            <text:p>-10.7847245150878</text:p>
          </table:table-cell>
          <table:table-cell table:number-columns-repeated="7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04889711529326" calcext:value-type="float">
            <text:p>4.04889711529326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9603805227671" calcext:value-type="float">
            <text:p>-71.9603805227671</text:p>
          </table:table-cell>
          <table:table-cell office:value-type="float" office:value="5.82567184330022" calcext:value-type="float">
            <text:p>5.8256718433002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81462938013" calcext:value-type="float">
            <text:p>-69.9981462938013</text:p>
          </table:table-cell>
          <table:table-cell office:value-type="float" office:value="5.01115931179129" calcext:value-type="float">
            <text:p>5.0111593117912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495111227036" calcext:value-type="float">
            <text:p>-67.2495111227036</text:p>
          </table:table-cell>
          <table:table-cell office:value-type="float" office:value="4.0580466704414" calcext:value-type="float">
            <text:p>4.0580466704414</text:p>
          </table:table-cell>
          <table:table-cell office:value-type="float" office:value="-12.0899739889148" calcext:value-type="float">
            <text:p>-12.0899739889148</text:p>
          </table:table-cell>
          <table:table-cell office:value-type="float" office:value="-4.04215217166748" calcext:value-type="float">
            <text:p>-4.04215217166748</text:p>
          </table:table-cell>
          <table:table-cell office:value-type="float" office:value="-11.5343942651648" calcext:value-type="float">
            <text:p>-11.534394265164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4770516111082" calcext:value-type="float">
            <text:p>4.0477051611108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4801902613835" calcext:value-type="float">
            <text:p>-72.4801902613835</text:p>
          </table:table-cell>
          <table:table-cell office:value-type="float" office:value="6.06279674412869" calcext:value-type="float">
            <text:p>6.06279674412869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9.4990731469006" calcext:value-type="float">
            <text:p>-69.4990731469006</text:p>
          </table:table-cell>
          <table:table-cell office:value-type="float" office:value="4.82283538025767" calcext:value-type="float">
            <text:p>4.8228353802576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6247555613518" calcext:value-type="float">
            <text:p>-67.6247555613518</text:p>
          </table:table-cell>
          <table:table-cell office:value-type="float" office:value="4.17662213097247" calcext:value-type="float">
            <text:p>4.17662213097247</text:p>
          </table:table-cell>
          <table:table-cell office:value-type="float" office:value="-11.7577010217934" calcext:value-type="float">
            <text:p>-11.7577010217934</text:p>
          </table:table-cell>
          <table:table-cell office:value-type="float" office:value="-6.16534693434193" calcext:value-type="float">
            <text:p>-6.16534693434193</text:p>
          </table:table-cell>
          <table:table-cell office:value-type="float" office:value="-12.09048769032" calcext:value-type="float">
            <text:p>-12.09048769032</text:p>
          </table:table-cell>
          <table:table-cell table:number-columns-repeated="7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.04575836644549" calcext:value-type="float">
            <text:p>4.0457583664454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7400951306918" calcext:value-type="float">
            <text:p>-72.7400951306918</text:p>
          </table:table-cell>
          <table:table-cell office:value-type="float" office:value="6.18495443297572" calcext:value-type="float">
            <text:p>6.1849544329757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495365734503" calcext:value-type="float">
            <text:p>-69.7495365734503</text:p>
          </table:table-cell>
          <table:table-cell office:value-type="float" office:value="4.91644538510403" calcext:value-type="float">
            <text:p>4.9164453851040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123777806759" calcext:value-type="float">
            <text:p>-67.8123777806759</text:p>
          </table:table-cell>
          <table:table-cell office:value-type="float" office:value="4.23720288544246" calcext:value-type="float">
            <text:p>4.23720288544246</text:p>
          </table:table-cell>
          <table:table-cell office:value-type="float" office:value="-12.4032915464788" calcext:value-type="float">
            <text:p>-12.4032915464788</text:p>
          </table:table-cell>
          <table:table-cell office:value-type="float" office:value="-6.43101186967054" calcext:value-type="float">
            <text:p>-6.43101186967054</text:p>
          </table:table-cell>
          <table:table-cell office:value-type="float" office:value="-12.8025210744317" calcext:value-type="float">
            <text:p>-12.8025210744317</text:p>
          </table:table-cell>
          <table:table-cell table:number-columns-repeated="7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.04419059640934" calcext:value-type="float">
            <text:p>4.04419059640934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8700475653459" calcext:value-type="float">
            <text:p>-72.8700475653459</text:p>
          </table:table-cell>
          <table:table-cell office:value-type="float" office:value="6.24695319716849" calcext:value-type="float">
            <text:p>6.2469531971684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747682867252" calcext:value-type="float">
            <text:p>-69.8747682867252</text:p>
          </table:table-cell>
          <table:table-cell office:value-type="float" office:value="4.96392955413336" calcext:value-type="float">
            <text:p>4.9639295541333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061888903379" calcext:value-type="float">
            <text:p>-67.9061888903379</text:p>
          </table:table-cell>
          <table:table-cell office:value-type="float" office:value="4.26782198557998" calcext:value-type="float">
            <text:p>4.26782198557998</text:p>
          </table:table-cell>
          <table:table-cell office:value-type="float" office:value="-12.7376292186143" calcext:value-type="float">
            <text:p>-12.7376292186143</text:p>
          </table:table-cell>
          <table:table-cell office:value-type="float" office:value="-6.56810346782498" calcext:value-type="float">
            <text:p>-6.56810346782498</text:p>
          </table:table-cell>
          <table:table-cell office:value-type="float" office:value="-13.1705726767622" calcext:value-type="float">
            <text:p>-13.1705726767622</text:p>
          </table:table-cell>
          <table:table-cell table:number-columns-repeated="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.04047275090959" calcext:value-type="float">
            <text:p>4.04047275090959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9350237826729" calcext:value-type="float">
            <text:p>-72.9350237826729</text:p>
          </table:table-cell>
          <table:table-cell office:value-type="float" office:value="6.27818524764719" calcext:value-type="float">
            <text:p>6.2781852476471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373841433626" calcext:value-type="float">
            <text:p>-69.9373841433626</text:p>
          </table:table-cell>
          <table:table-cell office:value-type="float" office:value="4.98784334272515" calcext:value-type="float">
            <text:p>4.9878433427251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53094445169" calcext:value-type="float">
            <text:p>-67.953094445169</text:p>
          </table:table-cell>
          <table:table-cell office:value-type="float" office:value="4.28321440899969" calcext:value-type="float">
            <text:p>4.28321440899969</text:p>
          </table:table-cell>
          <table:table-cell office:value-type="float" office:value="-12.9077585052857" calcext:value-type="float">
            <text:p>-12.9077585052857</text:p>
          </table:table-cell>
          <table:table-cell office:value-type="float" office:value="-6.63774036009419" calcext:value-type="float">
            <text:p>-6.63774036009419</text:p>
          </table:table-cell>
          <table:table-cell office:value-type="float" office:value="-13.3576894218095" calcext:value-type="float">
            <text:p>-13.3576894218095</text:p>
          </table:table-cell>
          <table:table-cell table:number-columns-repeated="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.04081707339669" calcext:value-type="float">
            <text:p>4.0408170733966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675118913365" calcext:value-type="float">
            <text:p>-72.9675118913365</text:p>
          </table:table-cell>
          <table:table-cell office:value-type="float" office:value="6.29385977918971" calcext:value-type="float">
            <text:p>6.2938597791897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686920716813" calcext:value-type="float">
            <text:p>-69.9686920716813</text:p>
          </table:table-cell>
          <table:table-cell office:value-type="float" office:value="4.9998434042544" calcext:value-type="float">
            <text:p>4.999843404254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765472225845" calcext:value-type="float">
            <text:p>-67.9765472225845</text:p>
          </table:table-cell>
          <table:table-cell office:value-type="float" office:value="4.29093142621124" calcext:value-type="float">
            <text:p>4.29093142621124</text:p>
          </table:table-cell>
          <table:table-cell office:value-type="float" office:value="-12.9935728046625" calcext:value-type="float">
            <text:p>-12.9935728046625</text:p>
          </table:table-cell>
          <table:table-cell office:value-type="float" office:value="-6.67283493319804" calcext:value-type="float">
            <text:p>-6.67283493319804</text:p>
          </table:table-cell>
          <table:table-cell office:value-type="float" office:value="-13.4520309874084" calcext:value-type="float">
            <text:p>-13.452030987408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821380429382" calcext:value-type="float">
            <text:p>4.0382138042938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4837559456682" calcext:value-type="float">
            <text:p>-72.4837559456682</text:p>
          </table:table-cell>
          <table:table-cell office:value-type="float" office:value="6.06445621547922" calcext:value-type="float">
            <text:p>6.0644562154792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843460358406" calcext:value-type="float">
            <text:p>-69.9843460358406</text:p>
          </table:table-cell>
          <table:table-cell office:value-type="float" office:value="5.00585425711519" calcext:value-type="float">
            <text:p>5.0058542571151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82736112922" calcext:value-type="float">
            <text:p>-67.9882736112922</text:p>
          </table:table-cell>
          <table:table-cell office:value-type="float" office:value="4.29479514712475" calcext:value-type="float">
            <text:p>4.29479514712475</text:p>
          </table:table-cell>
          <table:table-cell office:value-type="float" office:value="-11.6303165265745" calcext:value-type="float">
            <text:p>-11.6303165265745</text:p>
          </table:table-cell>
          <table:table-cell office:value-type="float" office:value="-5.35684197544828" calcext:value-type="float">
            <text:p>-5.35684197544828</text:p>
          </table:table-cell>
          <table:table-cell office:value-type="float" office:value="-11.5335989579679" calcext:value-type="float">
            <text:p>-11.5335989579679</text:p>
          </table:table-cell>
          <table:table-cell table:number-columns-repeated="7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.03772720354105" calcext:value-type="float">
            <text:p>4.0377272035410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2418779728341" calcext:value-type="float">
            <text:p>-72.2418779728341</text:p>
          </table:table-cell>
          <table:table-cell office:value-type="float" office:value="5.95290930242931" calcext:value-type="float">
            <text:p>5.9529093024293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21730179203" calcext:value-type="float">
            <text:p>-69.9921730179203</text:p>
          </table:table-cell>
          <table:table-cell office:value-type="float" office:value="5.00886239286414" calcext:value-type="float">
            <text:p>5.0088623928641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.9941368056461" calcext:value-type="float">
            <text:p>-67.9941368056461</text:p>
          </table:table-cell>
          <table:table-cell office:value-type="float" office:value="4.29672831202729" calcext:value-type="float">
            <text:p>4.29672831202729</text:p>
          </table:table-cell>
          <table:table-cell office:value-type="float" office:value="-10.9856104075483" calcext:value-type="float">
            <text:p>-10.9856104075483</text:p>
          </table:table-cell>
          <table:table-cell office:value-type="float" office:value="-4.73383031468214" calcext:value-type="float">
            <text:p>-4.73383031468214</text:p>
          </table:table-cell>
          <table:table-cell office:value-type="float" office:value="-10.6230522844876" calcext:value-type="float">
            <text:p>-10.6230522844876</text:p>
          </table:table-cell>
          <table:table-cell table:number-columns-repeated="7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.03783550175722" calcext:value-type="float">
            <text:p>4.0378355017572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6209389864171" calcext:value-type="float">
            <text:p>-71.6209389864171</text:p>
          </table:table-cell>
          <table:table-cell office:value-type="float" office:value="5.67585509748946" calcext:value-type="float">
            <text:p>5.6758550974894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60865089602" calcext:value-type="float">
            <text:p>-69.9960865089602</text:p>
          </table:table-cell>
          <table:table-cell office:value-type="float" office:value="5.0103671385431" calcext:value-type="float">
            <text:p>5.0103671385431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70684028231" calcext:value-type="float">
            <text:p>-67.9970684028231</text:p>
          </table:table-cell>
          <table:table-cell office:value-type="float" office:value="4.29769522076125" calcext:value-type="float">
            <text:p>4.29769522076125</text:p>
          </table:table-cell>
          <table:table-cell office:value-type="float" office:value="-9.44020199009169" calcext:value-type="float">
            <text:p>-9.44020199009169</text:p>
          </table:table-cell>
          <table:table-cell office:value-type="float" office:value="-3.26252373850204" calcext:value-type="float">
            <text:p>-3.26252373850204</text:p>
          </table:table-cell>
          <table:table-cell office:value-type="float" office:value="-8.4385762044533" calcext:value-type="float">
            <text:p>-8.4385762044533</text:p>
          </table:table-cell>
          <table:table-cell table:number-columns-repeated="7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.03765887358279" calcext:value-type="float">
            <text:p>4.03765887358279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8104694932085" calcext:value-type="float">
            <text:p>-71.8104694932085</text:p>
          </table:table-cell>
          <table:table-cell office:value-type="float" office:value="5.75902525586603" calcext:value-type="float">
            <text:p>5.7590252558660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4980432544801" calcext:value-type="float">
            <text:p>-70.4980432544801</text:p>
          </table:table-cell>
          <table:table-cell office:value-type="float" office:value="5.20716622760339" calcext:value-type="float">
            <text:p>5.2071662276033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85342014115" calcext:value-type="float">
            <text:p>-67.9985342014115</text:p>
          </table:table-cell>
          <table:table-cell office:value-type="float" office:value="4.29817875672032" calcext:value-type="float">
            <text:p>4.29817875672032</text:p>
          </table:table-cell>
          <table:table-cell office:value-type="float" office:value="-10.7564402288083" calcext:value-type="float">
            <text:p>-10.7564402288083</text:p>
          </table:table-cell>
          <table:table-cell office:value-type="float" office:value="-2.78081444354974" calcext:value-type="float">
            <text:p>-2.78081444354974</text:p>
          </table:table-cell>
          <table:table-cell office:value-type="float" office:value="-9.66592005393022" calcext:value-type="float">
            <text:p>-9.66592005393022</text:p>
          </table:table-cell>
          <table:table-cell table:number-columns-repeated="7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.03320526138372" calcext:value-type="float">
            <text:p>4.0332052613837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052347466043" calcext:value-type="float">
            <text:p>-71.9052347466043</text:p>
          </table:table-cell>
          <table:table-cell office:value-type="float" office:value="5.80106624480926" calcext:value-type="float">
            <text:p>5.8010662448092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24902162724" calcext:value-type="float">
            <text:p>-70.24902162724</text:p>
          </table:table-cell>
          <table:table-cell office:value-type="float" office:value="5.1085861416344" calcext:value-type="float">
            <text:p>5.108586141634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2671007058" calcext:value-type="float">
            <text:p>-67.9992671007058</text:p>
          </table:table-cell>
          <table:table-cell office:value-type="float" office:value="4.29842054510056" calcext:value-type="float">
            <text:p>4.29842054510056</text:p>
          </table:table-cell>
          <table:table-cell office:value-type="float" office:value="-10.550481391941" calcext:value-type="float">
            <text:p>-10.550481391941</text:p>
          </table:table-cell>
          <table:table-cell office:value-type="float" office:value="-3.46396236825743" calcext:value-type="float">
            <text:p>-3.46396236825743</text:p>
          </table:table-cell>
          <table:table-cell office:value-type="float" office:value="-9.67120696587137" calcext:value-type="float">
            <text:p>-9.6712069658713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3522113892315" calcext:value-type="float">
            <text:p>4.0352211389231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526173733021" calcext:value-type="float">
            <text:p>-71.9526173733021</text:p>
          </table:table-cell>
          <table:table-cell office:value-type="float" office:value="5.82220168713284" calcext:value-type="float">
            <text:p>5.8222016871328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62451081362" calcext:value-type="float">
            <text:p>-70.62451081362</text:p>
          </table:table-cell>
          <table:table-cell office:value-type="float" office:value="5.25795696405944" calcext:value-type="float">
            <text:p>5.2579569640594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6335503529" calcext:value-type="float">
            <text:p>-67.9996335503529</text:p>
          </table:table-cell>
          <table:table-cell office:value-type="float" office:value="4.29854144439118" calcext:value-type="float">
            <text:p>4.29854144439118</text:p>
          </table:table-cell>
          <table:table-cell office:value-type="float" office:value="-11.3327457721351" calcext:value-type="float">
            <text:p>-11.3327457721351</text:p>
          </table:table-cell>
          <table:table-cell office:value-type="float" office:value="-2.8717822953415" calcext:value-type="float">
            <text:p>-2.8717822953415</text:p>
          </table:table-cell>
          <table:table-cell office:value-type="float" office:value="-10.2974405261301" calcext:value-type="float">
            <text:p>-10.2974405261301</text:p>
          </table:table-cell>
          <table:table-cell table:number-columns-repeated="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.02814007086579" calcext:value-type="float">
            <text:p>4.0281400708657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4763086866511" calcext:value-type="float">
            <text:p>-71.4763086866511</text:p>
          </table:table-cell>
          <table:table-cell office:value-type="float" office:value="5.61319706627489" calcext:value-type="float">
            <text:p>5.6131970662748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1225540681" calcext:value-type="float">
            <text:p>-70.81225540681</text:p>
          </table:table-cell>
          <table:table-cell office:value-type="float" office:value="5.33427228480299" calcext:value-type="float">
            <text:p>5.3342722848029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8167751764" calcext:value-type="float">
            <text:p>-67.9998167751764</text:p>
          </table:table-cell>
          <table:table-cell office:value-type="float" office:value="4.29860189531167" calcext:value-type="float">
            <text:p>4.29860189531167</text:p>
          </table:table-cell>
          <table:table-cell office:value-type="float" office:value="-10.5340187581551" calcext:value-type="float">
            <text:p>-10.5340187581551</text:p>
          </table:table-cell>
          <table:table-cell office:value-type="float" office:value="-1.41796386200896" calcext:value-type="float">
            <text:p>-1.41796386200896</text:p>
          </table:table-cell>
          <table:table-cell office:value-type="float" office:value="-9.12213099131884" calcext:value-type="float">
            <text:p>-9.12213099131884</text:p>
          </table:table-cell>
          <table:table-cell table:number-columns-repeated="7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.0266719831735" calcext:value-type="float">
            <text:p>4.0266719831735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2381543433255" calcext:value-type="float">
            <text:p>-71.2381543433255</text:p>
          </table:table-cell>
          <table:table-cell office:value-type="float" office:value="5.51152537757741" calcext:value-type="float">
            <text:p>5.5115253775774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06127703405" calcext:value-type="float">
            <text:p>-70.906127703405</text:p>
          </table:table-cell>
          <table:table-cell office:value-type="float" office:value="5.37284431827012" calcext:value-type="float">
            <text:p>5.3728443182701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4999083875882" calcext:value-type="float">
            <text:p>-67.4999083875882</text:p>
          </table:table-cell>
          <table:table-cell office:value-type="float" office:value="4.13679131438658" calcext:value-type="float">
            <text:p>4.13679131438658</text:p>
          </table:table-cell>
          <table:table-cell office:value-type="float" office:value="-11.4101896625973" calcext:value-type="float">
            <text:p>-11.4101896625973</text:p>
          </table:table-cell>
          <table:table-cell office:value-type="float" office:value="-0.716116326960102" calcext:value-type="float">
            <text:p>-0.716116326960102</text:p>
          </table:table-cell>
          <table:table-cell office:value-type="float" office:value="-10.0669508652094" calcext:value-type="float">
            <text:p>-10.0669508652094</text:p>
          </table:table-cell>
          <table:table-cell table:number-columns-repeated="7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.02388909511953" calcext:value-type="float">
            <text:p>4.02388909511953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1190771716628" calcext:value-type="float">
            <text:p>-71.1190771716628</text:p>
          </table:table-cell>
          <table:table-cell office:value-type="float" office:value="5.46138222351484" calcext:value-type="float">
            <text:p>5.4613822235148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4530638517025" calcext:value-type="float">
            <text:p>-70.4530638517025</text:p>
          </table:table-cell>
          <table:table-cell office:value-type="float" office:value="5.18922053933325" calcext:value-type="float">
            <text:p>5.18922053933325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7.2499541937941" calcext:value-type="float">
            <text:p>-67.2499541937941</text:p>
          </table:table-cell>
          <table:table-cell office:value-type="float" office:value="4.05818467463067" calcext:value-type="float">
            <text:p>4.05818467463067</text:p>
          </table:table-cell>
          <table:table-cell office:value-type="float" office:value="-10.8985863795501" calcext:value-type="float">
            <text:p>-10.8985863795501</text:p>
          </table:table-cell>
          <table:table-cell office:value-type="float" office:value="-1.34758453885716" calcext:value-type="float">
            <text:p>-1.34758453885716</text:p>
          </table:table-cell>
          <table:table-cell office:value-type="float" office:value="-9.61459106207695" calcext:value-type="float">
            <text:p>-9.61459106207695</text:p>
          </table:table-cell>
          <table:table-cell table:number-columns-repeated="7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.02839807119195" calcext:value-type="float">
            <text:p>4.0283980711919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595385858314" calcext:value-type="float">
            <text:p>-71.0595385858314</text:p>
          </table:table-cell>
          <table:table-cell office:value-type="float" office:value="5.43648198027805" calcext:value-type="float">
            <text:p>5.43648198027805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7265319258513" calcext:value-type="float">
            <text:p>-69.7265319258513</text:p>
          </table:table-cell>
          <table:table-cell office:value-type="float" office:value="4.90777221461258" calcext:value-type="float">
            <text:p>4.907772214612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6249770968971" calcext:value-type="float">
            <text:p>-67.6249770968971</text:p>
          </table:table-cell>
          <table:table-cell office:value-type="float" office:value="4.17669314869326" calcext:value-type="float">
            <text:p>4.17669314869326</text:p>
          </table:table-cell>
          <table:table-cell office:value-type="float" office:value="-8.66006732230726" calcext:value-type="float">
            <text:p>-8.66006732230726</text:p>
          </table:table-cell>
          <table:table-cell office:value-type="float" office:value="-2.51595827789301" calcext:value-type="float">
            <text:p>-2.51595827789301</text:p>
          </table:table-cell>
          <table:table-cell office:value-type="float" office:value="-7.39313684237707" calcext:value-type="float">
            <text:p>-7.3931368423770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2498108833834" calcext:value-type="float">
            <text:p>4.0249810883383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297692929157" calcext:value-type="float">
            <text:p>-71.0297692929157</text:p>
          </table:table-cell>
          <table:table-cell office:value-type="float" office:value="5.42407446422471" calcext:value-type="float">
            <text:p>5.42407446422471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3632659629256" calcext:value-type="float">
            <text:p>-69.3632659629256</text:p>
          </table:table-cell>
          <table:table-cell office:value-type="float" office:value="4.77282523347135" calcext:value-type="float">
            <text:p>4.7728252334713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3124885484485" calcext:value-type="float">
            <text:p>-67.3124885484485</text:p>
          </table:table-cell>
          <table:table-cell office:value-type="float" office:value="4.07770951846309" calcext:value-type="float">
            <text:p>4.07770951846309</text:p>
          </table:table-cell>
          <table:table-cell office:value-type="float" office:value="-8.77683451269281" calcext:value-type="float">
            <text:p>-8.77683451269281</text:p>
          </table:table-cell>
          <table:table-cell office:value-type="float" office:value="-3.04851049281531" calcext:value-type="float">
            <text:p>-3.04851049281531</text:p>
          </table:table-cell>
          <table:table-cell office:value-type="float" office:value="-7.76830144929213" calcext:value-type="float">
            <text:p>-7.76830144929213</text:p>
          </table:table-cell>
          <table:table-cell table:number-columns-repeated="7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.02052365866236" calcext:value-type="float">
            <text:p>4.02052365866236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5148846464578" calcext:value-type="float">
            <text:p>-71.5148846464578</text:p>
          </table:table-cell>
          <table:table-cell office:value-type="float" office:value="5.62984132873056" calcext:value-type="float">
            <text:p>5.6298413287305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816329814628" calcext:value-type="float">
            <text:p>-69.1816329814628</text:p>
          </table:table-cell>
          <table:table-cell office:value-type="float" office:value="4.7067496543226" calcext:value-type="float">
            <text:p>4.706749654322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6562442742243" calcext:value-type="float">
            <text:p>-67.6562442742243</text:p>
          </table:table-cell>
          <table:table-cell office:value-type="float" office:value="4.1867285999162" calcext:value-type="float">
            <text:p>4.1867285999162</text:p>
          </table:table-cell>
          <table:table-cell office:value-type="float" office:value="-8.77884773420356" calcext:value-type="float">
            <text:p>-8.77884773420356</text:p>
          </table:table-cell>
          <table:table-cell office:value-type="float" office:value="-4.36710049009853" calcext:value-type="float">
            <text:p>-4.36710049009853</text:p>
          </table:table-cell>
          <table:table-cell office:value-type="float" office:value="-8.32206737259256" calcext:value-type="float">
            <text:p>-8.32206737259256</text:p>
          </table:table-cell>
          <table:table-cell table:number-columns-repeated="7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.02495247810914" calcext:value-type="float">
            <text:p>4.0249524781091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7574423232289" calcext:value-type="float">
            <text:p>-71.7574423232289</text:p>
          </table:table-cell>
          <table:table-cell office:value-type="float" office:value="5.73563373926462" calcext:value-type="float">
            <text:p>5.7356337392646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908164907314" calcext:value-type="float">
            <text:p>-69.0908164907314</text:p>
          </table:table-cell>
          <table:table-cell office:value-type="float" office:value="4.67405569480239" calcext:value-type="float">
            <text:p>4.6740556948023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281221371121" calcext:value-type="float">
            <text:p>-67.8281221371121</text:p>
          </table:table-cell>
          <table:table-cell office:value-type="float" office:value="4.24232631817878" calcext:value-type="float">
            <text:p>4.24232631817878</text:p>
          </table:table-cell>
          <table:table-cell office:value-type="float" office:value="-8.79735962784351" calcext:value-type="float">
            <text:p>-8.79735962784351</text:p>
          </table:table-cell>
          <table:table-cell office:value-type="float" office:value="-5.05304443312545" calcext:value-type="float">
            <text:p>-5.05304443312545</text:p>
          </table:table-cell>
          <table:table-cell office:value-type="float" office:value="-8.69223022498892" calcext:value-type="float">
            <text:p>-8.69223022498892</text:p>
          </table:table-cell>
          <table:table-cell table:number-columns-repeated="7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.02118928174987" calcext:value-type="float">
            <text:p>4.0211892817498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787211616145" calcext:value-type="float">
            <text:p>-71.8787211616145</text:p>
          </table:table-cell>
          <table:table-cell office:value-type="float" office:value="5.78927311999937" calcext:value-type="float">
            <text:p>5.78927311999937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5454082453657" calcext:value-type="float">
            <text:p>-69.5454082453657</text:p>
          </table:table-cell>
          <table:table-cell office:value-type="float" office:value="4.8400176068872" calcext:value-type="float">
            <text:p>4.840017606887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140610685561" calcext:value-type="float">
            <text:p>-67.9140610685561</text:p>
          </table:table-cell>
          <table:table-cell office:value-type="float" office:value="4.27040143405644" calcext:value-type="float">
            <text:p>4.27040143405644</text:p>
          </table:table-cell>
          <table:table-cell office:value-type="float" office:value="-9.55497989008888" calcext:value-type="float">
            <text:p>-9.55497989008888</text:p>
          </table:table-cell>
          <table:table-cell office:value-type="float" office:value="-4.61632401044051" calcext:value-type="float">
            <text:p>-4.61632401044051</text:p>
          </table:table-cell>
          <table:table-cell office:value-type="float" office:value="-9.17408206755769" calcext:value-type="float">
            <text:p>-9.17408206755769</text:p>
          </table:table-cell>
          <table:table-cell table:number-columns-repeated="7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.01816559503195" calcext:value-type="float">
            <text:p>4.01816559503195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9393605808072" calcext:value-type="float">
            <text:p>-71.9393605808072</text:p>
          </table:table-cell>
          <table:table-cell office:value-type="float" office:value="5.81628063056258" calcext:value-type="float">
            <text:p>5.8162806305625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7727041226829" calcext:value-type="float">
            <text:p>-69.7727041226829</text:p>
          </table:table-cell>
          <table:table-cell office:value-type="float" office:value="4.92519546323096" calcext:value-type="float">
            <text:p>4.9251954632309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57030534278" calcext:value-type="float">
            <text:p>-67.957030534278</text:p>
          </table:table-cell>
          <table:table-cell office:value-type="float" office:value="4.28450858926722" calcext:value-type="float">
            <text:p>4.28450858926722</text:p>
          </table:table-cell>
          <table:table-cell office:value-type="float" office:value="-9.95296757230274" calcext:value-type="float">
            <text:p>-9.95296757230274</text:p>
          </table:table-cell>
          <table:table-cell office:value-type="float" office:value="-4.38071364655753" calcext:value-type="float">
            <text:p>-4.38071364655753</text:p>
          </table:table-cell>
          <table:table-cell office:value-type="float" office:value="-9.44719203612416" calcext:value-type="float">
            <text:p>-9.4471920361241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183427057087" calcext:value-type="float">
            <text:p>4.018342705708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696802904036" calcext:value-type="float">
            <text:p>-71.9696802904036</text:p>
          </table:table-cell>
          <table:table-cell office:value-type="float" office:value="5.82983159640135" calcext:value-type="float">
            <text:p>5.82983159640135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8863520613414" calcext:value-type="float">
            <text:p>-69.8863520613414</text:p>
          </table:table-cell>
          <table:table-cell office:value-type="float" office:value="4.96834488465758" calcext:value-type="float">
            <text:p>4.968344884657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78515267139" calcext:value-type="float">
            <text:p>-67.978515267139</text:p>
          </table:table-cell>
          <table:table-cell office:value-type="float" office:value="4.29157963323921" calcext:value-type="float">
            <text:p>4.29157963323921</text:p>
          </table:table-cell>
          <table:table-cell office:value-type="float" office:value="-10.1569473368797" calcext:value-type="float">
            <text:p>-10.1569473368797</text:p>
          </table:table-cell>
          <table:table-cell office:value-type="float" office:value="-4.25840252249832" calcext:value-type="float">
            <text:p>-4.25840252249832</text:p>
          </table:table-cell>
          <table:table-cell office:value-type="float" office:value="-9.59217250828852" calcext:value-type="float">
            <text:p>-9.59217250828852</text:p>
          </table:table-cell>
          <table:table-cell table:number-columns-repeated="7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.0135298253791" calcext:value-type="float">
            <text:p>4.013529825379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848401452018" calcext:value-type="float">
            <text:p>-71.9848401452018</text:p>
          </table:table-cell>
          <table:table-cell office:value-type="float" office:value="5.83661891403813" calcext:value-type="float">
            <text:p>5.8366189140381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431760306707" calcext:value-type="float">
            <text:p>-69.9431760306707</text:p>
          </table:table-cell>
          <table:table-cell office:value-type="float" office:value="4.99006115037456" calcext:value-type="float">
            <text:p>4.9900611503745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92576335695" calcext:value-type="float">
            <text:p>-67.9892576335695</text:p>
          </table:table-cell>
          <table:table-cell office:value-type="float" office:value="4.29511953022388" calcext:value-type="float">
            <text:p>4.29511953022388</text:p>
          </table:table-cell>
          <table:table-cell office:value-type="float" office:value="-10.2602084237992" calcext:value-type="float">
            <text:p>-10.2602084237992</text:p>
          </table:table-cell>
          <table:table-cell office:value-type="float" office:value="-4.19609548328642" calcext:value-type="float">
            <text:p>-4.19609548328642</text:p>
          </table:table-cell>
          <table:table-cell office:value-type="float" office:value="-9.66681504734457" calcext:value-type="float">
            <text:p>-9.66681504734457</text:p>
          </table:table-cell>
          <table:table-cell table:number-columns-repeated="7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.01269848743368" calcext:value-type="float">
            <text:p>4.01269848743368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24200726009" calcext:value-type="float">
            <text:p>-71.9924200726009</text:p>
          </table:table-cell>
          <table:table-cell office:value-type="float" office:value="5.84001553555437" calcext:value-type="float">
            <text:p>5.8400155355543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715880153354" calcext:value-type="float">
            <text:p>-69.9715880153354</text:p>
          </table:table-cell>
          <table:table-cell office:value-type="float" office:value="5.00095485241283" calcext:value-type="float">
            <text:p>5.0009548524128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46288167848" calcext:value-type="float">
            <text:p>-67.9946288167848</text:p>
          </table:table-cell>
          <table:table-cell office:value-type="float" office:value="4.29689057351838" calcext:value-type="float">
            <text:p>4.29689057351838</text:p>
          </table:table-cell>
          <table:table-cell office:value-type="float" office:value="-10.3121599090764" calcext:value-type="float">
            <text:p>-10.3121599090764</text:p>
          </table:table-cell>
          <table:table-cell office:value-type="float" office:value="-4.16465091802043" calcext:value-type="float">
            <text:p>-4.16465091802043</text:p>
          </table:table-cell>
          <table:table-cell office:value-type="float" office:value="-9.7046800441105" calcext:value-type="float">
            <text:p>-9.7046800441105</text:p>
          </table:table-cell>
          <table:table-cell table:number-columns-repeated="7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.01085277463115" calcext:value-type="float">
            <text:p>4.0108527746311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62100363005" calcext:value-type="float">
            <text:p>-71.9962100363005</text:p>
          </table:table-cell>
          <table:table-cell office:value-type="float" office:value="5.84171458748983" calcext:value-type="float">
            <text:p>5.8417145874898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857940076677" calcext:value-type="float">
            <text:p>-69.9857940076677</text:p>
          </table:table-cell>
          <table:table-cell office:value-type="float" office:value="5.00641061837288" calcext:value-type="float">
            <text:p>5.0064106183728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73144083924" calcext:value-type="float">
            <text:p>-67.9973144083924</text:p>
          </table:table-cell>
          <table:table-cell office:value-type="float" office:value="4.29777636899784" calcext:value-type="float">
            <text:p>4.29777636899784</text:p>
          </table:table-cell>
          <table:table-cell office:value-type="float" office:value="-10.3382162829311" calcext:value-type="float">
            <text:p>-10.3382162829311</text:p>
          </table:table-cell>
          <table:table-cell office:value-type="float" office:value="-4.14885547360667" calcext:value-type="float">
            <text:p>-4.14885547360667</text:p>
          </table:table-cell>
          <table:table-cell office:value-type="float" office:value="-9.72374917531288" calcext:value-type="float">
            <text:p>-9.72374917531288</text:p>
          </table:table-cell>
          <table:table-cell table:number-columns-repeated="7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.00829265390102" calcext:value-type="float">
            <text:p>4.0082926539010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9981050181502" calcext:value-type="float">
            <text:p>-71.9981050181502</text:p>
          </table:table-cell>
          <table:table-cell office:value-type="float" office:value="5.84256429881478" calcext:value-type="float">
            <text:p>5.8425642988147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28970038338" calcext:value-type="float">
            <text:p>-69.9928970038338</text:p>
          </table:table-cell>
          <table:table-cell office:value-type="float" office:value="5.00914073292466" calcext:value-type="float">
            <text:p>5.0091407329246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86572041962" calcext:value-type="float">
            <text:p>-67.9986572041962</text:p>
          </table:table-cell>
          <table:table-cell office:value-type="float" office:value="4.29821933521208" calcext:value-type="float">
            <text:p>4.29821933521208</text:p>
          </table:table-cell>
          <table:table-cell office:value-type="float" office:value="-10.3512646773327" calcext:value-type="float">
            <text:p>-10.3512646773327</text:p>
          </table:table-cell>
          <table:table-cell office:value-type="float" office:value="-4.14093941069997" calcext:value-type="float">
            <text:p>-4.14093941069997</text:p>
          </table:table-cell>
          <table:table-cell office:value-type="float" office:value="-9.73331798641285" calcext:value-type="float">
            <text:p>-9.7333179864128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00709842271982" calcext:value-type="float">
            <text:p>4.0070984227198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9990525090751" calcext:value-type="float">
            <text:p>-71.9990525090751</text:p>
          </table:table-cell>
          <table:table-cell office:value-type="float" office:value="5.84298920082442" calcext:value-type="float">
            <text:p>5.8429892008244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64485019169" calcext:value-type="float">
            <text:p>-69.9964485019169</text:p>
          </table:table-cell>
          <table:table-cell office:value-type="float" office:value="5.01050634844843" calcext:value-type="float">
            <text:p>5.01050634844843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.9993286020981" calcext:value-type="float">
            <text:p>-67.9993286020981</text:p>
          </table:table-cell>
          <table:table-cell office:value-type="float" office:value="4.29844083543989" calcext:value-type="float">
            <text:p>4.29844083543989</text:p>
          </table:table-cell>
          <table:table-cell office:value-type="float" office:value="-10.3577939326234" calcext:value-type="float">
            <text:p>-10.3577939326234</text:p>
          </table:table-cell>
          <table:table-cell office:value-type="float" office:value="-4.13697678777673" calcext:value-type="float">
            <text:p>-4.13697678777673</text:p>
          </table:table-cell>
          <table:table-cell office:value-type="float" office:value="-9.73811096422871" calcext:value-type="float">
            <text:p>-9.73811096422871</text:p>
          </table:table-cell>
          <table:table-cell table:number-columns-repeated="7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.00522427338867" calcext:value-type="float">
            <text:p>4.0052242733886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95262545376" calcext:value-type="float">
            <text:p>-71.9995262545376</text:p>
          </table:table-cell>
          <table:table-cell office:value-type="float" office:value="5.84320166341702" calcext:value-type="float">
            <text:p>5.84320166341702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9982242509585" calcext:value-type="float">
            <text:p>-69.9982242509585</text:p>
          </table:table-cell>
          <table:table-cell office:value-type="float" office:value="5.01118929581667" calcext:value-type="float">
            <text:p>5.0111892958166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6643010491" calcext:value-type="float">
            <text:p>-67.9996643010491</text:p>
          </table:table-cell>
          <table:table-cell office:value-type="float" office:value="4.29855158983423" calcext:value-type="float">
            <text:p>4.29855158983423</text:p>
          </table:table-cell>
          <table:table-cell office:value-type="float" office:value="-10.3610598255697" calcext:value-type="float">
            <text:p>-10.3610598255697</text:p>
          </table:table-cell>
          <table:table-cell office:value-type="float" office:value="-4.13499432765994" calcext:value-type="float">
            <text:p>-4.13499432765994</text:p>
          </table:table-cell>
          <table:table-cell office:value-type="float" office:value="-9.74050959756327" calcext:value-type="float">
            <text:p>-9.74050959756327</text:p>
          </table:table-cell>
          <table:table-cell table:number-columns-repeated="7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00356367386599" calcext:value-type="float">
            <text:p>4.0035636738659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97631272688" calcext:value-type="float">
            <text:p>-71.9997631272688</text:p>
          </table:table-cell>
          <table:table-cell office:value-type="float" office:value="5.84330789761039" calcext:value-type="float">
            <text:p>5.8433078976103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991121254792" calcext:value-type="float">
            <text:p>-69.9991121254792</text:p>
          </table:table-cell>
          <table:table-cell office:value-type="float" office:value="5.01153080440792" calcext:value-type="float">
            <text:p>5.0115308044079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8321505245" calcext:value-type="float">
            <text:p>-67.9998321505245</text:p>
          </table:table-cell>
          <table:table-cell office:value-type="float" office:value="4.29860696810153" calcext:value-type="float">
            <text:p>4.29860696810153</text:p>
          </table:table-cell>
          <table:table-cell office:value-type="float" office:value="-10.3626930884655" calcext:value-type="float">
            <text:p>-10.3626930884655</text:p>
          </table:table-cell>
          <table:table-cell office:value-type="float" office:value="-4.13400281033925" calcext:value-type="float">
            <text:p>-4.13400281033925</text:p>
          </table:table-cell>
          <table:table-cell office:value-type="float" office:value="-9.74170945050713" calcext:value-type="float">
            <text:p>-9.74170945050713</text:p>
          </table:table-cell>
          <table:table-cell table:number-columns-repeated="7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.00156121661907" calcext:value-type="float">
            <text:p>4.00156121661907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9998815636344" calcext:value-type="float">
            <text:p>-71.9998815636344</text:p>
          </table:table-cell>
          <table:table-cell office:value-type="float" office:value="5.84336101543135" calcext:value-type="float">
            <text:p>5.84336101543135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995560627396" calcext:value-type="float">
            <text:p>-69.9995560627396</text:p>
          </table:table-cell>
          <table:table-cell office:value-type="float" office:value="5.01170156743103" calcext:value-type="float">
            <text:p>5.01170156743103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99160752623" calcext:value-type="float">
            <text:p>-67.9999160752623</text:p>
          </table:table-cell>
          <table:table-cell office:value-type="float" office:value="4.29863465750272" calcext:value-type="float">
            <text:p>4.29863465750272</text:p>
          </table:table-cell>
          <table:table-cell office:value-type="float" office:value="-10.3635097990312" calcext:value-type="float">
            <text:p>-10.3635097990312</text:p>
          </table:table-cell>
          <table:table-cell office:value-type="float" office:value="-4.13350697985101" calcext:value-type="float">
            <text:p>-4.13350697985101</text:p>
          </table:table-cell>
          <table:table-cell office:value-type="float" office:value="-9.74230951106945" calcext:value-type="float">
            <text:p>-9.74230951106945</text:p>
          </table:table-cell>
          <table:table-cell table:number-columns-repeated="7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.99930703257065" calcext:value-type="float">
            <text:p>3.9993070325706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99407818172" calcext:value-type="float">
            <text:p>-71.9999407818172</text:p>
          </table:table-cell>
          <table:table-cell office:value-type="float" office:value="5.84338757452291" calcext:value-type="float">
            <text:p>5.8433875745229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97780313698" calcext:value-type="float">
            <text:p>-69.9997780313698</text:p>
          </table:table-cell>
          <table:table-cell office:value-type="float" office:value="5.01178695112454" calcext:value-type="float">
            <text:p>5.0117869511245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580376311" calcext:value-type="float">
            <text:p>-67.9999580376311</text:p>
          </table:table-cell>
          <table:table-cell office:value-type="float" office:value="4.29864850227021" calcext:value-type="float">
            <text:p>4.29864850227021</text:p>
          </table:table-cell>
          <table:table-cell office:value-type="float" office:value="-10.363918174095" calcext:value-type="float">
            <text:p>-10.363918174095</text:p>
          </table:table-cell>
          <table:table-cell office:value-type="float" office:value="-4.13325904664841" calcext:value-type="float">
            <text:p>-4.13325904664841</text:p>
          </table:table-cell>
          <table:table-cell office:value-type="float" office:value="-9.74260957487586" calcext:value-type="float">
            <text:p>-9.74260957487586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9856788618621" calcext:value-type="float">
            <text:p>3.9985678861862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99703909086" calcext:value-type="float">
            <text:p>-71.9999703909086</text:p>
          </table:table-cell>
          <table:table-cell office:value-type="float" office:value="5.84340085411395" calcext:value-type="float">
            <text:p>5.8434008541139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998890156849" calcext:value-type="float">
            <text:p>-69.9998890156849</text:p>
          </table:table-cell>
          <table:table-cell office:value-type="float" office:value="5.0118296435168" calcext:value-type="float">
            <text:p>5.011829643516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790188156" calcext:value-type="float">
            <text:p>-67.9999790188156</text:p>
          </table:table-cell>
          <table:table-cell office:value-type="float" office:value="4.29865542467067" calcext:value-type="float">
            <text:p>4.29865542467067</text:p>
          </table:table-cell>
          <table:table-cell office:value-type="float" office:value="-10.3641223665723" calcext:value-type="float">
            <text:p>-10.3641223665723</text:p>
          </table:table-cell>
          <table:table-cell office:value-type="float" office:value="-4.13313507555725" calcext:value-type="float">
            <text:p>-4.13313507555725</text:p>
          </table:table-cell>
          <table:table-cell office:value-type="float" office:value="-9.7427596151607" calcext:value-type="float">
            <text:p>-9.7427596151607</text:p>
          </table:table-cell>
          <table:table-cell table:number-columns-repeated="7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.99301554464126" calcext:value-type="float">
            <text:p>3.9930155446412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99851954543" calcext:value-type="float">
            <text:p>-71.9999851954543</text:p>
          </table:table-cell>
          <table:table-cell office:value-type="float" office:value="5.84340749392079" calcext:value-type="float">
            <text:p>5.8434074939207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99445078425" calcext:value-type="float">
            <text:p>-69.9999445078425</text:p>
          </table:table-cell>
          <table:table-cell office:value-type="float" office:value="5.0118509898493" calcext:value-type="float">
            <text:p>5.011850989849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895094078" calcext:value-type="float">
            <text:p>-67.9999895094078</text:p>
          </table:table-cell>
          <table:table-cell office:value-type="float" office:value="4.29865888587508" calcext:value-type="float">
            <text:p>4.29865888587508</text:p>
          </table:table-cell>
          <table:table-cell office:value-type="float" office:value="-10.3642244640474" calcext:value-type="float">
            <text:p>-10.3642244640474</text:p>
          </table:table-cell>
          <table:table-cell office:value-type="float" office:value="-4.13307308888918" calcext:value-type="float">
            <text:p>-4.13307308888918</text:p>
          </table:table-cell>
          <table:table-cell office:value-type="float" office:value="-9.74283463739858" calcext:value-type="float">
            <text:p>-9.74283463739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5</text:p>
          </table:table-cell>
          <table:table-cell office:value-type="string" calcext:value-type="string">
            <text:p>c1 front</text:p>
          </table:table-cell>
          <table:table-cell office:value-type="string" calcext:value-type="string">
            <text:p><text:s/>rotate clockwise</text:p>
          </table:table-cell>
          <table:table-cell office:value-type="string" calcext:value-type="string">
            <text:p><text:s/>finish c1 front again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5361754991225" calcext:value-type="float">
            <text:p>3.5361754991225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table:number-columns-repeated="3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15.341500566331" calcext:value-type="float">
            <text:p>15.341500566331</text:p>
          </table:table-cell>
          <table:table-cell office:value-type="float" office:value="-6.13796078256419" calcext:value-type="float">
            <text:p>-6.13796078256419</text:p>
          </table:table-cell>
          <table:table-cell office:value-type="float" office:value="-15.8241472365068" calcext:value-type="float">
            <text:p>-15.8241472365068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53566588375869" calcext:value-type="float">
            <text:p>3.53566588375869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15.341500566331" calcext:value-type="float">
            <text:p>15.341500566331</text:p>
          </table:table-cell>
          <table:table-cell office:value-type="float" office:value="-6.13796078256419" calcext:value-type="float">
            <text:p>-6.13796078256419</text:p>
          </table:table-cell>
          <table:table-cell office:value-type="float" office:value="-15.8241472365068" calcext:value-type="float">
            <text:p>-15.824147236506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53656943115482" calcext:value-type="float">
            <text:p>3.53656943115482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15.341500566331" calcext:value-type="float">
            <text:p>15.341500566331</text:p>
          </table:table-cell>
          <table:table-cell office:value-type="float" office:value="-6.13796078256419" calcext:value-type="float">
            <text:p>-6.13796078256419</text:p>
          </table:table-cell>
          <table:table-cell office:value-type="float" office:value="-15.8241472365068" calcext:value-type="float">
            <text:p>-15.824147236506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53782948157622" calcext:value-type="float">
            <text:p>3.53782948157622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table:number-columns-repeated="3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15.341500566331" calcext:value-type="float">
            <text:p>15.341500566331</text:p>
          </table:table-cell>
          <table:table-cell office:value-type="float" office:value="-6.13796078256419" calcext:value-type="float">
            <text:p>-6.13796078256419</text:p>
          </table:table-cell>
          <table:table-cell office:value-type="float" office:value="-15.8241472365068" calcext:value-type="float">
            <text:p>-15.824147236506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3746179487477" calcext:value-type="float">
            <text:p>3.53746179487477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table:number-columns-repeated="3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15.341500566331" calcext:value-type="float">
            <text:p>15.341500566331</text:p>
          </table:table-cell>
          <table:table-cell office:value-type="float" office:value="-6.13796078256419" calcext:value-type="float">
            <text:p>-6.13796078256419</text:p>
          </table:table-cell>
          <table:table-cell office:value-type="float" office:value="-15.8241472365068" calcext:value-type="float">
            <text:p>-15.8241472365068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53727727794709" calcext:value-type="float">
            <text:p>3.53727727794709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table:number-columns-repeated="3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15.341500566331" calcext:value-type="float">
            <text:p>15.341500566331</text:p>
          </table:table-cell>
          <table:table-cell office:value-type="float" office:value="-6.13796078256419" calcext:value-type="float">
            <text:p>-6.13796078256419</text:p>
          </table:table-cell>
          <table:table-cell office:value-type="float" office:value="-15.8241472365068" calcext:value-type="float">
            <text:p>-15.8241472365068</text:p>
          </table:table-cell>
          <table:table-cell table:number-columns-repeated="7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54097676635985" calcext:value-type="float">
            <text:p>3.54097676635985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table:number-columns-repeated="3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15.341500566331" calcext:value-type="float">
            <text:p>15.341500566331</text:p>
          </table:table-cell>
          <table:table-cell office:value-type="float" office:value="-6.13796078256419" calcext:value-type="float">
            <text:p>-6.13796078256419</text:p>
          </table:table-cell>
          <table:table-cell office:value-type="float" office:value="-15.8241472365068" calcext:value-type="float">
            <text:p>-15.8241472365068</text:p>
          </table:table-cell>
          <table:table-cell table:number-columns-repeated="7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53950801405651" calcext:value-type="float">
            <text:p>3.53950801405651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table:number-columns-repeated="3" office:value-type="float" office:value="-73" calcext:value-type="float">
            <text:p>-73</text:p>
          </table:table-cell>
          <table:table-cell office:value-type="float" office:value="6.30957344480193" calcext:value-type="float">
            <text:p>6.30957344480193</text:p>
          </table:table-cell>
          <table:table-cell office:value-type="float" office:value="15.341500566331" calcext:value-type="float">
            <text:p>15.341500566331</text:p>
          </table:table-cell>
          <table:table-cell office:value-type="float" office:value="-6.13796078256419" calcext:value-type="float">
            <text:p>-6.13796078256419</text:p>
          </table:table-cell>
          <table:table-cell office:value-type="float" office:value="-15.8241472365068" calcext:value-type="float">
            <text:p>-15.8241472365068</text:p>
          </table:table-cell>
          <table:table-cell table:number-columns-repeated="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.53799748305181" calcext:value-type="float">
            <text:p>3.53799748305181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5" calcext:value-type="float">
            <text:p>-72.5</text:p>
          </table:table-cell>
          <table:table-cell office:value-type="float" office:value="6.07202195690989" calcext:value-type="float">
            <text:p>6.07202195690989</text:p>
          </table:table-cell>
          <table:table-cell office:value-type="float" office:value="12.6676220116456" calcext:value-type="float">
            <text:p>12.6676220116456</text:p>
          </table:table-cell>
          <table:table-cell office:value-type="float" office:value="-6.13796078256418" calcext:value-type="float">
            <text:p>-6.13796078256418</text:p>
          </table:table-cell>
          <table:table-cell office:value-type="float" office:value="-13.2480430089065" calcext:value-type="float">
            <text:p>-13.248043008906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387997301398" calcext:value-type="float">
            <text:p>3.5387997301398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25" calcext:value-type="float">
            <text:p>-72.25</text:p>
          </table:table-cell>
          <table:table-cell office:value-type="float" office:value="5.95662143529011" calcext:value-type="float">
            <text:p>5.95662143529011</text:p>
          </table:table-cell>
          <table:table-cell office:value-type="float" office:value="11.4057022645199" calcext:value-type="float">
            <text:p>11.4057022645199</text:p>
          </table:table-cell>
          <table:table-cell office:value-type="float" office:value="-6.13796078256418" calcext:value-type="float">
            <text:p>-6.13796078256418</text:p>
          </table:table-cell>
          <table:table-cell office:value-type="float" office:value="-12.0470760055204" calcext:value-type="float">
            <text:p>-12.0470760055204</text:p>
          </table:table-cell>
          <table:table-cell table:number-columns-repeated="7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53793404404336" calcext:value-type="float">
            <text:p>3.53793404404336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125" calcext:value-type="float">
            <text:p>-72.125</text:p>
          </table:table-cell>
          <table:table-cell office:value-type="float" office:value="5.89974625592356" calcext:value-type="float">
            <text:p>5.89974625592356</text:p>
          </table:table-cell>
          <table:table-cell office:value-type="float" office:value="10.7926722289986" calcext:value-type="float">
            <text:p>10.7926722289986</text:p>
          </table:table-cell>
          <table:table-cell office:value-type="float" office:value="-6.13796078256418" calcext:value-type="float">
            <text:p>-6.13796078256418</text:p>
          </table:table-cell>
          <table:table-cell office:value-type="float" office:value="-11.4683813146629" calcext:value-type="float">
            <text:p>-11.4683813146629</text:p>
          </table:table-cell>
          <table:table-cell table:number-columns-repeated="7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53555157377063" calcext:value-type="float">
            <text:p>3.53555157377063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0625" calcext:value-type="float">
            <text:p>-72.0625</text:p>
          </table:table-cell>
          <table:table-cell office:value-type="float" office:value="5.87151263792517" calcext:value-type="float">
            <text:p>5.87151263792517</text:p>
          </table:table-cell>
          <table:table-cell office:value-type="float" office:value="10.4905402044812" calcext:value-type="float">
            <text:p>10.4905402044812</text:p>
          </table:table-cell>
          <table:table-cell office:value-type="float" office:value="-6.13796078256418" calcext:value-type="float">
            <text:p>-6.13796078256418</text:p>
          </table:table-cell>
          <table:table-cell office:value-type="float" office:value="-11.184517419976" calcext:value-type="float">
            <text:p>-11.184517419976</text:p>
          </table:table-cell>
          <table:table-cell table:number-columns-repeated="7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53818191748682" calcext:value-type="float">
            <text:p>3.53818191748682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3" office:value-type="float" office:value="-67" calcext:value-type="float">
            <text:p>-67</text:p>
          </table:table-cell>
          <table:table-cell office:value-type="float" office:value="3.98107170553497" calcext:value-type="float">
            <text:p>3.9810717055349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3125" calcext:value-type="float">
            <text:p>-72.03125</text:p>
          </table:table-cell>
          <table:table-cell office:value-type="float" office:value="5.85744653708906" calcext:value-type="float">
            <text:p>5.85744653708906</text:p>
          </table:table-cell>
          <table:table-cell office:value-type="float" office:value="10.3405577295191" calcext:value-type="float">
            <text:p>10.3405577295191</text:p>
          </table:table-cell>
          <table:table-cell office:value-type="float" office:value="-6.13796078256418" calcext:value-type="float">
            <text:p>-6.13796078256418</text:p>
          </table:table-cell>
          <table:table-cell office:value-type="float" office:value="-11.0439635228222" calcext:value-type="float">
            <text:p>-11.0439635228222</text:p>
          </table:table-cell>
          <table:table-cell table:number-columns-repeated="7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53964579440094" calcext:value-type="float">
            <text:p>3.53964579440094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5" calcext:value-type="float">
            <text:p>-66.5</text:p>
          </table:table-cell>
          <table:table-cell office:value-type="float" office:value="3.83118684955729" calcext:value-type="float">
            <text:p>3.8311868495572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15625" calcext:value-type="float">
            <text:p>-72.015625</text:p>
          </table:table-cell>
          <table:table-cell office:value-type="float" office:value="5.85042612827684" calcext:value-type="float">
            <text:p>5.85042612827684</text:p>
          </table:table-cell>
          <table:table-cell office:value-type="float" office:value="10.7690494249634" calcext:value-type="float">
            <text:p>10.7690494249634</text:p>
          </table:table-cell>
          <table:table-cell office:value-type="float" office:value="-6.67020589546893" calcext:value-type="float">
            <text:p>-6.67020589546893</text:p>
          </table:table-cell>
          <table:table-cell office:value-type="float" office:value="-11.7637171289643" calcext:value-type="float">
            <text:p>-11.763717128964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3965845267291" calcext:value-type="float">
            <text:p>3.5396584526729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25" calcext:value-type="float">
            <text:p>-66.25</text:p>
          </table:table-cell>
          <table:table-cell office:value-type="float" office:value="3.75837404288444" calcext:value-type="float">
            <text:p>3.7583740428844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0078125" calcext:value-type="float">
            <text:p>-72.0078125</text:p>
          </table:table-cell>
          <table:table-cell office:value-type="float" office:value="5.84691907985278" calcext:value-type="float">
            <text:p>5.84691907985278</text:p>
          </table:table-cell>
          <table:table-cell office:value-type="float" office:value="10.9692440430714" calcext:value-type="float">
            <text:p>10.9692440430714</text:p>
          </table:table-cell>
          <table:table-cell office:value-type="float" office:value="-6.92139554546582" calcext:value-type="float">
            <text:p>-6.92139554546582</text:p>
          </table:table-cell>
          <table:table-cell office:value-type="float" office:value="-12.100092433295" calcext:value-type="float">
            <text:p>-12.100092433295</text:p>
          </table:table-cell>
          <table:table-cell table:number-columns-repeated="7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53994848285002" calcext:value-type="float">
            <text:p>3.53994848285002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5.41169526546464" calcext:value-type="float">
            <text:p>5.4116952654646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125" calcext:value-type="float">
            <text:p>-66.125</text:p>
          </table:table-cell>
          <table:table-cell office:value-type="float" office:value="3.72248823074449" calcext:value-type="float">
            <text:p>3.7224882307444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0390625" calcext:value-type="float">
            <text:p>-72.00390625</text:p>
          </table:table-cell>
          <table:table-cell office:value-type="float" office:value="5.84516634408445" calcext:value-type="float">
            <text:p>5.84516634408445</text:p>
          </table:table-cell>
          <table:table-cell office:value-type="float" office:value="11.0659837914188" calcext:value-type="float">
            <text:p>11.0659837914188</text:p>
          </table:table-cell>
          <table:table-cell office:value-type="float" office:value="-7.04342137191867" calcext:value-type="float">
            <text:p>-7.04342137191867</text:p>
          </table:table-cell>
          <table:table-cell office:value-type="float" office:value="-12.2627441657602" calcext:value-type="float">
            <text:p>-12.2627441657602</text:p>
          </table:table-cell>
          <table:table-cell table:number-columns-repeated="7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5427097255748" calcext:value-type="float">
            <text:p>3.5427097255748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5" calcext:value-type="float">
            <text:p>-70.5</text:p>
          </table:table-cell>
          <table:table-cell office:value-type="float" office:value="5.20794832859546" calcext:value-type="float">
            <text:p>5.2079483285954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625" calcext:value-type="float">
            <text:p>-66.0625</text:p>
          </table:table-cell>
          <table:table-cell office:value-type="float" office:value="3.70467402210716" calcext:value-type="float">
            <text:p>3.70467402210716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001953125" calcext:value-type="float">
            <text:p>-72.001953125</text:p>
          </table:table-cell>
          <table:table-cell office:value-type="float" office:value="5.84429017324228" calcext:value-type="float">
            <text:p>5.84429017324228</text:p>
          </table:table-cell>
          <table:table-cell office:value-type="float" office:value="12.1506879624767" calcext:value-type="float">
            <text:p>12.1506879624767</text:p>
          </table:table-cell>
          <table:table-cell office:value-type="float" office:value="-6.12005281056575" calcext:value-type="float">
            <text:p>-6.12005281056575</text:p>
          </table:table-cell>
          <table:table-cell office:value-type="float" office:value="-12.8299179068012" calcext:value-type="float">
            <text:p>-12.8299179068012</text:p>
          </table:table-cell>
          <table:table-cell table:number-columns-repeated="7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4127883969737" calcext:value-type="float">
            <text:p>3.54127883969737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25" calcext:value-type="float">
            <text:p>-70.25</text:p>
          </table:table-cell>
          <table:table-cell office:value-type="float" office:value="5.10896977450693" calcext:value-type="float">
            <text:p>5.1089697745069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3125" calcext:value-type="float">
            <text:p>-66.03125</text:p>
          </table:table-cell>
          <table:table-cell office:value-type="float" office:value="3.69579891247642" calcext:value-type="float">
            <text:p>3.69579891247642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5009765625" calcext:value-type="float">
            <text:p>-72.5009765625</text:p>
          </table:table-cell>
          <table:table-cell office:value-type="float" office:value="6.07247709594745" calcext:value-type="float">
            <text:p>6.07247709594745</text:p>
          </table:table-cell>
          <table:table-cell office:value-type="float" office:value="15.1404385497257" calcext:value-type="float">
            <text:p>15.1404385497257</text:p>
          </table:table-cell>
          <table:table-cell office:value-type="float" office:value="-5.68574661607431" calcext:value-type="float">
            <text:p>-5.68574661607431</text:p>
          </table:table-cell>
          <table:table-cell office:value-type="float" office:value="-15.5448576186504" calcext:value-type="float">
            <text:p>-15.5448576186504</text:p>
          </table:table-cell>
          <table:table-cell table:number-columns-repeated="7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54201870692837" calcext:value-type="float">
            <text:p>3.5420187069283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125" calcext:value-type="float">
            <text:p>-70.125</text:p>
          </table:table-cell>
          <table:table-cell office:value-type="float" office:value="5.06018816643262" calcext:value-type="float">
            <text:p>5.06018816643262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6.515625" calcext:value-type="float">
            <text:p>-66.515625</text:p>
          </table:table-cell>
          <table:table-cell office:value-type="float" office:value="3.8357842066267" calcext:value-type="float">
            <text:p>3.835784206626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75048828125" calcext:value-type="float">
            <text:p>-72.75048828125</text:p>
          </table:table-cell>
          <table:table-cell office:value-type="float" office:value="6.18989016289934" calcext:value-type="float">
            <text:p>6.18989016289934</text:p>
          </table:table-cell>
          <table:table-cell office:value-type="float" office:value="16.2340055536409" calcext:value-type="float">
            <text:p>16.2340055536409</text:p>
          </table:table-cell>
          <table:table-cell office:value-type="float" office:value="-4.98102899995362" calcext:value-type="float">
            <text:p>-4.98102899995362</text:p>
          </table:table-cell>
          <table:table-cell office:value-type="float" office:value="-16.3767747769293" calcext:value-type="float">
            <text:p>-16.376774776929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4156522459846" calcext:value-type="float">
            <text:p>3.54156522459846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5625" calcext:value-type="float">
            <text:p>-70.5625</text:p>
          </table:table-cell>
          <table:table-cell office:value-type="float" office:value="5.23299114681495" calcext:value-type="float">
            <text:p>5.2329911468149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7578125" calcext:value-type="float">
            <text:p>-66.7578125</text:p>
          </table:table-cell>
          <table:table-cell office:value-type="float" office:value="3.90775280353549" calcext:value-type="float">
            <text:p>3.90775280353549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375244140625" calcext:value-type="float">
            <text:p>-72.375244140625</text:p>
          </table:table-cell>
          <table:table-cell office:value-type="float" office:value="6.01415760220451" calcext:value-type="float">
            <text:p>6.01415760220451</text:p>
          </table:table-cell>
          <table:table-cell office:value-type="float" office:value="13.1922316740462" calcext:value-type="float">
            <text:p>13.1922316740462</text:p>
          </table:table-cell>
          <table:table-cell office:value-type="float" office:value="-5.53621107686552" calcext:value-type="float">
            <text:p>-5.53621107686552</text:p>
          </table:table-cell>
          <table:table-cell office:value-type="float" office:value="-13.5398845196927" calcext:value-type="float">
            <text:p>-13.5398845196927</text:p>
          </table:table-cell>
          <table:table-cell table:number-columns-repeated="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54128931453466" calcext:value-type="float">
            <text:p>3.54128931453466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78125" calcext:value-type="float">
            <text:p>-70.78125</text:p>
          </table:table-cell>
          <table:table-cell office:value-type="float" office:value="5.32159312738552" calcext:value-type="float">
            <text:p>5.3215931273855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87890625" calcext:value-type="float">
            <text:p>-66.87890625</text:p>
          </table:table-cell>
          <table:table-cell office:value-type="float" office:value="3.94424189399941" calcext:value-type="float">
            <text:p>3.9442418939994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1876220703125" calcext:value-type="float">
            <text:p>-72.1876220703125</text:p>
          </table:table-cell>
          <table:table-cell office:value-type="float" office:value="5.92817117964998" calcext:value-type="float">
            <text:p>5.92817117964998</text:p>
          </table:table-cell>
          <table:table-cell office:value-type="float" office:value="11.6873198077727" calcext:value-type="float">
            <text:p>11.6873198077727</text:p>
          </table:table-cell>
          <table:table-cell office:value-type="float" office:value="-5.83104967957123" calcext:value-type="float">
            <text:p>-5.83104967957123</text:p>
          </table:table-cell>
          <table:table-cell office:value-type="float" office:value="-12.1905669641777" calcext:value-type="float">
            <text:p>-12.1905669641777</text:p>
          </table:table-cell>
          <table:table-cell table:number-columns-repeated="7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5394763977948" calcext:value-type="float">
            <text:p>3.539476397794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90625" calcext:value-type="float">
            <text:p>-70.890625</text:p>
          </table:table-cell>
          <table:table-cell office:value-type="float" office:value="5.36645509924395" calcext:value-type="float">
            <text:p>5.3664550992439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939453125" calcext:value-type="float">
            <text:p>-66.939453125</text:p>
          </table:table-cell>
          <table:table-cell office:value-type="float" office:value="3.96261401148115" calcext:value-type="float">
            <text:p>3.9626140114811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0938110351563" calcext:value-type="float">
            <text:p>-72.0938110351563</text:p>
          </table:table-cell>
          <table:table-cell office:value-type="float" office:value="5.88564008909551" calcext:value-type="float">
            <text:p>5.88564008909551</text:p>
          </table:table-cell>
          <table:table-cell office:value-type="float" office:value="10.9382782590538" calcext:value-type="float">
            <text:p>10.9382782590538</text:p>
          </table:table-cell>
          <table:table-cell office:value-type="float" office:value="-5.98296842191574" calcext:value-type="float">
            <text:p>-5.98296842191574</text:p>
          </table:table-cell>
          <table:table-cell office:value-type="float" office:value="-11.5384439694753" calcext:value-type="float">
            <text:p>-11.5384439694753</text:p>
          </table:table-cell>
          <table:table-cell table:number-columns-repeated="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53693470973283" calcext:value-type="float">
            <text:p>3.5369347097328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453125" calcext:value-type="float">
            <text:p>-70.9453125</text:p>
          </table:table-cell>
          <table:table-cell office:value-type="float" office:value="5.38902770942097" calcext:value-type="float">
            <text:p>5.3890277094209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697265625" calcext:value-type="float">
            <text:p>-66.9697265625</text:p>
          </table:table-cell>
          <table:table-cell office:value-type="float" office:value="3.97183213656671" calcext:value-type="float">
            <text:p>3.9718321365667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469055175781" calcext:value-type="float">
            <text:p>-72.0469055175781</text:p>
          </table:table-cell>
          <table:table-cell office:value-type="float" office:value="5.8644891067082" calcext:value-type="float">
            <text:p>5.8644891067082</text:p>
          </table:table-cell>
          <table:table-cell office:value-type="float" office:value="10.5645388936608" calcext:value-type="float">
            <text:p>10.5645388936608</text:p>
          </table:table-cell>
          <table:table-cell office:value-type="float" office:value="-6.06007687811045" calcext:value-type="float">
            <text:p>-6.06007687811045</text:p>
          </table:table-cell>
          <table:table-cell office:value-type="float" office:value="-11.2189693869182" calcext:value-type="float">
            <text:p>-11.2189693869182</text:p>
          </table:table-cell>
          <table:table-cell table:number-columns-repeated="7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4247830061575" calcext:value-type="float">
            <text:p>3.5424783006157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7265625" calcext:value-type="float">
            <text:p>-70.97265625</text:p>
          </table:table-cell>
          <table:table-cell office:value-type="float" office:value="5.40034959428843" calcext:value-type="float">
            <text:p>5.40034959428843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8486328125" calcext:value-type="float">
            <text:p>-66.98486328125</text:p>
          </table:table-cell>
          <table:table-cell office:value-type="float" office:value="3.97644923745045" calcext:value-type="float">
            <text:p>3.9764492374504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234527587891" calcext:value-type="float">
            <text:p>-72.0234527587891</text:p>
          </table:table-cell>
          <table:table-cell office:value-type="float" office:value="5.85394213613994" calcext:value-type="float">
            <text:p>5.85394213613994</text:p>
          </table:table-cell>
          <table:table-cell office:value-type="float" office:value="10.377855551507" calcext:value-type="float">
            <text:p>10.377855551507</text:p>
          </table:table-cell>
          <table:table-cell office:value-type="float" office:value="-6.0989214556868" calcext:value-type="float">
            <text:p>-6.0989214556868</text:p>
          </table:table-cell>
          <table:table-cell office:value-type="float" office:value="-11.0610230694979" calcext:value-type="float">
            <text:p>-11.061023069497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278133684625" calcext:value-type="float">
            <text:p>3.5427813368462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86328125" calcext:value-type="float">
            <text:p>-70.986328125</text:p>
          </table:table-cell>
          <table:table-cell office:value-type="float" office:value="5.40601945346709" calcext:value-type="float">
            <text:p>5.4060194534670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2431640625" calcext:value-type="float">
            <text:p>-66.992431640625</text:p>
          </table:table-cell>
          <table:table-cell office:value-type="float" office:value="3.97875980020283" calcext:value-type="float">
            <text:p>3.9787598002028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117263793945" calcext:value-type="float">
            <text:p>-72.0117263793945</text:p>
          </table:table-cell>
          <table:table-cell office:value-type="float" office:value="5.84867576605064" calcext:value-type="float">
            <text:p>5.84867576605064</text:p>
          </table:table-cell>
          <table:table-cell office:value-type="float" office:value="10.2845593397389" calcext:value-type="float">
            <text:p>10.2845593397389</text:p>
          </table:table-cell>
          <table:table-cell office:value-type="float" office:value="-6.11841671979749" calcext:value-type="float">
            <text:p>-6.11841671979749</text:p>
          </table:table-cell>
          <table:table-cell office:value-type="float" office:value="-10.9825175177203" calcext:value-type="float">
            <text:p>-10.9825175177203</text:p>
          </table:table-cell>
          <table:table-cell table:number-columns-repeated="7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5003550399931" calcext:value-type="float">
            <text:p>3.55003550399931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4931640625" calcext:value-type="float">
            <text:p>-71.4931640625</text:p>
          </table:table-cell>
          <table:table-cell office:value-type="float" office:value="5.62046354686487" calcext:value-type="float">
            <text:p>5.6204635468648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9962158203125" calcext:value-type="float">
            <text:p>-66.9962158203125</text:p>
          </table:table-cell>
          <table:table-cell office:value-type="float" office:value="3.97991558499769" calcext:value-type="float">
            <text:p>3.9799155849976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058631896973" calcext:value-type="float">
            <text:p>-72.0058631896973</text:p>
          </table:table-cell>
          <table:table-cell office:value-type="float" office:value="5.84604435793766" calcext:value-type="float">
            <text:p>5.84604435793766</text:p>
          </table:table-cell>
          <table:table-cell office:value-type="float" office:value="9.11920283140072" calcext:value-type="float">
            <text:p>9.11920283140072</text:p>
          </table:table-cell>
          <table:table-cell office:value-type="float" office:value="-7.18903746269517" calcext:value-type="float">
            <text:p>-7.18903746269517</text:p>
          </table:table-cell>
          <table:table-cell office:value-type="float" office:value="-10.5356304225152" calcext:value-type="float">
            <text:p>-10.5356304225152</text:p>
          </table:table-cell>
          <table:table-cell table:number-columns-repeated="7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55680633434857" calcext:value-type="float">
            <text:p>3.55680633434857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74658203125" calcext:value-type="float">
            <text:p>-71.74658203125</text:p>
          </table:table-cell>
          <table:table-cell office:value-type="float" office:value="5.73085474671044" calcext:value-type="float">
            <text:p>5.73085474671044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9981079101563" calcext:value-type="float">
            <text:p>-66.9981079101563</text:p>
          </table:table-cell>
          <table:table-cell office:value-type="float" office:value="3.98049360329243" calcext:value-type="float">
            <text:p>3.9804936032924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2.0029315948486" calcext:value-type="float">
            <text:p>-72.0029315948486</text:p>
          </table:table-cell>
          <table:table-cell office:value-type="float" office:value="5.8447290978809" calcext:value-type="float">
            <text:p>5.8447290978809</text:p>
          </table:table-cell>
          <table:table-cell office:value-type="float" office:value="8.50259425351732" calcext:value-type="float">
            <text:p>8.50259425351732</text:p>
          </table:table-cell>
          <table:table-cell office:value-type="float" office:value="-7.75653036456434" calcext:value-type="float">
            <text:p>-7.75653036456434</text:p>
          </table:table-cell>
          <table:table-cell office:value-type="float" office:value="-10.3900128867874" calcext:value-type="float">
            <text:p>-10.3900128867874</text:p>
          </table:table-cell>
          <table:table-cell table:number-columns-repeated="7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55300804821237" calcext:value-type="float">
            <text:p>3.5530080482123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73291015625" calcext:value-type="float">
            <text:p>-71.873291015625</text:p>
          </table:table-cell>
          <table:table-cell office:value-type="float" office:value="5.78686077466108" calcext:value-type="float">
            <text:p>5.7868607746610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90539550781" calcext:value-type="float">
            <text:p>-66.9990539550781</text:p>
          </table:table-cell>
          <table:table-cell office:value-type="float" office:value="3.98078264391946" calcext:value-type="float">
            <text:p>3.98078264391946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0014657974243" calcext:value-type="float">
            <text:p>-72.0014657974243</text:p>
          </table:table-cell>
          <table:table-cell office:value-type="float" office:value="5.84407157882332" calcext:value-type="float">
            <text:p>5.84407157882332</text:p>
          </table:table-cell>
          <table:table-cell office:value-type="float" office:value="8.18541538788699" calcext:value-type="float">
            <text:p>8.18541538788699</text:p>
          </table:table-cell>
          <table:table-cell office:value-type="float" office:value="-8.04869416690028" calcext:value-type="float">
            <text:p>-8.04869416690028</text:p>
          </table:table-cell>
          <table:table-cell office:value-type="float" office:value="-10.340976122824" calcext:value-type="float">
            <text:p>-10.340976122824</text:p>
          </table:table-cell>
          <table:table-cell table:number-columns-repeated="7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.55838049255697" calcext:value-type="float">
            <text:p>3.5583804925569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4366455078125" calcext:value-type="float">
            <text:p>-72.4366455078125</text:p>
          </table:table-cell>
          <table:table-cell office:value-type="float" office:value="6.04256758940829" calcext:value-type="float">
            <text:p>6.0425675894082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95269775391" calcext:value-type="float">
            <text:p>-66.9995269775391</text:p>
          </table:table-cell>
          <table:table-cell office:value-type="float" office:value="3.98092717210356" calcext:value-type="float">
            <text:p>3.98092717210356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0007328987122" calcext:value-type="float">
            <text:p>-72.0007328987122</text:p>
          </table:table-cell>
          <table:table-cell office:value-type="float" office:value="5.84374284703359" calcext:value-type="float">
            <text:p>5.84374284703359</text:p>
          </table:table-cell>
          <table:table-cell office:value-type="float" office:value="6.731492502979" calcext:value-type="float">
            <text:p>6.731492502979</text:p>
          </table:table-cell>
          <table:table-cell office:value-type="float" office:value="-9.42310996498864" calcext:value-type="float">
            <text:p>-9.42310996498864</text:p>
          </table:table-cell>
          <table:table-cell office:value-type="float" office:value="-10.3762133758395" calcext:value-type="float">
            <text:p>-10.376213375839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7157171437683" calcext:value-type="float">
            <text:p>3.5715717143768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2183227539063" calcext:value-type="float">
            <text:p>-72.2183227539063</text:p>
          </table:table-cell>
          <table:table-cell office:value-type="float" office:value="5.94215658292496" calcext:value-type="float">
            <text:p>5.9421565829249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97634887695" calcext:value-type="float">
            <text:p>-66.9997634887695</text:p>
          </table:table-cell>
          <table:table-cell office:value-type="float" office:value="3.98099943816334" calcext:value-type="float">
            <text:p>3.9809994381633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003664493561" calcext:value-type="float">
            <text:p>-72.0003664493561</text:p>
          </table:table-cell>
          <table:table-cell office:value-type="float" office:value="5.84357848807303" calcext:value-type="float">
            <text:p>5.84357848807303</text:p>
          </table:table-cell>
          <table:table-cell office:value-type="float" office:value="7.30633445500511" calcext:value-type="float">
            <text:p>7.30633445500511</text:p>
          </table:table-cell>
          <table:table-cell office:value-type="float" office:value="-8.87584924060982" calcext:value-type="float">
            <text:p>-8.87584924060982</text:p>
          </table:table-cell>
          <table:table-cell office:value-type="float" office:value="-10.3128696910542" calcext:value-type="float">
            <text:p>-10.3128696910542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57213398688328" calcext:value-type="float">
            <text:p>3.57213398688328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1091613769531" calcext:value-type="float">
            <text:p>-72.1091613769531</text:p>
          </table:table-cell>
          <table:table-cell office:value-type="float" office:value="5.89257853248739" calcext:value-type="float">
            <text:p>5.8925785324873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98817443848" calcext:value-type="float">
            <text:p>-66.9998817443848</text:p>
          </table:table-cell>
          <table:table-cell office:value-type="float" office:value="3.98103557168517" calcext:value-type="float">
            <text:p>3.9810355716851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00183224678" calcext:value-type="float">
            <text:p>-72.000183224678</text:p>
          </table:table-cell>
          <table:table-cell office:value-type="float" office:value="5.84349631032627" calcext:value-type="float">
            <text:p>5.84349631032627</text:p>
          </table:table-cell>
          <table:table-cell office:value-type="float" office:value="7.58658646612934" calcext:value-type="float">
            <text:p>7.58658646612934</text:p>
          </table:table-cell>
          <table:table-cell office:value-type="float" office:value="-8.60901706295842" calcext:value-type="float">
            <text:p>-8.60901706295842</text:p>
          </table:table-cell>
          <table:table-cell office:value-type="float" office:value="-10.3040169342986" calcext:value-type="float">
            <text:p>-10.3040169342986</text:p>
          </table:table-cell>
          <table:table-cell table:number-columns-repeated="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53216642020701" calcext:value-type="float">
            <text:p>3.5321664202070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545806884766" calcext:value-type="float">
            <text:p>-72.0545806884766</text:p>
          </table:table-cell>
          <table:table-cell office:value-type="float" office:value="5.86794484303332" calcext:value-type="float">
            <text:p>5.8679448430333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4999408721924" calcext:value-type="float">
            <text:p>-66.4999408721924</text:p>
          </table:table-cell>
          <table:table-cell office:value-type="float" office:value="3.83116946280134" calcext:value-type="float">
            <text:p>3.8311694628013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00091612339" calcext:value-type="float">
            <text:p>-72.000091612339</text:p>
          </table:table-cell>
          <table:table-cell office:value-type="float" office:value="5.84345522188627" calcext:value-type="float">
            <text:p>5.84345522188627</text:p>
          </table:table-cell>
          <table:table-cell office:value-type="float" office:value="8.22816399412638" calcext:value-type="float">
            <text:p>8.22816399412638</text:p>
          </table:table-cell>
          <table:table-cell office:value-type="float" office:value="-9.0095078309908" calcext:value-type="float">
            <text:p>-9.0095078309908</text:p>
          </table:table-cell>
          <table:table-cell office:value-type="float" office:value="-11.1391842400721" calcext:value-type="float">
            <text:p>-11.1391842400721</text:p>
          </table:table-cell>
          <table:table-cell table:number-columns-repeated="7"/>
        </table:table-row>
        <table:table-row table:style-name="ro1">
          <table:table-cell office:value-type="float" office:value="6.602" calcext:value-type="float">
            <text:p>6.602</text:p>
          </table:table-cell>
          <table:table-cell office:value-type="float" office:value="3.42331886914245" calcext:value-type="float">
            <text:p>3.42331886914245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70.0272903442383" calcext:value-type="float">
            <text:p>-70.0272903442383</text:p>
          </table:table-cell>
          <table:table-cell office:value-type="float" office:value="5.02238126305669" calcext:value-type="float">
            <text:p>5.02238126305669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5.7499704360962" calcext:value-type="float">
            <text:p>-65.7499704360962</text:p>
          </table:table-cell>
          <table:table-cell office:value-type="float" office:value="3.61686540732082" calcext:value-type="float">
            <text:p>3.61686540732082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70.0000458061695" calcext:value-type="float">
            <text:p>-70.0000458061695</text:p>
          </table:table-cell>
          <table:table-cell office:value-type="float" office:value="5.01188995681108" calcext:value-type="float">
            <text:p>5.01188995681108</text:p>
          </table:table-cell>
          <table:table-cell office:value-type="float" office:value="5.12178609785123" calcext:value-type="float">
            <text:p>5.12178609785123</text:p>
          </table:table-cell>
          <table:table-cell office:value-type="float" office:value="-5.54936280764951" calcext:value-type="float">
            <text:p>-5.54936280764951</text:p>
          </table:table-cell>
          <table:table-cell office:value-type="float" office:value="-6.1518732245974" calcext:value-type="float">
            <text:p>-6.1518732245974</text:p>
          </table:table-cell>
          <table:table-cell table:number-columns-repeated="7"/>
        </table:table-row>
        <table:table-row table:style-name="ro1">
          <table:table-cell office:value-type="float" office:value="6.802" calcext:value-type="float">
            <text:p>6.802</text:p>
          </table:table-cell>
          <table:table-cell office:value-type="float" office:value="3.41094537346252" calcext:value-type="float">
            <text:p>3.41094537346252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.0136451721191" calcext:value-type="float">
            <text:p>-69.0136451721191</text:p>
          </table:table-cell>
          <table:table-cell office:value-type="float" office:value="4.64645254233736" calcext:value-type="float">
            <text:p>4.6464525423373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3749852180481" calcext:value-type="float">
            <text:p>-65.3749852180481</text:p>
          </table:table-cell>
          <table:table-cell office:value-type="float" office:value="3.51425151396069" calcext:value-type="float">
            <text:p>3.51425151396069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9.0000229030848" calcext:value-type="float">
            <text:p>-69.0000229030848</text:p>
          </table:table-cell>
          <table:table-cell office:value-type="float" office:value="4.6415969929609" calcext:value-type="float">
            <text:p>4.6415969929609</text:p>
          </table:table-cell>
          <table:table-cell office:value-type="float" office:value="3.92890204253127" calcext:value-type="float">
            <text:p>3.92890204253127</text:p>
          </table:table-cell>
          <table:table-cell office:value-type="float" office:value="-4.22979887491741" calcext:value-type="float">
            <text:p>-4.22979887491741</text:p>
          </table:table-cell>
          <table:table-cell office:value-type="float" office:value="-4.05059741072595" calcext:value-type="float">
            <text:p>-4.0505974107259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2701928069705" calcext:value-type="float">
            <text:p>3.4270192806970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5068225860596" calcext:value-type="float">
            <text:p>-68.5068225860596</text:p>
          </table:table-cell>
          <table:table-cell office:value-type="float" office:value="4.46917560532704" calcext:value-type="float">
            <text:p>4.46917560532704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1874926090241" calcext:value-type="float">
            <text:p>-65.1874926090241</text:p>
          </table:table-cell>
          <table:table-cell office:value-type="float" office:value="3.46404150514432" calcext:value-type="float">
            <text:p>3.4640415051443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5000114515424" calcext:value-type="float">
            <text:p>-68.5000114515424</text:p>
          </table:table-cell>
          <table:table-cell office:value-type="float" office:value="4.46683984758479" calcext:value-type="float">
            <text:p>4.46683984758479</text:p>
          </table:table-cell>
          <table:table-cell office:value-type="float" office:value="3.40702715518574" calcext:value-type="float">
            <text:p>3.40702715518574</text:p>
          </table:table-cell>
          <table:table-cell office:value-type="float" office:value="-3.65452138267628" calcext:value-type="float">
            <text:p>-3.65452138267628</text:p>
          </table:table-cell>
          <table:table-cell office:value-type="float" office:value="-3.01013823924155" calcext:value-type="float">
            <text:p>-3.01013823924155</text:p>
          </table:table-cell>
          <table:table-cell table:number-columns-repeated="7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41655610670374" calcext:value-type="float">
            <text:p>3.4165561067037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2534112930298" calcext:value-type="float">
            <text:p>-68.2534112930298</text:p>
          </table:table-cell>
          <table:table-cell office:value-type="float" office:value="4.38308988010946" calcext:value-type="float">
            <text:p>4.3830898801094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093746304512" calcext:value-type="float">
            <text:p>-65.093746304512</text:p>
          </table:table-cell>
          <table:table-cell office:value-type="float" office:value="3.43920616135517" calcext:value-type="float">
            <text:p>3.43920616135517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2500057257712" calcext:value-type="float">
            <text:p>-68.2500057257712</text:p>
          </table:table-cell>
          <table:table-cell office:value-type="float" office:value="4.3819443473485" calcext:value-type="float">
            <text:p>4.3819443473485</text:p>
          </table:table-cell>
          <table:table-cell office:value-type="float" office:value="3.16305867661092" calcext:value-type="float">
            <text:p>3.16305867661092</text:p>
          </table:table-cell>
          <table:table-cell office:value-type="float" office:value="-3.38606267127936" calcext:value-type="float">
            <text:p>-3.38606267127936</text:p>
          </table:table-cell>
          <table:table-cell office:value-type="float" office:value="-2.4598351340136" calcext:value-type="float">
            <text:p>-2.4598351340136</text:p>
          </table:table-cell>
          <table:table-cell table:number-columns-repeated="7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.38777219569788" calcext:value-type="float">
            <text:p>3.3877721956978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267056465149" calcext:value-type="float">
            <text:p>-68.1267056465149</text:p>
          </table:table-cell>
          <table:table-cell office:value-type="float" office:value="4.34067085039904" calcext:value-type="float">
            <text:p>4.3406708503990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46873152256" calcext:value-type="float">
            <text:p>-65.046873152256</text:p>
          </table:table-cell>
          <table:table-cell office:value-type="float" office:value="3.42685534056179" calcext:value-type="float">
            <text:p>3.4268553405617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250028628856" calcext:value-type="float">
            <text:p>-68.1250028628856</text:p>
          </table:table-cell>
          <table:table-cell office:value-type="float" office:value="4.34010359011822" calcext:value-type="float">
            <text:p>4.34010359011822</text:p>
          </table:table-cell>
          <table:table-cell office:value-type="float" office:value="3.04512230323079" calcext:value-type="float">
            <text:p>3.04512230323079</text:p>
          </table:table-cell>
          <table:table-cell office:value-type="float" office:value="-3.25640268471228" calcext:value-type="float">
            <text:p>-3.25640268471228</text:p>
          </table:table-cell>
          <table:table-cell office:value-type="float" office:value="-2.16623259305916" calcext:value-type="float">
            <text:p>-2.16623259305916</text:p>
          </table:table-cell>
          <table:table-cell table:number-columns-repeated="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.39446610235122" calcext:value-type="float">
            <text:p>3.3944661023512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0633528232575" calcext:value-type="float">
            <text:p>-68.0633528232575</text:p>
          </table:table-cell>
          <table:table-cell office:value-type="float" office:value="4.31961553216116" calcext:value-type="float">
            <text:p>4.3196155321611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023436576128" calcext:value-type="float">
            <text:p>-65.023436576128</text:p>
          </table:table-cell>
          <table:table-cell office:value-type="float" office:value="3.4206965729082" calcext:value-type="float">
            <text:p>3.420696572908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625014314428" calcext:value-type="float">
            <text:p>-68.0625014314428</text:p>
          </table:table-cell>
          <table:table-cell office:value-type="float" office:value="4.31933326860498" calcext:value-type="float">
            <text:p>4.31933326860498</text:p>
          </table:table-cell>
          <table:table-cell office:value-type="float" office:value="2.98714265328549" calcext:value-type="float">
            <text:p>2.98714265328549</text:p>
          </table:table-cell>
          <table:table-cell office:value-type="float" office:value="-3.19268786444637" calcext:value-type="float">
            <text:p>-3.19268786444637</text:p>
          </table:table-cell>
          <table:table-cell office:value-type="float" office:value="-2.01196273926653" calcext:value-type="float">
            <text:p>-2.01196273926653</text:p>
          </table:table-cell>
          <table:table-cell table:number-columns-repeated="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.41580738636987" calcext:value-type="float">
            <text:p>3.4158073863698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316764116287" calcext:value-type="float">
            <text:p>-68.0316764116287</text:p>
          </table:table-cell>
          <table:table-cell office:value-type="float" office:value="4.30912620399693" calcext:value-type="float">
            <text:p>4.3091262039969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11718288064" calcext:value-type="float">
            <text:p>-65.011718288064</text:p>
          </table:table-cell>
          <table:table-cell office:value-type="float" office:value="3.41762134104265" calcext:value-type="float">
            <text:p>3.41762134104265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7.5312507157214" calcext:value-type="float">
            <text:p>-67.5312507157214</text:p>
          </table:table-cell>
          <table:table-cell office:value-type="float" office:value="4.14675481098403" calcext:value-type="float">
            <text:p>4.14675481098403</text:p>
          </table:table-cell>
          <table:table-cell office:value-type="float" office:value="1.71132451927824" calcext:value-type="float">
            <text:p>1.71132451927824</text:p>
          </table:table-cell>
          <table:table-cell office:value-type="float" office:value="-3.16110591419217" calcext:value-type="float">
            <text:p>-3.161105914192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1956493577659" calcext:value-type="float">
            <text:p>3.4195649357765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58382058144" calcext:value-type="float">
            <text:p>-68.0158382058144</text:p>
          </table:table-cell>
          <table:table-cell office:value-type="float" office:value="4.30389109550267" calcext:value-type="float">
            <text:p>4.30389109550267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5.005859144032" calcext:value-type="float">
            <text:p>-65.005859144032</text:p>
          </table:table-cell>
          <table:table-cell office:value-type="float" office:value="3.41608476201146" calcext:value-type="float">
            <text:p>3.4160847620114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656253578607" calcext:value-type="float">
            <text:p>-67.2656253578607</text:p>
          </table:table-cell>
          <table:table-cell office:value-type="float" office:value="4.06306882144513" calcext:value-type="float">
            <text:p>4.06306882144513</text:p>
          </table:table-cell>
          <table:table-cell office:value-type="float" office:value="1.11286219338987" calcext:value-type="float">
            <text:p>1.11286219338987</text:p>
          </table:table-cell>
          <table:table-cell office:value-type="float" office:value="-3.1453833912274" calcext:value-type="float">
            <text:p>-3.14538339122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.4046459010446" calcext:value-type="float">
            <text:p>3.404645901044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5079191029072" calcext:value-type="float">
            <text:p>-68.5079191029072</text:p>
          </table:table-cell>
          <table:table-cell office:value-type="float" office:value="4.46955175045224" calcext:value-type="float">
            <text:p>4.4695517504522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02929572016" calcext:value-type="float">
            <text:p>-65.002929572016</text:p>
          </table:table-cell>
          <table:table-cell office:value-type="float" office:value="3.41531673158528" calcext:value-type="float">
            <text:p>3.4153167315852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1328126789304" calcext:value-type="float">
            <text:p>-67.1328126789304</text:p>
          </table:table-cell>
          <table:table-cell office:value-type="float" office:value="4.0218613007781" calcext:value-type="float">
            <text:p>4.0218613007781</text:p>
          </table:table-cell>
          <table:table-cell office:value-type="float" office:value="0.115566401586031" calcext:value-type="float">
            <text:p>0.115566401586031</text:p>
          </table:table-cell>
          <table:table-cell office:value-type="float" office:value="-3.8084111240565" calcext:value-type="float">
            <text:p>-3.80841112405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.38920649703986" calcext:value-type="float">
            <text:p>3.3892064970398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7539595514536" calcext:value-type="float">
            <text:p>-68.7539595514536</text:p>
          </table:table-cell>
          <table:table-cell office:value-type="float" office:value="4.55475811609723" calcext:value-type="float">
            <text:p>4.5547581160972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01464786008" calcext:value-type="float">
            <text:p>-65.001464786008</text:p>
          </table:table-cell>
          <table:table-cell office:value-type="float" office:value="3.41493278112755" calcext:value-type="float">
            <text:p>3.41493278112755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0664063394652" calcext:value-type="float">
            <text:p>-67.0664063394652</text:p>
          </table:table-cell>
          <table:table-cell office:value-type="float" office:value="4.0014145284029" calcext:value-type="float">
            <text:p>4.0014145284029</text:p>
          </table:table-cell>
          <table:table-cell office:value-type="float" office:value="-0.40102040053395" calcext:value-type="float">
            <text:p>-0.40102040053395</text:p>
          </table:table-cell>
          <table:table-cell office:value-type="float" office:value="-4.15911618024272" calcext:value-type="float">
            <text:p>-4.15911618024272</text:p>
          </table:table-cell>
          <table:table-cell office:value-type="float" office:value="-1.14416960879935" calcext:value-type="float">
            <text:p>-1.14416960879935</text:p>
          </table:table-cell>
          <table:table-cell table:number-columns-repeated="7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.40036790511079" calcext:value-type="float">
            <text:p>3.4003679051107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8769797757268" calcext:value-type="float">
            <text:p>-68.8769797757268</text:p>
          </table:table-cell>
          <table:table-cell office:value-type="float" office:value="4.59796850918795" calcext:value-type="float">
            <text:p>4.5979685091879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000732393004" calcext:value-type="float">
            <text:p>-65.000732393004</text:p>
          </table:table-cell>
          <table:table-cell office:value-type="float" office:value="3.41474082208541" calcext:value-type="float">
            <text:p>3.4147408220854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332031697326" calcext:value-type="float">
            <text:p>-67.0332031697326</text:p>
          </table:table-cell>
          <table:table-cell office:value-type="float" office:value="3.99123015637301" calcext:value-type="float">
            <text:p>3.99123015637301</text:p>
          </table:table-cell>
          <table:table-cell office:value-type="float" office:value="-0.664032165333797" calcext:value-type="float">
            <text:p>-0.664032165333797</text:p>
          </table:table-cell>
          <table:table-cell office:value-type="float" office:value="-4.33948160430342" calcext:value-type="float">
            <text:p>-4.33948160430342</text:p>
          </table:table-cell>
          <table:table-cell office:value-type="float" office:value="-1.70709864028918" calcext:value-type="float">
            <text:p>-1.70709864028918</text:p>
          </table:table-cell>
          <table:table-cell table:number-columns-repeated="7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.41612091272485" calcext:value-type="float">
            <text:p>3.4161209127248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4384898878634" calcext:value-type="float">
            <text:p>-68.4384898878634</text:p>
          </table:table-cell>
          <table:table-cell office:value-type="float" office:value="4.44579735295214" calcext:value-type="float">
            <text:p>4.4457973529521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00366196502" calcext:value-type="float">
            <text:p>-65.000366196502</text:p>
          </table:table-cell>
          <table:table-cell office:value-type="float" office:value="3.41464484661075" calcext:value-type="float">
            <text:p>3.41464484661075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0166015848663" calcext:value-type="float">
            <text:p>-67.0166015848663</text:p>
          </table:table-cell>
          <table:table-cell office:value-type="float" office:value="3.98614769493235" calcext:value-type="float">
            <text:p>3.98614769493235</text:p>
          </table:table-cell>
          <table:table-cell office:value-type="float" office:value="-0.0409430516164093" calcext:value-type="float">
            <text:p>-0.040943051616409</text:p>
          </table:table-cell>
          <table:table-cell office:value-type="float" office:value="-3.71423394319586" calcext:value-type="float">
            <text:p>-3.714233943195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4813781918404" calcext:value-type="float">
            <text:p>3.4481378191840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7192449439317" calcext:value-type="float">
            <text:p>-68.7192449439317</text:p>
          </table:table-cell>
          <table:table-cell office:value-type="float" office:value="4.54263836883016" calcext:value-type="float">
            <text:p>4.5426383688301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5.000183098251" calcext:value-type="float">
            <text:p>-65.000183098251</text:p>
          </table:table-cell>
          <table:table-cell office:value-type="float" office:value="3.41459685988499" calcext:value-type="float">
            <text:p>3.4145968598849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0083007924332" calcext:value-type="float">
            <text:p>-67.0083007924332</text:p>
          </table:table-cell>
          <table:table-cell office:value-type="float" office:value="3.9836088917436" calcext:value-type="float">
            <text:p>3.9836088917436</text:p>
          </table:table-cell>
          <table:table-cell office:value-type="float" office:value="-0.476436572267639" calcext:value-type="float">
            <text:p>-0.476436572267639</text:p>
          </table:table-cell>
          <table:table-cell office:value-type="float" office:value="-4.11004165201429" calcext:value-type="float">
            <text:p>-4.11004165201429</text:p>
          </table:table-cell>
          <table:table-cell office:value-type="float" office:value="-1.0142554692056" calcext:value-type="float">
            <text:p>-1.0142554692056</text:p>
          </table:table-cell>
          <table:table-cell table:number-columns-repeated="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.4426781857452" calcext:value-type="float">
            <text:p>3.442678185745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3596224719659" calcext:value-type="float">
            <text:p>-68.3596224719659</text:p>
          </table:table-cell>
          <table:table-cell office:value-type="float" office:value="4.41896690556757" calcext:value-type="float">
            <text:p>4.41896690556757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0000915491255" calcext:value-type="float">
            <text:p>-65.0000915491255</text:p>
          </table:table-cell>
          <table:table-cell office:value-type="float" office:value="3.414572866775" calcext:value-type="float">
            <text:p>3.41457286677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41503962166" calcext:value-type="float">
            <text:p>-67.0041503962166</text:p>
          </table:table-cell>
          <table:table-cell office:value-type="float" office:value="3.98234009658115" calcext:value-type="float">
            <text:p>3.98234009658115</text:p>
          </table:table-cell>
          <table:table-cell office:value-type="float" office:value="0.0456942839360046" calcext:value-type="float">
            <text:p>0.045694283936005</text:p>
          </table:table-cell>
          <table:table-cell office:value-type="float" office:value="-3.60634574999335" calcext:value-type="float">
            <text:p>-3.606345749993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.43882118918646" calcext:value-type="float">
            <text:p>3.4388211891864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798112359829" calcext:value-type="float">
            <text:p>-68.1798112359829</text:p>
          </table:table-cell>
          <table:table-cell office:value-type="float" office:value="4.35839955143697" calcext:value-type="float">
            <text:p>4.3583995514369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000457745628" calcext:value-type="float">
            <text:p>-65.0000457745628</text:p>
          </table:table-cell>
          <table:table-cell office:value-type="float" office:value="3.41456087028323" calcext:value-type="float">
            <text:p>3.41456087028323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20751981083" calcext:value-type="float">
            <text:p>-67.0020751981083</text:p>
          </table:table-cell>
          <table:table-cell office:value-type="float" office:value="3.98170585055157" calcext:value-type="float">
            <text:p>3.98170585055157</text:p>
          </table:table-cell>
          <table:table-cell office:value-type="float" office:value="0.295964532393324" calcext:value-type="float">
            <text:p>0.295964532393324</text:p>
          </table:table-cell>
          <table:table-cell office:value-type="float" office:value="-3.3647366877712" calcext:value-type="float">
            <text:p>-3.36473668777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.43305344417459" calcext:value-type="float">
            <text:p>3.4330534441745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899056179915" calcext:value-type="float">
            <text:p>-68.0899056179915</text:p>
          </table:table-cell>
          <table:table-cell office:value-type="float" office:value="4.32842789535674" calcext:value-type="float">
            <text:p>4.3284278953567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5000228872814" calcext:value-type="float">
            <text:p>-65.5000228872814</text:p>
          </table:table-cell>
          <table:table-cell office:value-type="float" office:value="3.54814012521947" calcext:value-type="float">
            <text:p>3.5481401252194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0010375990541" calcext:value-type="float">
            <text:p>-67.0010375990541</text:p>
          </table:table-cell>
          <table:table-cell office:value-type="float" office:value="3.98138876541766" calcext:value-type="float">
            <text:p>3.98138876541766</text:p>
          </table:table-cell>
          <table:table-cell office:value-type="float" office:value="0.0187685489238536" calcext:value-type="float">
            <text:p>0.018768548923854</text:p>
          </table:table-cell>
          <table:table-cell office:value-type="float" office:value="-2.82363168050454" calcext:value-type="float">
            <text:p>-2.823631680504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.4311460855497" calcext:value-type="float">
            <text:p>3.4311460855497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0449528089957" calcext:value-type="float">
            <text:p>-68.0449528089957</text:p>
          </table:table-cell>
          <table:table-cell office:value-type="float" office:value="4.3135194465576" calcext:value-type="float">
            <text:p>4.313519446557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5.7500114436407" calcext:value-type="float">
            <text:p>-65.7500114436407</text:p>
          </table:table-cell>
          <table:table-cell office:value-type="float" office:value="3.61687679122496" calcext:value-type="float">
            <text:p>3.6168767912249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5187995271" calcext:value-type="float">
            <text:p>-67.0005187995271</text:p>
          </table:table-cell>
          <table:table-cell office:value-type="float" office:value="3.98123023232004" calcext:value-type="float">
            <text:p>3.98123023232004</text:p>
          </table:table-cell>
          <table:table-cell office:value-type="float" office:value="-0.132274583535324" calcext:value-type="float">
            <text:p>-0.132274583535324</text:p>
          </table:table-cell>
          <table:table-cell office:value-type="float" office:value="-2.54120558769492" calcext:value-type="float">
            <text:p>-2.541205587694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2392721598108" calcext:value-type="float">
            <text:p>3.4239272159810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224764044979" calcext:value-type="float">
            <text:p>-68.0224764044979</text:p>
          </table:table-cell>
          <table:table-cell office:value-type="float" office:value="4.3060844892227" calcext:value-type="float">
            <text:p>4.306084489222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750057218203" calcext:value-type="float">
            <text:p>-65.8750057218203</text:p>
          </table:table-cell>
          <table:table-cell office:value-type="float" office:value="3.65174287626912" calcext:value-type="float">
            <text:p>3.6517428762691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2593997635" calcext:value-type="float">
            <text:p>-67.0002593997635</text:p>
          </table:table-cell>
          <table:table-cell office:value-type="float" office:value="3.98115096813845" calcext:value-type="float">
            <text:p>3.98115096813845</text:p>
          </table:table-cell>
          <table:table-cell office:value-type="float" office:value="-0.211040585195228" calcext:value-type="float">
            <text:p>-0.211040585195228</text:p>
          </table:table-cell>
          <table:table-cell office:value-type="float" office:value="-2.39688072451912" calcext:value-type="float">
            <text:p>-2.396880724519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.42267058602507" calcext:value-type="float">
            <text:p>3.4226705860250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5112382022489" calcext:value-type="float">
            <text:p>-68.5112382022489</text:p>
          </table:table-cell>
          <table:table-cell office:value-type="float" office:value="4.47069051509599" calcext:value-type="float">
            <text:p>4.4706905150959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375028609102" calcext:value-type="float">
            <text:p>-65.9375028609102</text:p>
          </table:table-cell>
          <table:table-cell office:value-type="float" office:value="3.66930175572342" calcext:value-type="float">
            <text:p>3.6693017557234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1296998818" calcext:value-type="float">
            <text:p>-67.0001296998818</text:p>
          </table:table-cell>
          <table:table-cell office:value-type="float" office:value="3.98111133663945" calcext:value-type="float">
            <text:p>3.98111133663945</text:p>
          </table:table-cell>
          <table:table-cell office:value-type="float" office:value="-0.959077444631164" calcext:value-type="float">
            <text:p>-0.959077444631164</text:p>
          </table:table-cell>
          <table:table-cell office:value-type="float" office:value="-2.99513559418832" calcext:value-type="float">
            <text:p>-2.995135594188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.42060095747435" calcext:value-type="float">
            <text:p>3.4206009574743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7556191011245" calcext:value-type="float">
            <text:p>-68.7556191011245</text:p>
          </table:table-cell>
          <table:table-cell office:value-type="float" office:value="4.5553383160209" calcext:value-type="float">
            <text:p>4.555338316020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687514304551" calcext:value-type="float">
            <text:p>-65.9687514304551</text:p>
          </table:table-cell>
          <table:table-cell office:value-type="float" office:value="3.67811283112651" calcext:value-type="float">
            <text:p>3.6781128311265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00648499409" calcext:value-type="float">
            <text:p>-67.0000648499409</text:p>
          </table:table-cell>
          <table:table-cell office:value-type="float" office:value="3.9810915210379" calcext:value-type="float">
            <text:p>3.9810915210379</text:p>
          </table:table-cell>
          <table:table-cell office:value-type="float" office:value="-1.35327336448562" calcext:value-type="float">
            <text:p>-1.35327336448562</text:p>
          </table:table-cell>
          <table:table-cell office:value-type="float" office:value="-3.31299689768666" calcext:value-type="float">
            <text:p>-3.312996897686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.41878280684866" calcext:value-type="float">
            <text:p>3.4187828068486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8778095505622" calcext:value-type="float">
            <text:p>-68.8778095505622</text:p>
          </table:table-cell>
          <table:table-cell office:value-type="float" office:value="4.59826135196457" calcext:value-type="float">
            <text:p>4.5982613519645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843757152275" calcext:value-type="float">
            <text:p>-65.9843757152275</text:p>
          </table:table-cell>
          <table:table-cell office:value-type="float" office:value="3.68252629990174" calcext:value-type="float">
            <text:p>3.6825262999017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5000324249704" calcext:value-type="float">
            <text:p>-66.5000324249704</text:p>
          </table:table-cell>
          <table:table-cell office:value-type="float" office:value="3.83119638427625" calcext:value-type="float">
            <text:p>3.83119638427625</text:p>
          </table:table-cell>
          <table:table-cell office:value-type="float" office:value="-2.62013387826945" calcext:value-type="float">
            <text:p>-2.62013387826945</text:p>
          </table:table-cell>
          <table:table-cell office:value-type="float" office:value="-3.47682159613774" calcext:value-type="float">
            <text:p>-3.47682159613774</text:p>
          </table:table-cell>
          <table:table-cell office:value-type="float" office:value="-1.30218161192566" calcext:value-type="float">
            <text:p>-1.30218161192566</text:p>
          </table:table-cell>
          <table:table-cell table:number-columns-repeated="7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.41623954970487" calcext:value-type="float">
            <text:p>3.4162395497048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389047752811" calcext:value-type="float">
            <text:p>-68.9389047752811</text:p>
          </table:table-cell>
          <table:table-cell office:value-type="float" office:value="4.61987429973067" calcext:value-type="float">
            <text:p>4.619874299730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4921878576138" calcext:value-type="float">
            <text:p>-65.4921878576138</text:p>
          </table:table-cell>
          <table:table-cell office:value-type="float" office:value="3.5460070544476" calcext:value-type="float">
            <text:p>3.546007054447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7500162124852" calcext:value-type="float">
            <text:p>-66.7500162124852</text:p>
          </table:table-cell>
          <table:table-cell office:value-type="float" office:value="3.90541515383321" calcext:value-type="float">
            <text:p>3.90541515383321</text:p>
          </table:table-cell>
          <table:table-cell office:value-type="float" office:value="-1.76953753372873" calcext:value-type="float">
            <text:p>-1.76953753372873</text:p>
          </table:table-cell>
          <table:table-cell office:value-type="float" office:value="-4.0159420523272" calcext:value-type="float">
            <text:p>-4.0159420523272</text:p>
          </table:table-cell>
          <table:table-cell office:value-type="float" office:value="-1.53713852337162" calcext:value-type="float">
            <text:p>-1.5371385233716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1770033942022" calcext:value-type="float">
            <text:p>3.41770033942022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.9694523876406" calcext:value-type="float">
            <text:p>-68.9694523876406</text:p>
          </table:table-cell>
          <table:table-cell office:value-type="float" office:value="4.63071883861723" calcext:value-type="float">
            <text:p>4.6307188386172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2460939288069" calcext:value-type="float">
            <text:p>-65.2460939288069</text:p>
          </table:table-cell>
          <table:table-cell office:value-type="float" office:value="3.47965722368886" calcext:value-type="float">
            <text:p>3.4796572236888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8750081062426" calcext:value-type="float">
            <text:p>-66.8750081062426</text:p>
          </table:table-cell>
          <table:table-cell office:value-type="float" office:value="3.94306197862687" calcext:value-type="float">
            <text:p>3.94306197862687</text:p>
          </table:table-cell>
          <table:table-cell office:value-type="float" office:value="-1.34868510677562" calcext:value-type="float">
            <text:p>-1.34868510677562</text:p>
          </table:table-cell>
          <table:table-cell office:value-type="float" office:value="-4.27342843997931" calcext:value-type="float">
            <text:p>-4.27342843997931</text:p>
          </table:table-cell>
          <table:table-cell office:value-type="float" office:value="-1.83094258897332" calcext:value-type="float">
            <text:p>-1.83094258897332</text:p>
          </table:table-cell>
          <table:table-cell table:number-columns-repeated="7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.41666741875667" calcext:value-type="float">
            <text:p>3.4166674187566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847261938203" calcext:value-type="float">
            <text:p>-68.9847261938203</text:p>
          </table:table-cell>
          <table:table-cell office:value-type="float" office:value="4.63615065036999" calcext:value-type="float">
            <text:p>4.63615065036999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1230469644034" calcext:value-type="float">
            <text:p>-65.1230469644034</text:p>
          </table:table-cell>
          <table:table-cell office:value-type="float" office:value="3.44694932577689" calcext:value-type="float">
            <text:p>3.4469493257768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375040531213" calcext:value-type="float">
            <text:p>-66.9375040531213</text:p>
          </table:table-cell>
          <table:table-cell office:value-type="float" office:value="3.96202126146266" calcext:value-type="float">
            <text:p>3.96202126146266</text:p>
          </table:table-cell>
          <table:table-cell office:value-type="float" office:value="-1.13920095133312" calcext:value-type="float">
            <text:p>-1.13920095133312</text:p>
          </table:table-cell>
          <table:table-cell office:value-type="float" office:value="-4.39928781747833" calcext:value-type="float">
            <text:p>-4.39928781747833</text:p>
          </table:table-cell>
          <table:table-cell office:value-type="float" office:value="-2.00081947855946" calcext:value-type="float">
            <text:p>-2.00081947855946</text:p>
          </table:table-cell>
          <table:table-cell table:number-columns-repeated="7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.41555859278587" calcext:value-type="float">
            <text:p>3.41555859278587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4923630969101" calcext:value-type="float">
            <text:p>-68.4923630969101</text:p>
          </table:table-cell>
          <table:table-cell office:value-type="float" office:value="4.4642184350843" calcext:value-type="float">
            <text:p>4.464218435084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5615234822017" calcext:value-type="float">
            <text:p>-65.5615234822017</text:p>
          </table:table-cell>
          <table:table-cell office:value-type="float" office:value="3.56492816257525" calcext:value-type="float">
            <text:p>3.5649281625752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9687520265607" calcext:value-type="float">
            <text:p>-66.9687520265607</text:p>
          </table:table-cell>
          <table:table-cell office:value-type="float" office:value="3.97153506099808" calcext:value-type="float">
            <text:p>3.97153506099808</text:p>
          </table:table-cell>
          <table:table-cell office:value-type="float" office:value="-0.676102198679189" calcext:value-type="float">
            <text:p>-0.676102198679189</text:p>
          </table:table-cell>
          <table:table-cell office:value-type="float" office:value="-3.31206065082923" calcext:value-type="float">
            <text:p>-3.312060650829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.41201555389878" calcext:value-type="float">
            <text:p>3.4120155538987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2461815484551" calcext:value-type="float">
            <text:p>-68.2461815484551</text:p>
          </table:table-cell>
          <table:table-cell office:value-type="float" office:value="4.38065836331109" calcext:value-type="float">
            <text:p>4.3806583633110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7807617411009" calcext:value-type="float">
            <text:p>-65.7807617411009</text:p>
          </table:table-cell>
          <table:table-cell office:value-type="float" office:value="3.62542332623015" calcext:value-type="float">
            <text:p>3.6254233262301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843760132803" calcext:value-type="float">
            <text:p>-66.9843760132803</text:p>
          </table:table-cell>
          <table:table-cell office:value-type="float" office:value="3.97630052421589" calcext:value-type="float">
            <text:p>3.97630052421589</text:p>
          </table:table-cell>
          <table:table-cell office:value-type="float" office:value="-0.474335414887868" calcext:value-type="float">
            <text:p>-0.474335414887868</text:p>
          </table:table-cell>
          <table:table-cell office:value-type="float" office:value="-2.7783970007608" calcext:value-type="float">
            <text:p>-2.77839700076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.4106609888777" calcext:value-type="float">
            <text:p>3.410660988877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230907742275" calcext:value-type="float">
            <text:p>-68.1230907742275</text:p>
          </table:table-cell>
          <table:table-cell office:value-type="float" office:value="4.33946669094216" calcext:value-type="float">
            <text:p>4.3394666909421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5.8903808705504" calcext:value-type="float">
            <text:p>-65.8903808705504</text:p>
          </table:table-cell>
          <table:table-cell office:value-type="float" office:value="3.65605479163516" calcext:value-type="float">
            <text:p>3.6560547916351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21880066402" calcext:value-type="float">
            <text:p>-66.9921880066402</text:p>
          </table:table-cell>
          <table:table-cell office:value-type="float" office:value="3.97868539968414" calcext:value-type="float">
            <text:p>3.97868539968414</text:p>
          </table:table-cell>
          <table:table-cell office:value-type="float" office:value="-0.380764517127433" calcext:value-type="float">
            <text:p>-0.380764517127433</text:p>
          </table:table-cell>
          <table:table-cell office:value-type="float" office:value="-2.51374296470822" calcext:value-type="float">
            <text:p>-2.513742964708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1267303604966" calcext:value-type="float">
            <text:p>3.4126730360496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0615453871138" calcext:value-type="float">
            <text:p>-68.0615453871138</text:p>
          </table:table-cell>
          <table:table-cell office:value-type="float" office:value="4.31901633138505" calcext:value-type="float">
            <text:p>4.3190163313850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451904352752" calcext:value-type="float">
            <text:p>-65.9451904352752</text:p>
          </table:table-cell>
          <table:table-cell office:value-type="float" office:value="3.67146744090593" calcext:value-type="float">
            <text:p>3.67146744090593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60940033201" calcext:value-type="float">
            <text:p>-66.9960940033201</text:p>
          </table:table-cell>
          <table:table-cell office:value-type="float" office:value="3.97987837375813" calcext:value-type="float">
            <text:p>3.97987837375813</text:p>
          </table:table-cell>
          <table:table-cell office:value-type="float" office:value="-0.335791894510322" calcext:value-type="float">
            <text:p>-0.335791894510322</text:p>
          </table:table-cell>
          <table:table-cell office:value-type="float" office:value="-2.38192222779018" calcext:value-type="float">
            <text:p>-2.381922227790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.4048794296109" calcext:value-type="float">
            <text:p>3.404879429610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307726935569" calcext:value-type="float">
            <text:p>-68.0307726935569</text:p>
          </table:table-cell>
          <table:table-cell office:value-type="float" office:value="4.30882732076354" calcext:value-type="float">
            <text:p>4.3088273207635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725952176376" calcext:value-type="float">
            <text:p>-65.9725952176376</text:p>
          </table:table-cell>
          <table:table-cell office:value-type="float" office:value="3.67919811382758" calcext:value-type="float">
            <text:p>3.679198113827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49804700166" calcext:value-type="float">
            <text:p>-67.49804700166</text:p>
          </table:table-cell>
          <table:table-cell office:value-type="float" office:value="4.13620034708682" calcext:value-type="float">
            <text:p>4.13620034708682</text:p>
          </table:table-cell>
          <table:table-cell office:value-type="float" office:value="0.83530860848041" calcext:value-type="float">
            <text:p>0.83530860848041</text:p>
          </table:table-cell>
          <table:table-cell office:value-type="float" office:value="-2.31613369062086" calcext:value-type="float">
            <text:p>-2.316133690620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.41776938073151" calcext:value-type="float">
            <text:p>3.4177693807315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5153863467784" calcext:value-type="float">
            <text:p>-68.5153863467784</text:p>
          </table:table-cell>
          <table:table-cell office:value-type="float" office:value="4.47211412846561" calcext:value-type="float">
            <text:p>4.4721141284656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862976088188" calcext:value-type="float">
            <text:p>-65.9862976088188</text:p>
          </table:table-cell>
          <table:table-cell office:value-type="float" office:value="3.68306955231181" calcext:value-type="float">
            <text:p>3.68306955231181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7.74902350083" calcext:value-type="float">
            <text:p>-67.74902350083</text:p>
          </table:table-cell>
          <table:table-cell office:value-type="float" office:value="4.21664898847542" calcext:value-type="float">
            <text:p>4.21664898847542</text:p>
          </table:table-cell>
          <table:table-cell office:value-type="float" office:value="0.746664545316289" calcext:value-type="float">
            <text:p>0.746664545316289</text:p>
          </table:table-cell>
          <table:table-cell office:value-type="float" office:value="-2.95491065947972" calcext:value-type="float">
            <text:p>-2.954910659479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.42370831856459" calcext:value-type="float">
            <text:p>3.4237083185645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7576931733892" calcext:value-type="float">
            <text:p>-68.7576931733892</text:p>
          </table:table-cell>
          <table:table-cell office:value-type="float" office:value="4.55606354228383" calcext:value-type="float">
            <text:p>4.55606354228383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5.4931488044094" calcext:value-type="float">
            <text:p>-65.4931488044094</text:p>
          </table:table-cell>
          <table:table-cell office:value-type="float" office:value="3.54626860123386" calcext:value-type="float">
            <text:p>3.5462686012338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74511750415" calcext:value-type="float">
            <text:p>-67.874511750415</text:p>
          </table:table-cell>
          <table:table-cell office:value-type="float" office:value="4.25745818976791" calcext:value-type="float">
            <text:p>4.25745818976791</text:p>
          </table:table-cell>
          <table:table-cell office:value-type="float" office:value="1.12276830142424" calcext:value-type="float">
            <text:p>1.12276830142424</text:p>
          </table:table-cell>
          <table:table-cell office:value-type="float" office:value="-3.74895182237762" calcext:value-type="float">
            <text:p>-3.748951822377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.44056580240489" calcext:value-type="float">
            <text:p>3.4405658024048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3788465866946" calcext:value-type="float">
            <text:p>-69.3788465866946</text:p>
          </table:table-cell>
          <table:table-cell office:value-type="float" office:value="4.77853626436727" calcext:value-type="float">
            <text:p>4.77853626436727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2465744022047" calcext:value-type="float">
            <text:p>-65.2465744022047</text:p>
          </table:table-cell>
          <table:table-cell office:value-type="float" office:value="3.47978554779666" calcext:value-type="float">
            <text:p>3.47978554779666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8.9372558752075" calcext:value-type="float">
            <text:p>-68.9372558752075</text:p>
          </table:table-cell>
          <table:table-cell office:value-type="float" office:value="4.61928965579509" calcext:value-type="float">
            <text:p>4.61928965579509</text:p>
          </table:table-cell>
          <table:table-cell office:value-type="float" office:value="3.24796827828295" calcext:value-type="float">
            <text:p>3.24796827828295</text:p>
          </table:table-cell>
          <table:table-cell office:value-type="float" office:value="-4.90522789600842" calcext:value-type="float">
            <text:p>-4.90522789600842</text:p>
          </table:table-cell>
          <table:table-cell office:value-type="float" office:value="-4.14101277835352" calcext:value-type="float">
            <text:p>-4.1410127783535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3462918830062" calcext:value-type="float">
            <text:p>3.4346291883006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894232933473" calcext:value-type="float">
            <text:p>-69.1894232933473</text:p>
          </table:table-cell>
          <table:table-cell office:value-type="float" office:value="4.70956479578536" calcext:value-type="float">
            <text:p>4.7095647957853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6232872011024" calcext:value-type="float">
            <text:p>-65.6232872011024</text:p>
          </table:table-cell>
          <table:table-cell office:value-type="float" office:value="3.58186796951472" calcext:value-type="float">
            <text:p>3.58186796951472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4686279376038" calcext:value-type="float">
            <text:p>-69.4686279376038</text:p>
          </table:table-cell>
          <table:table-cell office:value-type="float" office:value="4.81157874705488" calcext:value-type="float">
            <text:p>4.81157874705488</text:p>
          </table:table-cell>
          <table:table-cell office:value-type="float" office:value="4.90044964989772" calcext:value-type="float">
            <text:p>4.90044964989772</text:p>
          </table:table-cell>
          <table:table-cell office:value-type="float" office:value="-4.28010109757516" calcext:value-type="float">
            <text:p>-4.28010109757516</text:p>
          </table:table-cell>
          <table:table-cell office:value-type="float" office:value="-4.98752210545719" calcext:value-type="float">
            <text:p>-4.98752210545719</text:p>
          </table:table-cell>
          <table:table-cell table:number-columns-repeated="7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.43667795108631" calcext:value-type="float">
            <text:p>3.4366779510863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.5947116466737" calcext:value-type="float">
            <text:p>-69.5947116466737</text:p>
          </table:table-cell>
          <table:table-cell office:value-type="float" office:value="4.85836778310171" calcext:value-type="float">
            <text:p>4.85836778310171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.3116436005512" calcext:value-type="float">
            <text:p>-66.3116436005512</text:p>
          </table:table-cell>
          <table:table-cell office:value-type="float" office:value="3.77619825040967" calcext:value-type="float">
            <text:p>3.7761982504096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7343139688019" calcext:value-type="float">
            <text:p>-69.7343139688019</text:p>
          </table:table-cell>
          <table:table-cell office:value-type="float" office:value="4.91070447249293" calcext:value-type="float">
            <text:p>4.91070447249293</text:p>
          </table:table-cell>
          <table:table-cell office:value-type="float" office:value="4.47961357094304" calcext:value-type="float">
            <text:p>4.47961357094304</text:p>
          </table:table-cell>
          <table:table-cell office:value-type="float" office:value="-4.27730194976524" calcext:value-type="float">
            <text:p>-4.27730194976524</text:p>
          </table:table-cell>
          <table:table-cell office:value-type="float" office:value="-4.41331012124889" calcext:value-type="float">
            <text:p>-4.41331012124889</text:p>
          </table:table-cell>
          <table:table-cell table:number-columns-repeated="7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.41661410766186" calcext:value-type="float">
            <text:p>3.4166141076618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973558233368" calcext:value-type="float">
            <text:p>-69.7973558233368</text:p>
          </table:table-cell>
          <table:table-cell office:value-type="float" office:value="4.93452318786386" calcext:value-type="float">
            <text:p>4.93452318786386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.6558218002756" calcext:value-type="float">
            <text:p>-66.6558218002756</text:p>
          </table:table-cell>
          <table:table-cell office:value-type="float" office:value="3.87728203890259" calcext:value-type="float">
            <text:p>3.8772820389025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671569844009" calcext:value-type="float">
            <text:p>-69.8671569844009</text:p>
          </table:table-cell>
          <table:table-cell office:value-type="float" office:value="4.96103052775309" calcext:value-type="float">
            <text:p>4.96103052775309</text:p>
          </table:table-cell>
          <table:table-cell office:value-type="float" office:value="4.24129825548537" calcext:value-type="float">
            <text:p>4.24129825548537</text:p>
          </table:table-cell>
          <table:table-cell office:value-type="float" office:value="-4.26463776471339" calcext:value-type="float">
            <text:p>-4.26463776471339</text:p>
          </table:table-cell>
          <table:table-cell office:value-type="float" office:value="-4.06593781801182" calcext:value-type="float">
            <text:p>-4.06593781801182</text:p>
          </table:table-cell>
          <table:table-cell table:number-columns-repeated="7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.38767673491395" calcext:value-type="float">
            <text:p>3.3876767349139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986779116684" calcext:value-type="float">
            <text:p>-69.8986779116684</text:p>
          </table:table-cell>
          <table:table-cell office:value-type="float" office:value="4.97304738143034" calcext:value-type="float">
            <text:p>4.9730473814303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8279109001378" calcext:value-type="float">
            <text:p>-66.8279109001378</text:p>
          </table:table-cell>
          <table:table-cell office:value-type="float" office:value="3.92883415524937" calcext:value-type="float">
            <text:p>3.9288341552493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335784922005" calcext:value-type="float">
            <text:p>-69.9335784922005</text:p>
          </table:table-cell>
          <table:table-cell office:value-type="float" office:value="4.98638663377101" calcext:value-type="float">
            <text:p>4.98638663377101</text:p>
          </table:table-cell>
          <table:table-cell office:value-type="float" office:value="4.11470000980777" calcext:value-type="float">
            <text:p>4.11470000980777</text:p>
          </table:table-cell>
          <table:table-cell office:value-type="float" office:value="-4.25521019931686" calcext:value-type="float">
            <text:p>-4.25521019931686</text:p>
          </table:table-cell>
          <table:table-cell office:value-type="float" office:value="-3.87326585201955" calcext:value-type="float">
            <text:p>-3.87326585201955</text:p>
          </table:table-cell>
          <table:table-cell table:number-columns-repeated="7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.37724606907867" calcext:value-type="float">
            <text:p>3.37724606907867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4493389558342" calcext:value-type="float">
            <text:p>-70.4493389558342</text:p>
          </table:table-cell>
          <table:table-cell office:value-type="float" office:value="5.18773717231491" calcext:value-type="float">
            <text:p>5.18773717231491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.9139554500689" calcext:value-type="float">
            <text:p>-66.9139554500689</text:p>
          </table:table-cell>
          <table:table-cell office:value-type="float" office:value="3.95486668437795" calcext:value-type="float">
            <text:p>3.95486668437795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667892461002" calcext:value-type="float">
            <text:p>-69.9667892461002</text:p>
          </table:table-cell>
          <table:table-cell office:value-type="float" office:value="4.9991132441421" calcext:value-type="float">
            <text:p>4.9991132441421</text:p>
          </table:table-cell>
          <table:table-cell office:value-type="float" office:value="3.0963917794024" calcext:value-type="float">
            <text:p>3.0963917794024</text:p>
          </table:table-cell>
          <table:table-cell office:value-type="float" office:value="-5.15347567173418" calcext:value-type="float">
            <text:p>-5.15347567173418</text:p>
          </table:table-cell>
          <table:table-cell office:value-type="float" office:value="-3.85530171066967" calcext:value-type="float">
            <text:p>-3.8553017106696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39447735159" calcext:value-type="float">
            <text:p>3.3944773515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7246694779171" calcext:value-type="float">
            <text:p>-70.7246694779171</text:p>
          </table:table-cell>
          <table:table-cell office:value-type="float" office:value="5.29853307000074" calcext:value-type="float">
            <text:p>5.29853307000074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6.9569777250345" calcext:value-type="float">
            <text:p>-66.9569777250345</text:p>
          </table:table-cell>
          <table:table-cell office:value-type="float" office:value="3.96794756219635" calcext:value-type="float">
            <text:p>3.9679475621963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833946230501" calcext:value-type="float">
            <text:p>-69.9833946230501</text:p>
          </table:table-cell>
          <table:table-cell office:value-type="float" office:value="5.00548872481103" calcext:value-type="float">
            <text:p>5.00548872481103</text:p>
          </table:table-cell>
          <table:table-cell office:value-type="float" office:value="2.5529260032046" calcext:value-type="float">
            <text:p>2.5529260032046</text:p>
          </table:table-cell>
          <table:table-cell office:value-type="float" office:value="-5.63447492615977" calcext:value-type="float">
            <text:p>-5.63447492615977</text:p>
          </table:table-cell>
          <table:table-cell office:value-type="float" office:value="-4.03986882221144" calcext:value-type="float">
            <text:p>-4.03986882221144</text:p>
          </table:table-cell>
          <table:table-cell table:number-columns-repeated="7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.42790544211753" calcext:value-type="float">
            <text:p>3.4279054421175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623347389586" calcext:value-type="float">
            <text:p>-70.8623347389586</text:p>
          </table:table-cell>
          <table:table-cell office:value-type="float" office:value="5.35481524693717" calcext:value-type="float">
            <text:p>5.3548152469371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784888625172" calcext:value-type="float">
            <text:p>-66.9784888625172</text:p>
          </table:table-cell>
          <table:table-cell office:value-type="float" office:value="3.97450421674281" calcext:value-type="float">
            <text:p>3.9745042167428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16973115251" calcext:value-type="float">
            <text:p>-69.9916973115251</text:p>
          </table:table-cell>
          <table:table-cell office:value-type="float" office:value="5.00867951354501" calcext:value-type="float">
            <text:p>5.00867951354501</text:p>
          </table:table-cell>
          <table:table-cell office:value-type="float" office:value="2.27218602131635" calcext:value-type="float">
            <text:p>2.27218602131635</text:p>
          </table:table-cell>
          <table:table-cell office:value-type="float" office:value="-5.88334661814747" calcext:value-type="float">
            <text:p>-5.88334661814747</text:p>
          </table:table-cell>
          <table:table-cell office:value-type="float" office:value="-4.18229971412562" calcext:value-type="float">
            <text:p>-4.18229971412562</text:p>
          </table:table-cell>
          <table:table-cell table:number-columns-repeated="7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.44317635480493" calcext:value-type="float">
            <text:p>3.4431763548049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311673694793" calcext:value-type="float">
            <text:p>-70.9311673694793</text:p>
          </table:table-cell>
          <table:table-cell office:value-type="float" office:value="5.38318013067441" calcext:value-type="float">
            <text:p>5.3831801306744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892444312586" calcext:value-type="float">
            <text:p>-66.9892444312586</text:p>
          </table:table-cell>
          <table:table-cell office:value-type="float" office:value="3.97778660573996" calcext:value-type="float">
            <text:p>3.9777866057399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58486557625" calcext:value-type="float">
            <text:p>-69.9958486557625</text:p>
          </table:table-cell>
          <table:table-cell office:value-type="float" office:value="5.01027567057863" calcext:value-type="float">
            <text:p>5.01027567057863</text:p>
          </table:table-cell>
          <table:table-cell office:value-type="float" office:value="2.12950845744316" calcext:value-type="float">
            <text:p>2.12950845744316</text:p>
          </table:table-cell>
          <table:table-cell office:value-type="float" office:value="-6.0099281993107" calcext:value-type="float">
            <text:p>-6.0099281993107</text:p>
          </table:table-cell>
          <table:table-cell office:value-type="float" office:value="-4.26569340660897" calcext:value-type="float">
            <text:p>-4.26569340660897</text:p>
          </table:table-cell>
          <table:table-cell table:number-columns-repeated="7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.41154994981444" calcext:value-type="float">
            <text:p>3.41154994981444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9655836847396" calcext:value-type="float">
            <text:p>-70.9655836847396</text:p>
          </table:table-cell>
          <table:table-cell office:value-type="float" office:value="5.39741886704321" calcext:value-type="float">
            <text:p>5.39741886704321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9946222156293" calcext:value-type="float">
            <text:p>-66.9946222156293</text:p>
          </table:table-cell>
          <table:table-cell office:value-type="float" office:value="3.97942881664786" calcext:value-type="float">
            <text:p>3.9794288166478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79243278813" calcext:value-type="float">
            <text:p>-69.9979243278813</text:p>
          </table:table-cell>
          <table:table-cell office:value-type="float" office:value="5.01107393983299" calcext:value-type="float">
            <text:p>5.01107393983299</text:p>
          </table:table-cell>
          <table:table-cell office:value-type="float" office:value="2.05758566837972" calcext:value-type="float">
            <text:p>2.05758566837972</text:p>
          </table:table-cell>
          <table:table-cell office:value-type="float" office:value="-6.07376214524847" calcext:value-type="float">
            <text:p>-6.07376214524847</text:p>
          </table:table-cell>
          <table:table-cell office:value-type="float" office:value="-4.31036281355982" calcext:value-type="float">
            <text:p>-4.31036281355982</text:p>
          </table:table-cell>
          <table:table-cell table:number-columns-repeated="7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.4092207335238" calcext:value-type="float">
            <text:p>3.409220733523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827918423698" calcext:value-type="float">
            <text:p>-70.9827918423698</text:p>
          </table:table-cell>
          <table:table-cell office:value-type="float" office:value="5.40455235227741" calcext:value-type="float">
            <text:p>5.4045523522774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973111078147" calcext:value-type="float">
            <text:p>-66.9973111078147</text:p>
          </table:table-cell>
          <table:table-cell office:value-type="float" office:value="3.98025017632652" calcext:value-type="float">
            <text:p>3.9802501763265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89621639406" calcext:value-type="float">
            <text:p>-69.9989621639406</text:p>
          </table:table-cell>
          <table:table-cell office:value-type="float" office:value="5.01147312215342" calcext:value-type="float">
            <text:p>5.01147312215342</text:p>
          </table:table-cell>
          <table:table-cell office:value-type="float" office:value="2.02147737400158" calcext:value-type="float">
            <text:p>2.02147737400158</text:p>
          </table:table-cell>
          <table:table-cell office:value-type="float" office:value="-6.10581575561816" calcext:value-type="float">
            <text:p>-6.10581575561816</text:p>
          </table:table-cell>
          <table:table-cell office:value-type="float" office:value="-4.33343040471298" calcext:value-type="float">
            <text:p>-4.3334304047129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0245974263626" calcext:value-type="float">
            <text:p>3.4024597426362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913959211849" calcext:value-type="float">
            <text:p>-70.9913959211849</text:p>
          </table:table-cell>
          <table:table-cell office:value-type="float" office:value="5.4081226295985" calcext:value-type="float">
            <text:p>5.408122629598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4986555539073" calcext:value-type="float">
            <text:p>-67.4986555539073</text:p>
          </table:table-cell>
          <table:table-cell office:value-type="float" office:value="4.13639354570408" calcext:value-type="float">
            <text:p>4.1363935457040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94810819703" calcext:value-type="float">
            <text:p>-69.9994810819703</text:p>
          </table:table-cell>
          <table:table-cell office:value-type="float" office:value="5.01167272523805" calcext:value-type="float">
            <text:p>5.01167272523805</text:p>
          </table:table-cell>
          <table:table-cell office:value-type="float" office:value="1.46014101081381" calcext:value-type="float">
            <text:p>1.46014101081381</text:p>
          </table:table-cell>
          <table:table-cell office:value-type="float" office:value="-5.54729036901498" calcext:value-type="float">
            <text:p>-5.54729036901498</text:p>
          </table:table-cell>
          <table:table-cell office:value-type="float" office:value="-3.11387761747743" calcext:value-type="float">
            <text:p>-3.11387761747743</text:p>
          </table:table-cell>
          <table:table-cell table:number-columns-repeated="7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.39669152853097" calcext:value-type="float">
            <text:p>3.39669152853097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4956979605925" calcext:value-type="float">
            <text:p>-71.4956979605925</text:p>
          </table:table-cell>
          <table:table-cell office:value-type="float" office:value="5.62155674264424" calcext:value-type="float">
            <text:p>5.6215567426442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7493277769537" calcext:value-type="float">
            <text:p>-67.7493277769537</text:p>
          </table:table-cell>
          <table:table-cell office:value-type="float" office:value="4.21674746548004" calcext:value-type="float">
            <text:p>4.2167474654800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4997405409852" calcext:value-type="float">
            <text:p>-69.4997405409852</text:p>
          </table:table-cell>
          <table:table-cell office:value-type="float" office:value="4.82308243338082" calcext:value-type="float">
            <text:p>4.82308243338082</text:p>
          </table:table-cell>
          <table:table-cell office:value-type="float" office:value="-1.64285481380945" calcext:value-type="float">
            <text:p>-1.64285481380945</text:p>
          </table:table-cell>
          <table:table-cell office:value-type="float" office:value="-6.31224591960754" calcext:value-type="float">
            <text:p>-6.31224591960754</text:p>
          </table:table-cell>
          <table:table-cell office:value-type="float" office:value="-4.21623718906822" calcext:value-type="float">
            <text:p>-4.21623718906822</text:p>
          </table:table-cell>
          <table:table-cell table:number-columns-repeated="7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.38402436317705" calcext:value-type="float">
            <text:p>3.3840243631770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7478489802962" calcext:value-type="float">
            <text:p>-71.7478489802962</text:p>
          </table:table-cell>
          <table:table-cell office:value-type="float" office:value="5.7314120531996" calcext:value-type="float">
            <text:p>5.731412053199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746638884768" calcext:value-type="float">
            <text:p>-67.8746638884768</text:p>
          </table:table-cell>
          <table:table-cell office:value-type="float" office:value="4.2575079045157" calcext:value-type="float">
            <text:p>4.257507904515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2498702704926" calcext:value-type="float">
            <text:p>-69.2498702704926</text:p>
          </table:table-cell>
          <table:table-cell office:value-type="float" office:value="4.73146547766909" calcext:value-type="float">
            <text:p>4.73146547766909</text:p>
          </table:table-cell>
          <table:table-cell office:value-type="float" office:value="-3.18490158537277" calcext:value-type="float">
            <text:p>-3.18490158537277</text:p>
          </table:table-cell>
          <table:table-cell office:value-type="float" office:value="-6.72214116661271" calcext:value-type="float">
            <text:p>-6.72214116661271</text:p>
          </table:table-cell>
          <table:table-cell office:value-type="float" office:value="-5.4537255763464" calcext:value-type="float">
            <text:p>-5.4537255763464</text:p>
          </table:table-cell>
          <table:table-cell table:number-columns-repeated="7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.42871364077406" calcext:value-type="float">
            <text:p>3.42871364077406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8739244901481" calcext:value-type="float">
            <text:p>-71.8739244901481</text:p>
          </table:table-cell>
          <table:table-cell office:value-type="float" office:value="5.78714214426488" calcext:value-type="float">
            <text:p>5.7871421442648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373319442384" calcext:value-type="float">
            <text:p>-67.9373319442384</text:p>
          </table:table-cell>
          <table:table-cell office:value-type="float" office:value="4.27803563818101" calcext:value-type="float">
            <text:p>4.2780356381810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249351352463" calcext:value-type="float">
            <text:p>-69.1249351352463</text:p>
          </table:table-cell>
          <table:table-cell office:value-type="float" office:value="4.68631169767582" calcext:value-type="float">
            <text:p>4.68631169767582</text:p>
          </table:table-cell>
          <table:table-cell office:value-type="float" office:value="-3.95449207723249" calcext:value-type="float">
            <text:p>-3.95449207723249</text:p>
          </table:table-cell>
          <table:table-cell office:value-type="float" office:value="-6.93428421653629" calcext:value-type="float">
            <text:p>-6.93428421653629</text:p>
          </table:table-cell>
          <table:table-cell office:value-type="float" office:value="-6.14111932564984" calcext:value-type="float">
            <text:p>-6.14111932564984</text:p>
          </table:table-cell>
          <table:table-cell table:number-columns-repeated="7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.42619961624609" calcext:value-type="float">
            <text:p>3.4261996162460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369622450741" calcext:value-type="float">
            <text:p>-71.9369622450741</text:p>
          </table:table-cell>
          <table:table-cell office:value-type="float" office:value="5.81521007356844" calcext:value-type="float">
            <text:p>5.8152100735684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.9686659721192" calcext:value-type="float">
            <text:p>-67.9686659721192</text:p>
          </table:table-cell>
          <table:table-cell office:value-type="float" office:value="4.28833659095515" calcext:value-type="float">
            <text:p>4.2883365909551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9.0624675676231" calcext:value-type="float">
            <text:p>-69.0624675676231</text:p>
          </table:table-cell>
          <table:table-cell office:value-type="float" office:value="4.66389665909967" calcext:value-type="float">
            <text:p>4.66389665909967</text:p>
          </table:table-cell>
          <table:table-cell office:value-type="float" office:value="-4.33904485736882" calcext:value-type="float">
            <text:p>-4.33904485736882</text:p>
          </table:table-cell>
          <table:table-cell office:value-type="float" office:value="-7.04219885563956" calcext:value-type="float">
            <text:p>-7.04219885563956</text:p>
          </table:table-cell>
          <table:table-cell office:value-type="float" office:value="-6.49595979103653" calcext:value-type="float">
            <text:p>-6.4959597910365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9082570914467" calcext:value-type="float">
            <text:p>3.3908257091446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68481122537" calcext:value-type="float">
            <text:p>-71.968481122537</text:p>
          </table:table-cell>
          <table:table-cell office:value-type="float" office:value="5.82929504610369" calcext:value-type="float">
            <text:p>5.829295046103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43329860596" calcext:value-type="float">
            <text:p>-67.9843329860596</text:p>
          </table:table-cell>
          <table:table-cell office:value-type="float" office:value="4.29349636487025" calcext:value-type="float">
            <text:p>4.29349636487025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5312337838116" calcext:value-type="float">
            <text:p>-69.5312337838116</text:p>
          </table:table-cell>
          <table:table-cell office:value-type="float" office:value="4.83475486917138" calcext:value-type="float">
            <text:p>4.83475486917138</text:p>
          </table:table-cell>
          <table:table-cell office:value-type="float" office:value="-2.9613078139115" calcext:value-type="float">
            <text:p>-2.9613078139115</text:p>
          </table:table-cell>
          <table:table-cell office:value-type="float" office:value="-7.09662259062497" calcext:value-type="float">
            <text:p>-7.09662259062497</text:p>
          </table:table-cell>
          <table:table-cell office:value-type="float" office:value="-5.72726836478115" calcext:value-type="float">
            <text:p>-5.72726836478115</text:p>
          </table:table-cell>
          <table:table-cell table:number-columns-repeated="7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.38965604594246" calcext:value-type="float">
            <text:p>3.3896560459424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4842405612685" calcext:value-type="float">
            <text:p>-71.4842405612685</text:p>
          </table:table-cell>
          <table:table-cell office:value-type="float" office:value="5.61661538668937" calcext:value-type="float">
            <text:p>5.61661538668937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21664930298" calcext:value-type="float">
            <text:p>-67.9921664930298</text:p>
          </table:table-cell>
          <table:table-cell office:value-type="float" office:value="4.29607857947249" calcext:value-type="float">
            <text:p>4.2960785794724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656168919058" calcext:value-type="float">
            <text:p>-69.7656168919058</text:p>
          </table:table-cell>
          <table:table-cell office:value-type="float" office:value="4.92251705750827" calcext:value-type="float">
            <text:p>4.92251705750827</text:p>
          </table:table-cell>
          <table:table-cell office:value-type="float" office:value="-1.02550700601068" calcext:value-type="float">
            <text:p>-1.02550700601068</text:p>
          </table:table-cell>
          <table:table-cell office:value-type="float" office:value="-5.98003510954244" calcext:value-type="float">
            <text:p>-5.98003510954244</text:p>
          </table:table-cell>
          <table:table-cell office:value-type="float" office:value="-3.42866630669502" calcext:value-type="float">
            <text:p>-3.42866630669502</text:p>
          </table:table-cell>
          <table:table-cell table:number-columns-repeated="7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.39362231400245" calcext:value-type="float">
            <text:p>3.39362231400245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2421202806343" calcext:value-type="float">
            <text:p>-71.2421202806343</text:p>
          </table:table-cell>
          <table:table-cell office:value-type="float" office:value="5.51320332439161" calcext:value-type="float">
            <text:p>5.51320332439161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60832465149" calcext:value-type="float">
            <text:p>-67.9960832465149</text:p>
          </table:table-cell>
          <table:table-cell office:value-type="float" office:value="4.29737026909308" calcext:value-type="float">
            <text:p>4.2973702690930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828084459529" calcext:value-type="float">
            <text:p>-69.8828084459529</text:p>
          </table:table-cell>
          <table:table-cell office:value-type="float" office:value="4.96699376538327" calcext:value-type="float">
            <text:p>4.96699376538327</text:p>
          </table:table-cell>
          <table:table-cell office:value-type="float" office:value="-0.0787123861754466" calcext:value-type="float">
            <text:p>-0.078712386175447</text:p>
          </table:table-cell>
          <table:table-cell office:value-type="float" office:value="-5.4518271210898" calcext:value-type="float">
            <text:p>-5.4518271210898</text:p>
          </table:table-cell>
          <table:table-cell office:value-type="float" office:value="-2.29641109295318" calcext:value-type="float">
            <text:p>-2.29641109295318</text:p>
          </table:table-cell>
          <table:table-cell table:number-columns-repeated="7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.39558768408205" calcext:value-type="float">
            <text:p>3.3955876840820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1210601403171" calcext:value-type="float">
            <text:p>-71.1210601403171</text:p>
          </table:table-cell>
          <table:table-cell office:value-type="float" office:value="5.46221350078464" calcext:value-type="float">
            <text:p>5.4622135007846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80416232575" calcext:value-type="float">
            <text:p>-67.9980416232575</text:p>
          </table:table-cell>
          <table:table-cell office:value-type="float" office:value="4.2980162595343" calcext:value-type="float">
            <text:p>4.298016259534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414042229764" calcext:value-type="float">
            <text:p>-69.9414042229764</text:p>
          </table:table-cell>
          <table:table-cell office:value-type="float" office:value="4.98938259178062" calcext:value-type="float">
            <text:p>4.98938259178062</text:p>
          </table:table-cell>
          <table:table-cell office:value-type="float" office:value="0.389802878178102" calcext:value-type="float">
            <text:p>0.389802878178102</text:p>
          </table:table-cell>
          <table:table-cell office:value-type="float" office:value="-5.19492389133305" calcext:value-type="float">
            <text:p>-5.19492389133305</text:p>
          </table:table-cell>
          <table:table-cell office:value-type="float" office:value="-1.72526086126454" calcext:value-type="float">
            <text:p>-1.72526086126454</text:p>
          </table:table-cell>
          <table:table-cell table:number-columns-repeated="7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.39544957846013" calcext:value-type="float">
            <text:p>3.3954495784601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605300701586" calcext:value-type="float">
            <text:p>-71.0605300701586</text:p>
          </table:table-cell>
          <table:table-cell office:value-type="float" office:value="5.43689570813651" calcext:value-type="float">
            <text:p>5.4368957081365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0208116287" calcext:value-type="float">
            <text:p>-67.9990208116287</text:p>
          </table:table-cell>
          <table:table-cell office:value-type="float" office:value="4.29833929116904" calcext:value-type="float">
            <text:p>4.2983392911690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707021114882" calcext:value-type="float">
            <text:p>-69.9707021114882</text:p>
          </table:table-cell>
          <table:table-cell office:value-type="float" office:value="5.00061482088213" calcext:value-type="float">
            <text:p>5.00061482088213</text:p>
          </table:table-cell>
          <table:table-cell office:value-type="float" office:value="0.622887963137007" calcext:value-type="float">
            <text:p>0.622887963137007</text:p>
          </table:table-cell>
          <table:table-cell office:value-type="float" office:value="-5.06823376324805" calcext:value-type="float">
            <text:p>-5.06823376324805</text:p>
          </table:table-cell>
          <table:table-cell office:value-type="float" office:value="-1.4340540666841" calcext:value-type="float">
            <text:p>-1.434054066684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42833296236399" calcext:value-type="float">
            <text:p>3.4283329623639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302650350793" calcext:value-type="float">
            <text:p>-71.0302650350793</text:p>
          </table:table-cell>
          <table:table-cell office:value-type="float" office:value="5.42428085210817" calcext:value-type="float">
            <text:p>5.4242808521081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5104058144" calcext:value-type="float">
            <text:p>-67.9995104058144</text:p>
          </table:table-cell>
          <table:table-cell office:value-type="float" office:value="4.29850081609073" calcext:value-type="float">
            <text:p>4.2985008160907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853510557441" calcext:value-type="float">
            <text:p>-69.9853510557441</text:p>
          </table:table-cell>
          <table:table-cell office:value-type="float" office:value="5.00624041423647" calcext:value-type="float">
            <text:p>5.00624041423647</text:p>
          </table:table-cell>
          <table:table-cell office:value-type="float" office:value="0.739143283541708" calcext:value-type="float">
            <text:p>0.739143283541708</text:p>
          </table:table-cell>
          <table:table-cell office:value-type="float" office:value="-5.00532431664305" calcext:value-type="float">
            <text:p>-5.00532431664305</text:p>
          </table:table-cell>
          <table:table-cell office:value-type="float" office:value="-1.28558112740676" calcext:value-type="float">
            <text:p>-1.28558112740676</text:p>
          </table:table-cell>
          <table:table-cell table:number-columns-repeated="7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.42079619541562" calcext:value-type="float">
            <text:p>3.4207961954156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151325175396" calcext:value-type="float">
            <text:p>-71.0151325175396</text:p>
          </table:table-cell>
          <table:table-cell office:value-type="float" office:value="5.41798440436149" calcext:value-type="float">
            <text:p>5.4179844043614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7552029072" calcext:value-type="float">
            <text:p>-67.9997552029072</text:p>
          </table:table-cell>
          <table:table-cell office:value-type="float" office:value="4.29858158082776" calcext:value-type="float">
            <text:p>4.2985815808277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4926755278721" calcext:value-type="float">
            <text:p>-69.4926755278721</text:p>
          </table:table-cell>
          <table:table-cell office:value-type="float" office:value="4.82046777866018" calcext:value-type="float">
            <text:p>4.82046777866018</text:p>
          </table:table-cell>
          <table:table-cell office:value-type="float" office:value="-0.88800761443791" calcext:value-type="float">
            <text:p>-0.88800761443791</text:p>
          </table:table-cell>
          <table:table-cell office:value-type="float" office:value="-4.97397790857847" calcext:value-type="float">
            <text:p>-4.97397790857847</text:p>
          </table:table-cell>
          <table:table-cell office:value-type="float" office:value="-1.2719260109549" calcext:value-type="float">
            <text:p>-1.2719260109549</text:p>
          </table:table-cell>
          <table:table-cell table:number-columns-repeated="7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.38388886492394" calcext:value-type="float">
            <text:p>3.3838888649239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1.0075662587698" calcext:value-type="float">
            <text:p>-71.0075662587698</text:p>
          </table:table-cell>
          <table:table-cell office:value-type="float" office:value="5.41483892183732" calcext:value-type="float">
            <text:p>5.4148389218373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4998776014536" calcext:value-type="float">
            <text:p>-67.4998776014536</text:p>
          </table:table-cell>
          <table:table-cell office:value-type="float" office:value="4.13678153947815" calcext:value-type="float">
            <text:p>4.13678153947815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746337763936" calcext:value-type="float">
            <text:p>-68.746337763936</text:p>
          </table:table-cell>
          <table:table-cell office:value-type="float" office:value="4.55209438999785" calcext:value-type="float">
            <text:p>4.55209438999785</text:p>
          </table:table-cell>
          <table:table-cell office:value-type="float" office:value="-2.57180911774696" calcext:value-type="float">
            <text:p>-2.57180911774696</text:p>
          </table:table-cell>
          <table:table-cell office:value-type="float" office:value="-5.57887229276234" calcext:value-type="float">
            <text:p>-5.57887229276234</text:p>
          </table:table-cell>
          <table:table-cell office:value-type="float" office:value="-3.80656864276821" calcext:value-type="float">
            <text:p>-3.80656864276821</text:p>
          </table:table-cell>
          <table:table-cell table:number-columns-repeated="7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38499098658281" calcext:value-type="float">
            <text:p>3.38499098658281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1.0037831293849" calcext:value-type="float">
            <text:p>-71.0037831293849</text:p>
          </table:table-cell>
          <table:table-cell office:value-type="float" office:value="5.41326686544832" calcext:value-type="float">
            <text:p>5.4132668654483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499388007268" calcext:value-type="float">
            <text:p>-67.2499388007268</text:p>
          </table:table-cell>
          <table:table-cell office:value-type="float" office:value="4.05817988004424" calcext:value-type="float">
            <text:p>4.0581798800442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373168881968" calcext:value-type="float">
            <text:p>-68.373168881968</text:p>
          </table:table-cell>
          <table:table-cell office:value-type="float" office:value="4.42356380700541" calcext:value-type="float">
            <text:p>4.42356380700541</text:p>
          </table:table-cell>
          <table:table-cell office:value-type="float" office:value="-3.33559979245125" calcext:value-type="float">
            <text:p>-3.33559979245125</text:p>
          </table:table-cell>
          <table:table-cell office:value-type="float" office:value="-5.86392464443854" calcext:value-type="float">
            <text:p>-5.86392464443854</text:p>
          </table:table-cell>
          <table:table-cell office:value-type="float" office:value="-4.75155360747514" calcext:value-type="float">
            <text:p>-4.75155360747514</text:p>
          </table:table-cell>
          <table:table-cell table:number-columns-repeated="7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.3841292025344" calcext:value-type="float">
            <text:p>3.384129202534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018915646925" calcext:value-type="float">
            <text:p>-71.0018915646925</text:p>
          </table:table-cell>
          <table:table-cell office:value-type="float" office:value="5.4124810084141" calcext:value-type="float">
            <text:p>5.412481008414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6249694003634" calcext:value-type="float">
            <text:p>-67.6249694003634</text:p>
          </table:table-cell>
          <table:table-cell office:value-type="float" office:value="4.17669068139275" calcext:value-type="float">
            <text:p>4.1766906813927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86584440984" calcext:value-type="float">
            <text:p>-68.186584440984</text:p>
          </table:table-cell>
          <table:table-cell office:value-type="float" office:value="4.36066590982273" calcext:value-type="float">
            <text:p>4.36066590982273</text:p>
          </table:table-cell>
          <table:table-cell office:value-type="float" office:value="-4.2532073691861" calcext:value-type="float">
            <text:p>-4.2532073691861</text:p>
          </table:table-cell>
          <table:table-cell office:value-type="float" office:value="-5.41645709927737" calcext:value-type="float">
            <text:p>-5.41645709927737</text:p>
          </table:table-cell>
          <table:table-cell office:value-type="float" office:value="-4.90268754362506" calcext:value-type="float">
            <text:p>-4.9026875436250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226824481786" calcext:value-type="float">
            <text:p>3.422682448178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009457823462" calcext:value-type="float">
            <text:p>-71.0009457823462</text:p>
          </table:table-cell>
          <table:table-cell office:value-type="float" office:value="5.41208812267981" calcext:value-type="float">
            <text:p>5.4120881226798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3124847001817" calcext:value-type="float">
            <text:p>-67.3124847001817</text:p>
          </table:table-cell>
          <table:table-cell office:value-type="float" office:value="4.07770831404899" calcext:value-type="float">
            <text:p>4.0777083140489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593292220492" calcext:value-type="float">
            <text:p>-68.593292220492</text:p>
          </table:table-cell>
          <table:table-cell office:value-type="float" office:value="4.49893522893463" calcext:value-type="float">
            <text:p>4.49893522893463</text:p>
          </table:table-cell>
          <table:table-cell office:value-type="float" office:value="-2.78639784065744" calcext:value-type="float">
            <text:p>-2.78639784065744</text:p>
          </table:table-cell>
          <table:table-cell office:value-type="float" office:value="-5.78590579690344" calcext:value-type="float">
            <text:p>-5.78590579690344</text:p>
          </table:table-cell>
          <table:table-cell office:value-type="float" office:value="-4.27056939976264" calcext:value-type="float">
            <text:p>-4.27056939976264</text:p>
          </table:table-cell>
          <table:table-cell table:number-columns-repeated="7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.42137274348417" calcext:value-type="float">
            <text:p>3.4213727434841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004728911731" calcext:value-type="float">
            <text:p>-71.0004728911731</text:p>
          </table:table-cell>
          <table:table-cell office:value-type="float" office:value="5.41189169050746" calcext:value-type="float">
            <text:p>5.4118916905074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6562423500909" calcext:value-type="float">
            <text:p>-67.6562423500909</text:p>
          </table:table-cell>
          <table:table-cell office:value-type="float" office:value="4.18672798160888" calcext:value-type="float">
            <text:p>4.1867279816088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796646110246" calcext:value-type="float">
            <text:p>-68.796646110246</text:p>
          </table:table-cell>
          <table:table-cell office:value-type="float" office:value="4.5697054086418" calcext:value-type="float">
            <text:p>4.5697054086418</text:p>
          </table:table-cell>
          <table:table-cell office:value-type="float" office:value="-2.58913447467812" calcext:value-type="float">
            <text:p>-2.58913447467812</text:p>
          </table:table-cell>
          <table:table-cell office:value-type="float" office:value="-5.37540021718043" calcext:value-type="float">
            <text:p>-5.37540021718043</text:p>
          </table:table-cell>
          <table:table-cell office:value-type="float" office:value="-3.48866584512105" calcext:value-type="float">
            <text:p>-3.48866584512105</text:p>
          </table:table-cell>
          <table:table-cell table:number-columns-repeated="7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.42310826897872" calcext:value-type="float">
            <text:p>3.4231082689787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5002364455866" calcext:value-type="float">
            <text:p>-71.5002364455866</text:p>
          </table:table-cell>
          <table:table-cell office:value-type="float" office:value="5.62351530579897" calcext:value-type="float">
            <text:p>5.6235153057989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281211750454" calcext:value-type="float">
            <text:p>-67.8281211750454</text:p>
          </table:table-cell>
          <table:table-cell office:value-type="float" office:value="4.24232600491969" calcext:value-type="float">
            <text:p>4.24232600491969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398323055123" calcext:value-type="float">
            <text:p>-69.398323055123</text:p>
          </table:table-cell>
          <table:table-cell office:value-type="float" office:value="4.78568491675828" calcext:value-type="float">
            <text:p>4.78568491675828</text:p>
          </table:table-cell>
          <table:table-cell office:value-type="float" office:value="-2.07307403202883" calcext:value-type="float">
            <text:p>-2.07307403202883</text:p>
          </table:table-cell>
          <table:table-cell office:value-type="float" office:value="-6.22390657388061" calcext:value-type="float">
            <text:p>-6.22390657388061</text:p>
          </table:table-cell>
          <table:table-cell office:value-type="float" office:value="-4.26074963180744" calcext:value-type="float">
            <text:p>-4.26074963180744</text:p>
          </table:table-cell>
          <table:table-cell table:number-columns-repeated="7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.42456066966982" calcext:value-type="float">
            <text:p>3.4245606696698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2501182227933" calcext:value-type="float">
            <text:p>-71.2501182227933</text:p>
          </table:table-cell>
          <table:table-cell office:value-type="float" office:value="5.51658872453441" calcext:value-type="float">
            <text:p>5.5165887245344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140605875227" calcext:value-type="float">
            <text:p>-67.9140605875227</text:p>
          </table:table-cell>
          <table:table-cell office:value-type="float" office:value="4.27040127639034" calcext:value-type="float">
            <text:p>4.2704012763903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6991615275615" calcext:value-type="float">
            <text:p>-69.6991615275615</text:p>
          </table:table-cell>
          <table:table-cell office:value-type="float" office:value="4.89747300599181" calcext:value-type="float">
            <text:p>4.89747300599181</text:p>
          </table:table-cell>
          <table:table-cell office:value-type="float" office:value="-0.620751829213784" calcext:value-type="float">
            <text:p>-0.620751829213784</text:p>
          </table:table-cell>
          <table:table-cell office:value-type="float" office:value="-5.57382913375632" calcext:value-type="float">
            <text:p>-5.57382913375632</text:p>
          </table:table-cell>
          <table:table-cell office:value-type="float" office:value="-2.66220494876511" calcext:value-type="float">
            <text:p>-2.66220494876511</text:p>
          </table:table-cell>
          <table:table-cell table:number-columns-repeated="7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.42481834996122" calcext:value-type="float">
            <text:p>3.42481834996122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1250591113966" calcext:value-type="float">
            <text:p>-71.1250591113966</text:p>
          </table:table-cell>
          <table:table-cell office:value-type="float" office:value="5.46389028825419" calcext:value-type="float">
            <text:p>5.4638902882541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570302937614" calcext:value-type="float">
            <text:p>-67.9570302937614</text:p>
          </table:table-cell>
          <table:table-cell office:value-type="float" office:value="4.28450851017375" calcext:value-type="float">
            <text:p>4.2845085101737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3495807637808" calcext:value-type="float">
            <text:p>-70.3495807637808</text:p>
          </table:table-cell>
          <table:table-cell office:value-type="float" office:value="5.14816777885752" calcext:value-type="float">
            <text:p>5.14816777885752</text:p>
          </table:table-cell>
          <table:table-cell office:value-type="float" office:value="1.89419956135308" calcext:value-type="float">
            <text:p>1.89419956135308</text:p>
          </table:table-cell>
          <table:table-cell office:value-type="float" office:value="-5.25594723105781" calcext:value-type="float">
            <text:p>-5.25594723105781</text:p>
          </table:table-cell>
          <table:table-cell office:value-type="float" office:value="-2.66373071313826" calcext:value-type="float">
            <text:p>-2.6637307131382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423733935492" calcext:value-type="float">
            <text:p>3.42373393549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5625295556983" calcext:value-type="float">
            <text:p>-70.5625295556983</text:p>
          </table:table-cell>
          <table:table-cell office:value-type="float" office:value="5.23300301778342" calcext:value-type="float">
            <text:p>5.2330030177834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785151468807" calcext:value-type="float">
            <text:p>-67.9785151468807</text:p>
          </table:table-cell>
          <table:table-cell office:value-type="float" office:value="4.29157959362721" calcext:value-type="float">
            <text:p>4.29157959362721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1747903818904" calcext:value-type="float">
            <text:p>-71.1747903818904</text:p>
          </table:table-cell>
          <table:table-cell office:value-type="float" office:value="5.4847858993598" calcext:value-type="float">
            <text:p>5.4847858993598</text:p>
          </table:table-cell>
          <table:table-cell office:value-type="float" office:value="6.30585722877233" calcext:value-type="float">
            <text:p>6.30585722877233</text:p>
          </table:table-cell>
          <table:table-cell office:value-type="float" office:value="-4.10575689804222" calcext:value-type="float">
            <text:p>-4.10575689804222</text:p>
          </table:table-cell>
          <table:table-cell office:value-type="float" office:value="-5.81181053418942" calcext:value-type="float">
            <text:p>-5.81181053418942</text:p>
          </table:table-cell>
          <table:table-cell table:number-columns-repeated="7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.42517974001086" calcext:value-type="float">
            <text:p>3.42517974001086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9.7812647778492" calcext:value-type="float">
            <text:p>-69.7812647778492</text:p>
          </table:table-cell>
          <table:table-cell office:value-type="float" office:value="4.92843264878455" calcext:value-type="float">
            <text:p>4.9284326487845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92575734403" calcext:value-type="float">
            <text:p>-67.9892575734403</text:p>
          </table:table-cell>
          <table:table-cell office:value-type="float" office:value="4.29511951040154" calcext:value-type="float">
            <text:p>4.29511951040154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float" office:value="-72.5873951909452" calcext:value-type="float">
            <text:p>-72.5873951909452</text:p>
          </table:table-cell>
          <table:table-cell office:value-type="float" office:value="6.11288895180893" calcext:value-type="float">
            <text:p>6.11288895180893</text:p>
          </table:table-cell>
          <table:table-cell office:value-type="float" office:value="14.3985913865145" calcext:value-type="float">
            <text:p>14.3985913865145</text:p>
          </table:table-cell>
          <table:table-cell office:value-type="float" office:value="-2.68518034771525" calcext:value-type="float">
            <text:p>-2.68518034771525</text:p>
          </table:table-cell>
          <table:table-cell office:value-type="float" office:value="-13.9033509127687" calcext:value-type="float">
            <text:p>-13.9033509127687</text:p>
          </table:table-cell>
          <table:table-cell table:number-columns-repeated="7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.42276426596843" calcext:value-type="float">
            <text:p>3.4227642659684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3906323889246" calcext:value-type="float">
            <text:p>-69.3906323889246</text:p>
          </table:table-cell>
          <table:table-cell office:value-type="float" office:value="4.78286085411347" calcext:value-type="float">
            <text:p>4.7828608541134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46287867202" calcext:value-type="float">
            <text:p>-67.9946287867202</text:p>
          </table:table-cell>
          <table:table-cell office:value-type="float" office:value="4.29689056360312" calcext:value-type="float">
            <text:p>4.29689056360312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2936975954726" calcext:value-type="float">
            <text:p>-73.2936975954726</text:p>
          </table:table-cell>
          <table:table-cell office:value-type="float" office:value="6.45341983904616" calcext:value-type="float">
            <text:p>6.45341983904616</text:p>
          </table:table-cell>
          <table:table-cell office:value-type="float" office:value="18.9598852412406" calcext:value-type="float">
            <text:p>18.9598852412406</text:p>
          </table:table-cell>
          <table:table-cell office:value-type="float" office:value="-2.03567701555885" calcext:value-type="float">
            <text:p>-2.03567701555885</text:p>
          </table:table-cell>
          <table:table-cell office:value-type="float" office:value="-18.5238488284444" calcext:value-type="float">
            <text:p>-18.5238488284444</text:p>
          </table:table-cell>
          <table:table-cell table:number-columns-repeated="7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3.42500923343041" calcext:value-type="float">
            <text:p>3.4250092334304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6953161944623" calcext:value-type="float">
            <text:p>-68.6953161944623</text:p>
          </table:table-cell>
          <table:table-cell office:value-type="float" office:value="4.53430301864701" calcext:value-type="float">
            <text:p>4.53430301864701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9973143933601" calcext:value-type="float">
            <text:p>-67.9973143933601</text:p>
          </table:table-cell>
          <table:table-cell office:value-type="float" office:value="4.29777636403919" calcext:value-type="float">
            <text:p>4.2977763640391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6468487977363" calcext:value-type="float">
            <text:p>-73.6468487977363</text:p>
          </table:table-cell>
          <table:table-cell office:value-type="float" office:value="6.63073431426977" calcext:value-type="float">
            <text:p>6.63073431426977</text:p>
          </table:table-cell>
          <table:table-cell office:value-type="float" office:value="22.1757922217162" calcext:value-type="float">
            <text:p>22.1757922217162</text:p>
          </table:table-cell>
          <table:table-cell office:value-type="float" office:value="-0.979555540735212" calcext:value-type="float">
            <text:p>-0.979555540735212</text:p>
          </table:table-cell>
          <table:table-cell office:value-type="float" office:value="-21.7590101708595" calcext:value-type="float">
            <text:p>-21.7590101708595</text:p>
          </table:table-cell>
          <table:table-cell table:number-columns-repeated="7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3.42270960651765" calcext:value-type="float">
            <text:p>3.4227096065176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3476580972311" calcext:value-type="float">
            <text:p>-68.3476580972311</text:p>
          </table:table-cell>
          <table:table-cell office:value-type="float" office:value="4.41491083222746" calcext:value-type="float">
            <text:p>4.4149108322274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49865719668" calcext:value-type="float">
            <text:p>-68.49865719668</text:p>
          </table:table-cell>
          <table:table-cell office:value-type="float" office:value="4.46637557541786" calcext:value-type="float">
            <text:p>4.46637557541786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72.8234243988682" calcext:value-type="float">
            <text:p>-72.8234243988682</text:p>
          </table:table-cell>
          <table:table-cell office:value-type="float" office:value="6.22463867297105" calcext:value-type="float">
            <text:p>6.22463867297105</text:p>
          </table:table-cell>
          <table:table-cell office:value-type="float" office:value="17.3070163828197" calcext:value-type="float">
            <text:p>17.3070163828197</text:p>
          </table:table-cell>
          <table:table-cell office:value-type="float" office:value="0.177760510986286" calcext:value-type="float">
            <text:p>0.177760510986286</text:p>
          </table:table-cell>
          <table:table-cell office:value-type="float" office:value="-16.7379361417861" calcext:value-type="float">
            <text:p>-16.737936141786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2456066822961" calcext:value-type="float">
            <text:p>3.4245606682296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1738290486156" calcext:value-type="float">
            <text:p>-68.1738290486156</text:p>
          </table:table-cell>
          <table:table-cell office:value-type="float" office:value="4.35639885228865" calcext:value-type="float">
            <text:p>4.35639885228865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24932859834" calcext:value-type="float">
            <text:p>-68.24932859834</text:p>
          </table:table-cell>
          <table:table-cell office:value-type="float" office:value="4.38171661726048" calcext:value-type="float">
            <text:p>4.38171661726048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1.4117121994341" calcext:value-type="float">
            <text:p>-71.4117121994341</text:p>
          </table:table-cell>
          <table:table-cell office:value-type="float" office:value="5.58543591569691" calcext:value-type="float">
            <text:p>5.58543591569691</text:p>
          </table:table-cell>
          <table:table-cell office:value-type="float" office:value="11.0121837859472" calcext:value-type="float">
            <text:p>11.0121837859472</text:p>
          </table:table-cell>
          <table:table-cell office:value-type="float" office:value="0.0705588880703594" calcext:value-type="float">
            <text:p>0.07055888807036</text:p>
          </table:table-cell>
          <table:table-cell office:value-type="float" office:value="-10.1238321839286" calcext:value-type="float">
            <text:p>-10.1238321839286</text:p>
          </table:table-cell>
          <table:table-cell table:number-columns-repeated="7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.4218370301879" calcext:value-type="float">
            <text:p>3.421837030187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5869145243078" calcext:value-type="float">
            <text:p>-67.5869145243078</text:p>
          </table:table-cell>
          <table:table-cell office:value-type="float" office:value="4.16450911979688" calcext:value-type="float">
            <text:p>4.1645091197968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8.12466429917" calcext:value-type="float">
            <text:p>-68.12466429917</text:p>
          </table:table-cell>
          <table:table-cell office:value-type="float" office:value="4.33999081084308" calcext:value-type="float">
            <text:p>4.33999081084308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705856099717" calcext:value-type="float">
            <text:p>-70.705856099717</text:p>
          </table:table-cell>
          <table:table-cell office:value-type="float" office:value="5.2908876147491" calcext:value-type="float">
            <text:p>5.2908876147491</text:p>
          </table:table-cell>
          <table:table-cell office:value-type="float" office:value="9.03996810089696" calcext:value-type="float">
            <text:p>9.03996810089696</text:p>
          </table:table-cell>
          <table:table-cell office:value-type="float" office:value="0.648356376968639" calcext:value-type="float">
            <text:p>0.648356376968639</text:p>
          </table:table-cell>
          <table:table-cell office:value-type="float" office:value="-8.02460979835604" calcext:value-type="float">
            <text:p>-8.02460979835604</text:p>
          </table:table-cell>
          <table:table-cell table:number-columns-repeated="7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.41992648162926" calcext:value-type="float">
            <text:p>3.4199264816292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934572621539" calcext:value-type="float">
            <text:p>-67.2934572621539</text:p>
          </table:table-cell>
          <table:table-cell office:value-type="float" office:value="4.07175753505359" calcext:value-type="float">
            <text:p>4.0717575350535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62332149585" calcext:value-type="float">
            <text:p>-68.062332149585</text:p>
          </table:table-cell>
          <table:table-cell office:value-type="float" office:value="4.31927714846527" calcext:value-type="float">
            <text:p>4.3192771484652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3529280498585" calcext:value-type="float">
            <text:p>-70.3529280498585</text:p>
          </table:table-cell>
          <table:table-cell office:value-type="float" office:value="5.14949058361009" calcext:value-type="float">
            <text:p>5.14949058361009</text:p>
          </table:table-cell>
          <table:table-cell office:value-type="float" office:value="8.14119544409219" calcext:value-type="float">
            <text:p>8.14119544409219</text:p>
          </table:table-cell>
          <table:table-cell office:value-type="float" office:value="0.91406620954024" calcext:value-type="float">
            <text:p>0.91406620954024</text:p>
          </table:table-cell>
          <table:table-cell office:value-type="float" office:value="-7.06081737564025" calcext:value-type="float">
            <text:p>-7.06081737564025</text:p>
          </table:table-cell>
          <table:table-cell table:number-columns-repeated="7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.41268639940959" calcext:value-type="float">
            <text:p>3.4126863994095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6467286310769" calcext:value-type="float">
            <text:p>-67.6467286310769</text:p>
          </table:table-cell>
          <table:table-cell office:value-type="float" office:value="4.18367192814917" calcext:value-type="float">
            <text:p>4.18367192814917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8.0311660747925" calcext:value-type="float">
            <text:p>-68.0311660747925</text:p>
          </table:table-cell>
          <table:table-cell office:value-type="float" office:value="4.30895741969221" calcext:value-type="float">
            <text:p>4.3089574196922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1764640249293" calcext:value-type="float">
            <text:p>-70.1764640249293</text:p>
          </table:table-cell>
          <table:table-cell office:value-type="float" office:value="5.08021548774186" calcext:value-type="float">
            <text:p>5.08021548774186</text:p>
          </table:table-cell>
          <table:table-cell office:value-type="float" office:value="7.09235931689623" calcext:value-type="float">
            <text:p>7.09235931689623</text:p>
          </table:table-cell>
          <table:table-cell office:value-type="float" office:value="0.453637837425986" calcext:value-type="float">
            <text:p>0.453637837425986</text:p>
          </table:table-cell>
          <table:table-cell office:value-type="float" office:value="-5.7273775686786" calcext:value-type="float">
            <text:p>-5.7273775686786</text:p>
          </table:table-cell>
          <table:table-cell table:number-columns-repeated="7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.41793637441792" calcext:value-type="float">
            <text:p>3.4179363744179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.8233643155385" calcext:value-type="float">
            <text:p>-67.8233643155385</text:p>
          </table:table-cell>
          <table:table-cell office:value-type="float" office:value="4.24077740397677" calcext:value-type="float">
            <text:p>4.2407774039767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55830373963" calcext:value-type="float">
            <text:p>-68.0155830373963</text:p>
          </table:table-cell>
          <table:table-cell office:value-type="float" office:value="4.30380680505198" calcext:value-type="float">
            <text:p>4.3038068050519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882320124646" calcext:value-type="float">
            <text:p>-70.0882320124646</text:p>
          </table:table-cell>
          <table:table-cell office:value-type="float" office:value="5.04592820651639" calcext:value-type="float">
            <text:p>5.04592820651639</text:p>
          </table:table-cell>
          <table:table-cell office:value-type="float" office:value="6.56518769396114" calcext:value-type="float">
            <text:p>6.56518769396114</text:p>
          </table:table-cell>
          <table:table-cell office:value-type="float" office:value="0.214800011423528" calcext:value-type="float">
            <text:p>0.214800011423528</text:p>
          </table:table-cell>
          <table:table-cell office:value-type="float" office:value="-5.02102016525386" calcext:value-type="float">
            <text:p>-5.0210201652538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43255931048381" calcext:value-type="float">
            <text:p>3.43255931048381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116821577692" calcext:value-type="float">
            <text:p>-67.9116821577692</text:p>
          </table:table-cell>
          <table:table-cell office:value-type="float" office:value="4.26962178053657" calcext:value-type="float">
            <text:p>4.2696217805365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77915186981" calcext:value-type="float">
            <text:p>-68.0077915186981</text:p>
          </table:table-cell>
          <table:table-cell office:value-type="float" office:value="4.30123380694347" calcext:value-type="float">
            <text:p>4.30123380694347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0441160062323" calcext:value-type="float">
            <text:p>-70.0441160062323</text:p>
          </table:table-cell>
          <table:table-cell office:value-type="float" office:value="5.02887144288435" calcext:value-type="float">
            <text:p>5.02887144288435</text:p>
          </table:table-cell>
          <table:table-cell office:value-type="float" office:value="6.30081464909436" calcext:value-type="float">
            <text:p>6.30081464909436</text:p>
          </table:table-cell>
          <table:table-cell office:value-type="float" office:value="0.0931555059823426" calcext:value-type="float">
            <text:p>0.093155505982343</text:p>
          </table:table-cell>
          <table:table-cell office:value-type="float" office:value="-4.65325599075347" calcext:value-type="float">
            <text:p>-4.65325599075347</text:p>
          </table:table-cell>
          <table:table-cell table:number-columns-repeated="7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.43873560042976" calcext:value-type="float">
            <text:p>3.4387356004297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558410788846" calcext:value-type="float">
            <text:p>-67.9558410788846</text:p>
          </table:table-cell>
          <table:table-cell office:value-type="float" office:value="4.28411745687195" calcext:value-type="float">
            <text:p>4.2841174568719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38957593491" calcext:value-type="float">
            <text:p>-68.0038957593491</text:p>
          </table:table-cell>
          <table:table-cell office:value-type="float" office:value="4.29994788478945" calcext:value-type="float">
            <text:p>4.2999478847894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0220580031162" calcext:value-type="float">
            <text:p>-70.0220580031162</text:p>
          </table:table-cell>
          <table:table-cell office:value-type="float" office:value="5.02036469464759" calcext:value-type="float">
            <text:p>5.02036469464759</text:p>
          </table:table-cell>
          <table:table-cell office:value-type="float" office:value="6.16841876770259" calcext:value-type="float">
            <text:p>6.16841876770259</text:p>
          </table:table-cell>
          <table:table-cell office:value-type="float" office:value="0.0317679216501459" calcext:value-type="float">
            <text:p>0.031767921650146</text:p>
          </table:table-cell>
          <table:table-cell office:value-type="float" office:value="-4.46476183819479" calcext:value-type="float">
            <text:p>-4.46476183819479</text:p>
          </table:table-cell>
          <table:table-cell table:number-columns-repeated="7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.45266632917647" calcext:value-type="float">
            <text:p>3.4526663291764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779205394423" calcext:value-type="float">
            <text:p>-67.9779205394423</text:p>
          </table:table-cell>
          <table:table-cell office:value-type="float" office:value="4.29138373981322" calcext:value-type="float">
            <text:p>4.2913837398132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19478796745" calcext:value-type="float">
            <text:p>-68.0019478796745</text:p>
          </table:table-cell>
          <table:table-cell office:value-type="float" office:value="4.29930506788719" calcext:value-type="float">
            <text:p>4.29930506788719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5110290015581" calcext:value-type="float">
            <text:p>-70.5110290015581</text:p>
          </table:table-cell>
          <table:table-cell office:value-type="float" office:value="5.21235876057378" calcext:value-type="float">
            <text:p>5.21235876057378</text:p>
          </table:table-cell>
          <table:table-cell office:value-type="float" office:value="7.92694592211111" calcext:value-type="float">
            <text:p>7.92694592211111</text:p>
          </table:table-cell>
          <table:table-cell office:value-type="float" office:value="0.000931665648722336" calcext:value-type="float">
            <text:p>0.000931665648722</text:p>
          </table:table-cell>
          <table:table-cell office:value-type="float" office:value="-6.68505266886259" calcext:value-type="float">
            <text:p>-6.68505266886259</text:p>
          </table:table-cell>
          <table:table-cell table:number-columns-repeated="7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.47317945692215" calcext:value-type="float">
            <text:p>3.4731794569221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89602697212" calcext:value-type="float">
            <text:p>-67.9889602697212</text:p>
          </table:table-cell>
          <table:table-cell office:value-type="float" office:value="4.29502150160116" calcext:value-type="float">
            <text:p>4.2950215016011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9739398373" calcext:value-type="float">
            <text:p>-68.0009739398373</text:p>
          </table:table-cell>
          <table:table-cell office:value-type="float" office:value="4.29898369547346" calcext:value-type="float">
            <text:p>4.29898369547346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755514500779" calcext:value-type="float">
            <text:p>-70.755514500779</text:p>
          </table:table-cell>
          <table:table-cell office:value-type="float" office:value="5.31109190529596" calcext:value-type="float">
            <text:p>5.31109190529596</text:p>
          </table:table-cell>
          <table:table-cell office:value-type="float" office:value="8.85771876062194" calcext:value-type="float">
            <text:p>8.85771876062194</text:p>
          </table:table-cell>
          <table:table-cell office:value-type="float" office:value="-0.0145222205770699" calcext:value-type="float">
            <text:p>-0.01452222057707</text:p>
          </table:table-cell>
          <table:table-cell office:value-type="float" office:value="-7.76515846247507" calcext:value-type="float">
            <text:p>-7.76515846247507</text:p>
          </table:table-cell>
          <table:table-cell table:number-columns-repeated="7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.45873175906818" calcext:value-type="float">
            <text:p>3.4587317590681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4944801348606" calcext:value-type="float">
            <text:p>-67.4944801348606</text:p>
          </table:table-cell>
          <table:table-cell office:value-type="float" office:value="4.13506814631738" calcext:value-type="float">
            <text:p>4.1350681463173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4869699186" calcext:value-type="float">
            <text:p>-68.0004869699186</text:p>
          </table:table-cell>
          <table:table-cell office:value-type="float" office:value="4.29882301827516" calcext:value-type="float">
            <text:p>4.2988230182751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777572503895" calcext:value-type="float">
            <text:p>-70.8777572503895</text:p>
          </table:table-cell>
          <table:table-cell office:value-type="float" office:value="5.3611576099139" calcext:value-type="float">
            <text:p>5.3611576099139</text:p>
          </table:table-cell>
          <table:table-cell office:value-type="float" office:value="9.99040279237748" calcext:value-type="float">
            <text:p>9.99040279237748</text:p>
          </table:table-cell>
          <table:table-cell office:value-type="float" office:value="0.597768530801679" calcext:value-type="float">
            <text:p>0.597768530801679</text:p>
          </table:table-cell>
          <table:table-cell office:value-type="float" office:value="-9.09480111512276" calcext:value-type="float">
            <text:p>-9.0948011151227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47383527952542" calcext:value-type="float">
            <text:p>3.4738352795254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472400674303" calcext:value-type="float">
            <text:p>-67.2472400674303</text:p>
          </table:table-cell>
          <table:table-cell office:value-type="float" office:value="4.0573393742406" calcext:value-type="float">
            <text:p>4.057339374240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5002434849593" calcext:value-type="float">
            <text:p>-68.5002434849593</text:p>
          </table:table-cell>
          <table:table-cell office:value-type="float" office:value="4.46691939923966" calcext:value-type="float">
            <text:p>4.46691939923966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9388786251948" calcext:value-type="float">
            <text:p>-70.9388786251948</text:p>
          </table:table-cell>
          <table:table-cell office:value-type="float" office:value="5.38636716674428" calcext:value-type="float">
            <text:p>5.38636716674428</text:p>
          </table:table-cell>
          <table:table-cell office:value-type="float" office:value="9.90871315680857" calcext:value-type="float">
            <text:p>9.90871315680857</text:p>
          </table:table-cell>
          <table:table-cell office:value-type="float" office:value="1.55698460070023" calcext:value-type="float">
            <text:p>1.55698460070023</text:p>
          </table:table-cell>
          <table:table-cell office:value-type="float" office:value="-9.0992269280548" calcext:value-type="float">
            <text:p>-9.0992269280548</text:p>
          </table:table-cell>
          <table:table-cell table:number-columns-repeated="7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.49115962123449" calcext:value-type="float">
            <text:p>3.4911596212344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1236200337151" calcext:value-type="float">
            <text:p>-67.1236200337151</text:p>
          </table:table-cell>
          <table:table-cell office:value-type="float" office:value="4.0190246307459" calcext:value-type="float">
            <text:p>4.019024630745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7501217424797" calcext:value-type="float">
            <text:p>-68.7501217424797</text:p>
          </table:table-cell>
          <table:table-cell office:value-type="float" office:value="4.55341665171979" calcext:value-type="float">
            <text:p>4.5534166517197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4694393125974" calcext:value-type="float">
            <text:p>-70.4694393125974</text:p>
          </table:table-cell>
          <table:table-cell office:value-type="float" office:value="5.1957467794354" calcext:value-type="float">
            <text:p>5.1957467794354</text:p>
          </table:table-cell>
          <table:table-cell office:value-type="float" office:value="7.88794642940286" calcext:value-type="float">
            <text:p>7.88794642940286</text:p>
          </table:table-cell>
          <table:table-cell office:value-type="float" office:value="2.05229282800767" calcext:value-type="float">
            <text:p>2.05229282800767</text:p>
          </table:table-cell>
          <table:table-cell office:value-type="float" office:value="-6.95809321591418" calcext:value-type="float">
            <text:p>-6.95809321591418</text:p>
          </table:table-cell>
          <table:table-cell table:number-columns-repeated="7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.50914267314889" calcext:value-type="float">
            <text:p>3.5091426731488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0618100168576" calcext:value-type="float">
            <text:p>-67.0618100168576</text:p>
          </table:table-cell>
          <table:table-cell office:value-type="float" office:value="4.00000315516259" calcext:value-type="float">
            <text:p>4.0000031551625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8750608712398" calcext:value-type="float">
            <text:p>-68.8750608712398</text:p>
          </table:table-cell>
          <table:table-cell office:value-type="float" office:value="4.59729136398913" calcext:value-type="float">
            <text:p>4.5972913639891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2347196562987" calcext:value-type="float">
            <text:p>-70.2347196562987</text:p>
          </table:table-cell>
          <table:table-cell office:value-type="float" office:value="5.10298143736878" calcext:value-type="float">
            <text:p>5.10298143736878</text:p>
          </table:table-cell>
          <table:table-cell office:value-type="float" office:value="6.92000922708307" calcext:value-type="float">
            <text:p>6.92000922708307</text:p>
          </table:table-cell>
          <table:table-cell office:value-type="float" office:value="2.3041193836811" calcext:value-type="float">
            <text:p>2.3041193836811</text:p>
          </table:table-cell>
          <table:table-cell office:value-type="float" office:value="-5.92195782126408" calcext:value-type="float">
            <text:p>-5.92195782126408</text:p>
          </table:table-cell>
          <table:table-cell table:number-columns-repeated="7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.51060094720505" calcext:value-type="float">
            <text:p>3.5106009472050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309050084288" calcext:value-type="float">
            <text:p>-67.0309050084288</text:p>
          </table:table-cell>
          <table:table-cell office:value-type="float" office:value="3.9905262037817" calcext:value-type="float">
            <text:p>3.990526203781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9375304356199" calcext:value-type="float">
            <text:p>-68.9375304356199</text:p>
          </table:table-cell>
          <table:table-cell office:value-type="float" office:value="4.61938700045325" calcext:value-type="float">
            <text:p>4.61938700045325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1173598281494" calcext:value-type="float">
            <text:p>-70.1173598281494</text:p>
          </table:table-cell>
          <table:table-cell office:value-type="float" office:value="5.05722171735251" calcext:value-type="float">
            <text:p>5.05722171735251</text:p>
          </table:table-cell>
          <table:table-cell office:value-type="float" office:value="6.44612739748013" calcext:value-type="float">
            <text:p>6.44612739748013</text:p>
          </table:table-cell>
          <table:table-cell office:value-type="float" office:value="2.43110767131276" calcext:value-type="float">
            <text:p>2.43110767131276</text:p>
          </table:table-cell>
          <table:table-cell office:value-type="float" office:value="-5.41115436601341" calcext:value-type="float">
            <text:p>-5.41115436601341</text:p>
          </table:table-cell>
          <table:table-cell table:number-columns-repeated="7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.48757498708546" calcext:value-type="float">
            <text:p>3.4875749870854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5154525042144" calcext:value-type="float">
            <text:p>-67.5154525042144</text:p>
          </table:table-cell>
          <table:table-cell office:value-type="float" office:value="4.14172967940226" calcext:value-type="float">
            <text:p>4.1417296794022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6876521781" calcext:value-type="float">
            <text:p>-68.96876521781</text:p>
          </table:table-cell>
          <table:table-cell office:value-type="float" office:value="4.63047461060309" calcext:value-type="float">
            <text:p>4.6304746106030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586799140747" calcext:value-type="float">
            <text:p>-70.0586799140747</text:p>
          </table:table-cell>
          <table:table-cell office:value-type="float" office:value="5.03449596519817" calcext:value-type="float">
            <text:p>5.03449596519817</text:p>
          </table:table-cell>
          <table:table-cell office:value-type="float" office:value="5.60415270764255" calcext:value-type="float">
            <text:p>5.60415270764255</text:p>
          </table:table-cell>
          <table:table-cell office:value-type="float" office:value="1.91880471918102" calcext:value-type="float">
            <text:p>1.91880471918102</text:p>
          </table:table-cell>
          <table:table-cell office:value-type="float" office:value="-4.02607221442175" calcext:value-type="float">
            <text:p>-4.0260722144217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47663501408628" calcext:value-type="float">
            <text:p>3.4766350140862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7577262521072" calcext:value-type="float">
            <text:p>-67.7577262521072</text:p>
          </table:table-cell>
          <table:table-cell office:value-type="float" office:value="4.21946648578226" calcext:value-type="float">
            <text:p>4.2194664857822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84382608905" calcext:value-type="float">
            <text:p>-68.984382608905</text:p>
          </table:table-cell>
          <table:table-cell office:value-type="float" office:value="4.63602839151172" calcext:value-type="float">
            <text:p>4.6360283915117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293399570373" calcext:value-type="float">
            <text:p>-70.0293399570373</text:p>
          </table:table-cell>
          <table:table-cell office:value-type="float" office:value="5.02317141406237" calcext:value-type="float">
            <text:p>5.02317141406237</text:p>
          </table:table-cell>
          <table:table-cell office:value-type="float" office:value="5.16693458337042" calcext:value-type="float">
            <text:p>5.16693458337042</text:p>
          </table:table-cell>
          <table:table-cell office:value-type="float" office:value="1.64675537375595" calcext:value-type="float">
            <text:p>1.64675537375595</text:p>
          </table:table-cell>
          <table:table-cell office:value-type="float" office:value="-3.18792930230229" calcext:value-type="float">
            <text:p>-3.18792930230229</text:p>
          </table:table-cell>
          <table:table-cell table:number-columns-repeated="7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.46504785256236" calcext:value-type="float">
            <text:p>3.4650478525623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8788631260536" calcext:value-type="float">
            <text:p>-67.8788631260536</text:p>
          </table:table-cell>
          <table:table-cell office:value-type="float" office:value="4.25888033492463" calcext:value-type="float">
            <text:p>4.2588803349246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21913044525" calcext:value-type="float">
            <text:p>-68.9921913044525</text:p>
          </table:table-cell>
          <table:table-cell office:value-type="float" office:value="4.63880777941408" calcext:value-type="float">
            <text:p>4.6388077794140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146699785187" calcext:value-type="float">
            <text:p>-70.0146699785187</text:p>
          </table:table-cell>
          <table:table-cell office:value-type="float" office:value="5.01751869458352" calcext:value-type="float">
            <text:p>5.01751869458352</text:p>
          </table:table-cell>
          <table:table-cell office:value-type="float" office:value="4.94408089743864" calcext:value-type="float">
            <text:p>4.94408089743864</text:p>
          </table:table-cell>
          <table:table-cell office:value-type="float" office:value="1.50657995779312" calcext:value-type="float">
            <text:p>1.50657995779312</text:p>
          </table:table-cell>
          <table:table-cell office:value-type="float" office:value="-2.69800189516779" calcext:value-type="float">
            <text:p>-2.69800189516779</text:p>
          </table:table-cell>
          <table:table-cell table:number-columns-repeated="7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.4569927987331" calcext:value-type="float">
            <text:p>3.456992798733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394315630268" calcext:value-type="float">
            <text:p>-67.9394315630268</text:p>
          </table:table-cell>
          <table:table-cell office:value-type="float" office:value="4.2787251064388" calcext:value-type="float">
            <text:p>4.278725106438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9960956522262" calcext:value-type="float">
            <text:p>-68.9960956522262</text:p>
          </table:table-cell>
          <table:table-cell office:value-type="float" office:value="4.64019809816397" calcext:value-type="float">
            <text:p>4.6401980981639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073349892593" calcext:value-type="float">
            <text:p>-70.0073349892593</text:p>
          </table:table-cell>
          <table:table-cell office:value-type="float" office:value="5.01469472072971" calcext:value-type="float">
            <text:p>5.01469472072971</text:p>
          </table:table-cell>
          <table:table-cell office:value-type="float" office:value="4.83156871261739" calcext:value-type="float">
            <text:p>4.83156871261739</text:p>
          </table:table-cell>
          <table:table-cell office:value-type="float" office:value="1.43543175169765" calcext:value-type="float">
            <text:p>1.43543175169765</text:p>
          </table:table-cell>
          <table:table-cell office:value-type="float" office:value="-2.42375390258372" calcext:value-type="float">
            <text:p>-2.42375390258372</text:p>
          </table:table-cell>
          <table:table-cell table:number-columns-repeated="7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.45728994606978" calcext:value-type="float">
            <text:p>3.4572899460697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697157815134" calcext:value-type="float">
            <text:p>-67.9697157815134</text:p>
          </table:table-cell>
          <table:table-cell office:value-type="float" office:value="4.28868214123687" calcext:value-type="float">
            <text:p>4.2886821412368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80478261131" calcext:value-type="float">
            <text:p>-68.9980478261131</text:p>
          </table:table-cell>
          <table:table-cell office:value-type="float" office:value="4.6408934137932" calcext:value-type="float">
            <text:p>4.640893413793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036674946297" calcext:value-type="float">
            <text:p>-70.0036674946297</text:p>
          </table:table-cell>
          <table:table-cell office:value-type="float" office:value="5.01328332988253" calcext:value-type="float">
            <text:p>5.01328332988253</text:p>
          </table:table-cell>
          <table:table-cell office:value-type="float" office:value="4.77503820877718" calcext:value-type="float">
            <text:p>4.77503820877718</text:p>
          </table:table-cell>
          <table:table-cell office:value-type="float" office:value="1.39958962255685" calcext:value-type="float">
            <text:p>1.39958962255685</text:p>
          </table:table-cell>
          <table:table-cell office:value-type="float" office:value="-2.27637283651593" calcext:value-type="float">
            <text:p>-2.27637283651593</text:p>
          </table:table-cell>
          <table:table-cell table:number-columns-repeated="7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.40725511074127" calcext:value-type="float">
            <text:p>3.4072551107412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48578907567" calcext:value-type="float">
            <text:p>-67.9848578907567</text:p>
          </table:table-cell>
          <table:table-cell office:value-type="float" office:value="4.29366934441151" calcext:value-type="float">
            <text:p>4.2936693444115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90239130566" calcext:value-type="float">
            <text:p>-68.9990239130566</text:p>
          </table:table-cell>
          <table:table-cell office:value-type="float" office:value="4.64124111067822" calcext:value-type="float">
            <text:p>4.6412411106782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018337473148" calcext:value-type="float">
            <text:p>-70.0018337473148</text:p>
          </table:table-cell>
          <table:table-cell office:value-type="float" office:value="5.01257778342994" calcext:value-type="float">
            <text:p>5.01257778342994</text:p>
          </table:table-cell>
          <table:table-cell office:value-type="float" office:value="4.74670396616073" calcext:value-type="float">
            <text:p>4.74670396616073</text:p>
          </table:table-cell>
          <table:table-cell office:value-type="float" office:value="1.38160118559568" calcext:value-type="float">
            <text:p>1.38160118559568</text:p>
          </table:table-cell>
          <table:table-cell office:value-type="float" office:value="-2.199536020675" calcext:value-type="float">
            <text:p>-2.19953602067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4660658391443" calcext:value-type="float">
            <text:p>3.4660658391443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4924289453783" calcext:value-type="float">
            <text:p>-67.4924289453783</text:p>
          </table:table-cell>
          <table:table-cell office:value-type="float" office:value="4.13441719471554" calcext:value-type="float">
            <text:p>4.1344171947155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995119565283" calcext:value-type="float">
            <text:p>-68.9995119565283</text:p>
          </table:table-cell>
          <table:table-cell office:value-type="float" office:value="4.64141496888919" calcext:value-type="float">
            <text:p>4.6414149688891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009168736574" calcext:value-type="float">
            <text:p>-70.0009168736574</text:p>
          </table:table-cell>
          <table:table-cell office:value-type="float" office:value="5.01222504744029" calcext:value-type="float">
            <text:p>5.01222504744029</text:p>
          </table:table-cell>
          <table:table-cell office:value-type="float" office:value="5.38615999227037" calcext:value-type="float">
            <text:p>5.38615999227037</text:p>
          </table:table-cell>
          <table:table-cell office:value-type="float" office:value="1.99242153339503" calcext:value-type="float">
            <text:p>1.99242153339503</text:p>
          </table:table-cell>
          <table:table-cell office:value-type="float" office:value="-3.75304397714439" calcext:value-type="float">
            <text:p>-3.75304397714439</text:p>
          </table:table-cell>
          <table:table-cell table:number-columns-repeated="7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.4648402171194" calcext:value-type="float">
            <text:p>3.464840217119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7462144726892" calcext:value-type="float">
            <text:p>-67.7462144726892</text:p>
          </table:table-cell>
          <table:table-cell office:value-type="float" office:value="4.21573997324945" calcext:value-type="float">
            <text:p>4.2157399732494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97559782641" calcext:value-type="float">
            <text:p>-68.9997559782641</text:p>
          </table:table-cell>
          <table:table-cell office:value-type="float" office:value="4.64150190043689" calcext:value-type="float">
            <text:p>4.6415019004368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004584368287" calcext:value-type="float">
            <text:p>-70.0004584368287</text:p>
          </table:table-cell>
          <table:table-cell office:value-type="float" office:value="5.01204868875385" calcext:value-type="float">
            <text:p>5.01204868875385</text:p>
          </table:table-cell>
          <table:table-cell office:value-type="float" office:value="5.05870717171687" calcext:value-type="float">
            <text:p>5.05870717171687</text:p>
          </table:table-cell>
          <table:table-cell office:value-type="float" office:value="1.68412562259366" calcext:value-type="float">
            <text:p>1.68412562259366</text:p>
          </table:table-cell>
          <table:table-cell office:value-type="float" office:value="-3.02873623683303" calcext:value-type="float">
            <text:p>-3.02873623683303</text:p>
          </table:table-cell>
          <table:table-cell table:number-columns-repeated="7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3.46935928675421" calcext:value-type="float">
            <text:p>3.46935928675421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3731072363446" calcext:value-type="float">
            <text:p>-67.3731072363446</text:p>
          </table:table-cell>
          <table:table-cell office:value-type="float" office:value="4.09672590313242" calcext:value-type="float">
            <text:p>4.0967259031324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98779891321" calcext:value-type="float">
            <text:p>-68.9998779891321</text:p>
          </table:table-cell>
          <table:table-cell office:value-type="float" office:value="4.64154536682131" calcext:value-type="float">
            <text:p>4.64154536682131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5002292184143" calcext:value-type="float">
            <text:p>-70.5002292184143</text:p>
          </table:table-cell>
          <table:table-cell office:value-type="float" office:value="5.2080399536877" calcext:value-type="float">
            <text:p>5.2080399536877</text:p>
          </table:table-cell>
          <table:table-cell office:value-type="float" office:value="7.35369669291156" calcext:value-type="float">
            <text:p>7.35369669291156</text:p>
          </table:table-cell>
          <table:table-cell office:value-type="float" office:value="2.13399103039283" calcext:value-type="float">
            <text:p>2.13399103039283</text:p>
          </table:table-cell>
          <table:table-cell office:value-type="float" office:value="-6.31653852771681" calcext:value-type="float">
            <text:p>-6.31653852771681</text:p>
          </table:table-cell>
          <table:table-cell table:number-columns-repeated="7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3.47005638447737" calcext:value-type="float">
            <text:p>3.4700563844773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1865536181723" calcext:value-type="float">
            <text:p>-67.1865536181723</text:p>
          </table:table-cell>
          <table:table-cell office:value-type="float" office:value="4.03848481219042" calcext:value-type="float">
            <text:p>4.0384848121904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999938994566" calcext:value-type="float">
            <text:p>-68.999938994566</text:p>
          </table:table-cell>
          <table:table-cell office:value-type="float" office:value="4.64156710016616" calcext:value-type="float">
            <text:p>4.6415671001661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7501146092072" calcext:value-type="float">
            <text:p>-70.7501146092072</text:p>
          </table:table-cell>
          <table:table-cell office:value-type="float" office:value="5.30889114219932" calcext:value-type="float">
            <text:p>5.30889114219932</text:p>
          </table:table-cell>
          <table:table-cell office:value-type="float" office:value="8.54494516091366" calcext:value-type="float">
            <text:p>8.54494516091366</text:p>
          </table:table-cell>
          <table:table-cell office:value-type="float" office:value="2.34944798502375" calcext:value-type="float">
            <text:p>2.34944798502375</text:p>
          </table:table-cell>
          <table:table-cell office:value-type="float" office:value="-7.74942631132373" calcext:value-type="float">
            <text:p>-7.74942631132373</text:p>
          </table:table-cell>
          <table:table-cell table:number-columns-repeated="7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.47065226869846" calcext:value-type="float">
            <text:p>3.4706522686984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932768090862" calcext:value-type="float">
            <text:p>-67.0932768090862</text:p>
          </table:table-cell>
          <table:table-cell office:value-type="float" office:value="4.00967550046684" calcext:value-type="float">
            <text:p>4.0096755004668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9969497283" calcext:value-type="float">
            <text:p>-68.999969497283</text:p>
          </table:table-cell>
          <table:table-cell office:value-type="float" office:value="4.64157796687675" calcext:value-type="float">
            <text:p>4.64157796687675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8750573046036" calcext:value-type="float">
            <text:p>-70.8750573046036</text:p>
          </table:table-cell>
          <table:table-cell office:value-type="float" office:value="5.36004674038457" calcext:value-type="float">
            <text:p>5.36004674038457</text:p>
          </table:table-cell>
          <table:table-cell office:value-type="float" office:value="9.15220216051458" calcext:value-type="float">
            <text:p>9.15220216051458</text:p>
          </table:table-cell>
          <table:table-cell office:value-type="float" office:value="2.45488563797806" calcext:value-type="float">
            <text:p>2.45488563797806</text:p>
          </table:table-cell>
          <table:table-cell office:value-type="float" office:value="-8.45157317899676" calcext:value-type="float">
            <text:p>-8.4515731789967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47236508884025" calcext:value-type="float">
            <text:p>3.47236508884025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0466384045431" calcext:value-type="float">
            <text:p>-67.0466384045431</text:p>
          </table:table-cell>
          <table:table-cell office:value-type="float" office:value="3.9953480052788" calcext:value-type="float">
            <text:p>3.995348005278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999847486415" calcext:value-type="float">
            <text:p>-68.9999847486415</text:p>
          </table:table-cell>
          <table:table-cell office:value-type="float" office:value="4.64158340024158" calcext:value-type="float">
            <text:p>4.64158340024158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9375286523018" calcext:value-type="float">
            <text:p>-70.9375286523018</text:p>
          </table:table-cell>
          <table:table-cell office:value-type="float" office:value="5.38580909127016" calcext:value-type="float">
            <text:p>5.38580909127016</text:p>
          </table:table-cell>
          <table:table-cell office:value-type="float" office:value="9.45882815548478" calcext:value-type="float">
            <text:p>9.45882815548478</text:p>
          </table:table-cell>
          <table:table-cell office:value-type="float" office:value="2.5070412627786" calcext:value-type="float">
            <text:p>2.5070412627786</text:p>
          </table:table-cell>
          <table:table-cell office:value-type="float" office:value="-8.80084980963152" calcext:value-type="float">
            <text:p>-8.80084980963152</text:p>
          </table:table-cell>
          <table:table-cell table:number-columns-repeated="7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3.47286930516508" calcext:value-type="float">
            <text:p>3.4728693051650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233192022715" calcext:value-type="float">
            <text:p>-67.0233192022715</text:p>
          </table:table-cell>
          <table:table-cell office:value-type="float" office:value="3.98820346742503" calcext:value-type="float">
            <text:p>3.9882034674250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999923743208" calcext:value-type="float">
            <text:p>-68.9999923743208</text:p>
          </table:table-cell>
          <table:table-cell office:value-type="float" office:value="4.64158611692639" calcext:value-type="float">
            <text:p>4.6415861169263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9687643261509" calcext:value-type="float">
            <text:p>-70.9687643261509</text:p>
          </table:table-cell>
          <table:table-cell office:value-type="float" office:value="5.39873666332441" calcext:value-type="float">
            <text:p>5.39873666332441</text:p>
          </table:table-cell>
          <table:table-cell office:value-type="float" office:value="9.61290185229727" calcext:value-type="float">
            <text:p>9.61290185229727</text:p>
          </table:table-cell>
          <table:table-cell office:value-type="float" office:value="2.53297944693761" calcext:value-type="float">
            <text:p>2.53297944693761</text:p>
          </table:table-cell>
          <table:table-cell office:value-type="float" office:value="-8.97519923890899" calcext:value-type="float">
            <text:p>-8.97519923890899</text:p>
          </table:table-cell>
          <table:table-cell table:number-columns-repeated="7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.47666214352229" calcext:value-type="float">
            <text:p>3.4766621435222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116596011358" calcext:value-type="float">
            <text:p>-67.0116596011358</text:p>
          </table:table-cell>
          <table:table-cell office:value-type="float" office:value="3.98463599091338" calcext:value-type="float">
            <text:p>3.9846359909133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99961871604" calcext:value-type="float">
            <text:p>-68.9999961871604</text:p>
          </table:table-cell>
          <table:table-cell office:value-type="float" office:value="4.64158747526938" calcext:value-type="float">
            <text:p>4.64158747526938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9843821630755" calcext:value-type="float">
            <text:p>-70.9843821630755</text:p>
          </table:table-cell>
          <table:table-cell office:value-type="float" office:value="5.40521208098286" calcext:value-type="float">
            <text:p>5.40521208098286</text:p>
          </table:table-cell>
          <table:table-cell office:value-type="float" office:value="9.69013030156635" calcext:value-type="float">
            <text:p>9.69013030156635</text:p>
          </table:table-cell>
          <table:table-cell office:value-type="float" office:value="2.5459137774979" calcext:value-type="float">
            <text:p>2.5459137774979</text:p>
          </table:table-cell>
          <table:table-cell office:value-type="float" office:value="-9.06231912454576" calcext:value-type="float">
            <text:p>-9.06231912454576</text:p>
          </table:table-cell>
          <table:table-cell table:number-columns-repeated="7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47732288708007" calcext:value-type="float">
            <text:p>3.4773228870800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58298005679" calcext:value-type="float">
            <text:p>-67.0058298005679</text:p>
          </table:table-cell>
          <table:table-cell office:value-type="float" office:value="3.98285344951099" calcext:value-type="float">
            <text:p>3.98285344951099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4999980935802" calcext:value-type="float">
            <text:p>-68.4999980935802</text:p>
          </table:table-cell>
          <table:table-cell office:value-type="float" office:value="4.46683526790828" calcext:value-type="float">
            <text:p>4.4668352679082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921910815377" calcext:value-type="float">
            <text:p>-70.9921910815377</text:p>
          </table:table-cell>
          <table:table-cell office:value-type="float" office:value="5.40845270178886" calcext:value-type="float">
            <text:p>5.40845270178886</text:p>
          </table:table-cell>
          <table:table-cell office:value-type="float" office:value="10.4128389756574" calcext:value-type="float">
            <text:p>10.4128389756574</text:p>
          </table:table-cell>
          <table:table-cell office:value-type="float" office:value="1.82886168652165" calcext:value-type="float">
            <text:p>1.82886168652165</text:p>
          </table:table-cell>
          <table:table-cell office:value-type="float" office:value="-9.70964535125418" calcext:value-type="float">
            <text:p>-9.70964535125418</text:p>
          </table:table-cell>
          <table:table-cell table:number-columns-repeated="7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.48059927903771" calcext:value-type="float">
            <text:p>3.48059927903771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0029149002839" calcext:value-type="float">
            <text:p>-67.0029149002839</text:p>
          </table:table-cell>
          <table:table-cell office:value-type="float" office:value="3.98196247786698" calcext:value-type="float">
            <text:p>3.9819624778669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2499990467901" calcext:value-type="float">
            <text:p>-68.2499990467901</text:p>
          </table:table-cell>
          <table:table-cell office:value-type="float" office:value="4.38194210102969" calcext:value-type="float">
            <text:p>4.3819421010296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4960955407689" calcext:value-type="float">
            <text:p>-70.4960955407689</text:p>
          </table:table-cell>
          <table:table-cell office:value-type="float" office:value="5.20638785321791" calcext:value-type="float">
            <text:p>5.20638785321791</text:p>
          </table:table-cell>
          <table:table-cell office:value-type="float" office:value="8.78917413590351" calcext:value-type="float">
            <text:p>8.78917413590351</text:p>
          </table:table-cell>
          <table:table-cell office:value-type="float" office:value="1.49063245528906" calcext:value-type="float">
            <text:p>1.49063245528906</text:p>
          </table:table-cell>
          <table:table-cell office:value-type="float" office:value="-7.89529506600957" calcext:value-type="float">
            <text:p>-7.8952950660095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47927835055743" calcext:value-type="float">
            <text:p>3.47927835055743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1457450142" calcext:value-type="float">
            <text:p>-67.001457450142</text:p>
          </table:table-cell>
          <table:table-cell office:value-type="float" office:value="3.98151706678976" calcext:value-type="float">
            <text:p>3.9815170667897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249995233951" calcext:value-type="float">
            <text:p>-68.1249995233951</text:p>
          </table:table-cell>
          <table:table-cell office:value-type="float" office:value="4.34010247768309" calcext:value-type="float">
            <text:p>4.3401024776830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2480477703844" calcext:value-type="float">
            <text:p>-70.2480477703844</text:p>
          </table:table-cell>
          <table:table-cell office:value-type="float" office:value="5.10820430811545" calcext:value-type="float">
            <text:p>5.10820430811545</text:p>
          </table:table-cell>
          <table:table-cell office:value-type="float" office:value="8.02704504234933" calcext:value-type="float">
            <text:p>8.02704504234933</text:p>
          </table:table-cell>
          <table:table-cell office:value-type="float" office:value="1.32636880166035" calcext:value-type="float">
            <text:p>1.32636880166035</text:p>
          </table:table-cell>
          <table:table-cell office:value-type="float" office:value="-7.01649517943667" calcext:value-type="float">
            <text:p>-7.01649517943667</text:p>
          </table:table-cell>
          <table:table-cell table:number-columns-repeated="7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.47899099591937" calcext:value-type="float">
            <text:p>3.4789909959193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500728725071" calcext:value-type="float">
            <text:p>-66.500728725071</text:p>
          </table:table-cell>
          <table:table-cell office:value-type="float" office:value="3.83140114040555" calcext:value-type="float">
            <text:p>3.8314011404055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624997616975" calcext:value-type="float">
            <text:p>-68.0624997616975</text:p>
          </table:table-cell>
          <table:table-cell office:value-type="float" office:value="4.31933271504926" calcext:value-type="float">
            <text:p>4.3193327150492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6240238851922" calcext:value-type="float">
            <text:p>-69.6240238851922</text:p>
          </table:table-cell>
          <table:table-cell office:value-type="float" office:value="4.86931043129942" calcext:value-type="float">
            <text:p>4.86931043129942</text:p>
          </table:table-cell>
          <table:table-cell office:value-type="float" office:value="6.49964802069222" calcext:value-type="float">
            <text:p>6.49964802069222</text:p>
          </table:table-cell>
          <table:table-cell office:value-type="float" office:value="1.77772745663356" calcext:value-type="float">
            <text:p>1.77772745663356</text:p>
          </table:table-cell>
          <table:table-cell office:value-type="float" office:value="-5.3988580319691" calcext:value-type="float">
            <text:p>-5.3988580319691</text:p>
          </table:table-cell>
          <table:table-cell table:number-columns-repeated="7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47875191138893" calcext:value-type="float">
            <text:p>3.4787519113889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2503643625355" calcext:value-type="float">
            <text:p>-66.2503643625355</text:p>
          </table:table-cell>
          <table:table-cell office:value-type="float" office:value="3.75847915050928" calcext:value-type="float">
            <text:p>3.7584791505092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312498808488" calcext:value-type="float">
            <text:p>-68.0312498808488</text:p>
          </table:table-cell>
          <table:table-cell office:value-type="float" office:value="4.3089851365145" calcext:value-type="float">
            <text:p>4.308985136514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3120119425961" calcext:value-type="float">
            <text:p>-69.3120119425961</text:p>
          </table:table-cell>
          <table:table-cell office:value-type="float" office:value="4.75408633969911" calcext:value-type="float">
            <text:p>4.75408633969911</text:p>
          </table:table-cell>
          <table:table-cell office:value-type="float" office:value="5.79527363799006" calcext:value-type="float">
            <text:p>5.79527363799006</text:p>
          </table:table-cell>
          <table:table-cell office:value-type="float" office:value="1.98872153722272" calcext:value-type="float">
            <text:p>1.98872153722272</text:p>
          </table:table-cell>
          <table:table-cell office:value-type="float" office:value="-4.64931973177491" calcext:value-type="float">
            <text:p>-4.64931973177491</text:p>
          </table:table-cell>
          <table:table-cell table:number-columns-repeated="7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.47893496061483" calcext:value-type="float">
            <text:p>3.4789349606148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1251821812678" calcext:value-type="float">
            <text:p>-66.1251821812678</text:p>
          </table:table-cell>
          <table:table-cell office:value-type="float" office:value="3.72254028239721" calcext:value-type="float">
            <text:p>3.7225402823972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5156249404244" calcext:value-type="float">
            <text:p>-68.5156249404244</text:p>
          </table:table-cell>
          <table:table-cell office:value-type="float" office:value="4.47219602587466" calcext:value-type="float">
            <text:p>4.4721960258746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6560059712981" calcext:value-type="float">
            <text:p>-68.6560059712981</text:p>
          </table:table-cell>
          <table:table-cell office:value-type="float" office:value="4.52064286835874" calcext:value-type="float">
            <text:p>4.52064286835874</text:p>
          </table:table-cell>
          <table:table-cell office:value-type="float" office:value="3.33993898793795" calcext:value-type="float">
            <text:p>3.33993898793795</text:p>
          </table:table-cell>
          <table:table-cell office:value-type="float" office:value="2.76237779080874" calcext:value-type="float">
            <text:p>2.76237779080874</text:p>
          </table:table-cell>
          <table:table-cell office:value-type="float" office:value="-1.52517030058626" calcext:value-type="float">
            <text:p>-1.52517030058626</text:p>
          </table:table-cell>
          <table:table-cell table:number-columns-repeated="7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3.47943476305545" calcext:value-type="float">
            <text:p>3.4794347630554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625910906339" calcext:value-type="float">
            <text:p>-66.0625910906339</text:p>
          </table:table-cell>
          <table:table-cell office:value-type="float" office:value="3.70469992329469" calcext:value-type="float">
            <text:p>3.70469992329469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2578124702122" calcext:value-type="float">
            <text:p>-69.2578124702122</text:p>
          </table:table-cell>
          <table:table-cell office:value-type="float" office:value="4.73435059374251" calcext:value-type="float">
            <text:p>4.7343505937425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328002985649" calcext:value-type="float">
            <text:p>-68.328002985649</text:p>
          </table:table-cell>
          <table:table-cell office:value-type="float" office:value="4.40825558274696" calcext:value-type="float">
            <text:p>4.40825558274696</text:p>
          </table:table-cell>
          <table:table-cell office:value-type="float" office:value="1.45396268216087" calcext:value-type="float">
            <text:p>1.45396268216087</text:p>
          </table:table-cell>
          <table:table-cell office:value-type="float" office:value="3.91967001036834" calcext:value-type="float">
            <text:p>3.919670010368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48028782863952" calcext:value-type="float">
            <text:p>3.48028782863952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6.0312955453169" calcext:value-type="float">
            <text:p>-66.0312955453169</text:p>
          </table:table-cell>
          <table:table-cell office:value-type="float" office:value="3.69581183202249" calcext:value-type="float">
            <text:p>3.6958118320224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6289062351061" calcext:value-type="float">
            <text:p>-69.6289062351061</text:p>
          </table:table-cell>
          <table:table-cell office:value-type="float" office:value="4.87113547040055" calcext:value-type="float">
            <text:p>4.8711354704005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640014928245" calcext:value-type="float">
            <text:p>-68.1640014928245</text:p>
          </table:table-cell>
          <table:table-cell office:value-type="float" office:value="4.3531140910697" calcext:value-type="float">
            <text:p>4.3531140910697</text:p>
          </table:table-cell>
          <table:table-cell office:value-type="float" office:value="0.481651538234182" calcext:value-type="float">
            <text:p>0.481651538234182</text:p>
          </table:table-cell>
          <table:table-cell office:value-type="float" office:value="4.54678894239863" calcext:value-type="float">
            <text:p>4.54678894239863</text:p>
          </table:table-cell>
          <table:table-cell office:value-type="float" office:value="-1.66972820937715" calcext:value-type="float">
            <text:p>-1.66972820937715</text:p>
          </table:table-cell>
          <table:table-cell table:number-columns-repeated="7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47837649075028" calcext:value-type="float">
            <text:p>3.4783764907502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156477726585" calcext:value-type="float">
            <text:p>-66.0156477726585</text:p>
          </table:table-cell>
          <table:table-cell office:value-type="float" office:value="3.69137578600017" calcext:value-type="float">
            <text:p>3.69137578600017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814453117553" calcext:value-type="float">
            <text:p>-69.814453117553</text:p>
          </table:table-cell>
          <table:table-cell office:value-type="float" office:value="4.9410028445992" calcext:value-type="float">
            <text:p>4.941002844599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820007464123" calcext:value-type="float">
            <text:p>-68.0820007464123</text:p>
          </table:table-cell>
          <table:table-cell office:value-type="float" office:value="4.32580254240004" calcext:value-type="float">
            <text:p>4.32580254240004</text:p>
          </table:table-cell>
          <table:table-cell office:value-type="float" office:value="-0.0127424381561738" calcext:value-type="float">
            <text:p>-0.012742438156174</text:p>
          </table:table-cell>
          <table:table-cell office:value-type="float" office:value="4.87329723494045" calcext:value-type="float">
            <text:p>4.87329723494045</text:p>
          </table:table-cell>
          <table:table-cell office:value-type="float" office:value="-2.30761868427216" calcext:value-type="float">
            <text:p>-2.30761868427216</text:p>
          </table:table-cell>
          <table:table-cell table:number-columns-repeated="7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.47351522668803" calcext:value-type="float">
            <text:p>3.4735152266880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78238863292" calcext:value-type="float">
            <text:p>-66.0078238863292</text:p>
          </table:table-cell>
          <table:table-cell office:value-type="float" office:value="3.68915976009177" calcext:value-type="float">
            <text:p>3.68915976009177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0.9072265587765" calcext:value-type="float">
            <text:p>-70.9072265587765</text:p>
          </table:table-cell>
          <table:table-cell office:value-type="float" office:value="5.37329748450211" calcext:value-type="float">
            <text:p>5.37329748450211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410003732061" calcext:value-type="float">
            <text:p>-68.0410003732061</text:p>
          </table:table-cell>
          <table:table-cell office:value-type="float" office:value="4.31221109292296" calcext:value-type="float">
            <text:p>4.31221109292296</text:p>
          </table:table-cell>
          <table:table-cell office:value-type="float" office:value="-2.02781845559958" calcext:value-type="float">
            <text:p>-2.02781845559958</text:p>
          </table:table-cell>
          <table:table-cell office:value-type="float" office:value="6.90746641885286" calcext:value-type="float">
            <text:p>6.90746641885286</text:p>
          </table:table-cell>
          <table:table-cell office:value-type="float" office:value="-5.59480787921827" calcext:value-type="float">
            <text:p>-5.59480787921827</text:p>
          </table:table-cell>
          <table:table-cell table:number-columns-repeated="7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3.47349671238662" calcext:value-type="float">
            <text:p>3.4734967123866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39119431646" calcext:value-type="float">
            <text:p>-66.0039119431646</text:p>
          </table:table-cell>
          <table:table-cell office:value-type="float" office:value="3.68805224606357" calcext:value-type="float">
            <text:p>3.6880522460635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4536132793883" calcext:value-type="float">
            <text:p>-71.4536132793883</text:p>
          </table:table-cell>
          <table:table-cell office:value-type="float" office:value="5.6034277425254" calcext:value-type="float">
            <text:p>5.603427742525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205001866031" calcext:value-type="float">
            <text:p>-68.0205001866031</text:p>
          </table:table-cell>
          <table:table-cell office:value-type="float" office:value="4.30543139044376" calcext:value-type="float">
            <text:p>4.30543139044376</text:p>
          </table:table-cell>
          <table:table-cell office:value-type="float" office:value="-3.16260240742831" calcext:value-type="float">
            <text:p>-3.16260240742831</text:p>
          </table:table-cell>
          <table:table-cell office:value-type="float" office:value="8.05939686182215" calcext:value-type="float">
            <text:p>8.05939686182215</text:p>
          </table:table-cell>
          <table:table-cell office:value-type="float" office:value="-7.29676843937304" calcext:value-type="float">
            <text:p>-7.29676843937304</text:p>
          </table:table-cell>
          <table:table-cell table:number-columns-repeated="7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3.47179443673589" calcext:value-type="float">
            <text:p>3.4717944367358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0019559715823" calcext:value-type="float">
            <text:p>-66.0019559715823</text:p>
          </table:table-cell>
          <table:table-cell office:value-type="float" office:value="3.68749861373729" calcext:value-type="float">
            <text:p>3.68749861373729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7268066396941" calcext:value-type="float">
            <text:p>-71.7268066396941</text:p>
          </table:table-cell>
          <table:table-cell office:value-type="float" office:value="5.72216295364233" calcext:value-type="float">
            <text:p>5.7221629536423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02500933015" calcext:value-type="float">
            <text:p>-68.0102500933015</text:p>
          </table:table-cell>
          <table:table-cell office:value-type="float" office:value="4.30204553742132" calcext:value-type="float">
            <text:p>4.30204553742132</text:p>
          </table:table-cell>
          <table:table-cell office:value-type="float" office:value="-3.76504687602489" calcext:value-type="float">
            <text:p>-3.76504687602489</text:p>
          </table:table-cell>
          <table:table-cell office:value-type="float" office:value="8.67250129169195" calcext:value-type="float">
            <text:p>8.67250129169195</text:p>
          </table:table-cell>
          <table:table-cell office:value-type="float" office:value="-8.18786964132852" calcext:value-type="float">
            <text:p>-8.1878696413285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4693721291015" calcext:value-type="float">
            <text:p>3.4693721291015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6.0009779857912" calcext:value-type="float">
            <text:p>-66.0009779857912</text:p>
          </table:table-cell>
          <table:table-cell office:value-type="float" office:value="3.68722182874064" calcext:value-type="float">
            <text:p>3.6872218287406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634033198471" calcext:value-type="float">
            <text:p>-71.8634033198471</text:p>
          </table:table-cell>
          <table:table-cell office:value-type="float" office:value="5.78247074172014" calcext:value-type="float">
            <text:p>5.7824707417201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51250466508" calcext:value-type="float">
            <text:p>-68.0051250466508</text:p>
          </table:table-cell>
          <table:table-cell office:value-type="float" office:value="4.30035360954728" calcext:value-type="float">
            <text:p>4.30035360954728</text:p>
          </table:table-cell>
          <table:table-cell office:value-type="float" office:value="-4.07547008715601" calcext:value-type="float">
            <text:p>-4.07547008715601</text:p>
          </table:table-cell>
          <table:table-cell office:value-type="float" office:value="8.98880139295816" calcext:value-type="float">
            <text:p>8.98880139295816</text:p>
          </table:table-cell>
          <table:table-cell office:value-type="float" office:value="-8.64490882834122" calcext:value-type="float">
            <text:p>-8.64490882834122</text:p>
          </table:table-cell>
          <table:table-cell table:number-columns-repeated="7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46849729127847" calcext:value-type="float">
            <text:p>3.4684972912784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04889928956" calcext:value-type="float">
            <text:p>-66.0004889928956</text:p>
          </table:table-cell>
          <table:table-cell office:value-type="float" office:value="3.68708344403326" calcext:value-type="float">
            <text:p>3.6870834440332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317016599235" calcext:value-type="float">
            <text:p>-71.9317016599235</text:p>
          </table:table-cell>
          <table:table-cell office:value-type="float" office:value="5.81286257020391" calcext:value-type="float">
            <text:p>5.81286257020391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0025625233254" calcext:value-type="float">
            <text:p>-68.0025625233254</text:p>
          </table:table-cell>
          <table:table-cell office:value-type="float" office:value="4.29950789515501" calcext:value-type="float">
            <text:p>4.29950789515501</text:p>
          </table:table-cell>
          <table:table-cell office:value-type="float" office:value="-4.23303884973824" calcext:value-type="float">
            <text:p>-4.23303884973824</text:p>
          </table:table-cell>
          <table:table-cell office:value-type="float" office:value="9.14944860764246" calcext:value-type="float">
            <text:p>9.14944860764246</text:p>
          </table:table-cell>
          <table:table-cell office:value-type="float" office:value="-8.87645294315649" calcext:value-type="float">
            <text:p>-8.87645294315649</text:p>
          </table:table-cell>
          <table:table-cell table:number-columns-repeated="7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.47280724640229" calcext:value-type="float">
            <text:p>3.4728072464022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02444964478" calcext:value-type="float">
            <text:p>-66.0002444964478</text:p>
          </table:table-cell>
          <table:table-cell office:value-type="float" office:value="3.68701425362722" calcext:value-type="float">
            <text:p>3.68701425362722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4658508299618" calcext:value-type="float">
            <text:p>-71.4658508299618</text:p>
          </table:table-cell>
          <table:table-cell office:value-type="float" office:value="5.6086933282155" calcext:value-type="float">
            <text:p>5.608693328215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12812616627" calcext:value-type="float">
            <text:p>-68.0012812616627</text:p>
          </table:table-cell>
          <table:table-cell office:value-type="float" office:value="4.29908510033074" calcext:value-type="float">
            <text:p>4.29908510033074</text:p>
          </table:table-cell>
          <table:table-cell office:value-type="float" office:value="-3.23394731723198" calcext:value-type="float">
            <text:p>-3.23394731723198</text:p>
          </table:table-cell>
          <table:table-cell office:value-type="float" office:value="8.08971215614492" calcext:value-type="float">
            <text:p>8.08971215614492</text:p>
          </table:table-cell>
          <table:table-cell office:value-type="float" office:value="-7.35967956306997" calcext:value-type="float">
            <text:p>-7.35967956306997</text:p>
          </table:table-cell>
          <table:table-cell table:number-columns-repeated="7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3.46830993274425" calcext:value-type="float">
            <text:p>3.4683099327442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01222482239" calcext:value-type="float">
            <text:p>-66.0001222482239</text:p>
          </table:table-cell>
          <table:table-cell office:value-type="float" office:value="3.6869796589111" calcext:value-type="float">
            <text:p>3.686979658911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2329254149809" calcext:value-type="float">
            <text:p>-71.2329254149809</text:p>
          </table:table-cell>
          <table:table-cell office:value-type="float" office:value="5.50931385289919" calcext:value-type="float">
            <text:p>5.5093138528991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6406308313" calcext:value-type="float">
            <text:p>-68.0006406308313</text:p>
          </table:table-cell>
          <table:table-cell office:value-type="float" office:value="4.29887371850979" calcext:value-type="float">
            <text:p>4.29887371850979</text:p>
          </table:table-cell>
          <table:table-cell office:value-type="float" office:value="-2.76064346945027" calcext:value-type="float">
            <text:p>-2.76064346945027</text:p>
          </table:table-cell>
          <table:table-cell office:value-type="float" office:value="7.58760005660124" calcext:value-type="float">
            <text:p>7.58760005660124</text:p>
          </table:table-cell>
          <table:table-cell office:value-type="float" office:value="-6.63161397551637" calcext:value-type="float">
            <text:p>-6.63161397551637</text:p>
          </table:table-cell>
          <table:table-cell table:number-columns-repeated="7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.46429468449052" calcext:value-type="float">
            <text:p>3.4642946844905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0061124112" calcext:value-type="float">
            <text:p>-66.000061124112</text:p>
          </table:table-cell>
          <table:table-cell office:value-type="float" office:value="3.68696236167476" calcext:value-type="float">
            <text:p>3.6869623616747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.1164627074904" calcext:value-type="float">
            <text:p>-70.1164627074904</text:p>
          </table:table-cell>
          <table:table-cell office:value-type="float" office:value="5.05687350647464" calcext:value-type="float">
            <text:p>5.05687350647464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5003203154157" calcext:value-type="float">
            <text:p>-68.5003203154157</text:p>
          </table:table-cell>
          <table:table-cell office:value-type="float" office:value="4.46694574054202" calcext:value-type="float">
            <text:p>4.46694574054202</text:p>
          </table:table-cell>
          <table:table-cell office:value-type="float" office:value="0.633230913779538" calcext:value-type="float">
            <text:p>0.633230913779538</text:p>
          </table:table-cell>
          <table:table-cell office:value-type="float" office:value="5.41467191094488" calcext:value-type="float">
            <text:p>5.41467191094488</text:p>
          </table:table-cell>
          <table:table-cell office:value-type="float" office:value="-3.28102164722401" calcext:value-type="float">
            <text:p>-3.2810216472240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46339431781807" calcext:value-type="float">
            <text:p>3.4633943178180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500030562056" calcext:value-type="float">
            <text:p>-65.500030562056</text:p>
          </table:table-cell>
          <table:table-cell office:value-type="float" office:value="3.54814221529006" calcext:value-type="float">
            <text:p>3.54814221529006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office:value-type="float" office:value="-70.5582313537452" calcext:value-type="float">
            <text:p>-70.5582313537452</text:p>
          </table:table-cell>
          <table:table-cell office:value-type="float" office:value="5.23127693905057" calcext:value-type="float">
            <text:p>5.2312769390505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7501601577078" calcext:value-type="float">
            <text:p>-68.7501601577078</text:p>
          </table:table-cell>
          <table:table-cell office:value-type="float" office:value="4.55343007738716" calcext:value-type="float">
            <text:p>4.55343007738716</text:p>
          </table:table-cell>
          <table:table-cell office:value-type="float" office:value="1.05277024585274" calcext:value-type="float">
            <text:p>1.05277024585274</text:p>
          </table:table-cell>
          <table:table-cell office:value-type="float" office:value="6.68679328778132" calcext:value-type="float">
            <text:p>6.68679328778132</text:p>
          </table:table-cell>
          <table:table-cell office:value-type="float" office:value="-5.15250923966704" calcext:value-type="float">
            <text:p>-5.15250923966704</text:p>
          </table:table-cell>
          <table:table-cell table:number-columns-repeated="7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.48044684064778" calcext:value-type="float">
            <text:p>3.4804468406477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250015281028" calcext:value-type="float">
            <text:p>-65.250015281028</text:p>
          </table:table-cell>
          <table:table-cell office:value-type="float" office:value="3.4807046708131" calcext:value-type="float">
            <text:p>3.480704670813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7791156768726" calcext:value-type="float">
            <text:p>-70.7791156768726</text:p>
          </table:table-cell>
          <table:table-cell office:value-type="float" office:value="5.32072144012392" calcext:value-type="float">
            <text:p>5.3207214401239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8750800788539" calcext:value-type="float">
            <text:p>-68.8750800788539</text:p>
          </table:table-cell>
          <table:table-cell office:value-type="float" office:value="4.59729814149973" calcext:value-type="float">
            <text:p>4.59729814149973</text:p>
          </table:table-cell>
          <table:table-cell office:value-type="float" office:value="1.23930451596016" calcext:value-type="float">
            <text:p>1.23930451596016</text:p>
          </table:table-cell>
          <table:table-cell office:value-type="float" office:value="7.33125983544282" calcext:value-type="float">
            <text:p>7.33125983544282</text:p>
          </table:table-cell>
          <table:table-cell office:value-type="float" office:value="-5.98446582610141" calcext:value-type="float">
            <text:p>-5.98446582610141</text:p>
          </table:table-cell>
          <table:table-cell table:number-columns-repeated="7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.4953459973046" calcext:value-type="float">
            <text:p>3.495345997304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625007640514" calcext:value-type="float">
            <text:p>-65.625007640514</text:p>
          </table:table-cell>
          <table:table-cell office:value-type="float" office:value="3.5823409814121" calcext:value-type="float">
            <text:p>3.582340981412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8895578384363" calcext:value-type="float">
            <text:p>-70.8895578384363</text:p>
          </table:table-cell>
          <table:table-cell office:value-type="float" office:value="5.36601556337426" calcext:value-type="float">
            <text:p>5.3660155633742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437540039427" calcext:value-type="float">
            <text:p>-68.437540039427</text:p>
          </table:table-cell>
          <table:table-cell office:value-type="float" office:value="4.44547325030488" calcext:value-type="float">
            <text:p>4.44547325030488</text:p>
          </table:table-cell>
          <table:table-cell office:value-type="float" office:value="-0.56092158573696" calcext:value-type="float">
            <text:p>-0.56092158573696</text:p>
          </table:table-cell>
          <table:table-cell office:value-type="float" office:value="7.22498005421373" calcext:value-type="float">
            <text:p>7.22498005421373</text:p>
          </table:table-cell>
          <table:table-cell office:value-type="float" office:value="-5.69545640362957" calcext:value-type="float">
            <text:p>-5.69545640362957</text:p>
          </table:table-cell>
          <table:table-cell table:number-columns-repeated="7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.51500597732664" calcext:value-type="float">
            <text:p>3.515005977326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812503820257" calcext:value-type="float">
            <text:p>-65.812503820257</text:p>
          </table:table-cell>
          <table:table-cell office:value-type="float" office:value="3.63426669368712" calcext:value-type="float">
            <text:p>3.63426669368712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9447789192182" calcext:value-type="float">
            <text:p>-70.9447789192182</text:p>
          </table:table-cell>
          <table:table-cell office:value-type="float" office:value="5.38880701256986" calcext:value-type="float">
            <text:p>5.3888070125698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2187700197135" calcext:value-type="float">
            <text:p>-68.2187700197135</text:p>
          </table:table-cell>
          <table:table-cell office:value-type="float" office:value="4.3714515296463" calcext:value-type="float">
            <text:p>4.3714515296463</text:p>
          </table:table-cell>
          <table:table-cell office:value-type="float" office:value="-1.43919566824215" calcext:value-type="float">
            <text:p>-1.43919566824215</text:p>
          </table:table-cell>
          <table:table-cell office:value-type="float" office:value="7.16606664449024" calcext:value-type="float">
            <text:p>7.16606664449024</text:p>
          </table:table-cell>
          <table:table-cell office:value-type="float" office:value="-5.74748567755059" calcext:value-type="float">
            <text:p>-5.74748567755059</text:p>
          </table:table-cell>
          <table:table-cell table:number-columns-repeated="7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.52320981219066" calcext:value-type="float">
            <text:p>3.5232098121906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062519101285" calcext:value-type="float">
            <text:p>-65.9062519101285</text:p>
          </table:table-cell>
          <table:table-cell office:value-type="float" office:value="3.66051111860593" calcext:value-type="float">
            <text:p>3.6605111186059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723894596091" calcext:value-type="float">
            <text:p>-70.9723894596091</text:p>
          </table:table-cell>
          <table:table-cell office:value-type="float" office:value="5.40023901289813" calcext:value-type="float">
            <text:p>5.4002390128981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093850098567" calcext:value-type="float">
            <text:p>-68.1093850098567</text:p>
          </table:table-cell>
          <table:table-cell office:value-type="float" office:value="4.33490416186861" calcext:value-type="float">
            <text:p>4.33490416186861</text:p>
          </table:table-cell>
          <table:table-cell office:value-type="float" office:value="-1.87323717435658" calcext:value-type="float">
            <text:p>-1.87323717435658</text:p>
          </table:table-cell>
          <table:table-cell office:value-type="float" office:value="7.13510897590423" calcext:value-type="float">
            <text:p>7.13510897590423</text:p>
          </table:table-cell>
          <table:table-cell office:value-type="float" office:value="-5.81973733299386" calcext:value-type="float">
            <text:p>-5.8197373329938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52408113983265" calcext:value-type="float">
            <text:p>3.5240811398326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531259550643" calcext:value-type="float">
            <text:p>-65.9531259550643</text:p>
          </table:table-cell>
          <table:table-cell office:value-type="float" office:value="3.67370431613149" calcext:value-type="float">
            <text:p>3.6737043161314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861947298045" calcext:value-type="float">
            <text:p>-70.9861947298045</text:p>
          </table:table-cell>
          <table:table-cell office:value-type="float" office:value="5.40596410443856" calcext:value-type="float">
            <text:p>5.4059641044385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5546925049284" calcext:value-type="float">
            <text:p>-68.5546925049284</text:p>
          </table:table-cell>
          <table:table-cell office:value-type="float" office:value="4.48562623861049" calcext:value-type="float">
            <text:p>4.48562623861049</text:p>
          </table:table-cell>
          <table:table-cell office:value-type="float" office:value="-0.737616407287035" calcext:value-type="float">
            <text:p>-0.737616407287035</text:p>
          </table:table-cell>
          <table:table-cell office:value-type="float" office:value="7.11924749823411" calcext:value-type="float">
            <text:p>7.11924749823411</text:p>
          </table:table-cell>
          <table:table-cell office:value-type="float" office:value="-5.53154970192667" calcext:value-type="float">
            <text:p>-5.53154970192667</text:p>
          </table:table-cell>
          <table:table-cell table:number-columns-repeated="7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.5254351563073" calcext:value-type="float">
            <text:p>3.525435156307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765629775321" calcext:value-type="float">
            <text:p>-65.9765629775321</text:p>
          </table:table-cell>
          <table:table-cell office:value-type="float" office:value="3.68031873577076" calcext:value-type="float">
            <text:p>3.6803187357707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930973649023" calcext:value-type="float">
            <text:p>-70.9930973649023</text:p>
          </table:table-cell>
          <table:table-cell office:value-type="float" office:value="5.40882892586389" calcext:value-type="float">
            <text:p>5.4088289258638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7773462524642" calcext:value-type="float">
            <text:p>-68.7773462524642</text:p>
          </table:table-cell>
          <table:table-cell office:value-type="float" office:value="4.56294122917389" calcext:value-type="float">
            <text:p>4.56294122917389</text:p>
          </table:table-cell>
          <table:table-cell office:value-type="float" office:value="-0.138256638688947" calcext:value-type="float">
            <text:p>-0.138256638688947</text:p>
          </table:table-cell>
          <table:table-cell office:value-type="float" office:value="7.11122016018031" calcext:value-type="float">
            <text:p>7.11122016018031</text:p>
          </table:table-cell>
          <table:table-cell office:value-type="float" office:value="-5.46978537981552" calcext:value-type="float">
            <text:p>-5.46978537981552</text:p>
          </table:table-cell>
          <table:table-cell table:number-columns-repeated="7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.52268433597345" calcext:value-type="float">
            <text:p>3.5226843359734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882814887661" calcext:value-type="float">
            <text:p>-65.9882814887661</text:p>
          </table:table-cell>
          <table:table-cell office:value-type="float" office:value="3.68363041016725" calcext:value-type="float">
            <text:p>3.6836304101672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4965486824511" calcext:value-type="float">
            <text:p>-70.4965486824511</text:p>
          </table:table-cell>
          <table:table-cell office:value-type="float" office:value="5.20656893406483" calcext:value-type="float">
            <text:p>5.20656893406483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8886731262321" calcext:value-type="float">
            <text:p>-68.8886731262321</text:p>
          </table:table-cell>
          <table:table-cell office:value-type="float" office:value="4.60209702828666" calcext:value-type="float">
            <text:p>4.60209702828666</text:p>
          </table:table-cell>
          <table:table-cell office:value-type="float" office:value="1.09900197553915" calcext:value-type="float">
            <text:p>1.09900197553915</text:p>
          </table:table-cell>
          <table:table-cell office:value-type="float" office:value="6.12419412111819" calcext:value-type="float">
            <text:p>6.12419412111819</text:p>
          </table:table-cell>
          <table:table-cell office:value-type="float" office:value="-4.3641338305219" calcext:value-type="float">
            <text:p>-4.3641338305219</text:p>
          </table:table-cell>
          <table:table-cell table:number-columns-repeated="7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.52095424857752" calcext:value-type="float">
            <text:p>3.5209542485775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4140744383" calcext:value-type="float">
            <text:p>-65.994140744383</text:p>
          </table:table-cell>
          <table:table-cell office:value-type="float" office:value="3.6852873646814" calcext:value-type="float">
            <text:p>3.685287364681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7482743412256" calcext:value-type="float">
            <text:p>-70.7482743412256</text:p>
          </table:table-cell>
          <table:table-cell office:value-type="float" office:value="5.30814133664448" calcext:value-type="float">
            <text:p>5.3081413366444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443365631161" calcext:value-type="float">
            <text:p>-68.9443365631161</text:p>
          </table:table-cell>
          <table:table-cell office:value-type="float" office:value="4.62180075054063" calcext:value-type="float">
            <text:p>4.62180075054063</text:p>
          </table:table-cell>
          <table:table-cell office:value-type="float" office:value="0.799395012076282" calcext:value-type="float">
            <text:p>0.799395012076282</text:p>
          </table:table-cell>
          <table:table-cell office:value-type="float" office:value="6.60410067705161" calcext:value-type="float">
            <text:p>6.60410067705161</text:p>
          </table:table-cell>
          <table:table-cell office:value-type="float" office:value="-4.90652325721095" calcext:value-type="float">
            <text:p>-4.90652325721095</text:p>
          </table:table-cell>
          <table:table-cell table:number-columns-repeated="7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.52243615427079" calcext:value-type="float">
            <text:p>3.5224361542707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70703721915" calcext:value-type="float">
            <text:p>-65.9970703721915</text:p>
          </table:table-cell>
          <table:table-cell office:value-type="float" office:value="3.68611612141403" calcext:value-type="float">
            <text:p>3.6861161214140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741371706128" calcext:value-type="float">
            <text:p>-70.8741371706128</text:p>
          </table:table-cell>
          <table:table-cell office:value-type="float" office:value="5.35966821173998" calcext:value-type="float">
            <text:p>5.3596682117399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72168281558" calcext:value-type="float">
            <text:p>-68.972168281558</text:p>
          </table:table-cell>
          <table:table-cell office:value-type="float" office:value="4.63168422443635" calcext:value-type="float">
            <text:p>4.63168422443635</text:p>
          </table:table-cell>
          <table:table-cell office:value-type="float" office:value="0.643383387187569" calcext:value-type="float">
            <text:p>0.643383387187569</text:p>
          </table:table-cell>
          <table:table-cell office:value-type="float" office:value="6.85117785426712" calcext:value-type="float">
            <text:p>6.85117785426712</text:p>
          </table:table-cell>
          <table:table-cell office:value-type="float" office:value="-5.18751415850819" calcext:value-type="float">
            <text:p>-5.1875141585081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53007835604109" calcext:value-type="float">
            <text:p>3.5300783560410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85351860958" calcext:value-type="float">
            <text:p>-65.9985351860958</text:p>
          </table:table-cell>
          <table:table-cell office:value-type="float" office:value="3.68653056966757" calcext:value-type="float">
            <text:p>3.6865305696675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370685853064" calcext:value-type="float">
            <text:p>-70.9370685853064</text:p>
          </table:table-cell>
          <table:table-cell office:value-type="float" office:value="5.38561891391645" calcext:value-type="float">
            <text:p>5.3856189139164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86084140779" calcext:value-type="float">
            <text:p>-68.986084140779</text:p>
          </table:table-cell>
          <table:table-cell office:value-type="float" office:value="4.63663388429195" calcext:value-type="float">
            <text:p>4.63663388429195</text:p>
          </table:table-cell>
          <table:table-cell office:value-type="float" office:value="0.563787899289615" calcext:value-type="float">
            <text:p>0.563787899289615</text:p>
          </table:table-cell>
          <table:table-cell office:value-type="float" office:value="6.97653792947323" calcext:value-type="float">
            <text:p>6.97653792947323</text:p>
          </table:table-cell>
          <table:table-cell office:value-type="float" office:value="-5.33050008807977" calcext:value-type="float">
            <text:p>-5.33050008807977</text:p>
          </table:table-cell>
          <table:table-cell table:number-columns-repeated="7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.52622926939934" calcext:value-type="float">
            <text:p>3.5262292693993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2675930479" calcext:value-type="float">
            <text:p>-65.9992675930479</text:p>
          </table:table-cell>
          <table:table-cell office:value-type="float" office:value="3.68673781126844" calcext:value-type="float">
            <text:p>3.6867378112684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9685342926532" calcext:value-type="float">
            <text:p>-70.9685342926532</text:p>
          </table:table-cell>
          <table:table-cell office:value-type="float" office:value="5.3986413455645" calcext:value-type="float">
            <text:p>5.398641345564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30420703895" calcext:value-type="float">
            <text:p>-68.9930420703895</text:p>
          </table:table-cell>
          <table:table-cell office:value-type="float" office:value="4.63911069741606" calcext:value-type="float">
            <text:p>4.63911069741606</text:p>
          </table:table-cell>
          <table:table-cell office:value-type="float" office:value="0.523587944584332" calcext:value-type="float">
            <text:p>0.523587944584332</text:p>
          </table:table-cell>
          <table:table-cell office:value-type="float" office:value="7.03967849500096" calcext:value-type="float">
            <text:p>7.03967849500096</text:p>
          </table:table-cell>
          <table:table-cell office:value-type="float" office:value="-5.40262124573393" calcext:value-type="float">
            <text:p>-5.40262124573393</text:p>
          </table:table-cell>
          <table:table-cell table:number-columns-repeated="7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.52278394602976" calcext:value-type="float">
            <text:p>3.5227839460297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6337965239" calcext:value-type="float">
            <text:p>-65.9996337965239</text:p>
          </table:table-cell>
          <table:table-cell office:value-type="float" office:value="3.68684143643768" calcext:value-type="float">
            <text:p>3.6868414364376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842671463266" calcext:value-type="float">
            <text:p>-70.9842671463266</text:p>
          </table:table-cell>
          <table:table-cell office:value-type="float" office:value="5.4051643647287" calcext:value-type="float">
            <text:p>5.405164364728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65210351947" calcext:value-type="float">
            <text:p>-68.9965210351947</text:p>
          </table:table-cell>
          <table:table-cell office:value-type="float" office:value="4.64034960008618" calcext:value-type="float">
            <text:p>4.64034960008618</text:p>
          </table:table-cell>
          <table:table-cell office:value-type="float" office:value="0.503386810040603" calcext:value-type="float">
            <text:p>0.503386810040603</text:p>
          </table:table-cell>
          <table:table-cell office:value-type="float" office:value="7.07136456013599" calcext:value-type="float">
            <text:p>7.07136456013599</text:p>
          </table:table-cell>
          <table:table-cell office:value-type="float" office:value="-5.43883959157603" calcext:value-type="float">
            <text:p>-5.43883959157603</text:p>
          </table:table-cell>
          <table:table-cell table:number-columns-repeated="7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.52153068724307" calcext:value-type="float">
            <text:p>3.5215306872430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816898262" calcext:value-type="float">
            <text:p>-65.999816898262</text:p>
          </table:table-cell>
          <table:table-cell office:value-type="float" office:value="3.68689325011454" calcext:value-type="float">
            <text:p>3.6868932501145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921335731633" calcext:value-type="float">
            <text:p>-70.9921335731633</text:p>
          </table:table-cell>
          <table:table-cell office:value-type="float" office:value="5.40842882930528" calcext:value-type="float">
            <text:p>5.4084288293052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982605175974" calcext:value-type="float">
            <text:p>-68.9982605175974</text:p>
          </table:table-cell>
          <table:table-cell office:value-type="float" office:value="4.6409691754869" calcext:value-type="float">
            <text:p>4.6409691754869</text:p>
          </table:table-cell>
          <table:table-cell office:value-type="float" office:value="0.493260877560942" calcext:value-type="float">
            <text:p>0.493260877560942</text:p>
          </table:table-cell>
          <table:table-cell office:value-type="float" office:value="7.08723661996379" calcext:value-type="float">
            <text:p>7.08723661996379</text:p>
          </table:table-cell>
          <table:table-cell office:value-type="float" office:value="-5.4569882974206" calcext:value-type="float">
            <text:p>-5.4569882974206</text:p>
          </table:table-cell>
          <table:table-cell table:number-columns-repeated="7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.52330439512563" calcext:value-type="float">
            <text:p>3.5233043951256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08449131" calcext:value-type="float">
            <text:p>-65.999908449131</text:p>
          </table:table-cell>
          <table:table-cell office:value-type="float" office:value="3.68691915722604" calcext:value-type="float">
            <text:p>3.6869191572260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960667865817" calcext:value-type="float">
            <text:p>-70.9960667865817</text:p>
          </table:table-cell>
          <table:table-cell office:value-type="float" office:value="5.41006180086271" calcext:value-type="float">
            <text:p>5.410061800862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991302587987" calcext:value-type="float">
            <text:p>-68.9991302587987</text:p>
          </table:table-cell>
          <table:table-cell office:value-type="float" office:value="4.6412789942085" calcext:value-type="float">
            <text:p>4.6412789942085</text:p>
          </table:table-cell>
          <table:table-cell office:value-type="float" office:value="0.488191560508593" calcext:value-type="float">
            <text:p>0.488191560508593</text:p>
          </table:table-cell>
          <table:table-cell office:value-type="float" office:value="7.09517991692432" calcext:value-type="float">
            <text:p>7.09517991692432</text:p>
          </table:table-cell>
          <table:table-cell office:value-type="float" office:value="-5.46607254505064" calcext:value-type="float">
            <text:p>-5.4660725450506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52332211835576" calcext:value-type="float">
            <text:p>3.5233221183557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542245655" calcext:value-type="float">
            <text:p>-65.9999542245655</text:p>
          </table:table-cell>
          <table:table-cell office:value-type="float" office:value="3.68693211085005" calcext:value-type="float">
            <text:p>3.68693211085005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4980333932908" calcext:value-type="float">
            <text:p>-70.4980333932908</text:p>
          </table:table-cell>
          <table:table-cell office:value-type="float" office:value="5.20716228643487" calcext:value-type="float">
            <text:p>5.2071622864348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9995651293993" calcext:value-type="float">
            <text:p>-68.9995651293993</text:p>
          </table:table-cell>
          <table:table-cell office:value-type="float" office:value="4.64143391132522" calcext:value-type="float">
            <text:p>4.64143391132522</text:p>
          </table:table-cell>
          <table:table-cell office:value-type="float" office:value="1.4152377207682" calcext:value-type="float">
            <text:p>1.4152377207682</text:p>
          </table:table-cell>
          <table:table-cell office:value-type="float" office:value="6.11594122147836" calcext:value-type="float">
            <text:p>6.11594122147836</text:p>
          </table:table-cell>
          <table:table-cell office:value-type="float" office:value="-4.44116961739907" calcext:value-type="float">
            <text:p>-4.44116961739907</text:p>
          </table:table-cell>
          <table:table-cell table:number-columns-repeated="7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.52395234223522" calcext:value-type="float">
            <text:p>3.5239523422352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771122827" calcext:value-type="float">
            <text:p>-65.9999771122827</text:p>
          </table:table-cell>
          <table:table-cell office:value-type="float" office:value="3.68693858767912" calcext:value-type="float">
            <text:p>3.6869385876791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2490166966454" calcext:value-type="float">
            <text:p>-70.2490166966454</text:p>
          </table:table-cell>
          <table:table-cell office:value-type="float" office:value="5.10858420835612" calcext:value-type="float">
            <text:p>5.1085842083561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97825646997" calcext:value-type="float">
            <text:p>-68.9997825646997</text:p>
          </table:table-cell>
          <table:table-cell office:value-type="float" office:value="4.64151137182263" calcext:value-type="float">
            <text:p>4.64151137182263</text:p>
          </table:table-cell>
          <table:table-cell office:value-type="float" office:value="1.85288617390129" calcext:value-type="float">
            <text:p>1.85288617390129</text:p>
          </table:table-cell>
          <table:table-cell office:value-type="float" office:value="5.65368930206737" calcext:value-type="float">
            <text:p>5.65368930206737</text:p>
          </table:table-cell>
          <table:table-cell office:value-type="float" office:value="-4.02423121531035" calcext:value-type="float">
            <text:p>-4.02423121531035</text:p>
          </table:table-cell>
          <table:table-cell table:number-columns-repeated="7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.52414374015224" calcext:value-type="float">
            <text:p>3.5241437401522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885561414" calcext:value-type="float">
            <text:p>-65.9999885561414</text:p>
          </table:table-cell>
          <table:table-cell office:value-type="float" office:value="3.68694182609793" calcext:value-type="float">
            <text:p>3.6869418260979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6245083483227" calcext:value-type="float">
            <text:p>-70.6245083483227</text:p>
          </table:table-cell>
          <table:table-cell office:value-type="float" office:value="5.25795596915648" calcext:value-type="float">
            <text:p>5.2579559691564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98912823498" calcext:value-type="float">
            <text:p>-68.9998912823498</text:p>
          </table:table-cell>
          <table:table-cell office:value-type="float" office:value="4.64155010255611" calcext:value-type="float">
            <text:p>4.64155010255611</text:p>
          </table:table-cell>
          <table:table-cell office:value-type="float" office:value="1.18774410486699" calcext:value-type="float">
            <text:p>1.18774410486699</text:p>
          </table:table-cell>
          <table:table-cell office:value-type="float" office:value="6.35752770207178" calcext:value-type="float">
            <text:p>6.35752770207178</text:p>
          </table:table-cell>
          <table:table-cell office:value-type="float" office:value="-4.67909453869778" calcext:value-type="float">
            <text:p>-4.67909453869778</text:p>
          </table:table-cell>
          <table:table-cell table:number-columns-repeated="7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.52598261640569" calcext:value-type="float">
            <text:p>3.5259826164056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42780707" calcext:value-type="float">
            <text:p>-65.9999942780707</text:p>
          </table:table-cell>
          <table:table-cell office:value-type="float" office:value="3.6869434453084" calcext:value-type="float">
            <text:p>3.686943445308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122541741614" calcext:value-type="float">
            <text:p>-70.8122541741614</text:p>
          </table:table-cell>
          <table:table-cell office:value-type="float" office:value="5.33427178013135" calcext:value-type="float">
            <text:p>5.3342717801313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9999456411749" calcext:value-type="float">
            <text:p>-68.9999456411749</text:p>
          </table:table-cell>
          <table:table-cell office:value-type="float" office:value="4.64156946804405" calcext:value-type="float">
            <text:p>4.64156946804405</text:p>
          </table:table-cell>
          <table:table-cell office:value-type="float" office:value="0.840509815491039" calcext:value-type="float">
            <text:p>0.840509815491039</text:p>
          </table:table-cell>
          <table:table-cell office:value-type="float" office:value="6.72495611609232" calcext:value-type="float">
            <text:p>6.72495611609232</text:p>
          </table:table-cell>
          <table:table-cell office:value-type="float" office:value="-5.06106561740368" calcext:value-type="float">
            <text:p>-5.06106561740368</text:p>
          </table:table-cell>
          <table:table-cell table:number-columns-repeated="7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52343475893877" calcext:value-type="float">
            <text:p>3.5234347589387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71390353" calcext:value-type="float">
            <text:p>-65.9999971390353</text:p>
          </table:table-cell>
          <table:table-cell office:value-type="float" office:value="3.6869442549139" calcext:value-type="float">
            <text:p>3.686944254913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9061270870807" calcext:value-type="float">
            <text:p>-70.9061270870807</text:p>
          </table:table-cell>
          <table:table-cell office:value-type="float" office:value="5.37284406410966" calcext:value-type="float">
            <text:p>5.3728440641096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99728205875" calcext:value-type="float">
            <text:p>-68.9999728205875</text:p>
          </table:table-cell>
          <table:table-cell office:value-type="float" office:value="4.64157915081831" calcext:value-type="float">
            <text:p>4.64157915081831</text:p>
          </table:table-cell>
          <table:table-cell office:value-type="float" office:value="0.663101962603054" calcext:value-type="float">
            <text:p>0.663101962603054</text:p>
          </table:table-cell>
          <table:table-cell office:value-type="float" office:value="6.91267972654357" calcext:value-type="float">
            <text:p>6.91267972654357</text:p>
          </table:table-cell>
          <table:table-cell office:value-type="float" office:value="-5.26426636485337" calcext:value-type="float">
            <text:p>-5.26426636485337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52415120286044" calcext:value-type="float">
            <text:p>3.5241512028604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85695177" calcext:value-type="float">
            <text:p>-65.9999985695177</text:p>
          </table:table-cell>
          <table:table-cell office:value-type="float" office:value="3.68694465971671" calcext:value-type="float">
            <text:p>3.686944659716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9530635435403" calcext:value-type="float">
            <text:p>-70.9530635435403</text:p>
          </table:table-cell>
          <table:table-cell office:value-type="float" office:value="5.39223467440189" calcext:value-type="float">
            <text:p>5.39223467440189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4999864102937" calcext:value-type="float">
            <text:p>-68.4999864102937</text:p>
          </table:table-cell>
          <table:table-cell office:value-type="float" office:value="4.46683126238554" calcext:value-type="float">
            <text:p>4.46683126238554</text:p>
          </table:table-cell>
          <table:table-cell office:value-type="float" office:value="-0.873584251332272" calcext:value-type="float">
            <text:p>-0.873584251332272</text:p>
          </table:table-cell>
          <table:table-cell office:value-type="float" office:value="7.00756084545839" calcext:value-type="float">
            <text:p>7.00756084545839</text:p>
          </table:table-cell>
          <table:table-cell office:value-type="float" office:value="-5.40906962830827" calcext:value-type="float">
            <text:p>-5.40906962830827</text:p>
          </table:table-cell>
          <table:table-cell table:number-columns-repeated="7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.52450999862133" calcext:value-type="float">
            <text:p>3.5245099986213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4999992847588" calcext:value-type="float">
            <text:p>-65.4999992847588</text:p>
          </table:table-cell>
          <table:table-cell office:value-type="float" office:value="3.54813369755461" calcext:value-type="float">
            <text:p>3.5481336975546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765317717702" calcext:value-type="float">
            <text:p>-70.9765317717702</text:p>
          </table:table-cell>
          <table:table-cell office:value-type="float" office:value="5.40195620657322" calcext:value-type="float">
            <text:p>5.4019562065732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2499932051469" calcext:value-type="float">
            <text:p>-68.2499932051469</text:p>
          </table:table-cell>
          <table:table-cell office:value-type="float" office:value="4.38194013633079" calcext:value-type="float">
            <text:p>4.38194013633079</text:p>
          </table:table-cell>
          <table:table-cell office:value-type="float" office:value="-1.12016970125277" calcext:value-type="float">
            <text:p>-1.12016970125277</text:p>
          </table:table-cell>
          <table:table-cell office:value-type="float" office:value="7.51176278273292" calcext:value-type="float">
            <text:p>7.51176278273292</text:p>
          </table:table-cell>
          <table:table-cell office:value-type="float" office:value="-6.12782785609154" calcext:value-type="float">
            <text:p>-6.12782785609154</text:p>
          </table:table-cell>
          <table:table-cell table:number-columns-repeated="7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.52295952578868" calcext:value-type="float">
            <text:p>3.5229595257886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7499996423794" calcext:value-type="float">
            <text:p>-65.7499996423794</text:p>
          </table:table-cell>
          <table:table-cell office:value-type="float" office:value="3.61687351513079" calcext:value-type="float">
            <text:p>3.6168735151307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882658858851" calcext:value-type="float">
            <text:p>-70.9882658858851</text:p>
          </table:table-cell>
          <table:table-cell office:value-type="float" office:value="5.40682354320535" calcext:value-type="float">
            <text:p>5.4068235432053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249966025734" calcext:value-type="float">
            <text:p>-68.1249966025734</text:p>
          </table:table-cell>
          <table:table-cell office:value-type="float" office:value="4.3401015047132" calcext:value-type="float">
            <text:p>4.3401015047132</text:p>
          </table:table-cell>
          <table:table-cell office:value-type="float" office:value="-1.71060742650868" calcext:value-type="float">
            <text:p>-1.71060742650868</text:p>
          </table:table-cell>
          <table:table-cell office:value-type="float" office:value="7.31180309222957" calcext:value-type="float">
            <text:p>7.31180309222957</text:p>
          </table:table-cell>
          <table:table-cell office:value-type="float" office:value="-5.99774899331335" calcext:value-type="float">
            <text:p>-5.99774899331335</text:p>
          </table:table-cell>
          <table:table-cell table:number-columns-repeated="7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52278946435377" calcext:value-type="float">
            <text:p>3.5227894643537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8749998211897" calcext:value-type="float">
            <text:p>-65.8749998211897</text:p>
          </table:table-cell>
          <table:table-cell office:value-type="float" office:value="3.65174122243116" calcext:value-type="float">
            <text:p>3.6517412224311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941329429425" calcext:value-type="float">
            <text:p>-70.9941329429425</text:p>
          </table:table-cell>
          <table:table-cell office:value-type="float" office:value="5.40925885588471" calcext:value-type="float">
            <text:p>5.40925885588471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624983012867" calcext:value-type="float">
            <text:p>-68.0624983012867</text:p>
          </table:table-cell>
          <table:table-cell office:value-type="float" office:value="4.31933223089238" calcext:value-type="float">
            <text:p>4.31933223089238</text:p>
          </table:table-cell>
          <table:table-cell office:value-type="float" office:value="-2.00691106919364" calcext:value-type="float">
            <text:p>-2.00691106919364</text:p>
          </table:table-cell>
          <table:table-cell office:value-type="float" office:value="7.20857609743823" calcext:value-type="float">
            <text:p>7.20857609743823</text:p>
          </table:table-cell>
          <table:table-cell office:value-type="float" office:value="-5.95227085197498" calcext:value-type="float">
            <text:p>-5.95227085197498</text:p>
          </table:table-cell>
          <table:table-cell table:number-columns-repeated="7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.52350143758375" calcext:value-type="float">
            <text:p>3.52350143758375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5.9374999105949" calcext:value-type="float">
            <text:p>-65.9374999105949</text:p>
          </table:table-cell>
          <table:table-cell office:value-type="float" office:value="3.66930092482822" calcext:value-type="float">
            <text:p>3.6693009248282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970664714713" calcext:value-type="float">
            <text:p>-70.9970664714713</text:p>
          </table:table-cell>
          <table:table-cell office:value-type="float" office:value="5.41047692353123" calcext:value-type="float">
            <text:p>5.4104769235312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312491506434" calcext:value-type="float">
            <text:p>-68.0312491506434</text:p>
          </table:table-cell>
          <table:table-cell office:value-type="float" office:value="4.30898489501599" calcext:value-type="float">
            <text:p>4.30898489501599</text:p>
          </table:table-cell>
          <table:table-cell office:value-type="float" office:value="-2.15536012680818" calcext:value-type="float">
            <text:p>-2.15536012680818</text:p>
          </table:table-cell>
          <table:table-cell office:value-type="float" office:value="7.15613239232667" calcext:value-type="float">
            <text:p>7.15613239232667</text:p>
          </table:table-cell>
          <table:table-cell office:value-type="float" office:value="-5.93464920006033" calcext:value-type="float">
            <text:p>-5.934649200060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52213305109433" calcext:value-type="float">
            <text:p>3.52213305109433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687499552974" calcext:value-type="float">
            <text:p>-65.9687499552974</text:p>
          </table:table-cell>
          <table:table-cell office:value-type="float" office:value="3.67811241468128" calcext:value-type="float">
            <text:p>3.6781124146812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4985332357356" calcext:value-type="float">
            <text:p>-70.4985332357356</text:p>
          </table:table-cell>
          <table:table-cell office:value-type="float" office:value="5.20736205953534" calcext:value-type="float">
            <text:p>5.2073620595353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56245753217" calcext:value-type="float">
            <text:p>-68.0156245753217</text:p>
          </table:table-cell>
          <table:table-cell office:value-type="float" office:value="4.30382052627099" calcext:value-type="float">
            <text:p>4.30382052627099</text:p>
          </table:table-cell>
          <table:table-cell office:value-type="float" office:value="-1.30000852037851" calcext:value-type="float">
            <text:p>-1.30000852037851</text:p>
          </table:table-cell>
          <table:table-cell office:value-type="float" office:value="6.14641303820708" calcext:value-type="float">
            <text:p>6.14641303820708</text:p>
          </table:table-cell>
          <table:table-cell office:value-type="float" office:value="-4.45174515157043" calcext:value-type="float">
            <text:p>-4.45174515157043</text:p>
          </table:table-cell>
          <table:table-cell table:number-columns-repeated="7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.52221313392115" calcext:value-type="float">
            <text:p>3.5222131339211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843749776487" calcext:value-type="float">
            <text:p>-65.9843749776487</text:p>
          </table:table-cell>
          <table:table-cell office:value-type="float" office:value="3.68252609142927" calcext:value-type="float">
            <text:p>3.68252609142927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7492666178678" calcext:value-type="float">
            <text:p>-70.7492666178678</text:p>
          </table:table-cell>
          <table:table-cell office:value-type="float" office:value="5.30854562033214" calcext:value-type="float">
            <text:p>5.30854562033214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8.5078122876608" calcext:value-type="float">
            <text:p>-68.5078122876608</text:p>
          </table:table-cell>
          <table:table-cell office:value-type="float" office:value="4.46951510754947" calcext:value-type="float">
            <text:p>4.46951510754947</text:p>
          </table:table-cell>
          <table:table-cell office:value-type="float" office:value="-0.451312964889063" calcext:value-type="float">
            <text:p>-0.451312964889063</text:p>
          </table:table-cell>
          <table:table-cell office:value-type="float" office:value="6.61529917685921" calcext:value-type="float">
            <text:p>6.61529917685921</text:p>
          </table:table-cell>
          <table:table-cell office:value-type="float" office:value="-4.87804848619201" calcext:value-type="float">
            <text:p>-4.87804848619201</text:p>
          </table:table-cell>
          <table:table-cell table:number-columns-repeated="7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.5230493069934" calcext:value-type="float">
            <text:p>3.523049306993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21874888244" calcext:value-type="float">
            <text:p>-65.9921874888244</text:p>
          </table:table-cell>
          <table:table-cell office:value-type="float" office:value="3.68473491553459" calcext:value-type="float">
            <text:p>3.6847349155345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3746333089339" calcext:value-type="float">
            <text:p>-70.3746333089339</text:p>
          </table:table-cell>
          <table:table-cell office:value-type="float" office:value="5.1580764767871" calcext:value-type="float">
            <text:p>5.1580764767871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8.7539061438304" calcext:value-type="float">
            <text:p>-68.7539061438304</text:p>
          </table:table-cell>
          <table:table-cell office:value-type="float" office:value="4.55473944533222" calcext:value-type="float">
            <text:p>4.55473944533222</text:p>
          </table:table-cell>
          <table:table-cell office:value-type="float" office:value="0.916874063348125" calcext:value-type="float">
            <text:p>0.916874063348125</text:p>
          </table:table-cell>
          <table:table-cell office:value-type="float" office:value="5.8920370648294" calcext:value-type="float">
            <text:p>5.8920370648294</text:p>
          </table:table-cell>
          <table:table-cell office:value-type="float" office:value="-4.01524206943763" calcext:value-type="float">
            <text:p>-4.01524206943763</text:p>
          </table:table-cell>
          <table:table-cell table:number-columns-repeated="7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.52044638225497" calcext:value-type="float">
            <text:p>3.52044638225497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.9960937444122" calcext:value-type="float">
            <text:p>-65.9960937444122</text:p>
          </table:table-cell>
          <table:table-cell office:value-type="float" office:value="3.68583982436747" calcext:value-type="float">
            <text:p>3.6858398243674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187316654467" calcext:value-type="float">
            <text:p>-70.187316654467</text:p>
          </table:table-cell>
          <table:table-cell office:value-type="float" office:value="5.08444891825932" calcext:value-type="float">
            <text:p>5.0844489182593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8769530719152" calcext:value-type="float">
            <text:p>-68.8769530719152</text:p>
          </table:table-cell>
          <table:table-cell office:value-type="float" office:value="4.59795908523224" calcext:value-type="float">
            <text:p>4.59795908523224</text:p>
          </table:table-cell>
          <table:table-cell office:value-type="float" office:value="1.59667511145178" calcext:value-type="float">
            <text:p>1.59667511145178</text:p>
          </table:table-cell>
          <table:table-cell office:value-type="float" office:value="5.54554799613414" calcext:value-type="float">
            <text:p>5.54554799613414</text:p>
          </table:table-cell>
          <table:table-cell office:value-type="float" office:value="-3.77095330945429" calcext:value-type="float">
            <text:p>-3.77095330945429</text:p>
          </table:table-cell>
          <table:table-cell table:number-columns-repeated="7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.52009971600823" calcext:value-type="float">
            <text:p>3.52009971600823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80468722061" calcext:value-type="float">
            <text:p>-65.9980468722061</text:p>
          </table:table-cell>
          <table:table-cell office:value-type="float" office:value="3.68639240302241" calcext:value-type="float">
            <text:p>3.6863924030224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5936583272335" calcext:value-type="float">
            <text:p>-69.5936583272335</text:p>
          </table:table-cell>
          <table:table-cell office:value-type="float" office:value="4.85797502299744" calcext:value-type="float">
            <text:p>4.8579750229974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384765359576" calcext:value-type="float">
            <text:p>-68.9384765359576</text:p>
          </table:table-cell>
          <table:table-cell office:value-type="float" office:value="4.61972245350545" calcext:value-type="float">
            <text:p>4.61972245350545</text:p>
          </table:table-cell>
          <table:table-cell office:value-type="float" office:value="2.74476563900348" calcext:value-type="float">
            <text:p>2.74476563900348</text:p>
          </table:table-cell>
          <table:table-cell office:value-type="float" office:value="4.52019653409348" calcext:value-type="float">
            <text:p>4.52019653409348</text:p>
          </table:table-cell>
          <table:table-cell office:value-type="float" office:value="-3.15369969644643" calcext:value-type="float">
            <text:p>-3.1536996964464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52134212765463" calcext:value-type="float">
            <text:p>3.5213421276546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0234361031" calcext:value-type="float">
            <text:p>-65.9990234361031</text:p>
          </table:table-cell>
          <table:table-cell office:value-type="float" office:value="3.68666872341494" calcext:value-type="float">
            <text:p>3.68666872341494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7968291636167" calcext:value-type="float">
            <text:p>-69.7968291636167</text:p>
          </table:table-cell>
          <table:table-cell office:value-type="float" office:value="4.9343237255033" calcext:value-type="float">
            <text:p>4.934323725503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692382679788" calcext:value-type="float">
            <text:p>-68.9692382679788</text:p>
          </table:table-cell>
          <table:table-cell office:value-type="float" office:value="4.6306427366599" calcext:value-type="float">
            <text:p>4.6306427366599</text:p>
          </table:table-cell>
          <table:table-cell office:value-type="float" office:value="2.51432711012074" calcext:value-type="float">
            <text:p>2.51432711012074</text:p>
          </table:table-cell>
          <table:table-cell office:value-type="float" office:value="4.85910197811763" calcext:value-type="float">
            <text:p>4.85910197811763</text:p>
          </table:table-cell>
          <table:table-cell office:value-type="float" office:value="-3.39972359420388" calcext:value-type="float">
            <text:p>-3.39972359420388</text:p>
          </table:table-cell>
          <table:table-cell table:number-columns-repeated="7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52187491119971" calcext:value-type="float">
            <text:p>3.52187491119971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5117180515" calcext:value-type="float">
            <text:p>-65.9995117180515</text:p>
          </table:table-cell>
          <table:table-cell office:value-type="float" office:value="3.68680689137815" calcext:value-type="float">
            <text:p>3.68680689137815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3984145818084" calcext:value-type="float">
            <text:p>-69.3984145818084</text:p>
          </table:table-cell>
          <table:table-cell office:value-type="float" office:value="4.78571853599088" calcext:value-type="float">
            <text:p>4.7857185359908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4846191339894" calcext:value-type="float">
            <text:p>-68.4846191339894</text:p>
          </table:table-cell>
          <table:table-cell office:value-type="float" office:value="4.46156582097249" calcext:value-type="float">
            <text:p>4.46156582097249</text:p>
          </table:table-cell>
          <table:table-cell office:value-type="float" office:value="1.73706397510519" calcext:value-type="float">
            <text:p>1.73706397510519</text:p>
          </table:table-cell>
          <table:table-cell office:value-type="float" office:value="4.20207129609696" calcext:value-type="float">
            <text:p>4.20207129609696</text:p>
          </table:table-cell>
          <table:table-cell office:value-type="float" office:value="-1.72699022256527" calcext:value-type="float">
            <text:p>-1.72699022256527</text:p>
          </table:table-cell>
          <table:table-cell table:number-columns-repeated="7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.52624628181476" calcext:value-type="float">
            <text:p>3.5262462818147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7558590258" calcext:value-type="float">
            <text:p>-65.9997558590258</text:p>
          </table:table-cell>
          <table:table-cell office:value-type="float" office:value="3.68687597730157" calcext:value-type="float">
            <text:p>3.6868759773015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992072909042" calcext:value-type="float">
            <text:p>-69.1992072909042</text:p>
          </table:table-cell>
          <table:table-cell office:value-type="float" office:value="4.71310276966978" calcext:value-type="float">
            <text:p>4.7131027696697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2423095669947" calcext:value-type="float">
            <text:p>-68.2423095669947</text:p>
          </table:table-cell>
          <table:table-cell office:value-type="float" office:value="4.37935668833262" calcext:value-type="float">
            <text:p>4.37935668833262</text:p>
          </table:table-cell>
          <table:table-cell office:value-type="float" office:value="1.37251594806791" calcext:value-type="float">
            <text:p>1.37251594806791</text:p>
          </table:table-cell>
          <table:table-cell office:value-type="float" office:value="3.88831056612072" calcext:value-type="float">
            <text:p>3.888310566120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.52204004099797" calcext:value-type="float">
            <text:p>3.5220400409979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8779295129" calcext:value-type="float">
            <text:p>-65.9998779295129</text:p>
          </table:table-cell>
          <table:table-cell office:value-type="float" office:value="3.68691052074875" calcext:value-type="float">
            <text:p>3.6869105207487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5996036454521" calcext:value-type="float">
            <text:p>-69.5996036454521</text:p>
          </table:table-cell>
          <table:table-cell office:value-type="float" office:value="4.86019232019869" calcext:value-type="float">
            <text:p>4.860192320198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6211547834973" calcext:value-type="float">
            <text:p>-67.6211547834973</text:p>
          </table:table-cell>
          <table:table-cell office:value-type="float" office:value="4.1754679977658" calcext:value-type="float">
            <text:p>4.1754679977658</text:p>
          </table:table-cell>
          <table:table-cell office:value-type="float" office:value="-0.818419100071973" calcext:value-type="float">
            <text:p>-0.818419100071973</text:p>
          </table:table-cell>
          <table:table-cell office:value-type="float" office:value="4.52825463695933" calcext:value-type="float">
            <text:p>4.52825463695933</text:p>
          </table:table-cell>
          <table:table-cell office:value-type="float" office:value="-1.77273965095295" calcext:value-type="float">
            <text:p>-1.77273965095295</text:p>
          </table:table-cell>
          <table:table-cell table:number-columns-repeated="7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.52236773493067" calcext:value-type="float">
            <text:p>3.5223677349306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389647564" calcext:value-type="float">
            <text:p>-65.9999389647564</text:p>
          </table:table-cell>
          <table:table-cell office:value-type="float" office:value="3.68692779259371" calcext:value-type="float">
            <text:p>3.686927792593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799801822726" calcext:value-type="float">
            <text:p>-69.799801822726</text:p>
          </table:table-cell>
          <table:table-cell office:value-type="float" office:value="4.93544966933804" calcext:value-type="float">
            <text:p>4.9354496693380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3105773917487" calcext:value-type="float">
            <text:p>-67.3105773917487</text:p>
          </table:table-cell>
          <table:table-cell office:value-type="float" office:value="4.077111416588" calcext:value-type="float">
            <text:p>4.077111416588</text:p>
          </table:table-cell>
          <table:table-cell office:value-type="float" office:value="-1.87319581171934" calcext:value-type="float">
            <text:p>-1.87319581171934</text:p>
          </table:table-cell>
          <table:table-cell office:value-type="float" office:value="4.86328495034957" calcext:value-type="float">
            <text:p>4.86328495034957</text:p>
          </table:table-cell>
          <table:table-cell office:value-type="float" office:value="-2.96303057040863" calcext:value-type="float">
            <text:p>-2.9630305704086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52387792208887" calcext:value-type="float">
            <text:p>3.5238779220888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694823782" calcext:value-type="float">
            <text:p>-65.9999694823782</text:p>
          </table:table-cell>
          <table:table-cell office:value-type="float" office:value="3.68693642854653" calcext:value-type="float">
            <text:p>3.68693642854653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899900911363" calcext:value-type="float">
            <text:p>-69.899900911363</text:p>
          </table:table-cell>
          <table:table-cell office:value-type="float" office:value="4.97351421681105" calcext:value-type="float">
            <text:p>4.9735142168110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6552886958743" calcext:value-type="float">
            <text:p>-67.6552886958743</text:p>
          </table:table-cell>
          <table:table-cell office:value-type="float" office:value="4.18642154248065" calcext:value-type="float">
            <text:p>4.18642154248065</text:p>
          </table:table-cell>
          <table:table-cell office:value-type="float" office:value="-1.21414956491714" calcext:value-type="float">
            <text:p>-1.21414956491714</text:p>
          </table:table-cell>
          <table:table-cell office:value-type="float" office:value="5.03470156212648" calcext:value-type="float">
            <text:p>5.03470156212648</text:p>
          </table:table-cell>
          <table:table-cell office:value-type="float" office:value="-2.87457633972597" calcext:value-type="float">
            <text:p>-2.87457633972597</text:p>
          </table:table-cell>
          <table:table-cell table:number-columns-repeated="7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.52578580891693" calcext:value-type="float">
            <text:p>3.5257858089169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847411891" calcext:value-type="float">
            <text:p>-65.9999847411891</text:p>
          </table:table-cell>
          <table:table-cell office:value-type="float" office:value="3.68694074653052" calcext:value-type="float">
            <text:p>3.68694074653052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.9499504556815" calcext:value-type="float">
            <text:p>-69.9499504556815</text:p>
          </table:table-cell>
          <table:table-cell office:value-type="float" office:value="4.99265643894054" calcext:value-type="float">
            <text:p>4.9926564389405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8276443479372" calcext:value-type="float">
            <text:p>-67.8276443479372</text:p>
          </table:table-cell>
          <table:table-cell office:value-type="float" office:value="4.24217074782189" calcext:value-type="float">
            <text:p>4.24217074782189</text:p>
          </table:table-cell>
          <table:table-cell office:value-type="float" office:value="-0.868980335237627" calcext:value-type="float">
            <text:p>-0.868980335237627</text:p>
          </table:table-cell>
          <table:table-cell office:value-type="float" office:value="5.12140284039427" calcext:value-type="float">
            <text:p>5.12140284039427</text:p>
          </table:table-cell>
          <table:table-cell office:value-type="float" office:value="-2.88695390579606" calcext:value-type="float">
            <text:p>-2.88695390579606</text:p>
          </table:table-cell>
          <table:table-cell table:number-columns-repeated="7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.53020855203199" calcext:value-type="float">
            <text:p>3.5302085520319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23705946" calcext:value-type="float">
            <text:p>-65.9999923705946</text:p>
          </table:table-cell>
          <table:table-cell office:value-type="float" office:value="3.68694290552442" calcext:value-type="float">
            <text:p>3.6869429055244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749752278408" calcext:value-type="float">
            <text:p>-69.9749752278408</text:p>
          </table:table-cell>
          <table:table-cell office:value-type="float" office:value="5.00225516050911" calcext:value-type="float">
            <text:p>5.00225516050911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138221739686" calcext:value-type="float">
            <text:p>-67.9138221739686</text:p>
          </table:table-cell>
          <table:table-cell office:value-type="float" office:value="4.27032313338883" calcext:value-type="float">
            <text:p>4.27032313338883</text:p>
          </table:table-cell>
          <table:table-cell office:value-type="float" office:value="-0.692356762571546" calcext:value-type="float">
            <text:p>-0.692356762571546</text:p>
          </table:table-cell>
          <table:table-cell office:value-type="float" office:value="5.16500395556507" calcext:value-type="float">
            <text:p>5.16500395556507</text:p>
          </table:table-cell>
          <table:table-cell office:value-type="float" office:value="-2.90892963911073" calcext:value-type="float">
            <text:p>-2.90892963911073</text:p>
          </table:table-cell>
          <table:table-cell table:number-columns-repeated="7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.5246415547994" calcext:value-type="float">
            <text:p>3.524641554799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61852973" calcext:value-type="float">
            <text:p>-65.9999961852973</text:p>
          </table:table-cell>
          <table:table-cell office:value-type="float" office:value="3.68694398502184" calcext:value-type="float">
            <text:p>3.6869439850218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874876139204" calcext:value-type="float">
            <text:p>-69.9874876139204</text:p>
          </table:table-cell>
          <table:table-cell office:value-type="float" office:value="5.00706143940066" calcext:value-type="float">
            <text:p>5.0070614394006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569110869843" calcext:value-type="float">
            <text:p>-67.9569110869843</text:p>
          </table:table-cell>
          <table:table-cell office:value-type="float" office:value="4.28446930942129" calcext:value-type="float">
            <text:p>4.28446930942129</text:p>
          </table:table-cell>
          <table:table-cell office:value-type="float" office:value="-0.603018904673039" calcext:value-type="float">
            <text:p>-0.603018904673039</text:p>
          </table:table-cell>
          <table:table-cell office:value-type="float" office:value="5.18686741329289" calcext:value-type="float">
            <text:p>5.18686741329289</text:p>
          </table:table-cell>
          <table:table-cell office:value-type="float" office:value="-2.92399167303182" calcext:value-type="float">
            <text:p>-2.92399167303182</text:p>
          </table:table-cell>
          <table:table-cell table:number-columns-repeated="7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.52552914324964" calcext:value-type="float">
            <text:p>3.525529143249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80926486" calcext:value-type="float">
            <text:p>-65.9999980926486</text:p>
          </table:table-cell>
          <table:table-cell office:value-type="float" office:value="3.68694452477067" calcext:value-type="float">
            <text:p>3.6869445247706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37438069602" calcext:value-type="float">
            <text:p>-69.9937438069602</text:p>
          </table:table-cell>
          <table:table-cell office:value-type="float" office:value="5.00946631031192" calcext:value-type="float">
            <text:p>5.0094663103119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784555434921" calcext:value-type="float">
            <text:p>-67.9784555434921</text:p>
          </table:table-cell>
          <table:table-cell office:value-type="float" office:value="4.29155996085793" calcext:value-type="float">
            <text:p>4.29155996085793</text:p>
          </table:table-cell>
          <table:table-cell office:value-type="float" office:value="-0.558091390596992" calcext:value-type="float">
            <text:p>-0.558091390596992</text:p>
          </table:table-cell>
          <table:table-cell office:value-type="float" office:value="5.19781490246078" calcext:value-type="float">
            <text:p>5.19781490246078</text:p>
          </table:table-cell>
          <table:table-cell office:value-type="float" office:value="-2.9325515056357" calcext:value-type="float">
            <text:p>-2.932551505635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53185810592894" calcext:value-type="float">
            <text:p>3.5318581059289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90463243" calcext:value-type="float">
            <text:p>-65.9999990463243</text:p>
          </table:table-cell>
          <table:table-cell office:value-type="float" office:value="3.68694479464511" calcext:value-type="float">
            <text:p>3.6869447946451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4968719034801" calcext:value-type="float">
            <text:p>-69.4968719034801</text:p>
          </table:table-cell>
          <table:table-cell office:value-type="float" office:value="4.82202062296536" calcext:value-type="float">
            <text:p>4.8220206229653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892277717461" calcext:value-type="float">
            <text:p>-67.9892277717461</text:p>
          </table:table-cell>
          <table:table-cell office:value-type="float" office:value="4.2951096859086" calcext:value-type="float">
            <text:p>4.2951096859086</text:p>
          </table:table-cell>
          <table:table-cell office:value-type="float" office:value="0.261594149244303" calcext:value-type="float">
            <text:p>0.261594149244303</text:p>
          </table:table-cell>
          <table:table-cell office:value-type="float" office:value="4.36014589524661" calcext:value-type="float">
            <text:p>4.36014589524661</text:p>
          </table:table-cell>
          <table:table-cell office:value-type="float" office:value="-1.10525566134608" calcext:value-type="float">
            <text:p>-1.10525566134608</text:p>
          </table:table-cell>
          <table:table-cell table:number-columns-repeated="7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.53891827689552" calcext:value-type="float">
            <text:p>3.5389182768955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5231622" calcext:value-type="float">
            <text:p>-65.9999995231622</text:p>
          </table:table-cell>
          <table:table-cell office:value-type="float" office:value="3.68694492958234" calcext:value-type="float">
            <text:p>3.6869449295823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2484359517401" calcext:value-type="float">
            <text:p>-69.2484359517401</text:p>
          </table:table-cell>
          <table:table-cell office:value-type="float" office:value="4.73094462861346" calcext:value-type="float">
            <text:p>4.7309446286134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4613885873" calcext:value-type="float">
            <text:p>-67.994613885873</text:p>
          </table:table-cell>
          <table:table-cell office:value-type="float" office:value="4.29688564932832" calcext:value-type="float">
            <text:p>4.29688564932832</text:p>
          </table:table-cell>
          <table:table-cell office:value-type="float" office:value="0.649369537745734" calcext:value-type="float">
            <text:p>0.649369537745734</text:p>
          </table:table-cell>
          <table:table-cell office:value-type="float" office:value="3.96467007510619" calcext:value-type="float">
            <text:p>3.964670075106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.56245929383374" calcext:value-type="float">
            <text:p>3.5624592938337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7615811" calcext:value-type="float">
            <text:p>-65.9999997615811</text:p>
          </table:table-cell>
          <table:table-cell office:value-type="float" office:value="3.68694499705096" calcext:value-type="float">
            <text:p>3.6869449970509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2421797587" calcext:value-type="float">
            <text:p>-69.12421797587</text:p>
          </table:table-cell>
          <table:table-cell office:value-type="float" office:value="4.6860537513576" calcext:value-type="float">
            <text:p>4.686053751357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73069429365" calcext:value-type="float">
            <text:p>-67.9973069429365</text:p>
          </table:table-cell>
          <table:table-cell office:value-type="float" office:value="4.29777390639455" calcext:value-type="float">
            <text:p>4.29777390639455</text:p>
          </table:table-cell>
          <table:table-cell office:value-type="float" office:value="0.837981778077687" calcext:value-type="float">
            <text:p>0.837981778077687</text:p>
          </table:table-cell>
          <table:table-cell office:value-type="float" office:value="3.77251652242432" calcext:value-type="float">
            <text:p>3.772516522424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.58773142257578" calcext:value-type="float">
            <text:p>3.58773142257578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98807905" calcext:value-type="float">
            <text:p>-65.9999998807905</text:p>
          </table:table-cell>
          <table:table-cell office:value-type="float" office:value="3.68694503078527" calcext:value-type="float">
            <text:p>3.6869450307852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9.062108987935" calcext:value-type="float">
            <text:p>-69.062108987935</text:p>
          </table:table-cell>
          <table:table-cell office:value-type="float" office:value="4.66376830106414" calcext:value-type="float">
            <text:p>4.6637683010641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86534714683" calcext:value-type="float">
            <text:p>-67.9986534714683</text:p>
          </table:table-cell>
          <table:table-cell office:value-type="float" office:value="4.29821810378335" calcext:value-type="float">
            <text:p>4.29821810378335</text:p>
          </table:table-cell>
          <table:table-cell office:value-type="float" office:value="0.930998143236227" calcext:value-type="float">
            <text:p>0.930998143236227</text:p>
          </table:table-cell>
          <table:table-cell office:value-type="float" office:value="3.67780504817205" calcext:value-type="float">
            <text:p>3.67780504817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.61614501653011" calcext:value-type="float">
            <text:p>3.6161450165301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403953" calcext:value-type="float">
            <text:p>-65.9999999403953</text:p>
          </table:table-cell>
          <table:table-cell office:value-type="float" office:value="3.68694504765242" calcext:value-type="float">
            <text:p>3.6869450476524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310544939675" calcext:value-type="float">
            <text:p>-69.0310544939675</text:p>
          </table:table-cell>
          <table:table-cell office:value-type="float" office:value="4.6526653510409" calcext:value-type="float">
            <text:p>4.652665351040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3267357341" calcext:value-type="float">
            <text:p>-67.9993267357341</text:p>
          </table:table-cell>
          <table:table-cell office:value-type="float" office:value="4.29844021969375" calcext:value-type="float">
            <text:p>4.29844021969375</text:p>
          </table:table-cell>
          <table:table-cell office:value-type="float" office:value="0.977187460981911" calcext:value-type="float">
            <text:p>0.977187460981911</text:p>
          </table:table-cell>
          <table:table-cell office:value-type="float" office:value="3.63078685653084" calcext:value-type="float">
            <text:p>3.630786856530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61977811062779" calcext:value-type="float">
            <text:p>3.6197781106277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701976" calcext:value-type="float">
            <text:p>-65.9999999701976</text:p>
          </table:table-cell>
          <table:table-cell office:value-type="float" office:value="3.686945056086" calcext:value-type="float">
            <text:p>3.68694505608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5155272469838" calcext:value-type="float">
            <text:p>-69.5155272469838</text:p>
          </table:table-cell>
          <table:table-cell office:value-type="float" office:value="4.8289299811466" calcext:value-type="float">
            <text:p>4.828929981146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6633678671" calcext:value-type="float">
            <text:p>-67.9996633678671</text:p>
          </table:table-cell>
          <table:table-cell office:value-type="float" office:value="4.29855128195322" calcext:value-type="float">
            <text:p>4.29855128195322</text:p>
          </table:table-cell>
          <table:table-cell office:value-type="float" office:value="0.259823742354509" calcext:value-type="float">
            <text:p>0.259823742354509</text:p>
          </table:table-cell>
          <table:table-cell office:value-type="float" office:value="4.39045496191797" calcext:value-type="float">
            <text:p>4.39045496191797</text:p>
          </table:table-cell>
          <table:table-cell office:value-type="float" office:value="-1.20597103726812" calcext:value-type="float">
            <text:p>-1.20597103726812</text:p>
          </table:table-cell>
          <table:table-cell table:number-columns-repeated="7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.61663952043622" calcext:value-type="float">
            <text:p>3.6166395204362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850988" calcext:value-type="float">
            <text:p>-65.9999999850988</text:p>
          </table:table-cell>
          <table:table-cell office:value-type="float" office:value="3.68694506030278" calcext:value-type="float">
            <text:p>3.6869450603027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7577636234919" calcext:value-type="float">
            <text:p>-69.7577636234919</text:p>
          </table:table-cell>
          <table:table-cell office:value-type="float" office:value="4.91955085209073" calcext:value-type="float">
            <text:p>4.9195508520907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8316839335" calcext:value-type="float">
            <text:p>-67.9998316839335</text:p>
          </table:table-cell>
          <table:table-cell office:value-type="float" office:value="4.29860681415904" calcext:value-type="float">
            <text:p>4.29860681415904</text:p>
          </table:table-cell>
          <table:table-cell office:value-type="float" office:value="-0.119392030522565" calcext:value-type="float">
            <text:p>-0.119392030522565</text:p>
          </table:table-cell>
          <table:table-cell office:value-type="float" office:value="4.79200759482524" calcext:value-type="float">
            <text:p>4.79200759482524</text:p>
          </table:table-cell>
          <table:table-cell office:value-type="float" office:value="-2.16118936456428" calcext:value-type="float">
            <text:p>-2.16118936456428</text:p>
          </table:table-cell>
          <table:table-cell table:number-columns-repeated="7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.59493455575595" calcext:value-type="float">
            <text:p>3.59493455575595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99925494" calcext:value-type="float">
            <text:p>-65.9999999925494</text:p>
          </table:table-cell>
          <table:table-cell office:value-type="float" office:value="3.68694506241118" calcext:value-type="float">
            <text:p>3.6869450624111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788818117459" calcext:value-type="float">
            <text:p>-69.8788818117459</text:p>
          </table:table-cell>
          <table:table-cell office:value-type="float" office:value="4.96549703680109" calcext:value-type="float">
            <text:p>4.9654970368010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158419668" calcext:value-type="float">
            <text:p>-67.9999158419668</text:p>
          </table:table-cell>
          <table:table-cell office:value-type="float" office:value="4.29863458053098" calcext:value-type="float">
            <text:p>4.29863458053098</text:p>
          </table:table-cell>
          <table:table-cell office:value-type="float" office:value="-0.314359919948373" calcext:value-type="float">
            <text:p>-0.314359919948373</text:p>
          </table:table-cell>
          <table:table-cell office:value-type="float" office:value="4.99845314965557" calcext:value-type="float">
            <text:p>4.99845314965557</text:p>
          </table:table-cell>
          <table:table-cell office:value-type="float" office:value="-2.56160123354352" calcext:value-type="float">
            <text:p>-2.56160123354352</text:p>
          </table:table-cell>
          <table:table-cell table:number-columns-repeated="7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.5909621901254" calcext:value-type="float">
            <text:p>3.590962190125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962747" calcext:value-type="float">
            <text:p>-65.9999999962747</text:p>
          </table:table-cell>
          <table:table-cell office:value-type="float" office:value="3.68694506346538" calcext:value-type="float">
            <text:p>3.6869450634653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39440905873" calcext:value-type="float">
            <text:p>-69.939440905873</text:p>
          </table:table-cell>
          <table:table-cell office:value-type="float" office:value="4.9886307975824" calcext:value-type="float">
            <text:p>4.988630797582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.9999579209834" calcext:value-type="float">
            <text:p>-67.9999579209834</text:p>
          </table:table-cell>
          <table:table-cell office:value-type="float" office:value="4.29864846378421" calcext:value-type="float">
            <text:p>4.29864846378421</text:p>
          </table:table-cell>
          <table:table-cell office:value-type="float" office:value="-0.413213180048412" calcext:value-type="float">
            <text:p>-0.413213180048412</text:p>
          </table:table-cell>
          <table:table-cell office:value-type="float" office:value="5.10312424253448" calcext:value-type="float">
            <text:p>5.10312424253448</text:p>
          </table:table-cell>
          <table:table-cell office:value-type="float" office:value="-2.75358113257286" calcext:value-type="float">
            <text:p>-2.75358113257286</text:p>
          </table:table-cell>
          <table:table-cell table:number-columns-repeated="7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.58461038472126" calcext:value-type="float">
            <text:p>3.5846103847212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4999999981374" calcext:value-type="float">
            <text:p>-66.4999999981374</text:p>
          </table:table-cell>
          <table:table-cell office:value-type="float" office:value="3.83118684900957" calcext:value-type="float">
            <text:p>3.83118684900957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697204529365" calcext:value-type="float">
            <text:p>-69.9697204529365</text:p>
          </table:table-cell>
          <table:table-cell office:value-type="float" office:value="5.00023806336072" calcext:value-type="float">
            <text:p>5.0002380633607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.9999789604917" calcext:value-type="float">
            <text:p>-67.9999789604917</text:p>
          </table:table-cell>
          <table:table-cell office:value-type="float" office:value="4.29865540542764" calcext:value-type="float">
            <text:p>4.29865540542764</text:p>
          </table:table-cell>
          <table:table-cell office:value-type="float" office:value="-0.982794698055098" calcext:value-type="float">
            <text:p>-0.982794698055098</text:p>
          </table:table-cell>
          <table:table-cell office:value-type="float" office:value="4.66290364466249" calcext:value-type="float">
            <text:p>4.66290364466249</text:p>
          </table:table-cell>
          <table:table-cell office:value-type="float" office:value="-1.85783297297122" calcext:value-type="float">
            <text:p>-1.8578329729712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56805120200635" calcext:value-type="float">
            <text:p>3.56805120200635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2499999990687" calcext:value-type="float">
            <text:p>-67.2499999990687</text:p>
          </table:table-cell>
          <table:table-cell office:value-type="float" office:value="4.05819894195371" calcext:value-type="float">
            <text:p>4.058198941953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848602264682" calcext:value-type="float">
            <text:p>-69.9848602264682</text:p>
          </table:table-cell>
          <table:table-cell office:value-type="float" office:value="5.00605182000102" calcext:value-type="float">
            <text:p>5.00605182000102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9999894802458" calcext:value-type="float">
            <text:p>-67.9999894802458</text:p>
          </table:table-cell>
          <table:table-cell office:value-type="float" office:value="4.29865887625356" calcext:value-type="float">
            <text:p>4.29865887625356</text:p>
          </table:table-cell>
          <table:table-cell office:value-type="float" office:value="-1.86625717302534" calcext:value-type="float">
            <text:p>-1.86625717302534</text:p>
          </table:table-cell>
          <table:table-cell office:value-type="float" office:value="3.87526189639148" calcext:value-type="float">
            <text:p>3.875261896391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.58142003545039" calcext:value-type="float">
            <text:p>3.5814200354503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6249999995343" calcext:value-type="float">
            <text:p>-67.6249999995343</text:p>
          </table:table-cell>
          <table:table-cell office:value-type="float" office:value="4.17670049066791" calcext:value-type="float">
            <text:p>4.17670049066791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9.9924301132341" calcext:value-type="float">
            <text:p>-69.9924301132341</text:p>
          </table:table-cell>
          <table:table-cell office:value-type="float" office:value="5.00896123269195" calcext:value-type="float">
            <text:p>5.0089612326919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947401229" calcext:value-type="float">
            <text:p>-67.9999947401229</text:p>
          </table:table-cell>
          <table:table-cell office:value-type="float" office:value="4.29866061166757" calcext:value-type="float">
            <text:p>4.29866061166757</text:p>
          </table:table-cell>
          <table:table-cell office:value-type="float" office:value="-2.34652765426251" calcext:value-type="float">
            <text:p>-2.34652765426251</text:p>
          </table:table-cell>
          <table:table-cell office:value-type="float" office:value="3.44493892812058" calcext:value-type="float">
            <text:p>3.444938928120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.58189208806347" calcext:value-type="float">
            <text:p>3.5818920880634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7.8124999997672" calcext:value-type="float">
            <text:p>-67.8124999997672</text:p>
          </table:table-cell>
          <table:table-cell office:value-type="float" office:value="4.23724263339665" calcext:value-type="float">
            <text:p>4.2372426333966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62150566171" calcext:value-type="float">
            <text:p>-69.9962150566171</text:p>
          </table:table-cell>
          <table:table-cell office:value-type="float" office:value="5.0104165730597" calcext:value-type="float">
            <text:p>5.010416573059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973700615" calcext:value-type="float">
            <text:p>-67.9999973700615</text:p>
          </table:table-cell>
          <table:table-cell office:value-type="float" office:value="4.29866147937484" calcext:value-type="float">
            <text:p>4.29866147937484</text:p>
          </table:table-cell>
          <table:table-cell office:value-type="float" office:value="-2.5969616650408" calcext:value-type="float">
            <text:p>-2.5969616650408</text:p>
          </table:table-cell>
          <table:table-cell office:value-type="float" office:value="3.22002231878049" calcext:value-type="float">
            <text:p>3.220022318780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.58041021545024" calcext:value-type="float">
            <text:p>3.5804102154502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062499998836" calcext:value-type="float">
            <text:p>-67.9062499998836</text:p>
          </table:table-cell>
          <table:table-cell office:value-type="float" office:value="4.26784200312452" calcext:value-type="float">
            <text:p>4.2678420031245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4981075283085" calcext:value-type="float">
            <text:p>-69.4981075283085</text:p>
          </table:table-cell>
          <table:table-cell office:value-type="float" office:value="4.82247795404627" calcext:value-type="float">
            <text:p>4.8224779540462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9999986850307" calcext:value-type="float">
            <text:p>-67.9999986850307</text:p>
          </table:table-cell>
          <table:table-cell office:value-type="float" office:value="4.29866191322853" calcext:value-type="float">
            <text:p>4.29866191322853</text:p>
          </table:table-cell>
          <table:table-cell office:value-type="float" office:value="-1.92753282910607" calcext:value-type="float">
            <text:p>-1.92753282910607</text:p>
          </table:table-cell>
          <table:table-cell office:value-type="float" office:value="2.26173556983109" calcext:value-type="float">
            <text:p>2.261735569831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.58143592862419" calcext:value-type="float">
            <text:p>3.58143592862419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69.9531249999418" calcext:value-type="float">
            <text:p>-69.9531249999418</text:p>
          </table:table-cell>
          <table:table-cell office:value-type="float" office:value="4.99387307423872" calcext:value-type="float">
            <text:p>4.9938730742387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7490537641543" calcext:value-type="float">
            <text:p>-69.7490537641543</text:p>
          </table:table-cell>
          <table:table-cell office:value-type="float" office:value="4.91626319984697" calcext:value-type="float">
            <text:p>4.91626319984697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.9999993425154" calcext:value-type="float">
            <text:p>-67.9999993425154</text:p>
          </table:table-cell>
          <table:table-cell office:value-type="float" office:value="4.2986621301554" calcext:value-type="float">
            <text:p>4.2986621301554</text:p>
          </table:table-cell>
          <table:table-cell office:value-type="float" office:value="-5.54326007046659" calcext:value-type="float">
            <text:p>-5.54326007046659</text:p>
          </table:table-cell>
          <table:table-cell office:value-type="float" office:value="-0.379602014289493" calcext:value-type="float">
            <text:p>-0.379602014289493</text:p>
          </table:table-cell>
          <table:table-cell office:value-type="float" office:value="-2.56870545437512" calcext:value-type="float">
            <text:p>-2.5687054543751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5820920647369" calcext:value-type="float">
            <text:p>3.5820920647369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office:value-type="float" office:value="-71.4765624999709" calcext:value-type="float">
            <text:p>-71.4765624999709</text:p>
          </table:table-cell>
          <table:table-cell office:value-type="float" office:value="5.61330641742708" calcext:value-type="float">
            <text:p>5.6133064174270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745268820771" calcext:value-type="float">
            <text:p>-69.8745268820771</text:p>
          </table:table-cell>
          <table:table-cell office:value-type="float" office:value="4.96383758085905" calcext:value-type="float">
            <text:p>4.96383758085905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7.4999996712577" calcext:value-type="float">
            <text:p>-67.4999996712577</text:p>
          </table:table-cell>
          <table:table-cell office:value-type="float" office:value="4.13682029800865" calcext:value-type="float">
            <text:p>4.13682029800865</text:p>
          </table:table-cell>
          <table:table-cell office:value-type="float" office:value="-10.1358315885765" calcext:value-type="float">
            <text:p>-10.1358315885765</text:p>
          </table:table-cell>
          <table:table-cell office:value-type="float" office:value="-3.15251154853606" calcext:value-type="float">
            <text:p>-3.15251154853606</text:p>
          </table:table-cell>
          <table:table-cell office:value-type="float" office:value="-9.2039781687153" calcext:value-type="float">
            <text:p>-9.2039781687153</text:p>
          </table:table-cell>
          <table:table-cell table:number-columns-repeated="7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.57850237117309" calcext:value-type="float">
            <text:p>3.57850237117309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2382812499855" calcext:value-type="float">
            <text:p>-72.2382812499855</text:p>
          </table:table-cell>
          <table:table-cell office:value-type="float" office:value="5.95126617695211" calcext:value-type="float">
            <text:p>5.95126617695211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9372634410386" calcext:value-type="float">
            <text:p>-69.9372634410386</text:p>
          </table:table-cell>
          <table:table-cell office:value-type="float" office:value="4.98779713433279" calcext:value-type="float">
            <text:p>4.9877971343327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7499998356288" calcext:value-type="float">
            <text:p>-66.7499998356288</text:p>
          </table:table-cell>
          <table:table-cell office:value-type="float" office:value="3.90541024484591" calcext:value-type="float">
            <text:p>3.90541024484591</text:p>
          </table:table-cell>
          <table:table-cell office:value-type="float" office:value="-13.8035954679951" calcext:value-type="float">
            <text:p>-13.8035954679951</text:p>
          </table:table-cell>
          <table:table-cell office:value-type="float" office:value="-4.82065857076171" calcext:value-type="float">
            <text:p>-4.82065857076171</text:p>
          </table:table-cell>
          <table:table-cell office:value-type="float" office:value="-13.5515428163944" calcext:value-type="float">
            <text:p>-13.5515428163944</text:p>
          </table:table-cell>
          <table:table-cell table:number-columns-repeated="7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3.57794350022391" calcext:value-type="float">
            <text:p>3.5779435002239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1191406249927" calcext:value-type="float">
            <text:p>-73.1191406249927</text:p>
          </table:table-cell>
          <table:table-cell office:value-type="float" office:value="6.36753519598468" calcext:value-type="float">
            <text:p>6.36753519598468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9686317205193" calcext:value-type="float">
            <text:p>-69.9686317205193</text:p>
          </table:table-cell>
          <table:table-cell office:value-type="float" office:value="4.99982024441908" calcext:value-type="float">
            <text:p>4.9998202444190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3749999178144" calcext:value-type="float">
            <text:p>-66.3749999178144</text:p>
          </table:table-cell>
          <table:table-cell office:value-type="float" office:value="3.79460578020416" calcext:value-type="float">
            <text:p>3.79460578020416</text:p>
          </table:table-cell>
          <table:table-cell office:value-type="float" office:value="-17.0888525220884" calcext:value-type="float">
            <text:p>-17.0888525220884</text:p>
          </table:table-cell>
          <table:table-cell office:value-type="float" office:value="-7.0969554525458" calcext:value-type="float">
            <text:p>-7.0969554525458</text:p>
          </table:table-cell>
          <table:table-cell office:value-type="float" office:value="-17.5926514890635" calcext:value-type="float">
            <text:p>-17.5926514890635</text:p>
          </table:table-cell>
          <table:table-cell table:number-columns-repeated="7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3.57967426997674" calcext:value-type="float">
            <text:p>3.5796742699767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5595703124964" calcext:value-type="float">
            <text:p>-73.5595703124964</text:p>
          </table:table-cell>
          <table:table-cell office:value-type="float" office:value="6.58646432349845" calcext:value-type="float">
            <text:p>6.5864643234984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843158602596" calcext:value-type="float">
            <text:p>-69.9843158602596</text:p>
          </table:table-cell>
          <table:table-cell office:value-type="float" office:value="5.00584266326263" calcext:value-type="float">
            <text:p>5.0058426632626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1874999589072" calcext:value-type="float">
            <text:p>-66.1874999589072</text:p>
          </table:table-cell>
          <table:table-cell office:value-type="float" office:value="3.74038808857065" calcext:value-type="float">
            <text:p>3.74038808857065</text:p>
          </table:table-cell>
          <table:table-cell office:value-type="float" office:value="-18.8455482369918" calcext:value-type="float">
            <text:p>-18.8455482369918</text:p>
          </table:table-cell>
          <table:table-cell office:value-type="float" office:value="-8.35865977971708" calcext:value-type="float">
            <text:p>-8.35865977971708</text:p>
          </table:table-cell>
          <table:table-cell office:value-type="float" office:value="-19.7636984279773" calcext:value-type="float">
            <text:p>-19.7636984279773</text:p>
          </table:table-cell>
          <table:table-cell table:number-columns-repeated="7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.57868673393964" calcext:value-type="float">
            <text:p>3.5786867339396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2797851562482" calcext:value-type="float">
            <text:p>-73.2797851562482</text:p>
          </table:table-cell>
          <table:table-cell office:value-type="float" office:value="6.44653243152326" calcext:value-type="float">
            <text:p>6.4465324315232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21579301298" calcext:value-type="float">
            <text:p>-69.9921579301298</text:p>
          </table:table-cell>
          <table:table-cell office:value-type="float" office:value="5.00885659245099" calcext:value-type="float">
            <text:p>5.0088565924509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937499794536" calcext:value-type="float">
            <text:p>-66.0937499794536</text:p>
          </table:table-cell>
          <table:table-cell office:value-type="float" office:value="3.7135704386134" calcext:value-type="float">
            <text:p>3.7135704386134</text:p>
          </table:table-cell>
          <table:table-cell office:value-type="float" office:value="-18.1660592999521" calcext:value-type="float">
            <text:p>-18.1660592999521</text:p>
          </table:table-cell>
          <table:table-cell office:value-type="float" office:value="-7.51597092133699" calcext:value-type="float">
            <text:p>-7.51597092133699</text:p>
          </table:table-cell>
          <table:table-cell office:value-type="float" office:value="-18.7889531040787" calcext:value-type="float">
            <text:p>-18.788953104078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5778428220884" calcext:value-type="float">
            <text:p>3.5778428220884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1398925781241" calcext:value-type="float">
            <text:p>-73.1398925781241</text:p>
          </table:table-cell>
          <table:table-cell office:value-type="float" office:value="6.37768530432426" calcext:value-type="float">
            <text:p>6.3776853043242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60789650649" calcext:value-type="float">
            <text:p>-69.9960789650649</text:p>
          </table:table-cell>
          <table:table-cell office:value-type="float" office:value="5.01036423746442" calcext:value-type="float">
            <text:p>5.01036423746442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5468749897268" calcext:value-type="float">
            <text:p>-65.5468749897268</text:p>
          </table:table-cell>
          <table:table-cell office:value-type="float" office:value="3.56092231859516" calcext:value-type="float">
            <text:p>3.56092231859516</text:p>
          </table:table-cell>
          <table:table-cell office:value-type="float" office:value="-18.7588263344402" calcext:value-type="float">
            <text:p>-18.7588263344402</text:p>
          </table:table-cell>
          <table:table-cell office:value-type="float" office:value="-7.10778184042326" calcext:value-type="float">
            <text:p>-7.10778184042326</text:p>
          </table:table-cell>
          <table:table-cell office:value-type="float" office:value="-19.2198270390184" calcext:value-type="float">
            <text:p>-19.2198270390184</text:p>
          </table:table-cell>
          <table:table-cell table:number-columns-repeated="7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3.57934878999545" calcext:value-type="float">
            <text:p>3.5793487899954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0699462890621" calcext:value-type="float">
            <text:p>-73.0699462890621</text:p>
          </table:table-cell>
          <table:table-cell office:value-type="float" office:value="6.34353795885765" calcext:value-type="float">
            <text:p>6.3435379588576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4980394825324" calcext:value-type="float">
            <text:p>-70.4980394825324</text:p>
          </table:table-cell>
          <table:table-cell office:value-type="float" office:value="5.20716472008899" calcext:value-type="float">
            <text:p>5.2071647200889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7734374948634" calcext:value-type="float">
            <text:p>-65.7734374948634</text:p>
          </table:table-cell>
          <table:table-cell office:value-type="float" office:value="3.62338584305923" calcext:value-type="float">
            <text:p>3.62338584305923</text:p>
          </table:table-cell>
          <table:table-cell office:value-type="float" office:value="-19.0067940988708" calcext:value-type="float">
            <text:p>-19.0067940988708</text:p>
          </table:table-cell>
          <table:table-cell office:value-type="float" office:value="-5.9963224606038" calcext:value-type="float">
            <text:p>-5.9963224606038</text:p>
          </table:table-cell>
          <table:table-cell office:value-type="float" office:value="-19.065156870374" calcext:value-type="float">
            <text:p>-19.065156870374</text:p>
          </table:table-cell>
          <table:table-cell table:number-columns-repeated="7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3.57543415830465" calcext:value-type="float">
            <text:p>3.5754341583046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34973144531" calcext:value-type="float">
            <text:p>-73.034973144531</text:p>
          </table:table-cell>
          <table:table-cell office:value-type="float" office:value="6.32653290920875" calcext:value-type="float">
            <text:p>6.3265329092087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7490197412662" calcext:value-type="float">
            <text:p>-70.7490197412662</text:p>
          </table:table-cell>
          <table:table-cell office:value-type="float" office:value="5.30844503241769" calcext:value-type="float">
            <text:p>5.3084450324176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867187474317" calcext:value-type="float">
            <text:p>-65.8867187474317</text:p>
          </table:table-cell>
          <table:table-cell office:value-type="float" office:value="3.65502729824516" calcext:value-type="float">
            <text:p>3.65502729824516</text:p>
          </table:table-cell>
          <table:table-cell office:value-type="float" office:value="-19.1518511703221" calcext:value-type="float">
            <text:p>-19.1518511703221</text:p>
          </table:table-cell>
          <table:table-cell office:value-type="float" office:value="-5.41428635868234" calcext:value-type="float">
            <text:p>-5.41428635868234</text:p>
          </table:table-cell>
          <table:table-cell office:value-type="float" office:value="-19.025880772929" calcext:value-type="float">
            <text:p>-19.025880772929</text:p>
          </table:table-cell>
          <table:table-cell table:number-columns-repeated="7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.57617129492268" calcext:value-type="float">
            <text:p>3.5761712949226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174865722655" calcext:value-type="float">
            <text:p>-73.0174865722655</text:p>
          </table:table-cell>
          <table:table-cell office:value-type="float" office:value="6.31804748649526" calcext:value-type="float">
            <text:p>6.31804748649526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3745098706331" calcext:value-type="float">
            <text:p>-71.3745098706331</text:p>
          </table:table-cell>
          <table:table-cell office:value-type="float" office:value="5.56951009789783" calcext:value-type="float">
            <text:p>5.5695100978978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433593737159" calcext:value-type="float">
            <text:p>-65.9433593737159</text:p>
          </table:table-cell>
          <table:table-cell office:value-type="float" office:value="3.67095149218146" calcext:value-type="float">
            <text:p>3.67095149218146</text:p>
          </table:table-cell>
          <table:table-cell office:value-type="float" office:value="-20.2147990250361" calcext:value-type="float">
            <text:p>-20.2147990250361</text:p>
          </table:table-cell>
          <table:table-cell office:value-type="float" office:value="-4.07467332319233" calcext:value-type="float">
            <text:p>-4.07467332319233</text:p>
          </table:table-cell>
          <table:table-cell office:value-type="float" office:value="-19.7441484629711" calcext:value-type="float">
            <text:p>-19.7441484629711</text:p>
          </table:table-cell>
          <table:table-cell table:number-columns-repeated="7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3.57615069452409" calcext:value-type="float">
            <text:p>3.5761506945240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0087432861328" calcext:value-type="float">
            <text:p>-73.0087432861328</text:p>
          </table:table-cell>
          <table:table-cell office:value-type="float" office:value="6.3138090439756" calcext:value-type="float">
            <text:p>6.3138090439756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.6872549353166" calcext:value-type="float">
            <text:p>-71.6872549353166</text:p>
          </table:table-cell>
          <table:table-cell office:value-type="float" office:value="5.70481849176965" calcext:value-type="float">
            <text:p>5.70481849176965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5.9716796868579" calcext:value-type="float">
            <text:p>-65.9716796868579</text:p>
          </table:table-cell>
          <table:table-cell office:value-type="float" office:value="3.67893958718939" calcext:value-type="float">
            <text:p>3.67893958718939</text:p>
          </table:table-cell>
          <table:table-cell office:value-type="float" office:value="-20.7913529347836" calcext:value-type="float">
            <text:p>-20.7913529347836</text:p>
          </table:table-cell>
          <table:table-cell office:value-type="float" office:value="-3.35692300897776" calcext:value-type="float">
            <text:p>-3.35692300897776</text:p>
          </table:table-cell>
          <table:table-cell office:value-type="float" office:value="-20.1853091190719" calcext:value-type="float">
            <text:p>-20.185309119071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57321127419917" calcext:value-type="float">
            <text:p>3.5732112741991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5043716430664" calcext:value-type="float">
            <text:p>-72.5043716430664</text:p>
          </table:table-cell>
          <table:table-cell office:value-type="float" office:value="6.07405968074664" calcext:value-type="float">
            <text:p>6.0740596807466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436274676583" calcext:value-type="float">
            <text:p>-71.8436274676583</text:p>
          </table:table-cell>
          <table:table-cell office:value-type="float" office:value="5.77370046029412" calcext:value-type="float">
            <text:p>5.7737004602941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85839843429" calcext:value-type="float">
            <text:p>-65.985839843429</text:p>
          </table:table-cell>
          <table:table-cell office:value-type="float" office:value="3.6829401507021" calcext:value-type="float">
            <text:p>3.6829401507021</text:p>
          </table:table-cell>
          <table:table-cell office:value-type="float" office:value="-19.6807392204488" calcext:value-type="float">
            <text:p>-19.6807392204488</text:p>
          </table:table-cell>
          <table:table-cell office:value-type="float" office:value="-1.64753818185063" calcext:value-type="float">
            <text:p>-1.64753818185063</text:p>
          </table:table-cell>
          <table:table-cell office:value-type="float" office:value="-18.8450395867937" calcext:value-type="float">
            <text:p>-18.8450395867937</text:p>
          </table:table-cell>
          <table:table-cell table:number-columns-repeated="7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.5774105021745" calcext:value-type="float">
            <text:p>3.577410502174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7521858215332" calcext:value-type="float">
            <text:p>-72.7521858215332</text:p>
          </table:table-cell>
          <table:table-cell office:value-type="float" office:value="6.19069670261604" calcext:value-type="float">
            <text:p>6.1906967026160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4218137338291" calcext:value-type="float">
            <text:p>-71.4218137338291</text:p>
          </table:table-cell>
          <table:table-cell office:value-type="float" office:value="5.58976810298824" calcext:value-type="float">
            <text:p>5.5897681029882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29199217145" calcext:value-type="float">
            <text:p>-65.9929199217145</text:p>
          </table:table-cell>
          <table:table-cell office:value-type="float" office:value="3.6849420635272" calcext:value-type="float">
            <text:p>3.6849420635272</text:p>
          </table:table-cell>
          <table:table-cell office:value-type="float" office:value="-19.4548073915552" calcext:value-type="float">
            <text:p>-19.4548073915552</text:p>
          </table:table-cell>
          <table:table-cell office:value-type="float" office:value="-3.24782646299835" calcext:value-type="float">
            <text:p>-3.24782646299835</text:p>
          </table:table-cell>
          <table:table-cell office:value-type="float" office:value="-18.8244872767893" calcext:value-type="float">
            <text:p>-18.8244872767893</text:p>
          </table:table-cell>
          <table:table-cell table:number-columns-repeated="7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.57636639346971" calcext:value-type="float">
            <text:p>3.5763663934697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8760929107666" calcext:value-type="float">
            <text:p>-72.8760929107666</text:p>
          </table:table-cell>
          <table:table-cell office:value-type="float" office:value="6.24985243983001" calcext:value-type="float">
            <text:p>6.2498524398300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2109068669146" calcext:value-type="float">
            <text:p>-71.2109068669146</text:p>
          </table:table-cell>
          <table:table-cell office:value-type="float" office:value="5.50001105253314" calcext:value-type="float">
            <text:p>5.5000110525331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64599608572" calcext:value-type="float">
            <text:p>-65.9964599608572</text:p>
          </table:table-cell>
          <table:table-cell office:value-type="float" office:value="3.68594342796552" calcext:value-type="float">
            <text:p>3.68594342796552</text:p>
          </table:table-cell>
          <table:table-cell office:value-type="float" office:value="-19.3730880763398" calcext:value-type="float">
            <text:p>-19.3730880763398</text:p>
          </table:table-cell>
          <table:table-cell office:value-type="float" office:value="-4.03478815530109" calcext:value-type="float">
            <text:p>-4.03478815530109</text:p>
          </table:table-cell>
          <table:table-cell office:value-type="float" office:value="-18.8944960566203" calcext:value-type="float">
            <text:p>-18.8944960566203</text:p>
          </table:table-cell>
          <table:table-cell table:number-columns-repeated="7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3.57692028847428" calcext:value-type="float">
            <text:p>3.5769202884742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380464553833" calcext:value-type="float">
            <text:p>-72.9380464553833</text:p>
          </table:table-cell>
          <table:table-cell office:value-type="float" office:value="6.27964194745863" calcext:value-type="float">
            <text:p>6.2796419474586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1054534334573" calcext:value-type="float">
            <text:p>-71.1054534334573</text:p>
          </table:table-cell>
          <table:table-cell office:value-type="float" office:value="5.45567445628831" calcext:value-type="float">
            <text:p>5.4556744562883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82299804286" calcext:value-type="float">
            <text:p>-65.9982299804286</text:p>
          </table:table-cell>
          <table:table-cell office:value-type="float" office:value="3.68644421222346" calcext:value-type="float">
            <text:p>3.68644421222346</text:p>
          </table:table-cell>
          <table:table-cell office:value-type="float" office:value="-19.3398969192913" calcext:value-type="float">
            <text:p>-19.3398969192913</text:p>
          </table:table-cell>
          <table:table-cell office:value-type="float" office:value="-4.42523600694782" calcext:value-type="float">
            <text:p>-4.42523600694782</text:p>
          </table:table-cell>
          <table:table-cell office:value-type="float" office:value="-18.9486957077511" calcext:value-type="float">
            <text:p>-18.9486957077511</text:p>
          </table:table-cell>
          <table:table-cell table:number-columns-repeated="7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3.57438354559157" calcext:value-type="float">
            <text:p>3.5743835455915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9690232276917" calcext:value-type="float">
            <text:p>-72.9690232276917</text:p>
          </table:table-cell>
          <table:table-cell office:value-type="float" office:value="6.29458990519234" calcext:value-type="float">
            <text:p>6.2945899051923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5527267167286" calcext:value-type="float">
            <text:p>-70.5527267167286</text:p>
          </table:table-cell>
          <table:table-cell office:value-type="float" office:value="5.2290672096638" calcext:value-type="float">
            <text:p>5.2290672096638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4991149902143" calcext:value-type="float">
            <text:p>-65.4991149902143</text:p>
          </table:table-cell>
          <table:table-cell office:value-type="float" office:value="3.54789288639017" calcext:value-type="float">
            <text:p>3.54789288639017</text:p>
          </table:table-cell>
          <table:table-cell office:value-type="float" office:value="-19.3006665255082" calcext:value-type="float">
            <text:p>-19.3006665255082</text:p>
          </table:table-cell>
          <table:table-cell office:value-type="float" office:value="-5.61123554153096" calcext:value-type="float">
            <text:p>-5.61123554153096</text:p>
          </table:table-cell>
          <table:table-cell office:value-type="float" office:value="-19.2480106899403" calcext:value-type="float">
            <text:p>-19.248010689940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57142414308088" calcext:value-type="float">
            <text:p>3.5714241430808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845116138458" calcext:value-type="float">
            <text:p>-72.9845116138458</text:p>
          </table:table-cell>
          <table:table-cell office:value-type="float" office:value="6.30207722197371" calcext:value-type="float">
            <text:p>6.30207722197371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7763633583643" calcext:value-type="float">
            <text:p>-70.7763633583643</text:p>
          </table:table-cell>
          <table:table-cell office:value-type="float" office:value="5.31959756573126" calcext:value-type="float">
            <text:p>5.3195975657312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7495574951072" calcext:value-type="float">
            <text:p>-65.7495574951072</text:p>
          </table:table-cell>
          <table:table-cell office:value-type="float" office:value="3.61675077478672" calcext:value-type="float">
            <text:p>3.61675077478672</text:p>
          </table:table-cell>
          <table:table-cell office:value-type="float" office:value="-19.3077847546105" calcext:value-type="float">
            <text:p>-19.3077847546105</text:p>
          </table:table-cell>
          <table:table-cell office:value-type="float" office:value="-5.2200268410845" calcext:value-type="float">
            <text:p>-5.2200268410845</text:p>
          </table:table-cell>
          <table:table-cell office:value-type="float" office:value="-19.131708835204" calcext:value-type="float">
            <text:p>-19.131708835204</text:p>
          </table:table-cell>
          <table:table-cell table:number-columns-repeated="7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.56964999682979" calcext:value-type="float">
            <text:p>3.5696499968297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922558069229" calcext:value-type="float">
            <text:p>-72.9922558069229</text:p>
          </table:table-cell>
          <table:table-cell office:value-type="float" office:value="6.30582421947016" calcext:value-type="float">
            <text:p>6.30582421947016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8881816791822" calcext:value-type="float">
            <text:p>-70.8881816791822</text:p>
          </table:table-cell>
          <table:table-cell office:value-type="float" office:value="5.36544881260134" calcext:value-type="float">
            <text:p>5.3654488126013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747787475536" calcext:value-type="float">
            <text:p>-65.8747787475536</text:p>
          </table:table-cell>
          <table:table-cell office:value-type="float" office:value="3.65167926010723" calcext:value-type="float">
            <text:p>3.65167926010723</text:p>
          </table:table-cell>
          <table:table-cell office:value-type="float" office:value="-19.310179181277" calcext:value-type="float">
            <text:p>-19.310179181277</text:p>
          </table:table-cell>
          <table:table-cell office:value-type="float" office:value="-5.01880823918697" calcext:value-type="float">
            <text:p>-5.01880823918697</text:p>
          </table:table-cell>
          <table:table-cell office:value-type="float" office:value="-19.0734893933086" calcext:value-type="float">
            <text:p>-19.0734893933086</text:p>
          </table:table-cell>
          <table:table-cell table:number-columns-repeated="7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.56462940839613" calcext:value-type="float">
            <text:p>3.5646294083961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9961279034615" calcext:value-type="float">
            <text:p>-72.9961279034615</text:p>
          </table:table-cell>
          <table:table-cell office:value-type="float" office:value="6.30769855357386" calcext:value-type="float">
            <text:p>6.30769855357386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.9440908395911" calcext:value-type="float">
            <text:p>-70.9440908395911</text:p>
          </table:table-cell>
          <table:table-cell office:value-type="float" office:value="5.3885224260689" calcext:value-type="float">
            <text:p>5.388522426068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373893737768" calcext:value-type="float">
            <text:p>-65.9373893737768</text:p>
          </table:table-cell>
          <table:table-cell office:value-type="float" office:value="3.6692697945587" calcext:value-type="float">
            <text:p>3.6692697945587</text:p>
          </table:table-cell>
          <table:table-cell office:value-type="float" office:value="-19.3110751602159" calcext:value-type="float">
            <text:p>-19.3110751602159</text:p>
          </table:table-cell>
          <table:table-cell office:value-type="float" office:value="-4.91676686659557" calcext:value-type="float">
            <text:p>-4.91676686659557</text:p>
          </table:table-cell>
          <table:table-cell office:value-type="float" office:value="-19.0443954160394" calcext:value-type="float">
            <text:p>-19.0443954160394</text:p>
          </table:table-cell>
          <table:table-cell table:number-columns-repeated="7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.57669311518647" calcext:value-type="float">
            <text:p>3.5766931151864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980639517307" calcext:value-type="float">
            <text:p>-72.9980639517307</text:p>
          </table:table-cell>
          <table:table-cell office:value-type="float" office:value="6.308635929537" calcext:value-type="float">
            <text:p>6.308635929537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9720454197955" calcext:value-type="float">
            <text:p>-70.9720454197955</text:p>
          </table:table-cell>
          <table:table-cell office:value-type="float" office:value="5.40009641589917" calcext:value-type="float">
            <text:p>5.4000964158991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686946868884" calcext:value-type="float">
            <text:p>-65.9686946868884</text:p>
          </table:table-cell>
          <table:table-cell office:value-type="float" office:value="3.67809681213518" calcext:value-type="float">
            <text:p>3.67809681213518</text:p>
          </table:table-cell>
          <table:table-cell office:value-type="float" office:value="-19.311446553867" calcext:value-type="float">
            <text:p>-19.311446553867</text:p>
          </table:table-cell>
          <table:table-cell office:value-type="float" office:value="-4.86538454110823" calcext:value-type="float">
            <text:p>-4.86538454110823</text:p>
          </table:table-cell>
          <table:table-cell office:value-type="float" office:value="-19.0298567353258" calcext:value-type="float">
            <text:p>-19.0298567353258</text:p>
          </table:table-cell>
          <table:table-cell table:number-columns-repeated="7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.55955485418904" calcext:value-type="float">
            <text:p>3.5595548541890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990319758654" calcext:value-type="float">
            <text:p>-72.9990319758654</text:p>
          </table:table-cell>
          <table:table-cell office:value-type="float" office:value="6.30910466975545" calcext:value-type="float">
            <text:p>6.3091046697554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860227098978" calcext:value-type="float">
            <text:p>-70.9860227098978</text:p>
          </table:table-cell>
          <table:table-cell office:value-type="float" office:value="5.40589272988043" calcext:value-type="float">
            <text:p>5.4058927298804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843473434442" calcext:value-type="float">
            <text:p>-65.9843473434442</text:p>
          </table:table-cell>
          <table:table-cell office:value-type="float" office:value="3.68251828078653" calcext:value-type="float">
            <text:p>3.68251828078653</text:p>
          </table:table-cell>
          <table:table-cell office:value-type="float" office:value="-19.3116129389639" calcext:value-type="float">
            <text:p>-19.3116129389639</text:p>
          </table:table-cell>
          <table:table-cell office:value-type="float" office:value="-4.83960251225268" calcext:value-type="float">
            <text:p>-4.83960251225268</text:p>
          </table:table-cell>
          <table:table-cell office:value-type="float" office:value="-19.0225900355281" calcext:value-type="float">
            <text:p>-19.022590035528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5681920974316" calcext:value-type="float">
            <text:p>3.5568192097431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9995159879327" calcext:value-type="float">
            <text:p>-72.9995159879327</text:p>
          </table:table-cell>
          <table:table-cell office:value-type="float" office:value="6.30933905292503" calcext:value-type="float">
            <text:p>6.3093390529250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930113549489" calcext:value-type="float">
            <text:p>-70.9930113549489</text:p>
          </table:table-cell>
          <table:table-cell office:value-type="float" office:value="5.40879321955496" calcext:value-type="float">
            <text:p>5.4087932195549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4921736717221" calcext:value-type="float">
            <text:p>-65.4921736717221</text:p>
          </table:table-cell>
          <table:table-cell office:value-type="float" office:value="3.54600319353089" calcext:value-type="float">
            <text:p>3.54600319353089</text:p>
          </table:table-cell>
          <table:table-cell office:value-type="float" office:value="-20.223603966586" calcext:value-type="float">
            <text:p>-20.223603966586</text:p>
          </table:table-cell>
          <table:table-cell office:value-type="float" office:value="-4.8266887240278" calcext:value-type="float">
            <text:p>-4.8266887240278</text:p>
          </table:table-cell>
          <table:table-cell office:value-type="float" office:value="-19.944259284922" calcext:value-type="float">
            <text:p>-19.944259284922</text:p>
          </table:table-cell>
          <table:table-cell table:number-columns-repeated="7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.56712606446911" calcext:value-type="float">
            <text:p>3.5671260644691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997579939663" calcext:value-type="float">
            <text:p>-72.9997579939663</text:p>
          </table:table-cell>
          <table:table-cell office:value-type="float" office:value="6.30945624777504" calcext:value-type="float">
            <text:p>6.3094562477750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4965056774745" calcext:value-type="float">
            <text:p>-71.4965056774745</text:p>
          </table:table-cell>
          <table:table-cell office:value-type="float" office:value="5.62190525939369" calcext:value-type="float">
            <text:p>5.6219052593936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.746086835861" calcext:value-type="float">
            <text:p>-65.746086835861</text:p>
          </table:table-cell>
          <table:table-cell office:value-type="float" office:value="3.6157874623876" calcext:value-type="float">
            <text:p>3.6157874623876</text:p>
          </table:table-cell>
          <table:table-cell office:value-type="float" office:value="-20.7802173553195" calcext:value-type="float">
            <text:p>-20.7802173553195</text:p>
          </table:table-cell>
          <table:table-cell office:value-type="float" office:value="-3.7588269986314" calcext:value-type="float">
            <text:p>-3.7588269986314</text:p>
          </table:table-cell>
          <table:table-cell office:value-type="float" office:value="-20.2562720083423" calcext:value-type="float">
            <text:p>-20.2562720083423</text:p>
          </table:table-cell>
          <table:table-cell table:number-columns-repeated="7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3.57888167168574" calcext:value-type="float">
            <text:p>3.5788816716857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9998789969832" calcext:value-type="float">
            <text:p>-72.9998789969832</text:p>
          </table:table-cell>
          <table:table-cell office:value-type="float" office:value="6.30951484601638" calcext:value-type="float">
            <text:p>6.30951484601638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7482528387372" calcext:value-type="float">
            <text:p>-71.7482528387372</text:p>
          </table:table-cell>
          <table:table-cell office:value-type="float" office:value="5.73158971414224" calcext:value-type="float">
            <text:p>5.7315897141422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730434179305" calcext:value-type="float">
            <text:p>-65.8730434179305</text:p>
          </table:table-cell>
          <table:table-cell office:value-type="float" office:value="3.65119291996489" calcext:value-type="float">
            <text:p>3.65119291996489</text:p>
          </table:table-cell>
          <table:table-cell office:value-type="float" office:value="-21.0818421730517" calcext:value-type="float">
            <text:p>-21.0818421730517</text:p>
          </table:table-cell>
          <table:table-cell office:value-type="float" office:value="-3.19311679129084" calcext:value-type="float">
            <text:p>-3.19311679129084</text:p>
          </table:table-cell>
          <table:table-cell office:value-type="float" office:value="-20.4553496211413" calcext:value-type="float">
            <text:p>-20.4553496211413</text:p>
          </table:table-cell>
          <table:table-cell table:number-columns-repeated="7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3.59410988837349" calcext:value-type="float">
            <text:p>3.59410988837349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4999394984916" calcext:value-type="float">
            <text:p>-72.4999394984916</text:p>
          </table:table-cell>
          <table:table-cell office:value-type="float" office:value="6.07199376055543" calcext:value-type="float">
            <text:p>6.07199376055543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8741264193686" calcext:value-type="float">
            <text:p>-71.8741264193686</text:p>
          </table:table-cell>
          <table:table-cell office:value-type="float" office:value="5.78723183779516" calcext:value-type="float">
            <text:p>5.7872318377951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4365217089653" calcext:value-type="float">
            <text:p>-65.4365217089653</text:p>
          </table:table-cell>
          <table:table-cell office:value-type="float" office:value="3.53088893524213" calcext:value-type="float">
            <text:p>3.53088893524213</text:p>
          </table:table-cell>
          <table:table-cell office:value-type="float" office:value="-20.7330955794511" calcext:value-type="float">
            <text:p>-20.7330955794511</text:p>
          </table:table-cell>
          <table:table-cell office:value-type="float" office:value="-1.56502540174274" calcext:value-type="float">
            <text:p>-1.56502540174274</text:p>
          </table:table-cell>
          <table:table-cell office:value-type="float" office:value="-19.9333759058606" calcext:value-type="float">
            <text:p>-19.9333759058606</text:p>
          </table:table-cell>
          <table:table-cell table:number-columns-repeated="7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.59163650042234" calcext:value-type="float">
            <text:p>3.59163650042234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70.2499697492458" calcext:value-type="float">
            <text:p>-70.2499697492458</text:p>
          </table:table-cell>
          <table:table-cell office:value-type="float" office:value="5.10895791235533" calcext:value-type="float">
            <text:p>5.1089579123553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370632096843" calcext:value-type="float">
            <text:p>-71.9370632096843</text:p>
          </table:table-cell>
          <table:table-cell office:value-type="float" office:value="5.81525513766804" calcext:value-type="float">
            <text:p>5.8152551376680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7182608544826" calcext:value-type="float">
            <text:p>-65.7182608544826</text:p>
          </table:table-cell>
          <table:table-cell office:value-type="float" office:value="3.60807338245188" calcext:value-type="float">
            <text:p>3.60807338245188</text:p>
          </table:table-cell>
          <table:table-cell office:value-type="float" office:value="-15.2105443545981" calcext:value-type="float">
            <text:p>-15.2105443545981</text:p>
          </table:table-cell>
          <table:table-cell office:value-type="float" office:value="3.47715516634381" calcext:value-type="float">
            <text:p>3.47715516634381</text:p>
          </table:table-cell>
          <table:table-cell office:value-type="float" office:value="-14.6288747103396" calcext:value-type="float">
            <text:p>-14.628874710339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8036364910303" calcext:value-type="float">
            <text:p>3.58036364910303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.1249848746229" calcext:value-type="float">
            <text:p>-69.1249848746229</text:p>
          </table:table-cell>
          <table:table-cell office:value-type="float" office:value="4.68632958835269" calcext:value-type="float">
            <text:p>4.6863295883526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685316048422" calcext:value-type="float">
            <text:p>-71.9685316048422</text:p>
          </table:table-cell>
          <table:table-cell office:value-type="float" office:value="5.82931763268442" calcext:value-type="float">
            <text:p>5.8293176326844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591304272413" calcext:value-type="float">
            <text:p>-65.8591304272413</text:p>
          </table:table-cell>
          <table:table-cell office:value-type="float" office:value="3.64729603265973" calcext:value-type="float">
            <text:p>3.64729603265973</text:p>
          </table:table-cell>
          <table:table-cell office:value-type="float" office:value="-13.0378620115412" calcext:value-type="float">
            <text:p>-13.0378620115412</text:p>
          </table:table-cell>
          <table:table-cell office:value-type="float" office:value="5.43329956911617" calcext:value-type="float">
            <text:p>5.43329956911617</text:p>
          </table:table-cell>
          <table:table-cell office:value-type="float" office:value="-13.1211536641104" calcext:value-type="float">
            <text:p>-13.1211536641104</text:p>
          </table:table-cell>
          <table:table-cell table:number-columns-repeated="7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3.57640338603995" calcext:value-type="float">
            <text:p>3.5764033860399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5624924373114" calcext:value-type="float">
            <text:p>-68.5624924373114</text:p>
          </table:table-cell>
          <table:table-cell office:value-type="float" office:value="4.48831243870893" calcext:value-type="float">
            <text:p>4.4883124387089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842658024211" calcext:value-type="float">
            <text:p>-71.9842658024211</text:p>
          </table:table-cell>
          <table:table-cell office:value-type="float" office:value="5.83636162732055" calcext:value-type="float">
            <text:p>5.8363616273205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295652136207" calcext:value-type="float">
            <text:p>-65.9295652136207</text:p>
          </table:table-cell>
          <table:table-cell office:value-type="float" office:value="3.66706696236333" calcext:value-type="float">
            <text:p>3.66706696236333</text:p>
          </table:table-cell>
          <table:table-cell office:value-type="float" office:value="-12.070878432857" calcext:value-type="float">
            <text:p>-12.070878432857</text:p>
          </table:table-cell>
          <table:table-cell office:value-type="float" office:value="6.2964402260866" calcext:value-type="float">
            <text:p>6.2964402260866</text:p>
          </table:table-cell>
          <table:table-cell office:value-type="float" office:value="-12.606681533175" calcext:value-type="float">
            <text:p>-12.606681533175</text:p>
          </table:table-cell>
          <table:table-cell table:number-columns-repeated="7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3.55225432652092" calcext:value-type="float">
            <text:p>3.5522543265209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2812462186557" calcext:value-type="float">
            <text:p>-68.2812462186557</text:p>
          </table:table-cell>
          <table:table-cell office:value-type="float" office:value="4.39246396481737" calcext:value-type="float">
            <text:p>4.39246396481737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4921329012105" calcext:value-type="float">
            <text:p>-71.4921329012105</text:p>
          </table:table-cell>
          <table:table-cell office:value-type="float" office:value="5.62001873538782" calcext:value-type="float">
            <text:p>5.62001873538782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5.9647826068103" calcext:value-type="float">
            <text:p>-65.9647826068103</text:p>
          </table:table-cell>
          <table:table-cell office:value-type="float" office:value="3.67699258064907" calcext:value-type="float">
            <text:p>3.67699258064907</text:p>
          </table:table-cell>
          <table:table-cell office:value-type="float" office:value="-10.5314501144638" calcext:value-type="float">
            <text:p>-10.5314501144638</text:p>
          </table:table-cell>
          <table:table-cell office:value-type="float" office:value="5.55675950176864" calcext:value-type="float">
            <text:p>5.55675950176864</text:p>
          </table:table-cell>
          <table:table-cell office:value-type="float" office:value="-10.8160366174435" calcext:value-type="float">
            <text:p>-10.8160366174435</text:p>
          </table:table-cell>
          <table:table-cell table:number-columns-repeated="7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3.50757711254648" calcext:value-type="float">
            <text:p>3.50757711254648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8.6406231093279" calcext:value-type="float">
            <text:p>-68.6406231093279</text:p>
          </table:table-cell>
          <table:table-cell office:value-type="float" office:value="4.51530859312437" calcext:value-type="float">
            <text:p>4.5153085931243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2460664506053" calcext:value-type="float">
            <text:p>-71.2460664506053</text:p>
          </table:table-cell>
          <table:table-cell office:value-type="float" office:value="5.51487341487734" calcext:value-type="float">
            <text:p>5.5148734148773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823913034052" calcext:value-type="float">
            <text:p>-65.9823913034052</text:p>
          </table:table-cell>
          <table:table-cell office:value-type="float" office:value="3.68196545984603" calcext:value-type="float">
            <text:p>3.68196545984603</text:p>
          </table:table-cell>
          <table:table-cell office:value-type="float" office:value="-10.5195629217492" calcext:value-type="float">
            <text:p>-10.5195629217492</text:p>
          </table:table-cell>
          <table:table-cell office:value-type="float" office:value="4.5271895868082" calcext:value-type="float">
            <text:p>4.5271895868082</text:p>
          </table:table-cell>
          <table:table-cell office:value-type="float" office:value="-10.311680792098" calcext:value-type="float">
            <text:p>-10.311680792098</text:p>
          </table:table-cell>
          <table:table-cell table:number-columns-repeated="7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3.48611811768166" calcext:value-type="float">
            <text:p>3.48611811768166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9.3203115546639" calcext:value-type="float">
            <text:p>-69.3203115546639</text:p>
          </table:table-cell>
          <table:table-cell office:value-type="float" office:value="4.75711574671193" calcext:value-type="float">
            <text:p>4.75711574671193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9.6230332253026" calcext:value-type="float">
            <text:p>-69.6230332253026</text:p>
          </table:table-cell>
          <table:table-cell office:value-type="float" office:value="4.86894020269897" calcext:value-type="float">
            <text:p>4.8689402026989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11956517026" calcext:value-type="float">
            <text:p>-65.9911956517026</text:p>
          </table:table-cell>
          <table:table-cell office:value-type="float" office:value="3.68445442093003" calcext:value-type="float">
            <text:p>3.68445442093003</text:p>
          </table:table-cell>
          <table:table-cell office:value-type="float" office:value="-8.69518449321719" calcext:value-type="float">
            <text:p>-8.69518449321719</text:p>
          </table:table-cell>
          <table:table-cell office:value-type="float" office:value="0.459285668110784" calcext:value-type="float">
            <text:p>0.459285668110784</text:p>
          </table:table-cell>
          <table:table-cell office:value-type="float" office:value="-7.27872031153601" calcext:value-type="float">
            <text:p>-7.2787203115360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54109866295211" calcext:value-type="float">
            <text:p>3.5410986629521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660155777332" calcext:value-type="float">
            <text:p>-69.660155777332</text:p>
          </table:table-cell>
          <table:table-cell office:value-type="float" office:value="4.88283286744415" calcext:value-type="float">
            <text:p>4.88283286744415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8.8115166126513" calcext:value-type="float">
            <text:p>-68.8115166126513</text:p>
          </table:table-cell>
          <table:table-cell office:value-type="float" office:value="4.57492403429141" calcext:value-type="float">
            <text:p>4.57492403429141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55978258513" calcext:value-type="float">
            <text:p>-65.9955978258513</text:p>
          </table:table-cell>
          <table:table-cell office:value-type="float" office:value="3.68569953234055" calcext:value-type="float">
            <text:p>3.68569953234055</text:p>
          </table:table-cell>
          <table:table-cell office:value-type="float" office:value="-8.07448542297716" calcext:value-type="float">
            <text:p>-8.07448542297716</text:p>
          </table:table-cell>
          <table:table-cell office:value-type="float" office:value="-1.35369404175256" calcext:value-type="float">
            <text:p>-1.35369404175256</text:p>
          </table:table-cell>
          <table:table-cell office:value-type="float" office:value="-6.69820777496315" calcext:value-type="float">
            <text:p>-6.69820777496315</text:p>
          </table:table-cell>
          <table:table-cell table:number-columns-repeated="7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.54978030578484" calcext:value-type="float">
            <text:p>3.54978030578484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830077888666" calcext:value-type="float">
            <text:p>-69.830077888666</text:p>
          </table:table-cell>
          <table:table-cell office:value-type="float" office:value="4.94693187450429" calcext:value-type="float">
            <text:p>4.9469318745042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9057583063257" calcext:value-type="float">
            <text:p>-67.9057583063257</text:p>
          </table:table-cell>
          <table:table-cell office:value-type="float" office:value="4.26768094260682" calcext:value-type="float">
            <text:p>4.2676809426068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77989129257" calcext:value-type="float">
            <text:p>-65.9977989129257</text:p>
          </table:table-cell>
          <table:table-cell office:value-type="float" office:value="3.68632224582511" calcext:value-type="float">
            <text:p>3.68632224582511</text:p>
          </table:table-cell>
          <table:table-cell office:value-type="float" office:value="-7.20477003272985" calcext:value-type="float">
            <text:p>-7.20477003272985</text:p>
          </table:table-cell>
          <table:table-cell office:value-type="float" office:value="-2.87501561049869" calcext:value-type="float">
            <text:p>-2.87501561049869</text:p>
          </table:table-cell>
          <table:table-cell office:value-type="float" office:value="-6.24201147460219" calcext:value-type="float">
            <text:p>-6.24201147460219</text:p>
          </table:table-cell>
          <table:table-cell table:number-columns-repeated="7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3.54880182183987" calcext:value-type="float">
            <text:p>3.5488018218398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15038944333" calcext:value-type="float">
            <text:p>-69.915038944333</text:p>
          </table:table-cell>
          <table:table-cell office:value-type="float" office:value="4.97929623654326" calcext:value-type="float">
            <text:p>4.97929623654326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4528791531628" calcext:value-type="float">
            <text:p>-67.4528791531628</text:p>
          </table:table-cell>
          <table:table-cell office:value-type="float" office:value="4.12188595777016" calcext:value-type="float">
            <text:p>4.1218859577701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.9988994564628" calcext:value-type="float">
            <text:p>-65.9988994564628</text:p>
          </table:table-cell>
          <table:table-cell office:value-type="float" office:value="3.68663364201999" calcext:value-type="float">
            <text:p>3.68663364201999</text:p>
          </table:table-cell>
          <table:table-cell office:value-type="float" office:value="-6.83101918711977" calcext:value-type="float">
            <text:p>-6.83101918711977</text:p>
          </table:table-cell>
          <table:table-cell office:value-type="float" office:value="-3.57702143745044" calcext:value-type="float">
            <text:p>-3.57702143745044</text:p>
          </table:table-cell>
          <table:table-cell office:value-type="float" office:value="-6.21731588247478" calcext:value-type="float">
            <text:p>-6.21731588247478</text:p>
          </table:table-cell>
          <table:table-cell table:number-columns-repeated="7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.54895814287103" calcext:value-type="float">
            <text:p>3.5489581428710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575194721665" calcext:value-type="float">
            <text:p>-69.9575194721665</text:p>
          </table:table-cell>
          <table:table-cell office:value-type="float" office:value="4.99555773283004" calcext:value-type="float">
            <text:p>4.9955577328300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2264395765814" calcext:value-type="float">
            <text:p>-67.2264395765814</text:p>
          </table:table-cell>
          <table:table-cell office:value-type="float" office:value="4.05086701335908" calcext:value-type="float">
            <text:p>4.0508670133590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.9994497282314" calcext:value-type="float">
            <text:p>-65.9994497282314</text:p>
          </table:table-cell>
          <table:table-cell office:value-type="float" office:value="3.68678934998156" calcext:value-type="float">
            <text:p>3.68678934998156</text:p>
          </table:table-cell>
          <table:table-cell office:value-type="float" office:value="-6.65829030156168" calcext:value-type="float">
            <text:p>-6.65829030156168</text:p>
          </table:table-cell>
          <table:table-cell office:value-type="float" office:value="-3.91457886459877" calcext:value-type="float">
            <text:p>-3.91457886459877</text:p>
          </table:table-cell>
          <table:table-cell office:value-type="float" office:value="-6.24841759041267" calcext:value-type="float">
            <text:p>-6.24841759041267</text:p>
          </table:table-cell>
          <table:table-cell table:number-columns-repeated="7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3.54842694298141" calcext:value-type="float">
            <text:p>3.5484269429814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787597360833" calcext:value-type="float">
            <text:p>-69.9787597360833</text:p>
          </table:table-cell>
          <table:table-cell office:value-type="float" office:value="5.00370838533024" calcext:value-type="float">
            <text:p>5.0037083853302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1132197882907" calcext:value-type="float">
            <text:p>-67.1132197882907</text:p>
          </table:table-cell>
          <table:table-cell office:value-type="float" office:value="4.01581773114378" calcext:value-type="float">
            <text:p>4.0158177311437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7248641157" calcext:value-type="float">
            <text:p>-65.9997248641157</text:p>
          </table:table-cell>
          <table:table-cell office:value-type="float" office:value="3.68686720642849" calcext:value-type="float">
            <text:p>3.68686720642849</text:p>
          </table:table-cell>
          <table:table-cell office:value-type="float" office:value="-6.57533033008609" calcext:value-type="float">
            <text:p>-6.57533033008609</text:p>
          </table:table-cell>
          <table:table-cell office:value-type="float" office:value="-4.08013888893425" calcext:value-type="float">
            <text:p>-4.08013888893425</text:p>
          </table:table-cell>
          <table:table-cell office:value-type="float" office:value="-6.27368704525586" calcext:value-type="float">
            <text:p>-6.2736870452558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55255400244615" calcext:value-type="float">
            <text:p>3.5525540024461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893798680416" calcext:value-type="float">
            <text:p>-69.9893798680416</text:p>
          </table:table-cell>
          <table:table-cell office:value-type="float" office:value="5.00778869714093" calcext:value-type="float">
            <text:p>5.00778869714093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566098941454" calcext:value-type="float">
            <text:p>-67.0566098941454</text:p>
          </table:table-cell>
          <table:table-cell office:value-type="float" office:value="3.9984069757895" calcext:value-type="float">
            <text:p>3.998406975789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8624320579" calcext:value-type="float">
            <text:p>-65.9998624320579</text:p>
          </table:table-cell>
          <table:table-cell office:value-type="float" office:value="3.68690613526851" calcext:value-type="float">
            <text:p>3.68690613526851</text:p>
          </table:table-cell>
          <table:table-cell office:value-type="float" office:value="-6.53468548100538" calcext:value-type="float">
            <text:p>-6.53468548100538</text:p>
          </table:table-cell>
          <table:table-cell office:value-type="float" office:value="-4.16213149598651" calcext:value-type="float">
            <text:p>-4.16213149598651</text:p>
          </table:table-cell>
          <table:table-cell office:value-type="float" office:value="-6.28860255113637" calcext:value-type="float">
            <text:p>-6.28860255113637</text:p>
          </table:table-cell>
          <table:table-cell table:number-columns-repeated="7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3.5531149166366" calcext:value-type="float">
            <text:p>3.553114916636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946899340208" calcext:value-type="float">
            <text:p>-69.9946899340208</text:p>
          </table:table-cell>
          <table:table-cell office:value-type="float" office:value="5.00983010062216" calcext:value-type="float">
            <text:p>5.00983010062216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7.0283049470727" calcext:value-type="float">
            <text:p>-67.0283049470727</text:p>
          </table:table-cell>
          <table:table-cell office:value-type="float" office:value="3.98972992551241" calcext:value-type="float">
            <text:p>3.9897299255124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312160289" calcext:value-type="float">
            <text:p>-65.9999312160289</text:p>
          </table:table-cell>
          <table:table-cell office:value-type="float" office:value="3.68692559984266" calcext:value-type="float">
            <text:p>3.68692559984266</text:p>
          </table:table-cell>
          <table:table-cell office:value-type="float" office:value="-6.51456987578548" calcext:value-type="float">
            <text:p>-6.51456987578548</text:p>
          </table:table-cell>
          <table:table-cell office:value-type="float" office:value="-4.20293307207753" calcext:value-type="float">
            <text:p>-4.20293307207753</text:p>
          </table:table-cell>
          <table:table-cell office:value-type="float" office:value="-6.29661177401907" calcext:value-type="float">
            <text:p>-6.29661177401907</text:p>
          </table:table-cell>
          <table:table-cell table:number-columns-repeated="7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3.53665727337861" calcext:value-type="float">
            <text:p>3.53665727337861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9.9973449670104" calcext:value-type="float">
            <text:p>-69.9973449670104</text:p>
          </table:table-cell>
          <table:table-cell office:value-type="float" office:value="5.01085111440508" calcext:value-type="float">
            <text:p>5.0108511144050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141524735363" calcext:value-type="float">
            <text:p>-67.0141524735363</text:p>
          </table:table-cell>
          <table:table-cell office:value-type="float" office:value="3.98539846429232" calcext:value-type="float">
            <text:p>3.9853984642923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656080145" calcext:value-type="float">
            <text:p>-65.9999656080145</text:p>
          </table:table-cell>
          <table:table-cell office:value-type="float" office:value="3.68693533216827" calcext:value-type="float">
            <text:p>3.68693533216827</text:p>
          </table:table-cell>
          <table:table-cell office:value-type="float" office:value="-6.50456353442288" calcext:value-type="float">
            <text:p>-6.50456353442288</text:p>
          </table:table-cell>
          <table:table-cell office:value-type="float" office:value="-4.22328544161408" calcext:value-type="float">
            <text:p>-4.22328544161408</text:p>
          </table:table-cell>
          <table:table-cell office:value-type="float" office:value="-6.30075191252896" calcext:value-type="float">
            <text:p>-6.30075191252896</text:p>
          </table:table-cell>
          <table:table-cell table:number-columns-repeated="7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3.54147612320535" calcext:value-type="float">
            <text:p>3.5414761232053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86724835052" calcext:value-type="float">
            <text:p>-69.9986724835052</text:p>
          </table:table-cell>
          <table:table-cell office:value-type="float" office:value="5.01136169932566" calcext:value-type="float">
            <text:p>5.0113616993256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070762367682" calcext:value-type="float">
            <text:p>-67.0070762367682</text:p>
          </table:table-cell>
          <table:table-cell office:value-type="float" office:value="3.98323449742501" calcext:value-type="float">
            <text:p>3.9832344974250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828040072" calcext:value-type="float">
            <text:p>-65.9999828040072</text:p>
          </table:table-cell>
          <table:table-cell office:value-type="float" office:value="3.68694019834071" calcext:value-type="float">
            <text:p>3.68694019834071</text:p>
          </table:table-cell>
          <table:table-cell office:value-type="float" office:value="-6.49957319873115" calcext:value-type="float">
            <text:p>-6.49957319873115</text:p>
          </table:table-cell>
          <table:table-cell office:value-type="float" office:value="-4.23344955454156" calcext:value-type="float">
            <text:p>-4.23344955454156</text:p>
          </table:table-cell>
          <table:table-cell office:value-type="float" office:value="-6.30285557122861" calcext:value-type="float">
            <text:p>-6.30285557122861</text:p>
          </table:table-cell>
          <table:table-cell table:number-columns-repeated="7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3.54549104223963" calcext:value-type="float">
            <text:p>3.5454910422396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93362417526" calcext:value-type="float">
            <text:p>-69.9993362417526</text:p>
          </table:table-cell>
          <table:table-cell office:value-type="float" office:value="5.01161701129555" calcext:value-type="float">
            <text:p>5.0116170112955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5035381183841" calcext:value-type="float">
            <text:p>-67.5035381183841</text:p>
          </table:table-cell>
          <table:table-cell office:value-type="float" office:value="4.13794395245756" calcext:value-type="float">
            <text:p>4.1379439524575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14020036" calcext:value-type="float">
            <text:p>-65.9999914020036</text:p>
          </table:table-cell>
          <table:table-cell office:value-type="float" office:value="3.68694263142934" calcext:value-type="float">
            <text:p>3.68694263142934</text:p>
          </table:table-cell>
          <table:table-cell office:value-type="float" office:value="-7.04073392983756" calcext:value-type="float">
            <text:p>-7.04073392983756</text:p>
          </table:table-cell>
          <table:table-cell office:value-type="float" office:value="-3.66351132464855" calcext:value-type="float">
            <text:p>-3.66351132464855</text:p>
          </table:table-cell>
          <table:table-cell office:value-type="float" office:value="-6.47745291039014" calcext:value-type="float">
            <text:p>-6.4774529103901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4246903162342" calcext:value-type="float">
            <text:p>3.5424690316234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996681208763" calcext:value-type="float">
            <text:p>-69.9996681208763</text:p>
          </table:table-cell>
          <table:table-cell office:value-type="float" office:value="5.01174467215818" calcext:value-type="float">
            <text:p>5.0117446721581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751769059192" calcext:value-type="float">
            <text:p>-67.751769059192</text:p>
          </table:table-cell>
          <table:table-cell office:value-type="float" office:value="4.2175376539832" calcext:value-type="float">
            <text:p>4.2175376539832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57010018" calcext:value-type="float">
            <text:p>-65.9999957010018</text:p>
          </table:table-cell>
          <table:table-cell office:value-type="float" office:value="3.68694384797426" calcext:value-type="float">
            <text:p>3.68694384797426</text:p>
          </table:table-cell>
          <table:table-cell office:value-type="float" office:value="-7.32714304039427" calcext:value-type="float">
            <text:p>-7.32714304039427</text:p>
          </table:table-cell>
          <table:table-cell office:value-type="float" office:value="-3.36180036188171" calcext:value-type="float">
            <text:p>-3.36180036188171</text:p>
          </table:table-cell>
          <table:table-cell office:value-type="float" office:value="-6.60589240943245" calcext:value-type="float">
            <text:p>-6.60589240943245</text:p>
          </table:table-cell>
          <table:table-cell table:number-columns-repeated="7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.54646611286575" calcext:value-type="float">
            <text:p>3.5464661128657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98340604382" calcext:value-type="float">
            <text:p>-69.9998340604382</text:p>
          </table:table-cell>
          <table:table-cell office:value-type="float" office:value="5.01180850380896" calcext:value-type="float">
            <text:p>5.0118085038089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875884529596" calcext:value-type="float">
            <text:p>-67.875884529596</text:p>
          </table:table-cell>
          <table:table-cell office:value-type="float" office:value="4.25790679918893" calcext:value-type="float">
            <text:p>4.25790679918893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78505009" calcext:value-type="float">
            <text:p>-65.9999978505009</text:p>
          </table:table-cell>
          <table:table-cell office:value-type="float" office:value="3.68694445624687" calcext:value-type="float">
            <text:p>3.68694445624687</text:p>
          </table:table-cell>
          <table:table-cell office:value-type="float" office:value="-7.47448379623209" calcext:value-type="float">
            <text:p>-7.47448379623209</text:p>
          </table:table-cell>
          <table:table-cell office:value-type="float" office:value="-3.20657007648749" calcext:value-type="float">
            <text:p>-3.20657007648749</text:p>
          </table:table-cell>
          <table:table-cell office:value-type="float" office:value="-6.68109332940772" calcext:value-type="float">
            <text:p>-6.68109332940772</text:p>
          </table:table-cell>
          <table:table-cell table:number-columns-repeated="7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3.5484231582887" calcext:value-type="float">
            <text:p>3.5484231582887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999170302191" calcext:value-type="float">
            <text:p>-69.9999170302191</text:p>
          </table:table-cell>
          <table:table-cell office:value-type="float" office:value="5.01184041993922" calcext:value-type="float">
            <text:p>5.01184041993922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8.437942264798" calcext:value-type="float">
            <text:p>-68.437942264798</text:p>
          </table:table-cell>
          <table:table-cell office:value-type="float" office:value="4.4456104927984" calcext:value-type="float">
            <text:p>4.445610492798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89252505" calcext:value-type="float">
            <text:p>-65.9999989252505</text:p>
          </table:table-cell>
          <table:table-cell office:value-type="float" office:value="3.68694476038321" calcext:value-type="float">
            <text:p>3.68694476038321</text:p>
          </table:table-cell>
          <table:table-cell office:value-type="float" office:value="-8.17671346797313" calcext:value-type="float">
            <text:p>-8.17671346797313</text:p>
          </table:table-cell>
          <table:table-cell office:value-type="float" office:value="-2.46413260966239" calcext:value-type="float">
            <text:p>-2.46413260966239</text:p>
          </table:table-cell>
          <table:table-cell office:value-type="float" office:value="-7.1165403233908" calcext:value-type="float">
            <text:p>-7.1165403233908</text:p>
          </table:table-cell>
          <table:table-cell table:number-columns-repeated="7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3.54823566437285" calcext:value-type="float">
            <text:p>3.5482356643728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99585151095" calcext:value-type="float">
            <text:p>-69.9999585151095</text:p>
          </table:table-cell>
          <table:table-cell office:value-type="float" office:value="5.01185637808057" calcext:value-type="float">
            <text:p>5.0118563780805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718971132399" calcext:value-type="float">
            <text:p>-68.718971132399</text:p>
          </table:table-cell>
          <table:table-cell office:value-type="float" office:value="4.54254290260036" calcext:value-type="float">
            <text:p>4.5425429026003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4626252" calcext:value-type="float">
            <text:p>-65.9999994626252</text:p>
          </table:table-cell>
          <table:table-cell office:value-type="float" office:value="3.68694491245139" calcext:value-type="float">
            <text:p>3.68694491245139</text:p>
          </table:table-cell>
          <table:table-cell office:value-type="float" office:value="-8.55120776102431" calcext:value-type="float">
            <text:p>-8.55120776102431</text:p>
          </table:table-cell>
          <table:table-cell office:value-type="float" office:value="-2.06818560570089" calcext:value-type="float">
            <text:p>-2.06818560570089</text:p>
          </table:table-cell>
          <table:table-cell office:value-type="float" office:value="-7.39615809371681" calcext:value-type="float">
            <text:p>-7.39615809371681</text:p>
          </table:table-cell>
          <table:table-cell table:number-columns-repeated="7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.55052408686254" calcext:value-type="float">
            <text:p>3.5505240868625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4999792575548" calcext:value-type="float">
            <text:p>-69.4999792575548</text:p>
          </table:table-cell>
          <table:table-cell office:value-type="float" office:value="4.82317080354508" calcext:value-type="float">
            <text:p>4.8231708035450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8594855661995" calcext:value-type="float">
            <text:p>-68.8594855661995</text:p>
          </table:table-cell>
          <table:table-cell office:value-type="float" office:value="4.59179882104136" calcext:value-type="float">
            <text:p>4.5917988210413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97313126" calcext:value-type="float">
            <text:p>-65.9999997313126</text:p>
          </table:table-cell>
          <table:table-cell office:value-type="float" office:value="3.68694498848548" calcext:value-type="float">
            <text:p>3.68694498848548</text:p>
          </table:table-cell>
          <table:table-cell office:value-type="float" office:value="-7.85503907428526" calcext:value-type="float">
            <text:p>-7.85503907428526</text:p>
          </table:table-cell>
          <table:table-cell office:value-type="float" office:value="-1.02016372147859" calcext:value-type="float">
            <text:p>-1.02016372147859</text:p>
          </table:table-cell>
          <table:table-cell office:value-type="float" office:value="-6.38833049766035" calcext:value-type="float">
            <text:p>-6.3883304976603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5141353421571" calcext:value-type="float">
            <text:p>3.551413534215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2499896287774" calcext:value-type="float">
            <text:p>-69.2499896287774</text:p>
          </table:table-cell>
          <table:table-cell office:value-type="float" office:value="4.73150882323409" calcext:value-type="float">
            <text:p>4.7315088232340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297427830998" calcext:value-type="float">
            <text:p>-68.9297427830998</text:p>
          </table:table-cell>
          <table:table-cell office:value-type="float" office:value="4.61662670506745" calcext:value-type="float">
            <text:p>4.6166267050674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8656563" calcext:value-type="float">
            <text:p>-65.9999998656563</text:p>
          </table:table-cell>
          <table:table-cell office:value-type="float" office:value="3.68694502650253" calcext:value-type="float">
            <text:p>3.68694502650253</text:p>
          </table:table-cell>
          <table:table-cell office:value-type="float" office:value="-7.53348582650518" calcext:value-type="float">
            <text:p>-7.53348582650518</text:p>
          </table:table-cell>
          <table:table-cell office:value-type="float" office:value="-0.518151641090963" calcext:value-type="float">
            <text:p>-0.518151641090963</text:p>
          </table:table-cell>
          <table:table-cell office:value-type="float" office:value="-5.95348568350611" calcext:value-type="float">
            <text:p>-5.95348568350611</text:p>
          </table:table-cell>
          <table:table-cell table:number-columns-repeated="7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3.54858364277132" calcext:value-type="float">
            <text:p>3.5485836427713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9.1249948143887" calcext:value-type="float">
            <text:p>-69.1249948143887</text:p>
          </table:table-cell>
          <table:table-cell office:value-type="float" office:value="4.68633316357935" calcext:value-type="float">
            <text:p>4.6863331635793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648713915499" calcext:value-type="float">
            <text:p>-68.9648713915499</text:p>
          </table:table-cell>
          <table:table-cell office:value-type="float" office:value="4.62909094350064" calcext:value-type="float">
            <text:p>4.6290909435006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328282" calcext:value-type="float">
            <text:p>-65.9999999328282</text:p>
          </table:table-cell>
          <table:table-cell office:value-type="float" office:value="3.68694504551105" calcext:value-type="float">
            <text:p>3.68694504551105</text:p>
          </table:table-cell>
          <table:table-cell office:value-type="float" office:value="-7.37907250993418" calcext:value-type="float">
            <text:p>-7.37907250993418</text:p>
          </table:table-cell>
          <table:table-cell office:value-type="float" office:value="-0.272379798574569" calcext:value-type="float">
            <text:p>-0.272379798574569</text:p>
          </table:table-cell>
          <table:table-cell office:value-type="float" office:value="-5.75472487022549" calcext:value-type="float">
            <text:p>-5.75472487022549</text:p>
          </table:table-cell>
          <table:table-cell table:number-columns-repeated="7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.54126934309042" calcext:value-type="float">
            <text:p>3.5412693430904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624974071943" calcext:value-type="float">
            <text:p>-69.0624974071943</text:p>
          </table:table-cell>
          <table:table-cell office:value-type="float" office:value="4.66390734070255" calcext:value-type="float">
            <text:p>4.6639073407025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824356957749" calcext:value-type="float">
            <text:p>-68.9824356957749</text:p>
          </table:table-cell>
          <table:table-cell office:value-type="float" office:value="4.63533567642416" calcext:value-type="float">
            <text:p>4.6353356764241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664141" calcext:value-type="float">
            <text:p>-65.9999999664141</text:p>
          </table:table-cell>
          <table:table-cell office:value-type="float" office:value="3.68694505501531" calcext:value-type="float">
            <text:p>3.68694505501531</text:p>
          </table:table-cell>
          <table:table-cell office:value-type="float" office:value="-7.30342422032907" calcext:value-type="float">
            <text:p>-7.30342422032907</text:p>
          </table:table-cell>
          <table:table-cell office:value-type="float" office:value="-0.150770386149347" calcext:value-type="float">
            <text:p>-0.150770386149347</text:p>
          </table:table-cell>
          <table:table-cell office:value-type="float" office:value="-5.66020375696538" calcext:value-type="float">
            <text:p>-5.66020375696538</text:p>
          </table:table-cell>
          <table:table-cell table:number-columns-repeated="7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.5408627113773" calcext:value-type="float">
            <text:p>3.540862711377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312487035972" calcext:value-type="float">
            <text:p>-69.0312487035972</text:p>
          </table:table-cell>
          <table:table-cell office:value-type="float" office:value="4.65273470483861" calcext:value-type="float">
            <text:p>4.6527347048386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12178478875" calcext:value-type="float">
            <text:p>-68.9912178478875</text:p>
          </table:table-cell>
          <table:table-cell office:value-type="float" office:value="4.63846120127541" calcext:value-type="float">
            <text:p>4.6384612012754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83207" calcext:value-type="float">
            <text:p>-65.999999983207</text:p>
          </table:table-cell>
          <table:table-cell office:value-type="float" office:value="3.68694505976744" calcext:value-type="float">
            <text:p>3.68694505976744</text:p>
          </table:table-cell>
          <table:table-cell office:value-type="float" office:value="-7.26598568475958" calcext:value-type="float">
            <text:p>-7.26598568475958</text:p>
          </table:table-cell>
          <table:table-cell office:value-type="float" office:value="-0.0902808717601489" calcext:value-type="float">
            <text:p>-0.090280871760149</text:p>
          </table:table-cell>
          <table:table-cell office:value-type="float" office:value="-5.61418297528303" calcext:value-type="float">
            <text:p>-5.61418297528303</text:p>
          </table:table-cell>
          <table:table-cell table:number-columns-repeated="7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.6068945548695" calcext:value-type="float">
            <text:p>3.606894554869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5156243517986" calcext:value-type="float">
            <text:p>-69.5156243517986</text:p>
          </table:table-cell>
          <table:table-cell office:value-type="float" office:value="4.82896597163375" calcext:value-type="float">
            <text:p>4.82896597163375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4956089239437" calcext:value-type="float">
            <text:p>-68.4956089239437</text:p>
          </table:table-cell>
          <table:table-cell office:value-type="float" office:value="4.4653307284371" calcext:value-type="float">
            <text:p>4.465330728437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99916035" calcext:value-type="float">
            <text:p>-65.9999999916035</text:p>
          </table:table-cell>
          <table:table-cell office:value-type="float" office:value="3.68694506214351" calcext:value-type="float">
            <text:p>3.68694506214351</text:p>
          </table:table-cell>
          <table:table-cell office:value-type="float" office:value="-7.38959645708431" calcext:value-type="float">
            <text:p>-7.38959645708431</text:p>
          </table:table-cell>
          <table:table-cell office:value-type="float" office:value="-1.56624265494182" calcext:value-type="float">
            <text:p>-1.56624265494182</text:p>
          </table:table-cell>
          <table:table-cell office:value-type="float" office:value="-5.96989378956234" calcext:value-type="float">
            <text:p>-5.9698937895623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5968623393743" calcext:value-type="float">
            <text:p>3.65968623393743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7578121758993" calcext:value-type="float">
            <text:p>-69.7578121758993</text:p>
          </table:table-cell>
          <table:table-cell office:value-type="float" office:value="4.91956918500325" calcext:value-type="float">
            <text:p>4.91956918500325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2478044619719" calcext:value-type="float">
            <text:p>-68.2478044619719</text:p>
          </table:table-cell>
          <table:table-cell office:value-type="float" office:value="4.38120406619026" calcext:value-type="float">
            <text:p>4.3812040661902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99958018" calcext:value-type="float">
            <text:p>-65.9999999958018</text:p>
          </table:table-cell>
          <table:table-cell office:value-type="float" office:value="3.68694506333154" calcext:value-type="float">
            <text:p>3.68694506333154</text:p>
          </table:table-cell>
          <table:table-cell office:value-type="float" office:value="-7.49313767476461" calcext:value-type="float">
            <text:p>-7.49313767476461</text:p>
          </table:table-cell>
          <table:table-cell office:value-type="float" office:value="-2.30600540746884" calcext:value-type="float">
            <text:p>-2.30600540746884</text:p>
          </table:table-cell>
          <table:table-cell office:value-type="float" office:value="-6.31911843614174" calcext:value-type="float">
            <text:p>-6.31911843614174</text:p>
          </table:table-cell>
          <table:table-cell table:number-columns-repeated="7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3.63899860546928" calcext:value-type="float">
            <text:p>3.6389986054692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789060879497" calcext:value-type="float">
            <text:p>-69.8789060879497</text:p>
          </table:table-cell>
          <table:table-cell office:value-type="float" office:value="4.96550628885892" calcext:value-type="float">
            <text:p>4.9655062888589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239022309859" calcext:value-type="float">
            <text:p>-68.1239022309859</text:p>
          </table:table-cell>
          <table:table-cell office:value-type="float" office:value="4.33973696832145" calcext:value-type="float">
            <text:p>4.3397369683214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979009" calcext:value-type="float">
            <text:p>-65.9999999979009</text:p>
          </table:table-cell>
          <table:table-cell office:value-type="float" office:value="3.68694506392556" calcext:value-type="float">
            <text:p>3.68694506392556</text:p>
          </table:table-cell>
          <table:table-cell office:value-type="float" office:value="-7.55538933063738" calcext:value-type="float">
            <text:p>-7.55538933063738</text:p>
          </table:table-cell>
          <table:table-cell office:value-type="float" office:value="-2.67678897749167" calcext:value-type="float">
            <text:p>-2.67678897749167</text:p>
          </table:table-cell>
          <table:table-cell office:value-type="float" office:value="-6.53047586316831" calcext:value-type="float">
            <text:p>-6.53047586316831</text:p>
          </table:table-cell>
          <table:table-cell table:number-columns-repeated="7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.63067268842394" calcext:value-type="float">
            <text:p>3.6306726884239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4394530439748" calcext:value-type="float">
            <text:p>-69.4394530439748</text:p>
          </table:table-cell>
          <table:table-cell office:value-type="float" office:value="4.80081644552274" calcext:value-type="float">
            <text:p>4.8008164455227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61951115493" calcext:value-type="float">
            <text:p>-68.061951115493</text:p>
          </table:table-cell>
          <table:table-cell office:value-type="float" office:value="4.31915083111998" calcext:value-type="float">
            <text:p>4.3191508311199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989504" calcext:value-type="float">
            <text:p>-65.9999999989504</text:p>
          </table:table-cell>
          <table:table-cell office:value-type="float" office:value="3.68694506422257" calcext:value-type="float">
            <text:p>3.68694506422257</text:p>
          </table:table-cell>
          <table:table-cell office:value-type="float" office:value="-6.70780932814526" calcext:value-type="float">
            <text:p>-6.70780932814526</text:p>
          </table:table-cell>
          <table:table-cell office:value-type="float" office:value="-2.02671574619871" calcext:value-type="float">
            <text:p>-2.02671574619871</text:p>
          </table:table-cell>
          <table:table-cell office:value-type="float" office:value="-5.33222547639233" calcext:value-type="float">
            <text:p>-5.33222547639233</text:p>
          </table:table-cell>
          <table:table-cell table:number-columns-repeated="7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3.53653894943262" calcext:value-type="float">
            <text:p>3.53653894943262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2197265219874" calcext:value-type="float">
            <text:p>-69.2197265219874</text:p>
          </table:table-cell>
          <table:table-cell office:value-type="float" office:value="4.72053132663718" calcext:value-type="float">
            <text:p>4.7205313266371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309755577465" calcext:value-type="float">
            <text:p>-68.0309755577465</text:p>
          </table:table-cell>
          <table:table-cell office:value-type="float" office:value="4.30889441145923" calcext:value-type="float">
            <text:p>4.30889441145923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999999994752" calcext:value-type="float">
            <text:p>-65.9999999994752</text:p>
          </table:table-cell>
          <table:table-cell office:value-type="float" office:value="3.68694506437107" calcext:value-type="float">
            <text:p>3.68694506437107</text:p>
          </table:table-cell>
          <table:table-cell office:value-type="float" office:value="-6.30336192596501" calcext:value-type="float">
            <text:p>-6.30336192596501</text:p>
          </table:table-cell>
          <table:table-cell office:value-type="float" office:value="-1.71947498029925" calcext:value-type="float">
            <text:p>-1.71947498029925</text:p>
          </table:table-cell>
          <table:table-cell office:value-type="float" office:value="-4.73964173238113" calcext:value-type="float">
            <text:p>-4.73964173238113</text:p>
          </table:table-cell>
          <table:table-cell table:number-columns-repeated="7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3.59375172629417" calcext:value-type="float">
            <text:p>3.5937517262941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9.1098632609937" calcext:value-type="float">
            <text:p>-69.1098632609937</text:p>
          </table:table-cell>
          <table:table-cell office:value-type="float" office:value="4.68089366408151" calcext:value-type="float">
            <text:p>4.6808936640815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54877788733" calcext:value-type="float">
            <text:p>-68.0154877788733</text:p>
          </table:table-cell>
          <table:table-cell office:value-type="float" office:value="4.30377533847819" calcext:value-type="float">
            <text:p>4.3037753384781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999999997376" calcext:value-type="float">
            <text:p>-65.9999999997376</text:p>
          </table:table-cell>
          <table:table-cell office:value-type="float" office:value="3.68694506444532" calcext:value-type="float">
            <text:p>3.68694506444532</text:p>
          </table:table-cell>
          <table:table-cell office:value-type="float" office:value="-6.10578877110842" calcext:value-type="float">
            <text:p>-6.10578877110842</text:p>
          </table:table-cell>
          <table:table-cell office:value-type="float" office:value="-1.57012878652062" calcext:value-type="float">
            <text:p>-1.57012878652062</text:p>
          </table:table-cell>
          <table:table-cell office:value-type="float" office:value="-4.44280647420045" calcext:value-type="float">
            <text:p>-4.44280647420045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5961551482266" calcext:value-type="float">
            <text:p>3.596155148226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549316304969" calcext:value-type="float">
            <text:p>-69.0549316304969</text:p>
          </table:table-cell>
          <table:table-cell office:value-type="float" office:value="4.66119982006023" calcext:value-type="float">
            <text:p>4.6611998200602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77438894366" calcext:value-type="float">
            <text:p>-68.0077438894366</text:p>
          </table:table-cell>
          <table:table-cell office:value-type="float" office:value="4.30121808303386" calcext:value-type="float">
            <text:p>4.3012180830338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4999999998688" calcext:value-type="float">
            <text:p>-65.4999999998688</text:p>
          </table:table-cell>
          <table:table-cell office:value-type="float" office:value="3.54813389230003" calcext:value-type="float">
            <text:p>3.54813389230003</text:p>
          </table:table-cell>
          <table:table-cell office:value-type="float" office:value="-6.92115131543412" calcext:value-type="float">
            <text:p>-6.92115131543412</text:p>
          </table:table-cell>
          <table:table-cell office:value-type="float" office:value="-1.49650307486912" calcext:value-type="float">
            <text:p>-1.49650307486912</text:p>
          </table:table-cell>
          <table:table-cell office:value-type="float" office:value="-5.49925780624645" calcext:value-type="float">
            <text:p>-5.49925780624645</text:p>
          </table:table-cell>
          <table:table-cell table:number-columns-repeated="7"/>
        </table:table-row>
        <table:table-row table:style-name="ro1">
          <table:table-cell office:value-type="float" office:value="51.202" calcext:value-type="float">
            <text:p>51.202</text:p>
          </table:table-cell>
          <table:table-cell office:value-type="float" office:value="3.60353446488089" calcext:value-type="float">
            <text:p>3.6035344648808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9.0274658152484" calcext:value-type="float">
            <text:p>-69.0274658152484</text:p>
          </table:table-cell>
          <table:table-cell office:value-type="float" office:value="4.65138399146206" calcext:value-type="float">
            <text:p>4.6513839914620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38719447183" calcext:value-type="float">
            <text:p>-68.0038719447183</text:p>
          </table:table-cell>
          <table:table-cell office:value-type="float" office:value="4.29994002517792" calcext:value-type="float">
            <text:p>4.29994002517792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2499999999344" calcext:value-type="float">
            <text:p>-65.2499999999344</text:p>
          </table:table-cell>
          <table:table-cell office:value-type="float" office:value="3.48070058841089" calcext:value-type="float">
            <text:p>3.48070058841089</text:p>
          </table:table-cell>
          <table:table-cell office:value-type="float" office:value="-7.30349909965529" calcext:value-type="float">
            <text:p>-7.30349909965529</text:p>
          </table:table-cell>
          <table:table-cell office:value-type="float" office:value="-1.45994946177383" calcext:value-type="float">
            <text:p>-1.45994946177383</text:p>
          </table:table-cell>
          <table:table-cell office:value-type="float" office:value="-5.96874575885208" calcext:value-type="float">
            <text:p>-5.96874575885208</text:p>
          </table:table-cell>
          <table:table-cell table:number-columns-repeated="7"/>
        </table:table-row>
        <table:table-row table:style-name="ro1">
          <table:table-cell office:value-type="float" office:value="51.402" calcext:value-type="float">
            <text:p>51.402</text:p>
          </table:table-cell>
          <table:table-cell office:value-type="float" office:value="3.61397685391779" calcext:value-type="float">
            <text:p>3.6139768539177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0137329076242" calcext:value-type="float">
            <text:p>-69.0137329076242</text:p>
          </table:table-cell>
          <table:table-cell office:value-type="float" office:value="4.64648383141656" calcext:value-type="float">
            <text:p>4.6464838314165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19359723592" calcext:value-type="float">
            <text:p>-68.0019359723592</text:p>
          </table:table-cell>
          <table:table-cell office:value-type="float" office:value="4.29930113866711" calcext:value-type="float">
            <text:p>4.2993011386671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1249999999672" calcext:value-type="float">
            <text:p>-65.1249999999672</text:p>
          </table:table-cell>
          <table:table-cell office:value-type="float" office:value="3.44746606572282" calcext:value-type="float">
            <text:p>3.44746606572282</text:p>
          </table:table-cell>
          <table:table-cell office:value-type="float" office:value="-7.48862099322865" calcext:value-type="float">
            <text:p>-7.48862099322865</text:p>
          </table:table-cell>
          <table:table-cell office:value-type="float" office:value="-1.44173714303236" calcext:value-type="float">
            <text:p>-1.44173714303236</text:p>
          </table:table-cell>
          <table:table-cell office:value-type="float" office:value="-6.19177236362596" calcext:value-type="float">
            <text:p>-6.19177236362596</text:p>
          </table:table-cell>
          <table:table-cell table:number-columns-repeated="7"/>
        </table:table-row>
        <table:table-row table:style-name="ro1">
          <table:table-cell office:value-type="float" office:value="51.602" calcext:value-type="float">
            <text:p>51.602</text:p>
          </table:table-cell>
          <table:table-cell office:value-type="float" office:value="3.59795581144574" calcext:value-type="float">
            <text:p>3.5979558114457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0068664538121" calcext:value-type="float">
            <text:p>-69.0068664538121</text:p>
          </table:table-cell>
          <table:table-cell office:value-type="float" office:value="4.64403568757449" calcext:value-type="float">
            <text:p>4.64403568757449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0009679861796" calcext:value-type="float">
            <text:p>-68.0009679861796</text:p>
          </table:table-cell>
          <table:table-cell office:value-type="float" office:value="4.29898173100983" calcext:value-type="float">
            <text:p>4.29898173100983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0624999999836" calcext:value-type="float">
            <text:p>-65.0624999999836</text:p>
          </table:table-cell>
          <table:table-cell office:value-type="float" office:value="3.43096799348134" calcext:value-type="float">
            <text:p>3.43096799348134</text:p>
          </table:table-cell>
          <table:table-cell office:value-type="float" office:value="-7.57970286103841" calcext:value-type="float">
            <text:p>-7.57970286103841</text:p>
          </table:table-cell>
          <table:table-cell office:value-type="float" office:value="-1.43264706541325" calcext:value-type="float">
            <text:p>-1.43264706541325</text:p>
          </table:table-cell>
          <table:table-cell office:value-type="float" office:value="-6.30060779260505" calcext:value-type="float">
            <text:p>-6.30060779260505</text:p>
          </table:table-cell>
          <table:table-cell table:number-columns-repeated="7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3.60929886955793" calcext:value-type="float">
            <text:p>3.60929886955793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034332269061" calcext:value-type="float">
            <text:p>-69.0034332269061</text:p>
          </table:table-cell>
          <table:table-cell office:value-type="float" office:value="4.64281209940107" calcext:value-type="float">
            <text:p>4.6428120994010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5004839930898" calcext:value-type="float">
            <text:p>-67.5004839930898</text:p>
          </table:table-cell>
          <table:table-cell office:value-type="float" office:value="4.13697407919544" calcext:value-type="float">
            <text:p>4.1369740791954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5312499999918" calcext:value-type="float">
            <text:p>-65.5312499999918</text:p>
          </table:table-cell>
          <table:table-cell office:value-type="float" office:value="3.55665439846082" calcext:value-type="float">
            <text:p>3.55665439846082</text:p>
          </table:table-cell>
          <table:table-cell office:value-type="float" office:value="-6.188510104055" calcext:value-type="float">
            <text:p>-6.188510104055</text:p>
          </table:table-cell>
          <table:table-cell office:value-type="float" office:value="-2.04870439018635" calcext:value-type="float">
            <text:p>-2.04870439018635</text:p>
          </table:table-cell>
          <table:table-cell office:value-type="float" office:value="-4.83116915061029" calcext:value-type="float">
            <text:p>-4.83116915061029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60821437013147" calcext:value-type="float">
            <text:p>3.60821437013147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70.001716613453" calcext:value-type="float">
            <text:p>-70.001716613453</text:p>
          </table:table-cell>
          <table:table-cell office:value-type="float" office:value="5.01253271877309" calcext:value-type="float">
            <text:p>5.0125327187730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2502419965449" calcext:value-type="float">
            <text:p>-67.2502419965449</text:p>
          </table:table-cell>
          <table:table-cell office:value-type="float" office:value="4.0582743196113" calcext:value-type="float">
            <text:p>4.058274319611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.7656249999959" calcext:value-type="float">
            <text:p>-65.7656249999959</text:p>
          </table:table-cell>
          <table:table-cell office:value-type="float" office:value="3.62121379935057" calcext:value-type="float">
            <text:p>3.62121379935057</text:p>
          </table:table-cell>
          <table:table-cell office:value-type="float" office:value="-7.20119800490247" calcext:value-type="float">
            <text:p>-7.20119800490247</text:p>
          </table:table-cell>
          <table:table-cell office:value-type="float" office:value="-3.96449718343368" calcext:value-type="float">
            <text:p>-3.96449718343368</text:p>
          </table:table-cell>
          <table:table-cell office:value-type="float" office:value="-6.84415688286477" calcext:value-type="float">
            <text:p>-6.84415688286477</text:p>
          </table:table-cell>
          <table:table-cell table:number-columns-repeated="7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3.48496403718952" calcext:value-type="float">
            <text:p>3.48496403718952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.0008583067265" calcext:value-type="float">
            <text:p>-71.0008583067265</text:p>
          </table:table-cell>
          <table:table-cell office:value-type="float" office:value="5.41205178603168" calcext:value-type="float">
            <text:p>5.41205178603168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1251209982725" calcext:value-type="float">
            <text:p>-67.1251209982725</text:p>
          </table:table-cell>
          <table:table-cell office:value-type="float" office:value="4.0194876622654" calcext:value-type="float">
            <text:p>4.019487662265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82812499998" calcext:value-type="float">
            <text:p>-65.882812499998</text:p>
          </table:table-cell>
          <table:table-cell office:value-type="float" office:value="3.65393162840874" calcext:value-type="float">
            <text:p>3.65393162840874</text:p>
          </table:table-cell>
          <table:table-cell office:value-type="float" office:value="-8.84652463257773" calcext:value-type="float">
            <text:p>-8.84652463257773</text:p>
          </table:table-cell>
          <table:table-cell office:value-type="float" office:value="-6.00001066708404" calcext:value-type="float">
            <text:p>-6.00001066708404</text:p>
          </table:table-cell>
          <table:table-cell office:value-type="float" office:value="-9.56458219887339" calcext:value-type="float">
            <text:p>-9.56458219887339</text:p>
          </table:table-cell>
          <table:table-cell table:number-columns-repeated="7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3.5831758107946" calcext:value-type="float">
            <text:p>3.5831758107946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0004291533633" calcext:value-type="float">
            <text:p>-72.0004291533633</text:p>
          </table:table-cell>
          <table:table-cell office:value-type="float" office:value="5.84360661159171" calcext:value-type="float">
            <text:p>5.8436066115917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5625604991362" calcext:value-type="float">
            <text:p>-67.5625604991362</text:p>
          </table:table-cell>
          <table:table-cell office:value-type="float" office:value="4.15673192163532" calcext:value-type="float">
            <text:p>4.15673192163532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441406249999" calcext:value-type="float">
            <text:p>-65.441406249999</text:p>
          </table:table-cell>
          <table:table-cell office:value-type="float" office:value="3.53221292207138" calcext:value-type="float">
            <text:p>3.53221292207138</text:p>
          </table:table-cell>
          <table:table-cell office:value-type="float" office:value="-12.4522940281052" calcext:value-type="float">
            <text:p>-12.4522940281052</text:p>
          </table:table-cell>
          <table:table-cell office:value-type="float" office:value="-7.69787180122558" calcext:value-type="float">
            <text:p>-7.69787180122558</text:p>
          </table:table-cell>
          <table:table-cell office:value-type="float" office:value="-13.7275382087512" calcext:value-type="float">
            <text:p>-13.7275382087512</text:p>
          </table:table-cell>
          <table:table-cell table:number-columns-repeated="7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3.05345456481002" calcext:value-type="float">
            <text:p>3.0534545648100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5002145766816" calcext:value-type="float">
            <text:p>-72.5002145766816</text:p>
          </table:table-cell>
          <table:table-cell office:value-type="float" office:value="6.07212196010324" calcext:value-type="float">
            <text:p>6.0721219601032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812802495681" calcext:value-type="float">
            <text:p>-67.2812802495681</text:p>
          </table:table-cell>
          <table:table-cell office:value-type="float" office:value="4.06795376580368" calcext:value-type="float">
            <text:p>4.0679537658036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5.2207031249995" calcext:value-type="float">
            <text:p>-65.2207031249995</text:p>
          </table:table-cell>
          <table:table-cell office:value-type="float" office:value="3.4728826146588" calcext:value-type="float">
            <text:p>3.4728826146588</text:p>
          </table:table-cell>
          <table:table-cell office:value-type="float" office:value="-13.8215368706667" calcext:value-type="float">
            <text:p>-13.8215368706667</text:p>
          </table:table-cell>
          <table:table-cell office:value-type="float" office:value="-9.26746238984166" calcext:value-type="float">
            <text:p>-9.26746238984166</text:p>
          </table:table-cell>
          <table:table-cell office:value-type="float" office:value="-15.8100802148944" calcext:value-type="float">
            <text:p>-15.8100802148944</text:p>
          </table:table-cell>
          <table:table-cell table:number-columns-repeated="7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3.01700856800416" calcext:value-type="float">
            <text:p>3.0170085680041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7501072883408" calcext:value-type="float">
            <text:p>-72.7501072883408</text:p>
          </table:table-cell>
          <table:table-cell office:value-type="float" office:value="6.18970915900465" calcext:value-type="float">
            <text:p>6.1897091590046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6406401247841" calcext:value-type="float">
            <text:p>-66.6406401247841</text:p>
          </table:table-cell>
          <table:table-cell office:value-type="float" office:value="3.8727667189651" calcext:value-type="float">
            <text:p>3.8727667189651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1103515624997" calcext:value-type="float">
            <text:p>-65.1103515624997</text:p>
          </table:table-cell>
          <table:table-cell office:value-type="float" office:value="3.44359222627179" calcext:value-type="float">
            <text:p>3.44359222627179</text:p>
          </table:table-cell>
          <table:table-cell office:value-type="float" office:value="-14.0307495887663" calcext:value-type="float">
            <text:p>-14.0307495887663</text:p>
          </table:table-cell>
          <table:table-cell office:value-type="float" office:value="-10.627353369792" calcext:value-type="float">
            <text:p>-10.627353369792</text:p>
          </table:table-cell>
          <table:table-cell office:value-type="float" office:value="-16.8170425967413" calcext:value-type="float">
            <text:p>-16.817042596741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01852465453204" calcext:value-type="float">
            <text:p>3.0185246545320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750536441704" calcext:value-type="float">
            <text:p>-72.8750536441704</text:p>
          </table:table-cell>
          <table:table-cell office:value-type="float" office:value="6.24935392986372" calcext:value-type="float">
            <text:p>6.24935392986372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5.820320062392" calcext:value-type="float">
            <text:p>-65.820320062392</text:p>
          </table:table-cell>
          <table:table-cell office:value-type="float" office:value="3.63644761255577" calcext:value-type="float">
            <text:p>3.6364476125557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551757812499" calcext:value-type="float">
            <text:p>-65.0551757812499</text:p>
          </table:table-cell>
          <table:table-cell office:value-type="float" office:value="3.42903980119194" calcext:value-type="float">
            <text:p>3.42903980119194</text:p>
          </table:table-cell>
          <table:table-cell office:value-type="float" office:value="-13.7146789453239" calcext:value-type="float">
            <text:p>-13.7146789453239</text:p>
          </table:table-cell>
          <table:table-cell office:value-type="float" office:value="-11.7712151372002" calcext:value-type="float">
            <text:p>-11.7712151372002</text:p>
          </table:table-cell>
          <table:table-cell office:value-type="float" office:value="-17.3237398843768" calcext:value-type="float">
            <text:p>-17.3237398843768</text:p>
          </table:table-cell>
          <table:table-cell table:number-columns-repeated="7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3.03630714035725" calcext:value-type="float">
            <text:p>3.0363071403572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375268220852" calcext:value-type="float">
            <text:p>-72.9375268220852</text:p>
          </table:table-cell>
          <table:table-cell office:value-type="float" office:value="6.27939149942387" calcext:value-type="float">
            <text:p>6.27939149942387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5.410160031196" calcext:value-type="float">
            <text:p>-65.410160031196</text:p>
          </table:table-cell>
          <table:table-cell office:value-type="float" office:value="3.52375199186991" calcext:value-type="float">
            <text:p>3.52375199186991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5275878906249" calcext:value-type="float">
            <text:p>-65.5275878906249</text:p>
          </table:table-cell>
          <table:table-cell office:value-type="float" office:value="3.55565484419478" calcext:value-type="float">
            <text:p>3.55565484419478</text:p>
          </table:table-cell>
          <table:table-cell office:value-type="float" office:value="-12.7443227386104" calcext:value-type="float">
            <text:p>-12.7443227386104</text:p>
          </table:table-cell>
          <table:table-cell office:value-type="float" office:value="-12.3090588649225" calcext:value-type="float">
            <text:p>-12.3090588649225</text:p>
          </table:table-cell>
          <table:table-cell office:value-type="float" office:value="-16.9579407895674" calcext:value-type="float">
            <text:p>-16.9579407895674</text:p>
          </table:table-cell>
          <table:table-cell table:number-columns-repeated="7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3.03390489296832" calcext:value-type="float">
            <text:p>3.0339048929683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4687634110426" calcext:value-type="float">
            <text:p>-72.4687634110426</text:p>
          </table:table-cell>
          <table:table-cell office:value-type="float" office:value="6.05748174070628" calcext:value-type="float">
            <text:p>6.0574817407062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205080015598" calcext:value-type="float">
            <text:p>-65.205080015598</text:p>
          </table:table-cell>
          <table:table-cell office:value-type="float" office:value="3.46872071454424" calcext:value-type="float">
            <text:p>3.4687207145442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7637939453125" calcext:value-type="float">
            <text:p>-65.7637939453125</text:p>
          </table:table-cell>
          <table:table-cell office:value-type="float" office:value="3.62070491464564" calcext:value-type="float">
            <text:p>3.62070491464564</text:p>
          </table:table-cell>
          <table:table-cell office:value-type="float" office:value="-10.8422950425169" calcext:value-type="float">
            <text:p>-10.8422950425169</text:p>
          </table:table-cell>
          <table:table-cell office:value-type="float" office:value="-11.2395734743098" calcext:value-type="float">
            <text:p>-11.2395734743098</text:p>
          </table:table-cell>
          <table:table-cell office:value-type="float" office:value="-14.803710516208" calcext:value-type="float">
            <text:p>-14.803710516208</text:p>
          </table:table-cell>
          <table:table-cell table:number-columns-repeated="7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3.03074121791685" calcext:value-type="float">
            <text:p>3.0307412179168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7343817055213" calcext:value-type="float">
            <text:p>-71.7343817055213</text:p>
          </table:table-cell>
          <table:table-cell office:value-type="float" office:value="5.72549083108327" calcext:value-type="float">
            <text:p>5.7254908310832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102540007799" calcext:value-type="float">
            <text:p>-65.102540007799</text:p>
          </table:table-cell>
          <table:table-cell office:value-type="float" office:value="3.4415282084403" calcext:value-type="float">
            <text:p>3.4415282084403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3818969726562" calcext:value-type="float">
            <text:p>-66.3818969726562</text:p>
          </table:table-cell>
          <table:table-cell office:value-type="float" office:value="3.79661505683512" calcext:value-type="float">
            <text:p>3.79661505683512</text:p>
          </table:table-cell>
          <table:table-cell office:value-type="float" office:value="-7.7002795893586" calcext:value-type="float">
            <text:p>-7.7002795893586</text:p>
          </table:table-cell>
          <table:table-cell office:value-type="float" office:value="-9.54687674878558" calcext:value-type="float">
            <text:p>-9.54687674878558</text:p>
          </table:table-cell>
          <table:table-cell office:value-type="float" office:value="-11.3073015336425" calcext:value-type="float">
            <text:p>-11.3073015336425</text:p>
          </table:table-cell>
          <table:table-cell table:number-columns-repeated="7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3.03087806584312" calcext:value-type="float">
            <text:p>3.03087806584312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3671908527607" calcext:value-type="float">
            <text:p>-71.3671908527607</text:p>
          </table:table-cell>
          <table:table-cell office:value-type="float" office:value="5.5663822742455" calcext:value-type="float">
            <text:p>5.5663822742455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5512700038995" calcext:value-type="float">
            <text:p>-65.5512700038995</text:p>
          </table:table-cell>
          <table:table-cell office:value-type="float" office:value="3.56212372644661" calcext:value-type="float">
            <text:p>3.5621237264466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6909484863281" calcext:value-type="float">
            <text:p>-66.6909484863281</text:p>
          </table:table-cell>
          <table:table-cell office:value-type="float" office:value="3.88774957778589" calcext:value-type="float">
            <text:p>3.88774957778589</text:p>
          </table:table-cell>
          <table:table-cell office:value-type="float" office:value="-6.56540951564911" calcext:value-type="float">
            <text:p>-6.56540951564911</text:p>
          </table:table-cell>
          <table:table-cell office:value-type="float" office:value="-8.34631190023664" calcext:value-type="float">
            <text:p>-8.34631190023664</text:p>
          </table:table-cell>
          <table:table-cell office:value-type="float" office:value="-9.52530719701046" calcext:value-type="float">
            <text:p>-9.5253071970104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02772068403794" calcext:value-type="float">
            <text:p>3.0277206840379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0.1835954263803" calcext:value-type="float">
            <text:p>-70.1835954263803</text:p>
          </table:table-cell>
          <table:table-cell office:value-type="float" office:value="5.0829969317085" calcext:value-type="float">
            <text:p>5.082996931708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7756350019498" calcext:value-type="float">
            <text:p>-65.7756350019498</text:p>
          </table:table-cell>
          <table:table-cell office:value-type="float" office:value="3.62399703261887" calcext:value-type="float">
            <text:p>3.6239970326188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3454742431641" calcext:value-type="float">
            <text:p>-66.3454742431641</text:p>
          </table:table-cell>
          <table:table-cell office:value-type="float" office:value="3.78601625959342" calcext:value-type="float">
            <text:p>3.78601625959342</text:p>
          </table:table-cell>
          <table:table-cell office:value-type="float" office:value="-4.99867837592326" calcext:value-type="float">
            <text:p>-4.99867837592326</text:p>
          </table:table-cell>
          <table:table-cell office:value-type="float" office:value="-5.80431968878528" calcext:value-type="float">
            <text:p>-5.80431968878528</text:p>
          </table:table-cell>
          <table:table-cell office:value-type="float" office:value="-6.2567521306283" calcext:value-type="float">
            <text:p>-6.2567521306283</text:p>
          </table:table-cell>
          <table:table-cell table:number-columns-repeated="7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3.03282424486548" calcext:value-type="float">
            <text:p>3.0328242448654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5917977131902" calcext:value-type="float">
            <text:p>-69.5917977131902</text:p>
          </table:table-cell>
          <table:table-cell office:value-type="float" office:value="4.85728131772355" calcext:value-type="float">
            <text:p>4.8572813177235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878175009749" calcext:value-type="float">
            <text:p>-65.8878175009749</text:p>
          </table:table-cell>
          <table:table-cell office:value-type="float" office:value="3.65533554865319" calcext:value-type="float">
            <text:p>3.6553355486531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172737121582" calcext:value-type="float">
            <text:p>-66.172737121582</text:p>
          </table:table-cell>
          <table:table-cell office:value-type="float" office:value="3.73615229380426" calcext:value-type="float">
            <text:p>3.73615229380426</text:p>
          </table:table-cell>
          <table:table-cell office:value-type="float" office:value="-4.36222035624274" calcext:value-type="float">
            <text:p>-4.36222035624274</text:p>
          </table:table-cell>
          <table:table-cell office:value-type="float" office:value="-4.6807744664811" calcext:value-type="float">
            <text:p>-4.6807744664811</text:p>
          </table:table-cell>
          <table:table-cell office:value-type="float" office:value="-4.74171273783157" calcext:value-type="float">
            <text:p>-4.74171273783157</text:p>
          </table:table-cell>
          <table:table-cell table:number-columns-repeated="7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3.03216402275208" calcext:value-type="float">
            <text:p>3.0321640227520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2958988565951" calcext:value-type="float">
            <text:p>-69.2958988565951</text:p>
          </table:table-cell>
          <table:table-cell office:value-type="float" office:value="4.74821047617537" calcext:value-type="float">
            <text:p>4.7482104761753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439087504874" calcext:value-type="float">
            <text:p>-65.9439087504874</text:p>
          </table:table-cell>
          <table:table-cell office:value-type="float" office:value="3.67110628561335" calcext:value-type="float">
            <text:p>3.6711062856133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086368560791" calcext:value-type="float">
            <text:p>-66.086368560791</text:p>
          </table:table-cell>
          <table:table-cell office:value-type="float" office:value="3.71146713038592" calcext:value-type="float">
            <text:p>3.71146713038592</text:p>
          </table:table-cell>
          <table:table-cell office:value-type="float" office:value="-4.07681454754332" calcext:value-type="float">
            <text:p>-4.07681454754332</text:p>
          </table:table-cell>
          <table:table-cell office:value-type="float" office:value="-4.15203698445077" calcext:value-type="float">
            <text:p>-4.15203698445077</text:p>
          </table:table-cell>
          <table:table-cell office:value-type="float" office:value="-3.9878369717273" calcext:value-type="float">
            <text:p>-3.9878369717273</text:p>
          </table:table-cell>
          <table:table-cell table:number-columns-repeated="7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3.03520227665433" calcext:value-type="float">
            <text:p>3.0352022766543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1479494282975" calcext:value-type="float">
            <text:p>-69.1479494282975</text:p>
          </table:table-cell>
          <table:table-cell office:value-type="float" office:value="4.69459697161096" calcext:value-type="float">
            <text:p>4.6945969716109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719543752437" calcext:value-type="float">
            <text:p>-65.9719543752437</text:p>
          </table:table-cell>
          <table:table-cell office:value-type="float" office:value="3.67901715150513" calcext:value-type="float">
            <text:p>3.6790171515051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431842803955" calcext:value-type="float">
            <text:p>-66.0431842803955</text:p>
          </table:table-cell>
          <table:table-cell office:value-type="float" office:value="3.69918577777637" calcext:value-type="float">
            <text:p>3.69918577777637</text:p>
          </table:table-cell>
          <table:table-cell office:value-type="float" office:value="-3.94187074809972" calcext:value-type="float">
            <text:p>-3.94187074809972</text:p>
          </table:table-cell>
          <table:table-cell office:value-type="float" office:value="-3.89548796581359" calcext:value-type="float">
            <text:p>-3.89548796581359</text:p>
          </table:table-cell>
          <table:table-cell office:value-type="float" office:value="-3.60494635814599" calcext:value-type="float">
            <text:p>-3.60494635814599</text:p>
          </table:table-cell>
          <table:table-cell table:number-columns-repeated="7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3.03335504511308" calcext:value-type="float">
            <text:p>3.0333550451130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739747141488" calcext:value-type="float">
            <text:p>-69.0739747141488</text:p>
          </table:table-cell>
          <table:table-cell office:value-type="float" office:value="4.66801766082154" calcext:value-type="float">
            <text:p>4.6680176608215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859771876219" calcext:value-type="float">
            <text:p>-65.9859771876219</text:p>
          </table:table-cell>
          <table:table-cell office:value-type="float" office:value="3.68297897482794" calcext:value-type="float">
            <text:p>3.6829789748279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215921401978" calcext:value-type="float">
            <text:p>-66.0215921401978</text:p>
          </table:table-cell>
          <table:table-cell office:value-type="float" office:value="3.69306034964413" calcext:value-type="float">
            <text:p>3.69306034964413</text:p>
          </table:table-cell>
          <table:table-cell office:value-type="float" office:value="-3.87628518824638" calcext:value-type="float">
            <text:p>-3.87628518824638</text:p>
          </table:table-cell>
          <table:table-cell office:value-type="float" office:value="-3.76911579668958" calcext:value-type="float">
            <text:p>-3.76911579668958</text:p>
          </table:table-cell>
          <table:table-cell office:value-type="float" office:value="-3.41052962108359" calcext:value-type="float">
            <text:p>-3.41052962108359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03524466398984" calcext:value-type="float">
            <text:p>3.0352446639898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0369873570744" calcext:value-type="float">
            <text:p>-69.0369873570744</text:p>
          </table:table-cell>
          <table:table-cell office:value-type="float" office:value="4.65478449013233" calcext:value-type="float">
            <text:p>4.65478449013233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4929885938109" calcext:value-type="float">
            <text:p>-65.4929885938109</text:p>
          </table:table-cell>
          <table:table-cell office:value-type="float" office:value="3.54622499439215" calcext:value-type="float">
            <text:p>3.5462249943921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107960700989" calcext:value-type="float">
            <text:p>-66.0107960700989</text:p>
          </table:table-cell>
          <table:table-cell office:value-type="float" office:value="3.69000144025627" calcext:value-type="float">
            <text:p>3.69000144025627</text:p>
          </table:table-cell>
          <table:table-cell office:value-type="float" office:value="-3.41281753255746" calcext:value-type="float">
            <text:p>-3.41281753255746</text:p>
          </table:table-cell>
          <table:table-cell office:value-type="float" office:value="-4.16241224487495" calcext:value-type="float">
            <text:p>-4.16241224487495</text:p>
          </table:table-cell>
          <table:table-cell office:value-type="float" office:value="-3.45040422152389" calcext:value-type="float">
            <text:p>-3.45040422152389</text:p>
          </table:table-cell>
          <table:table-cell table:number-columns-repeated="7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3.032556400152" calcext:value-type="float">
            <text:p>3.03255640015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184936785372" calcext:value-type="float">
            <text:p>-69.0184936785372</text:p>
          </table:table-cell>
          <table:table-cell office:value-type="float" office:value="4.64818197925514" calcext:value-type="float">
            <text:p>4.6481819792551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2464942969055" calcext:value-type="float">
            <text:p>-65.2464942969055</text:p>
          </table:table-cell>
          <table:table-cell office:value-type="float" office:value="3.47976415306588" calcext:value-type="float">
            <text:p>3.47976415306588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6.0053980350494" calcext:value-type="float">
            <text:p>-66.0053980350494</text:p>
          </table:table-cell>
          <table:table-cell office:value-type="float" office:value="3.68847293581273" calcext:value-type="float">
            <text:p>3.68847293581273</text:p>
          </table:table-cell>
          <table:table-cell office:value-type="float" office:value="-3.1929538072504" calcext:value-type="float">
            <text:p>-3.1929538072504</text:p>
          </table:table-cell>
          <table:table-cell office:value-type="float" office:value="-4.34674415968632" calcext:value-type="float">
            <text:p>-4.34674415968632</text:p>
          </table:table-cell>
          <table:table-cell office:value-type="float" office:value="-3.50350638914839" calcext:value-type="float">
            <text:p>-3.50350638914839</text:p>
          </table:table-cell>
          <table:table-cell table:number-columns-repeated="7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3.03306743911778" calcext:value-type="float">
            <text:p>3.0330674391177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5092468392686" calcext:value-type="float">
            <text:p>-69.5092468392686</text:p>
          </table:table-cell>
          <table:table-cell office:value-type="float" office:value="4.82660280899415" calcext:value-type="float">
            <text:p>4.8266028089941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1232471484527" calcext:value-type="float">
            <text:p>-65.1232471484527</text:p>
          </table:table-cell>
          <table:table-cell office:value-type="float" office:value="3.44700228750397" calcext:value-type="float">
            <text:p>3.4470022875039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6.0026990175247" calcext:value-type="float">
            <text:p>-66.0026990175247</text:p>
          </table:table-cell>
          <table:table-cell office:value-type="float" office:value="3.68770892103875" calcext:value-type="float">
            <text:p>3.68770892103875</text:p>
          </table:table-cell>
          <table:table-cell office:value-type="float" office:value="-3.91087355161044" calcext:value-type="float">
            <text:p>-3.91087355161044</text:p>
          </table:table-cell>
          <table:table-cell office:value-type="float" office:value="-5.21830450260571" calcext:value-type="float">
            <text:p>-5.21830450260571</text:p>
          </table:table-cell>
          <table:table-cell office:value-type="float" office:value="-4.99269224221971" calcext:value-type="float">
            <text:p>-4.99269224221971</text:p>
          </table:table-cell>
          <table:table-cell table:number-columns-repeated="7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3.03039655667111" calcext:value-type="float">
            <text:p>3.0303965566711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546234196343" calcext:value-type="float">
            <text:p>-69.7546234196343</text:p>
          </table:table-cell>
          <table:table-cell office:value-type="float" office:value="4.91836528702108" calcext:value-type="float">
            <text:p>4.9183652870210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616235742264" calcext:value-type="float">
            <text:p>-65.0616235742264</text:p>
          </table:table-cell>
          <table:table-cell office:value-type="float" office:value="3.43073720633023" calcext:value-type="float">
            <text:p>3.4307372063302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13495087624" calcext:value-type="float">
            <text:p>-66.0013495087624</text:p>
          </table:table-cell>
          <table:table-cell office:value-type="float" office:value="3.68732697299936" calcext:value-type="float">
            <text:p>3.68732697299936</text:p>
          </table:table-cell>
          <table:table-cell office:value-type="float" office:value="-4.29399482202534" calcext:value-type="float">
            <text:p>-4.29399482202534</text:p>
          </table:table-cell>
          <table:table-cell office:value-type="float" office:value="-5.67561787167066" calcext:value-type="float">
            <text:p>-5.67561787167066</text:p>
          </table:table-cell>
          <table:table-cell office:value-type="float" office:value="-5.7125961914677" calcext:value-type="float">
            <text:p>-5.7125961914677</text:p>
          </table:table-cell>
          <table:table-cell table:number-columns-repeated="7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3.02857064147574" calcext:value-type="float">
            <text:p>3.0285706414757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773117098172" calcext:value-type="float">
            <text:p>-69.8773117098172</text:p>
          </table:table-cell>
          <table:table-cell office:value-type="float" office:value="4.96489868191739" calcext:value-type="float">
            <text:p>4.9648986819173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5308117871132" calcext:value-type="float">
            <text:p>-65.5308117871132</text:p>
          </table:table-cell>
          <table:table-cell office:value-type="float" office:value="3.55653477566899" calcext:value-type="float">
            <text:p>3.5565347756689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06747543812" calcext:value-type="float">
            <text:p>-66.0006747543812</text:p>
          </table:table-cell>
          <table:table-cell office:value-type="float" office:value="3.68713601381477" calcext:value-type="float">
            <text:p>3.68713601381477</text:p>
          </table:table-cell>
          <table:table-cell office:value-type="float" office:value="-4.89346809030112" calcext:value-type="float">
            <text:p>-4.89346809030112</text:p>
          </table:table-cell>
          <table:table-cell office:value-type="float" office:value="-5.48512695961914" calcext:value-type="float">
            <text:p>-5.48512695961914</text:p>
          </table:table-cell>
          <table:table-cell office:value-type="float" office:value="-5.94620558257406" calcext:value-type="float">
            <text:p>-5.9462055825740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02885408378781" calcext:value-type="float">
            <text:p>3.0288540837878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386558549086" calcext:value-type="float">
            <text:p>-69.9386558549086</text:p>
          </table:table-cell>
          <table:table-cell office:value-type="float" office:value="4.98833021724692" calcext:value-type="float">
            <text:p>4.9883302172469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7654058935566" calcext:value-type="float">
            <text:p>-65.7654058935566</text:p>
          </table:table-cell>
          <table:table-cell office:value-type="float" office:value="3.62115290176278" calcext:value-type="float">
            <text:p>3.6211529017627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03373771906" calcext:value-type="float">
            <text:p>-66.0003373771906</text:p>
          </table:table-cell>
          <table:table-cell office:value-type="float" office:value="3.68704053793103" calcext:value-type="float">
            <text:p>3.68704053793103</text:p>
          </table:table-cell>
          <table:table-cell office:value-type="float" office:value="-5.20522203405224" calcext:value-type="float">
            <text:p>-5.20522203405224</text:p>
          </table:table-cell>
          <table:table-cell office:value-type="float" office:value="-5.38031364470619" calcext:value-type="float">
            <text:p>-5.38031364470619</text:p>
          </table:table-cell>
          <table:table-cell office:value-type="float" office:value="-6.08478423392238" calcext:value-type="float">
            <text:p>-6.084784233922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9T16:08:57.815575991</dc:date>
    <meta:editing-duration>PT36M4S</meta:editing-duration>
    <meta:editing-cycles>2</meta:editing-cycles>
    <meta:generator>LibreOffice/6.4.7.2$Linux_X86_64 LibreOffice_project/40$Build-2</meta:generator>
    <meta:document-statistic meta:table-count="1" meta:cell-count="70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79cm" svg:height="18.408cm" xlink:href=".." xlink:type="simple" chart:class="chart:line" chart:style-name="ch1">
        <chart:legend chart:legend-position="end" svg:x="25.901cm" svg:y="8.407cm" style:legend-expansion="high" chart:style-name="ch2"/>
        <chart:plot-area chart:style-name="ch3" table:cell-range-address="test.F134:test.F414 test.J134:test.J414 test.N134:test.N414" chart:data-source-has-labels="row" svg:x="0.541cm" svg:y="0.368cm" svg:width="24.819cm" svg:height="17.672cm">
          <chartooo:coordinate-region svg:x="0.977cm" svg:y="0.489cm" svg:width="24.383cm" svg:height="16.5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F135:test.F414" chart:label-cell-address="test.F134:test.F134" chart:class="chart:line">
            <chart:data-point chart:repeated="280"/>
          </chart:series>
          <chart:series chart:style-name="ch7" chart:values-cell-range-address="test.J135:test.J414" chart:label-cell-address="test.J134:test.J134" chart:class="chart:line">
            <chart:data-point chart:repeated="280"/>
          </chart:series>
          <chart:series chart:style-name="ch8" chart:values-cell-range-address="test.N135:test.N414" chart:label-cell-address="test.N134:test.N134" chart:class="chart:line">
            <chart:data-point chart:repeated="2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0</text:p>
                <draw:g>
                  <svg:desc>test.F134:test.F134</svg:desc>
                </draw:g>
              </table:table-cell>
              <table:table-cell office:value-type="string">
                <text:p>C1</text:p>
                <draw:g>
                  <svg:desc>test.J134:test.J134</svg:desc>
                </draw:g>
              </table:table-cell>
              <table:table-cell office:value-type="string">
                <text:p>C2</text:p>
                <draw:g>
                  <svg:desc>test.N134:test.N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1169526546464">
                <text:p>5.41169526546464</text:p>
                <draw:g>
                  <svg:desc>test.F135:test.F414</svg:desc>
                </draw:g>
              </table:table-cell>
              <table:table-cell office:value-type="float" office:value="3.98107170553497">
                <text:p>3.98107170553497</text:p>
                <draw:g>
                  <svg:desc>test.J135:test.J414</svg:desc>
                </draw:g>
              </table:table-cell>
              <table:table-cell office:value-type="float" office:value="6.30957344480193">
                <text:p>6.30957344480193</text:p>
                <draw:g>
                  <svg:desc>test.N135:test.N4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6.30957344480193">
                <text:p>6.30957344480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6.30957344480193">
                <text:p>6.30957344480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6.30957344480193">
                <text:p>6.30957344480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6.30957344480193">
                <text:p>6.30957344480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6.30957344480193">
                <text:p>6.3095734448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6.30957344480193">
                <text:p>6.30957344480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6.30957344480193">
                <text:p>6.30957344480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6.07202195690989">
                <text:p>6.07202195690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5.95662143529011">
                <text:p>5.95662143529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5.89974625592356">
                <text:p>5.89974625592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5.87151263792517">
                <text:p>5.87151263792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5.85744653708906">
                <text:p>5.8574465370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83118684955729">
                <text:p>3.83118684955729</text:p>
              </table:table-cell>
              <table:table-cell office:value-type="float" office:value="5.85042612827684">
                <text:p>5.85042612827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75837404288444">
                <text:p>3.75837404288444</text:p>
              </table:table-cell>
              <table:table-cell office:value-type="float" office:value="5.84691907985278">
                <text:p>5.84691907985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1169526546464">
                <text:p>5.41169526546464</text:p>
              </table:table-cell>
              <table:table-cell office:value-type="float" office:value="3.72248823074449">
                <text:p>3.72248823074449</text:p>
              </table:table-cell>
              <table:table-cell office:value-type="float" office:value="5.84516634408445">
                <text:p>5.84516634408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0794832859546">
                <text:p>5.20794832859546</text:p>
              </table:table-cell>
              <table:table-cell office:value-type="float" office:value="3.70467402210716">
                <text:p>3.70467402210716</text:p>
              </table:table-cell>
              <table:table-cell office:value-type="float" office:value="5.84429017324228">
                <text:p>5.84429017324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0896977450693">
                <text:p>5.10896977450693</text:p>
              </table:table-cell>
              <table:table-cell office:value-type="float" office:value="3.69579891247642">
                <text:p>3.69579891247642</text:p>
              </table:table-cell>
              <table:table-cell office:value-type="float" office:value="6.07247709594745">
                <text:p>6.07247709594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6018816643262">
                <text:p>5.06018816643262</text:p>
              </table:table-cell>
              <table:table-cell office:value-type="float" office:value="3.8357842066267">
                <text:p>3.8357842066267</text:p>
              </table:table-cell>
              <table:table-cell office:value-type="float" office:value="6.18989016289934">
                <text:p>6.18989016289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3299114681495">
                <text:p>5.23299114681495</text:p>
              </table:table-cell>
              <table:table-cell office:value-type="float" office:value="3.90775280353549">
                <text:p>3.90775280353549</text:p>
              </table:table-cell>
              <table:table-cell office:value-type="float" office:value="6.01415760220451">
                <text:p>6.01415760220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2159312738552">
                <text:p>5.32159312738552</text:p>
              </table:table-cell>
              <table:table-cell office:value-type="float" office:value="3.94424189399941">
                <text:p>3.94424189399941</text:p>
              </table:table-cell>
              <table:table-cell office:value-type="float" office:value="5.92817117964998">
                <text:p>5.92817117964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6645509924395">
                <text:p>5.36645509924395</text:p>
              </table:table-cell>
              <table:table-cell office:value-type="float" office:value="3.96261401148115">
                <text:p>3.96261401148115</text:p>
              </table:table-cell>
              <table:table-cell office:value-type="float" office:value="5.88564008909551">
                <text:p>5.88564008909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8902770942097">
                <text:p>5.38902770942097</text:p>
              </table:table-cell>
              <table:table-cell office:value-type="float" office:value="3.97183213656671">
                <text:p>3.97183213656671</text:p>
              </table:table-cell>
              <table:table-cell office:value-type="float" office:value="5.8644891067082">
                <text:p>5.8644891067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0034959428843">
                <text:p>5.40034959428843</text:p>
              </table:table-cell>
              <table:table-cell office:value-type="float" office:value="3.97644923745045">
                <text:p>3.97644923745045</text:p>
              </table:table-cell>
              <table:table-cell office:value-type="float" office:value="5.85394213613994">
                <text:p>5.85394213613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0601945346709">
                <text:p>5.40601945346709</text:p>
              </table:table-cell>
              <table:table-cell office:value-type="float" office:value="3.97875980020283">
                <text:p>3.97875980020283</text:p>
              </table:table-cell>
              <table:table-cell office:value-type="float" office:value="5.84867576605064">
                <text:p>5.84867576605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62046354686487">
                <text:p>5.62046354686487</text:p>
              </table:table-cell>
              <table:table-cell office:value-type="float" office:value="3.97991558499769">
                <text:p>3.97991558499769</text:p>
              </table:table-cell>
              <table:table-cell office:value-type="float" office:value="5.84604435793766">
                <text:p>5.84604435793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3085474671044">
                <text:p>5.73085474671044</text:p>
              </table:table-cell>
              <table:table-cell office:value-type="float" office:value="3.98049360329243">
                <text:p>3.98049360329243</text:p>
              </table:table-cell>
              <table:table-cell office:value-type="float" office:value="5.8447290978809">
                <text:p>5.84472909788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8686077466108">
                <text:p>5.78686077466108</text:p>
              </table:table-cell>
              <table:table-cell office:value-type="float" office:value="3.98078264391946">
                <text:p>3.98078264391946</text:p>
              </table:table-cell>
              <table:table-cell office:value-type="float" office:value="5.84407157882332">
                <text:p>5.84407157882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4256758940829">
                <text:p>6.04256758940829</text:p>
              </table:table-cell>
              <table:table-cell office:value-type="float" office:value="3.98092717210356">
                <text:p>3.98092717210356</text:p>
              </table:table-cell>
              <table:table-cell office:value-type="float" office:value="5.84374284703359">
                <text:p>5.84374284703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4215658292496">
                <text:p>5.94215658292496</text:p>
              </table:table-cell>
              <table:table-cell office:value-type="float" office:value="3.98099943816334">
                <text:p>3.98099943816334</text:p>
              </table:table-cell>
              <table:table-cell office:value-type="float" office:value="5.84357848807303">
                <text:p>5.843578488073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89257853248739">
                <text:p>5.89257853248739</text:p>
              </table:table-cell>
              <table:table-cell office:value-type="float" office:value="3.98103557168517">
                <text:p>3.98103557168517</text:p>
              </table:table-cell>
              <table:table-cell office:value-type="float" office:value="5.84349631032627">
                <text:p>5.84349631032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6794484303332">
                <text:p>5.86794484303332</text:p>
              </table:table-cell>
              <table:table-cell office:value-type="float" office:value="3.83116946280134">
                <text:p>3.83116946280134</text:p>
              </table:table-cell>
              <table:table-cell office:value-type="float" office:value="5.84345522188627">
                <text:p>5.84345522188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02238126305669">
                <text:p>5.02238126305669</text:p>
              </table:table-cell>
              <table:table-cell office:value-type="float" office:value="3.61686540732082">
                <text:p>3.61686540732082</text:p>
              </table:table-cell>
              <table:table-cell office:value-type="float" office:value="5.01188995681108">
                <text:p>5.01188995681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64645254233736">
                <text:p>4.64645254233736</text:p>
              </table:table-cell>
              <table:table-cell office:value-type="float" office:value="3.51425151396069">
                <text:p>3.51425151396069</text:p>
              </table:table-cell>
              <table:table-cell office:value-type="float" office:value="4.6415969929609">
                <text:p>4.6415969929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6917560532704">
                <text:p>4.46917560532704</text:p>
              </table:table-cell>
              <table:table-cell office:value-type="float" office:value="3.46404150514432">
                <text:p>3.46404150514432</text:p>
              </table:table-cell>
              <table:table-cell office:value-type="float" office:value="4.46683984758479">
                <text:p>4.46683984758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8308988010946">
                <text:p>4.38308988010946</text:p>
              </table:table-cell>
              <table:table-cell office:value-type="float" office:value="3.43920616135517">
                <text:p>3.43920616135517</text:p>
              </table:table-cell>
              <table:table-cell office:value-type="float" office:value="4.3819443473485">
                <text:p>4.3819443473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4067085039904">
                <text:p>4.34067085039904</text:p>
              </table:table-cell>
              <table:table-cell office:value-type="float" office:value="3.42685534056179">
                <text:p>3.42685534056179</text:p>
              </table:table-cell>
              <table:table-cell office:value-type="float" office:value="4.34010359011822">
                <text:p>4.34010359011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1961553216116">
                <text:p>4.31961553216116</text:p>
              </table:table-cell>
              <table:table-cell office:value-type="float" office:value="3.4206965729082">
                <text:p>3.4206965729082</text:p>
              </table:table-cell>
              <table:table-cell office:value-type="float" office:value="4.31933326860498">
                <text:p>4.31933326860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0912620399693">
                <text:p>4.30912620399693</text:p>
              </table:table-cell>
              <table:table-cell office:value-type="float" office:value="3.41762134104265">
                <text:p>3.41762134104265</text:p>
              </table:table-cell>
              <table:table-cell office:value-type="float" office:value="4.14675481098403">
                <text:p>4.14675481098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0389109550267">
                <text:p>4.30389109550267</text:p>
              </table:table-cell>
              <table:table-cell office:value-type="float" office:value="3.41608476201146">
                <text:p>3.41608476201146</text:p>
              </table:table-cell>
              <table:table-cell office:value-type="float" office:value="4.06306882144513">
                <text:p>4.06306882144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6955175045224">
                <text:p>4.46955175045224</text:p>
              </table:table-cell>
              <table:table-cell office:value-type="float" office:value="3.41531673158528">
                <text:p>3.41531673158528</text:p>
              </table:table-cell>
              <table:table-cell office:value-type="float" office:value="4.0218613007781">
                <text:p>4.0218613007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5475811609723">
                <text:p>4.55475811609723</text:p>
              </table:table-cell>
              <table:table-cell office:value-type="float" office:value="3.41493278112755">
                <text:p>3.41493278112755</text:p>
              </table:table-cell>
              <table:table-cell office:value-type="float" office:value="4.0014145284029">
                <text:p>4.00141452840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9796850918795">
                <text:p>4.59796850918795</text:p>
              </table:table-cell>
              <table:table-cell office:value-type="float" office:value="3.41474082208541">
                <text:p>3.41474082208541</text:p>
              </table:table-cell>
              <table:table-cell office:value-type="float" office:value="3.99123015637301">
                <text:p>3.99123015637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4579735295214">
                <text:p>4.44579735295214</text:p>
              </table:table-cell>
              <table:table-cell office:value-type="float" office:value="3.41464484661075">
                <text:p>3.41464484661075</text:p>
              </table:table-cell>
              <table:table-cell office:value-type="float" office:value="3.98614769493235">
                <text:p>3.98614769493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4263836883016">
                <text:p>4.54263836883016</text:p>
              </table:table-cell>
              <table:table-cell office:value-type="float" office:value="3.41459685988499">
                <text:p>3.41459685988499</text:p>
              </table:table-cell>
              <table:table-cell office:value-type="float" office:value="3.9836088917436">
                <text:p>3.98360889174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1896690556757">
                <text:p>4.41896690556757</text:p>
              </table:table-cell>
              <table:table-cell office:value-type="float" office:value="3.414572866775">
                <text:p>3.414572866775</text:p>
              </table:table-cell>
              <table:table-cell office:value-type="float" office:value="3.98234009658115">
                <text:p>3.98234009658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35839955143697">
                <text:p>4.35839955143697</text:p>
              </table:table-cell>
              <table:table-cell office:value-type="float" office:value="3.41456087028323">
                <text:p>3.41456087028323</text:p>
              </table:table-cell>
              <table:table-cell office:value-type="float" office:value="3.98170585055157">
                <text:p>3.98170585055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2842789535674">
                <text:p>4.32842789535674</text:p>
              </table:table-cell>
              <table:table-cell office:value-type="float" office:value="3.54814012521947">
                <text:p>3.54814012521947</text:p>
              </table:table-cell>
              <table:table-cell office:value-type="float" office:value="3.98138876541766">
                <text:p>3.981388765417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135194465576">
                <text:p>4.3135194465576</text:p>
              </table:table-cell>
              <table:table-cell office:value-type="float" office:value="3.61687679122496">
                <text:p>3.61687679122496</text:p>
              </table:table-cell>
              <table:table-cell office:value-type="float" office:value="3.98123023232004">
                <text:p>3.98123023232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060844892227">
                <text:p>4.3060844892227</text:p>
              </table:table-cell>
              <table:table-cell office:value-type="float" office:value="3.65174287626912">
                <text:p>3.65174287626912</text:p>
              </table:table-cell>
              <table:table-cell office:value-type="float" office:value="3.98115096813845">
                <text:p>3.98115096813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7069051509599">
                <text:p>4.47069051509599</text:p>
              </table:table-cell>
              <table:table-cell office:value-type="float" office:value="3.66930175572342">
                <text:p>3.66930175572342</text:p>
              </table:table-cell>
              <table:table-cell office:value-type="float" office:value="3.98111133663945">
                <text:p>3.98111133663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553383160209">
                <text:p>4.5553383160209</text:p>
              </table:table-cell>
              <table:table-cell office:value-type="float" office:value="3.67811283112651">
                <text:p>3.67811283112651</text:p>
              </table:table-cell>
              <table:table-cell office:value-type="float" office:value="3.9810915210379">
                <text:p>3.98109152103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9826135196457">
                <text:p>4.59826135196457</text:p>
              </table:table-cell>
              <table:table-cell office:value-type="float" office:value="3.68252629990174">
                <text:p>3.68252629990174</text:p>
              </table:table-cell>
              <table:table-cell office:value-type="float" office:value="3.83119638427625">
                <text:p>3.83119638427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1987429973067">
                <text:p>4.61987429973067</text:p>
              </table:table-cell>
              <table:table-cell office:value-type="float" office:value="3.5460070544476">
                <text:p>3.5460070544476</text:p>
              </table:table-cell>
              <table:table-cell office:value-type="float" office:value="3.90541515383321">
                <text:p>3.905415153833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3071883861723">
                <text:p>4.63071883861723</text:p>
              </table:table-cell>
              <table:table-cell office:value-type="float" office:value="3.47965722368886">
                <text:p>3.47965722368886</text:p>
              </table:table-cell>
              <table:table-cell office:value-type="float" office:value="3.94306197862687">
                <text:p>3.943061978626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3615065036999">
                <text:p>4.63615065036999</text:p>
              </table:table-cell>
              <table:table-cell office:value-type="float" office:value="3.44694932577689">
                <text:p>3.44694932577689</text:p>
              </table:table-cell>
              <table:table-cell office:value-type="float" office:value="3.96202126146266">
                <text:p>3.96202126146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642184350843">
                <text:p>4.4642184350843</text:p>
              </table:table-cell>
              <table:table-cell office:value-type="float" office:value="3.56492816257525">
                <text:p>3.56492816257525</text:p>
              </table:table-cell>
              <table:table-cell office:value-type="float" office:value="3.97153506099808">
                <text:p>3.97153506099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38065836331109">
                <text:p>4.38065836331109</text:p>
              </table:table-cell>
              <table:table-cell office:value-type="float" office:value="3.62542332623015">
                <text:p>3.62542332623015</text:p>
              </table:table-cell>
              <table:table-cell office:value-type="float" office:value="3.97630052421589">
                <text:p>3.97630052421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3946669094216">
                <text:p>4.33946669094216</text:p>
              </table:table-cell>
              <table:table-cell office:value-type="float" office:value="3.65605479163516">
                <text:p>3.65605479163516</text:p>
              </table:table-cell>
              <table:table-cell office:value-type="float" office:value="3.97868539968414">
                <text:p>3.97868539968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1901633138505">
                <text:p>4.31901633138505</text:p>
              </table:table-cell>
              <table:table-cell office:value-type="float" office:value="3.67146744090593">
                <text:p>3.67146744090593</text:p>
              </table:table-cell>
              <table:table-cell office:value-type="float" office:value="3.97987837375813">
                <text:p>3.97987837375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0882732076354">
                <text:p>4.30882732076354</text:p>
              </table:table-cell>
              <table:table-cell office:value-type="float" office:value="3.67919811382758">
                <text:p>3.67919811382758</text:p>
              </table:table-cell>
              <table:table-cell office:value-type="float" office:value="4.13620034708682">
                <text:p>4.13620034708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47211412846561">
                <text:p>4.47211412846561</text:p>
              </table:table-cell>
              <table:table-cell office:value-type="float" office:value="3.68306955231181">
                <text:p>3.68306955231181</text:p>
              </table:table-cell>
              <table:table-cell office:value-type="float" office:value="4.21664898847542">
                <text:p>4.21664898847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55606354228383">
                <text:p>4.55606354228383</text:p>
              </table:table-cell>
              <table:table-cell office:value-type="float" office:value="3.54626860123386">
                <text:p>3.54626860123386</text:p>
              </table:table-cell>
              <table:table-cell office:value-type="float" office:value="4.25745818976791">
                <text:p>4.25745818976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77853626436727">
                <text:p>4.77853626436727</text:p>
              </table:table-cell>
              <table:table-cell office:value-type="float" office:value="3.47978554779666">
                <text:p>3.47978554779666</text:p>
              </table:table-cell>
              <table:table-cell office:value-type="float" office:value="4.61928965579509">
                <text:p>4.61928965579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70956479578536">
                <text:p>4.70956479578536</text:p>
              </table:table-cell>
              <table:table-cell office:value-type="float" office:value="3.58186796951472">
                <text:p>3.58186796951472</text:p>
              </table:table-cell>
              <table:table-cell office:value-type="float" office:value="4.81157874705488">
                <text:p>4.81157874705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85836778310171">
                <text:p>4.85836778310171</text:p>
              </table:table-cell>
              <table:table-cell office:value-type="float" office:value="3.77619825040967">
                <text:p>3.77619825040967</text:p>
              </table:table-cell>
              <table:table-cell office:value-type="float" office:value="4.91070447249293">
                <text:p>4.91070447249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93452318786386">
                <text:p>4.93452318786386</text:p>
              </table:table-cell>
              <table:table-cell office:value-type="float" office:value="3.87728203890259">
                <text:p>3.87728203890259</text:p>
              </table:table-cell>
              <table:table-cell office:value-type="float" office:value="4.96103052775309">
                <text:p>4.961030527753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7304738143034">
                <text:p>4.97304738143034</text:p>
              </table:table-cell>
              <table:table-cell office:value-type="float" office:value="3.92883415524937">
                <text:p>3.92883415524937</text:p>
              </table:table-cell>
              <table:table-cell office:value-type="float" office:value="4.98638663377101">
                <text:p>4.986386633771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18773717231491">
                <text:p>5.18773717231491</text:p>
              </table:table-cell>
              <table:table-cell office:value-type="float" office:value="3.95486668437795">
                <text:p>3.95486668437795</text:p>
              </table:table-cell>
              <table:table-cell office:value-type="float" office:value="4.9991132441421">
                <text:p>4.9991132441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29853307000074">
                <text:p>5.29853307000074</text:p>
              </table:table-cell>
              <table:table-cell office:value-type="float" office:value="3.96794756219635">
                <text:p>3.96794756219635</text:p>
              </table:table-cell>
              <table:table-cell office:value-type="float" office:value="5.00548872481103">
                <text:p>5.00548872481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35481524693717">
                <text:p>5.35481524693717</text:p>
              </table:table-cell>
              <table:table-cell office:value-type="float" office:value="3.97450421674281">
                <text:p>3.97450421674281</text:p>
              </table:table-cell>
              <table:table-cell office:value-type="float" office:value="5.00867951354501">
                <text:p>5.008679513545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38318013067441">
                <text:p>5.38318013067441</text:p>
              </table:table-cell>
              <table:table-cell office:value-type="float" office:value="3.97778660573996">
                <text:p>3.97778660573996</text:p>
              </table:table-cell>
              <table:table-cell office:value-type="float" office:value="5.01027567057863">
                <text:p>5.01027567057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39741886704321">
                <text:p>5.39741886704321</text:p>
              </table:table-cell>
              <table:table-cell office:value-type="float" office:value="3.97942881664786">
                <text:p>3.97942881664786</text:p>
              </table:table-cell>
              <table:table-cell office:value-type="float" office:value="5.01107393983299">
                <text:p>5.01107393983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40455235227741">
                <text:p>5.40455235227741</text:p>
              </table:table-cell>
              <table:table-cell office:value-type="float" office:value="3.98025017632652">
                <text:p>3.98025017632652</text:p>
              </table:table-cell>
              <table:table-cell office:value-type="float" office:value="5.01147312215342">
                <text:p>5.011473122153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081226295985">
                <text:p>5.4081226295985</text:p>
              </table:table-cell>
              <table:table-cell office:value-type="float" office:value="4.13639354570408">
                <text:p>4.13639354570408</text:p>
              </table:table-cell>
              <table:table-cell office:value-type="float" office:value="5.01167272523805">
                <text:p>5.01167272523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2155674264424">
                <text:p>5.62155674264424</text:p>
              </table:table-cell>
              <table:table-cell office:value-type="float" office:value="4.21674746548004">
                <text:p>4.21674746548004</text:p>
              </table:table-cell>
              <table:table-cell office:value-type="float" office:value="4.82308243338082">
                <text:p>4.823082433380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314120531996">
                <text:p>5.7314120531996</text:p>
              </table:table-cell>
              <table:table-cell office:value-type="float" office:value="4.2575079045157">
                <text:p>4.2575079045157</text:p>
              </table:table-cell>
              <table:table-cell office:value-type="float" office:value="4.73146547766909">
                <text:p>4.73146547766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78714214426488">
                <text:p>5.78714214426488</text:p>
              </table:table-cell>
              <table:table-cell office:value-type="float" office:value="4.27803563818101">
                <text:p>4.27803563818101</text:p>
              </table:table-cell>
              <table:table-cell office:value-type="float" office:value="4.68631169767582">
                <text:p>4.686311697675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1521007356844">
                <text:p>5.81521007356844</text:p>
              </table:table-cell>
              <table:table-cell office:value-type="float" office:value="4.28833659095515">
                <text:p>4.28833659095515</text:p>
              </table:table-cell>
              <table:table-cell office:value-type="float" office:value="4.66389665909967">
                <text:p>4.663896659099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2929504610369">
                <text:p>5.82929504610369</text:p>
              </table:table-cell>
              <table:table-cell office:value-type="float" office:value="4.29349636487025">
                <text:p>4.29349636487025</text:p>
              </table:table-cell>
              <table:table-cell office:value-type="float" office:value="4.83475486917138">
                <text:p>4.83475486917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61661538668937">
                <text:p>5.61661538668937</text:p>
              </table:table-cell>
              <table:table-cell office:value-type="float" office:value="4.29607857947249">
                <text:p>4.29607857947249</text:p>
              </table:table-cell>
              <table:table-cell office:value-type="float" office:value="4.92251705750827">
                <text:p>4.92251705750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1320332439161">
                <text:p>5.51320332439161</text:p>
              </table:table-cell>
              <table:table-cell office:value-type="float" office:value="4.29737026909308">
                <text:p>4.29737026909308</text:p>
              </table:table-cell>
              <table:table-cell office:value-type="float" office:value="4.96699376538327">
                <text:p>4.96699376538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46221350078464">
                <text:p>5.46221350078464</text:p>
              </table:table-cell>
              <table:table-cell office:value-type="float" office:value="4.2980162595343">
                <text:p>4.2980162595343</text:p>
              </table:table-cell>
              <table:table-cell office:value-type="float" office:value="4.98938259178062">
                <text:p>4.98938259178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43689570813651">
                <text:p>5.43689570813651</text:p>
              </table:table-cell>
              <table:table-cell office:value-type="float" office:value="4.29833929116904">
                <text:p>4.29833929116904</text:p>
              </table:table-cell>
              <table:table-cell office:value-type="float" office:value="5.00061482088213">
                <text:p>5.000614820882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42428085210817">
                <text:p>5.42428085210817</text:p>
              </table:table-cell>
              <table:table-cell office:value-type="float" office:value="4.29850081609073">
                <text:p>4.29850081609073</text:p>
              </table:table-cell>
              <table:table-cell office:value-type="float" office:value="5.00624041423647">
                <text:p>5.006240414236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41798440436149">
                <text:p>5.41798440436149</text:p>
              </table:table-cell>
              <table:table-cell office:value-type="float" office:value="4.29858158082776">
                <text:p>4.29858158082776</text:p>
              </table:table-cell>
              <table:table-cell office:value-type="float" office:value="4.82046777866018">
                <text:p>4.82046777866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41483892183732">
                <text:p>5.41483892183732</text:p>
              </table:table-cell>
              <table:table-cell office:value-type="float" office:value="4.13678153947815">
                <text:p>4.13678153947815</text:p>
              </table:table-cell>
              <table:table-cell office:value-type="float" office:value="4.55209438999785">
                <text:p>4.552094389997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1326686544832">
                <text:p>5.41326686544832</text:p>
              </table:table-cell>
              <table:table-cell office:value-type="float" office:value="4.05817988004424">
                <text:p>4.05817988004424</text:p>
              </table:table-cell>
              <table:table-cell office:value-type="float" office:value="4.42356380700541">
                <text:p>4.423563807005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4124810084141">
                <text:p>5.4124810084141</text:p>
              </table:table-cell>
              <table:table-cell office:value-type="float" office:value="4.17669068139275">
                <text:p>4.17669068139275</text:p>
              </table:table-cell>
              <table:table-cell office:value-type="float" office:value="4.36066590982273">
                <text:p>4.360665909822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41208812267981">
                <text:p>5.41208812267981</text:p>
              </table:table-cell>
              <table:table-cell office:value-type="float" office:value="4.07770831404899">
                <text:p>4.07770831404899</text:p>
              </table:table-cell>
              <table:table-cell office:value-type="float" office:value="4.49893522893463">
                <text:p>4.49893522893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1189169050746">
                <text:p>5.41189169050746</text:p>
              </table:table-cell>
              <table:table-cell office:value-type="float" office:value="4.18672798160888">
                <text:p>4.18672798160888</text:p>
              </table:table-cell>
              <table:table-cell office:value-type="float" office:value="4.5697054086418">
                <text:p>4.5697054086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2351530579897">
                <text:p>5.62351530579897</text:p>
              </table:table-cell>
              <table:table-cell office:value-type="float" office:value="4.24232600491969">
                <text:p>4.24232600491969</text:p>
              </table:table-cell>
              <table:table-cell office:value-type="float" office:value="4.78568491675828">
                <text:p>4.785684916758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1658872453441">
                <text:p>5.51658872453441</text:p>
              </table:table-cell>
              <table:table-cell office:value-type="float" office:value="4.27040127639034">
                <text:p>4.27040127639034</text:p>
              </table:table-cell>
              <table:table-cell office:value-type="float" office:value="4.89747300599181">
                <text:p>4.89747300599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6389028825419">
                <text:p>5.46389028825419</text:p>
              </table:table-cell>
              <table:table-cell office:value-type="float" office:value="4.28450851017375">
                <text:p>4.28450851017375</text:p>
              </table:table-cell>
              <table:table-cell office:value-type="float" office:value="5.14816777885752">
                <text:p>5.148167778857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23300301778342">
                <text:p>5.23300301778342</text:p>
              </table:table-cell>
              <table:table-cell office:value-type="float" office:value="4.29157959362721">
                <text:p>4.29157959362721</text:p>
              </table:table-cell>
              <table:table-cell office:value-type="float" office:value="5.4847858993598">
                <text:p>5.48478589935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2843264878455">
                <text:p>4.92843264878455</text:p>
              </table:table-cell>
              <table:table-cell office:value-type="float" office:value="4.29511951040154">
                <text:p>4.29511951040154</text:p>
              </table:table-cell>
              <table:table-cell office:value-type="float" office:value="6.11288895180893">
                <text:p>6.11288895180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8286085411347">
                <text:p>4.78286085411347</text:p>
              </table:table-cell>
              <table:table-cell office:value-type="float" office:value="4.29689056360312">
                <text:p>4.29689056360312</text:p>
              </table:table-cell>
              <table:table-cell office:value-type="float" office:value="6.45341983904616">
                <text:p>6.453419839046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3430301864701">
                <text:p>4.53430301864701</text:p>
              </table:table-cell>
              <table:table-cell office:value-type="float" office:value="4.29777636403919">
                <text:p>4.29777636403919</text:p>
              </table:table-cell>
              <table:table-cell office:value-type="float" office:value="6.63073431426977">
                <text:p>6.63073431426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1491083222746">
                <text:p>4.41491083222746</text:p>
              </table:table-cell>
              <table:table-cell office:value-type="float" office:value="4.46637557541786">
                <text:p>4.46637557541786</text:p>
              </table:table-cell>
              <table:table-cell office:value-type="float" office:value="6.22463867297105">
                <text:p>6.22463867297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35639885228865">
                <text:p>4.35639885228865</text:p>
              </table:table-cell>
              <table:table-cell office:value-type="float" office:value="4.38171661726048">
                <text:p>4.38171661726048</text:p>
              </table:table-cell>
              <table:table-cell office:value-type="float" office:value="5.58543591569691">
                <text:p>5.585435915696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6450911979688">
                <text:p>4.16450911979688</text:p>
              </table:table-cell>
              <table:table-cell office:value-type="float" office:value="4.33999081084308">
                <text:p>4.33999081084308</text:p>
              </table:table-cell>
              <table:table-cell office:value-type="float" office:value="5.2908876147491">
                <text:p>5.29088761474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7175753505359">
                <text:p>4.07175753505359</text:p>
              </table:table-cell>
              <table:table-cell office:value-type="float" office:value="4.31927714846527">
                <text:p>4.31927714846527</text:p>
              </table:table-cell>
              <table:table-cell office:value-type="float" office:value="5.14949058361009">
                <text:p>5.14949058361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8367192814917">
                <text:p>4.18367192814917</text:p>
              </table:table-cell>
              <table:table-cell office:value-type="float" office:value="4.30895741969221">
                <text:p>4.30895741969221</text:p>
              </table:table-cell>
              <table:table-cell office:value-type="float" office:value="5.08021548774186">
                <text:p>5.08021548774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24077740397677">
                <text:p>4.24077740397677</text:p>
              </table:table-cell>
              <table:table-cell office:value-type="float" office:value="4.30380680505198">
                <text:p>4.30380680505198</text:p>
              </table:table-cell>
              <table:table-cell office:value-type="float" office:value="5.04592820651639">
                <text:p>5.045928206516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6962178053657">
                <text:p>4.26962178053657</text:p>
              </table:table-cell>
              <table:table-cell office:value-type="float" office:value="4.30123380694347">
                <text:p>4.30123380694347</text:p>
              </table:table-cell>
              <table:table-cell office:value-type="float" office:value="5.02887144288435">
                <text:p>5.028871442884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8411745687195">
                <text:p>4.28411745687195</text:p>
              </table:table-cell>
              <table:table-cell office:value-type="float" office:value="4.29994788478945">
                <text:p>4.29994788478945</text:p>
              </table:table-cell>
              <table:table-cell office:value-type="float" office:value="5.02036469464759">
                <text:p>5.020364694647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9138373981322">
                <text:p>4.29138373981322</text:p>
              </table:table-cell>
              <table:table-cell office:value-type="float" office:value="4.29930506788719">
                <text:p>4.29930506788719</text:p>
              </table:table-cell>
              <table:table-cell office:value-type="float" office:value="5.21235876057378">
                <text:p>5.212358760573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9502150160116">
                <text:p>4.29502150160116</text:p>
              </table:table-cell>
              <table:table-cell office:value-type="float" office:value="4.29898369547346">
                <text:p>4.29898369547346</text:p>
              </table:table-cell>
              <table:table-cell office:value-type="float" office:value="5.31109190529596">
                <text:p>5.311091905295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3506814631738">
                <text:p>4.13506814631738</text:p>
              </table:table-cell>
              <table:table-cell office:value-type="float" office:value="4.29882301827516">
                <text:p>4.29882301827516</text:p>
              </table:table-cell>
              <table:table-cell office:value-type="float" office:value="5.3611576099139">
                <text:p>5.3611576099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0573393742406">
                <text:p>4.0573393742406</text:p>
              </table:table-cell>
              <table:table-cell office:value-type="float" office:value="4.46691939923966">
                <text:p>4.46691939923966</text:p>
              </table:table-cell>
              <table:table-cell office:value-type="float" office:value="5.38636716674428">
                <text:p>5.38636716674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0190246307459">
                <text:p>4.0190246307459</text:p>
              </table:table-cell>
              <table:table-cell office:value-type="float" office:value="4.55341665171979">
                <text:p>4.55341665171979</text:p>
              </table:table-cell>
              <table:table-cell office:value-type="float" office:value="5.1957467794354">
                <text:p>5.19574677943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00000315516259">
                <text:p>4.00000315516259</text:p>
              </table:table-cell>
              <table:table-cell office:value-type="float" office:value="4.59729136398913">
                <text:p>4.59729136398913</text:p>
              </table:table-cell>
              <table:table-cell office:value-type="float" office:value="5.10298143736878">
                <text:p>5.102981437368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9905262037817">
                <text:p>3.9905262037817</text:p>
              </table:table-cell>
              <table:table-cell office:value-type="float" office:value="4.61938700045325">
                <text:p>4.61938700045325</text:p>
              </table:table-cell>
              <table:table-cell office:value-type="float" office:value="5.05722171735251">
                <text:p>5.05722171735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4172967940226">
                <text:p>4.14172967940226</text:p>
              </table:table-cell>
              <table:table-cell office:value-type="float" office:value="4.63047461060309">
                <text:p>4.63047461060309</text:p>
              </table:table-cell>
              <table:table-cell office:value-type="float" office:value="5.03449596519817">
                <text:p>5.034495965198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1946648578226">
                <text:p>4.21946648578226</text:p>
              </table:table-cell>
              <table:table-cell office:value-type="float" office:value="4.63602839151172">
                <text:p>4.63602839151172</text:p>
              </table:table-cell>
              <table:table-cell office:value-type="float" office:value="5.02317141406237">
                <text:p>5.02317141406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25888033492463">
                <text:p>4.25888033492463</text:p>
              </table:table-cell>
              <table:table-cell office:value-type="float" office:value="4.63880777941408">
                <text:p>4.63880777941408</text:p>
              </table:table-cell>
              <table:table-cell office:value-type="float" office:value="5.01751869458352">
                <text:p>5.017518694583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2787251064388">
                <text:p>4.2787251064388</text:p>
              </table:table-cell>
              <table:table-cell office:value-type="float" office:value="4.64019809816397">
                <text:p>4.64019809816397</text:p>
              </table:table-cell>
              <table:table-cell office:value-type="float" office:value="5.01469472072971">
                <text:p>5.014694720729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28868214123687">
                <text:p>4.28868214123687</text:p>
              </table:table-cell>
              <table:table-cell office:value-type="float" office:value="4.6408934137932">
                <text:p>4.6408934137932</text:p>
              </table:table-cell>
              <table:table-cell office:value-type="float" office:value="5.01328332988253">
                <text:p>5.013283329882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29366934441151">
                <text:p>4.29366934441151</text:p>
              </table:table-cell>
              <table:table-cell office:value-type="float" office:value="4.64124111067822">
                <text:p>4.64124111067822</text:p>
              </table:table-cell>
              <table:table-cell office:value-type="float" office:value="5.01257778342994">
                <text:p>5.012577783429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3441719471554">
                <text:p>4.13441719471554</text:p>
              </table:table-cell>
              <table:table-cell office:value-type="float" office:value="4.64141496888919">
                <text:p>4.64141496888919</text:p>
              </table:table-cell>
              <table:table-cell office:value-type="float" office:value="5.01222504744029">
                <text:p>5.012225047440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21573997324945">
                <text:p>4.21573997324945</text:p>
              </table:table-cell>
              <table:table-cell office:value-type="float" office:value="4.64150190043689">
                <text:p>4.64150190043689</text:p>
              </table:table-cell>
              <table:table-cell office:value-type="float" office:value="5.01204868875385">
                <text:p>5.012048688753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9672590313242">
                <text:p>4.09672590313242</text:p>
              </table:table-cell>
              <table:table-cell office:value-type="float" office:value="4.64154536682131">
                <text:p>4.64154536682131</text:p>
              </table:table-cell>
              <table:table-cell office:value-type="float" office:value="5.2080399536877">
                <text:p>5.20803995368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3848481219042">
                <text:p>4.03848481219042</text:p>
              </table:table-cell>
              <table:table-cell office:value-type="float" office:value="4.64156710016616">
                <text:p>4.64156710016616</text:p>
              </table:table-cell>
              <table:table-cell office:value-type="float" office:value="5.30889114219932">
                <text:p>5.308891142199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0967550046684">
                <text:p>4.00967550046684</text:p>
              </table:table-cell>
              <table:table-cell office:value-type="float" office:value="4.64157796687675">
                <text:p>4.64157796687675</text:p>
              </table:table-cell>
              <table:table-cell office:value-type="float" office:value="5.36004674038457">
                <text:p>5.360046740384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953480052788">
                <text:p>3.9953480052788</text:p>
              </table:table-cell>
              <table:table-cell office:value-type="float" office:value="4.64158340024158">
                <text:p>4.64158340024158</text:p>
              </table:table-cell>
              <table:table-cell office:value-type="float" office:value="5.38580909127016">
                <text:p>5.38580909127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8820346742503">
                <text:p>3.98820346742503</text:p>
              </table:table-cell>
              <table:table-cell office:value-type="float" office:value="4.64158611692639">
                <text:p>4.64158611692639</text:p>
              </table:table-cell>
              <table:table-cell office:value-type="float" office:value="5.39873666332441">
                <text:p>5.398736663324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8463599091338">
                <text:p>3.98463599091338</text:p>
              </table:table-cell>
              <table:table-cell office:value-type="float" office:value="4.64158747526938">
                <text:p>4.64158747526938</text:p>
              </table:table-cell>
              <table:table-cell office:value-type="float" office:value="5.40521208098286">
                <text:p>5.40521208098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98285344951099">
                <text:p>3.98285344951099</text:p>
              </table:table-cell>
              <table:table-cell office:value-type="float" office:value="4.46683526790828">
                <text:p>4.46683526790828</text:p>
              </table:table-cell>
              <table:table-cell office:value-type="float" office:value="5.40845270178886">
                <text:p>5.40845270178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98196247786698">
                <text:p>3.98196247786698</text:p>
              </table:table-cell>
              <table:table-cell office:value-type="float" office:value="4.38194210102969">
                <text:p>4.38194210102969</text:p>
              </table:table-cell>
              <table:table-cell office:value-type="float" office:value="5.20638785321791">
                <text:p>5.206387853217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98151706678976">
                <text:p>3.98151706678976</text:p>
              </table:table-cell>
              <table:table-cell office:value-type="float" office:value="4.34010247768309">
                <text:p>4.34010247768309</text:p>
              </table:table-cell>
              <table:table-cell office:value-type="float" office:value="5.10820430811545">
                <text:p>5.108204308115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83140114040555">
                <text:p>3.83140114040555</text:p>
              </table:table-cell>
              <table:table-cell office:value-type="float" office:value="4.31933271504926">
                <text:p>4.31933271504926</text:p>
              </table:table-cell>
              <table:table-cell office:value-type="float" office:value="4.86931043129942">
                <text:p>4.869310431299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75847915050928">
                <text:p>3.75847915050928</text:p>
              </table:table-cell>
              <table:table-cell office:value-type="float" office:value="4.3089851365145">
                <text:p>4.3089851365145</text:p>
              </table:table-cell>
              <table:table-cell office:value-type="float" office:value="4.75408633969911">
                <text:p>4.754086339699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72254028239721">
                <text:p>3.72254028239721</text:p>
              </table:table-cell>
              <table:table-cell office:value-type="float" office:value="4.47219602587466">
                <text:p>4.47219602587466</text:p>
              </table:table-cell>
              <table:table-cell office:value-type="float" office:value="4.52064286835874">
                <text:p>4.520642868358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70469992329469">
                <text:p>3.70469992329469</text:p>
              </table:table-cell>
              <table:table-cell office:value-type="float" office:value="4.73435059374251">
                <text:p>4.73435059374251</text:p>
              </table:table-cell>
              <table:table-cell office:value-type="float" office:value="4.40825558274696">
                <text:p>4.408255582746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9581183202249">
                <text:p>3.69581183202249</text:p>
              </table:table-cell>
              <table:table-cell office:value-type="float" office:value="4.87113547040055">
                <text:p>4.87113547040055</text:p>
              </table:table-cell>
              <table:table-cell office:value-type="float" office:value="4.3531140910697">
                <text:p>4.35311409106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9137578600017">
                <text:p>3.69137578600017</text:p>
              </table:table-cell>
              <table:table-cell office:value-type="float" office:value="4.9410028445992">
                <text:p>4.9410028445992</text:p>
              </table:table-cell>
              <table:table-cell office:value-type="float" office:value="4.32580254240004">
                <text:p>4.325802542400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8915976009177">
                <text:p>3.68915976009177</text:p>
              </table:table-cell>
              <table:table-cell office:value-type="float" office:value="5.37329748450211">
                <text:p>5.37329748450211</text:p>
              </table:table-cell>
              <table:table-cell office:value-type="float" office:value="4.31221109292296">
                <text:p>4.312211092922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8805224606357">
                <text:p>3.68805224606357</text:p>
              </table:table-cell>
              <table:table-cell office:value-type="float" office:value="5.6034277425254">
                <text:p>5.6034277425254</text:p>
              </table:table-cell>
              <table:table-cell office:value-type="float" office:value="4.30543139044376">
                <text:p>4.305431390443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8749861373729">
                <text:p>3.68749861373729</text:p>
              </table:table-cell>
              <table:table-cell office:value-type="float" office:value="5.72216295364233">
                <text:p>5.72216295364233</text:p>
              </table:table-cell>
              <table:table-cell office:value-type="float" office:value="4.30204553742132">
                <text:p>4.302045537421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8722182874064">
                <text:p>3.68722182874064</text:p>
              </table:table-cell>
              <table:table-cell office:value-type="float" office:value="5.78247074172014">
                <text:p>5.78247074172014</text:p>
              </table:table-cell>
              <table:table-cell office:value-type="float" office:value="4.30035360954728">
                <text:p>4.300353609547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8708344403326">
                <text:p>3.68708344403326</text:p>
              </table:table-cell>
              <table:table-cell office:value-type="float" office:value="5.81286257020391">
                <text:p>5.81286257020391</text:p>
              </table:table-cell>
              <table:table-cell office:value-type="float" office:value="4.29950789515501">
                <text:p>4.299507895155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8701425362722">
                <text:p>3.68701425362722</text:p>
              </table:table-cell>
              <table:table-cell office:value-type="float" office:value="5.6086933282155">
                <text:p>5.6086933282155</text:p>
              </table:table-cell>
              <table:table-cell office:value-type="float" office:value="4.29908510033074">
                <text:p>4.299085100330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869796589111">
                <text:p>3.6869796589111</text:p>
              </table:table-cell>
              <table:table-cell office:value-type="float" office:value="5.50931385289919">
                <text:p>5.50931385289919</text:p>
              </table:table-cell>
              <table:table-cell office:value-type="float" office:value="4.29887371850979">
                <text:p>4.298873718509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68696236167476">
                <text:p>3.68696236167476</text:p>
              </table:table-cell>
              <table:table-cell office:value-type="float" office:value="5.05687350647464">
                <text:p>5.05687350647464</text:p>
              </table:table-cell>
              <table:table-cell office:value-type="float" office:value="4.46694574054202">
                <text:p>4.46694574054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4814221529006">
                <text:p>3.54814221529006</text:p>
              </table:table-cell>
              <table:table-cell office:value-type="float" office:value="5.23127693905057">
                <text:p>5.23127693905057</text:p>
              </table:table-cell>
              <table:table-cell office:value-type="float" office:value="4.55343007738716">
                <text:p>4.553430077387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807046708131">
                <text:p>3.4807046708131</text:p>
              </table:table-cell>
              <table:table-cell office:value-type="float" office:value="5.32072144012392">
                <text:p>5.32072144012392</text:p>
              </table:table-cell>
              <table:table-cell office:value-type="float" office:value="4.59729814149973">
                <text:p>4.597298141499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823409814121">
                <text:p>3.5823409814121</text:p>
              </table:table-cell>
              <table:table-cell office:value-type="float" office:value="5.36601556337426">
                <text:p>5.36601556337426</text:p>
              </table:table-cell>
              <table:table-cell office:value-type="float" office:value="4.44547325030488">
                <text:p>4.445473250304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3426669368712">
                <text:p>3.63426669368712</text:p>
              </table:table-cell>
              <table:table-cell office:value-type="float" office:value="5.38880701256986">
                <text:p>5.38880701256986</text:p>
              </table:table-cell>
              <table:table-cell office:value-type="float" office:value="4.3714515296463">
                <text:p>4.37145152964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6051111860593">
                <text:p>3.66051111860593</text:p>
              </table:table-cell>
              <table:table-cell office:value-type="float" office:value="5.40023901289813">
                <text:p>5.40023901289813</text:p>
              </table:table-cell>
              <table:table-cell office:value-type="float" office:value="4.33490416186861">
                <text:p>4.334904161868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7370431613149">
                <text:p>3.67370431613149</text:p>
              </table:table-cell>
              <table:table-cell office:value-type="float" office:value="5.40596410443856">
                <text:p>5.40596410443856</text:p>
              </table:table-cell>
              <table:table-cell office:value-type="float" office:value="4.48562623861049">
                <text:p>4.485626238610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8031873577076">
                <text:p>3.68031873577076</text:p>
              </table:table-cell>
              <table:table-cell office:value-type="float" office:value="5.40882892586389">
                <text:p>5.40882892586389</text:p>
              </table:table-cell>
              <table:table-cell office:value-type="float" office:value="4.56294122917389">
                <text:p>4.562941229173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8363041016725">
                <text:p>3.68363041016725</text:p>
              </table:table-cell>
              <table:table-cell office:value-type="float" office:value="5.20656893406483">
                <text:p>5.20656893406483</text:p>
              </table:table-cell>
              <table:table-cell office:value-type="float" office:value="4.60209702828666">
                <text:p>4.602097028286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852873646814">
                <text:p>3.6852873646814</text:p>
              </table:table-cell>
              <table:table-cell office:value-type="float" office:value="5.30814133664448">
                <text:p>5.30814133664448</text:p>
              </table:table-cell>
              <table:table-cell office:value-type="float" office:value="4.62180075054063">
                <text:p>4.621800750540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8611612141403">
                <text:p>3.68611612141403</text:p>
              </table:table-cell>
              <table:table-cell office:value-type="float" office:value="5.35966821173998">
                <text:p>5.35966821173998</text:p>
              </table:table-cell>
              <table:table-cell office:value-type="float" office:value="4.63168422443635">
                <text:p>4.631684224436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68653056966757">
                <text:p>3.68653056966757</text:p>
              </table:table-cell>
              <table:table-cell office:value-type="float" office:value="5.38561891391645">
                <text:p>5.38561891391645</text:p>
              </table:table-cell>
              <table:table-cell office:value-type="float" office:value="4.63663388429195">
                <text:p>4.636633884291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8673781126844">
                <text:p>3.68673781126844</text:p>
              </table:table-cell>
              <table:table-cell office:value-type="float" office:value="5.3986413455645">
                <text:p>5.3986413455645</text:p>
              </table:table-cell>
              <table:table-cell office:value-type="float" office:value="4.63911069741606">
                <text:p>4.639110697416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8684143643768">
                <text:p>3.68684143643768</text:p>
              </table:table-cell>
              <table:table-cell office:value-type="float" office:value="5.4051643647287">
                <text:p>5.4051643647287</text:p>
              </table:table-cell>
              <table:table-cell office:value-type="float" office:value="4.64034960008618">
                <text:p>4.640349600086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68689325011454">
                <text:p>3.68689325011454</text:p>
              </table:table-cell>
              <table:table-cell office:value-type="float" office:value="5.40842882930528">
                <text:p>5.40842882930528</text:p>
              </table:table-cell>
              <table:table-cell office:value-type="float" office:value="4.6409691754869">
                <text:p>4.6409691754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8691915722604">
                <text:p>3.68691915722604</text:p>
              </table:table-cell>
              <table:table-cell office:value-type="float" office:value="5.41006180086271">
                <text:p>5.41006180086271</text:p>
              </table:table-cell>
              <table:table-cell office:value-type="float" office:value="4.6412789942085">
                <text:p>4.64127899420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68693211085005">
                <text:p>3.68693211085005</text:p>
              </table:table-cell>
              <table:table-cell office:value-type="float" office:value="5.20716228643487">
                <text:p>5.20716228643487</text:p>
              </table:table-cell>
              <table:table-cell office:value-type="float" office:value="4.64143391132522">
                <text:p>4.641433911325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68693858767912">
                <text:p>3.68693858767912</text:p>
              </table:table-cell>
              <table:table-cell office:value-type="float" office:value="5.10858420835612">
                <text:p>5.10858420835612</text:p>
              </table:table-cell>
              <table:table-cell office:value-type="float" office:value="4.64151137182263">
                <text:p>4.641511371822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68694182609793">
                <text:p>3.68694182609793</text:p>
              </table:table-cell>
              <table:table-cell office:value-type="float" office:value="5.25795596915648">
                <text:p>5.25795596915648</text:p>
              </table:table-cell>
              <table:table-cell office:value-type="float" office:value="4.64155010255611">
                <text:p>4.641550102556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6869434453084">
                <text:p>3.6869434453084</text:p>
              </table:table-cell>
              <table:table-cell office:value-type="float" office:value="5.33427178013135">
                <text:p>5.33427178013135</text:p>
              </table:table-cell>
              <table:table-cell office:value-type="float" office:value="4.64156946804405">
                <text:p>4.641569468044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6869442549139">
                <text:p>3.6869442549139</text:p>
              </table:table-cell>
              <table:table-cell office:value-type="float" office:value="5.37284406410966">
                <text:p>5.37284406410966</text:p>
              </table:table-cell>
              <table:table-cell office:value-type="float" office:value="4.64157915081831">
                <text:p>4.641579150818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68694465971671">
                <text:p>3.68694465971671</text:p>
              </table:table-cell>
              <table:table-cell office:value-type="float" office:value="5.39223467440189">
                <text:p>5.39223467440189</text:p>
              </table:table-cell>
              <table:table-cell office:value-type="float" office:value="4.46683126238554">
                <text:p>4.466831262385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54813369755461">
                <text:p>3.54813369755461</text:p>
              </table:table-cell>
              <table:table-cell office:value-type="float" office:value="5.40195620657322">
                <text:p>5.40195620657322</text:p>
              </table:table-cell>
              <table:table-cell office:value-type="float" office:value="4.38194013633079">
                <text:p>4.381940136330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61687351513079">
                <text:p>3.61687351513079</text:p>
              </table:table-cell>
              <table:table-cell office:value-type="float" office:value="5.40682354320535">
                <text:p>5.40682354320535</text:p>
              </table:table-cell>
              <table:table-cell office:value-type="float" office:value="4.3401015047132">
                <text:p>4.34010150471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65174122243116">
                <text:p>3.65174122243116</text:p>
              </table:table-cell>
              <table:table-cell office:value-type="float" office:value="5.40925885588471">
                <text:p>5.40925885588471</text:p>
              </table:table-cell>
              <table:table-cell office:value-type="float" office:value="4.31933223089238">
                <text:p>4.319332230892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66930092482822">
                <text:p>3.66930092482822</text:p>
              </table:table-cell>
              <table:table-cell office:value-type="float" office:value="5.41047692353123">
                <text:p>5.41047692353123</text:p>
              </table:table-cell>
              <table:table-cell office:value-type="float" office:value="4.30898489501599">
                <text:p>4.308984895015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67811241468128">
                <text:p>3.67811241468128</text:p>
              </table:table-cell>
              <table:table-cell office:value-type="float" office:value="5.20736205953534">
                <text:p>5.20736205953534</text:p>
              </table:table-cell>
              <table:table-cell office:value-type="float" office:value="4.30382052627099">
                <text:p>4.303820526270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8252609142927">
                <text:p>3.68252609142927</text:p>
              </table:table-cell>
              <table:table-cell office:value-type="float" office:value="5.30854562033214">
                <text:p>5.30854562033214</text:p>
              </table:table-cell>
              <table:table-cell office:value-type="float" office:value="4.46951510754947">
                <text:p>4.469515107549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68473491553459">
                <text:p>3.68473491553459</text:p>
              </table:table-cell>
              <table:table-cell office:value-type="float" office:value="5.1580764767871">
                <text:p>5.1580764767871</text:p>
              </table:table-cell>
              <table:table-cell office:value-type="float" office:value="4.55473944533222">
                <text:p>4.554739445332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68583982436747">
                <text:p>3.68583982436747</text:p>
              </table:table-cell>
              <table:table-cell office:value-type="float" office:value="5.08444891825932">
                <text:p>5.08444891825932</text:p>
              </table:table-cell>
              <table:table-cell office:value-type="float" office:value="4.59795908523224">
                <text:p>4.59795908523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8639240302241">
                <text:p>3.68639240302241</text:p>
              </table:table-cell>
              <table:table-cell office:value-type="float" office:value="4.85797502299744">
                <text:p>4.85797502299744</text:p>
              </table:table-cell>
              <table:table-cell office:value-type="float" office:value="4.61972245350545">
                <text:p>4.61972245350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8666872341494">
                <text:p>3.68666872341494</text:p>
              </table:table-cell>
              <table:table-cell office:value-type="float" office:value="4.9343237255033">
                <text:p>4.9343237255033</text:p>
              </table:table-cell>
              <table:table-cell office:value-type="float" office:value="4.6306427366599">
                <text:p>4.63064273665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8680689137815">
                <text:p>3.68680689137815</text:p>
              </table:table-cell>
              <table:table-cell office:value-type="float" office:value="4.78571853599088">
                <text:p>4.78571853599088</text:p>
              </table:table-cell>
              <table:table-cell office:value-type="float" office:value="4.46156582097249">
                <text:p>4.461565820972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8687597730157">
                <text:p>3.68687597730157</text:p>
              </table:table-cell>
              <table:table-cell office:value-type="float" office:value="4.71310276966978">
                <text:p>4.71310276966978</text:p>
              </table:table-cell>
              <table:table-cell office:value-type="float" office:value="4.37935668833262">
                <text:p>4.379356688332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8691052074875">
                <text:p>3.68691052074875</text:p>
              </table:table-cell>
              <table:table-cell office:value-type="float" office:value="4.86019232019869">
                <text:p>4.86019232019869</text:p>
              </table:table-cell>
              <table:table-cell office:value-type="float" office:value="4.1754679977658">
                <text:p>4.17546799776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8692779259371">
                <text:p>3.68692779259371</text:p>
              </table:table-cell>
              <table:table-cell office:value-type="float" office:value="4.93544966933804">
                <text:p>4.93544966933804</text:p>
              </table:table-cell>
              <table:table-cell office:value-type="float" office:value="4.077111416588">
                <text:p>4.0771114165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68693642854653">
                <text:p>3.68693642854653</text:p>
              </table:table-cell>
              <table:table-cell office:value-type="float" office:value="4.97351421681105">
                <text:p>4.97351421681105</text:p>
              </table:table-cell>
              <table:table-cell office:value-type="float" office:value="4.18642154248065">
                <text:p>4.186421542480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8694074653052">
                <text:p>3.68694074653052</text:p>
              </table:table-cell>
              <table:table-cell office:value-type="float" office:value="4.99265643894054">
                <text:p>4.99265643894054</text:p>
              </table:table-cell>
              <table:table-cell office:value-type="float" office:value="4.24217074782189">
                <text:p>4.242170747821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8694290552442">
                <text:p>3.68694290552442</text:p>
              </table:table-cell>
              <table:table-cell office:value-type="float" office:value="5.00225516050911">
                <text:p>5.00225516050911</text:p>
              </table:table-cell>
              <table:table-cell office:value-type="float" office:value="4.27032313338883">
                <text:p>4.270323133388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8694398502184">
                <text:p>3.68694398502184</text:p>
              </table:table-cell>
              <table:table-cell office:value-type="float" office:value="5.00706143940066">
                <text:p>5.00706143940066</text:p>
              </table:table-cell>
              <table:table-cell office:value-type="float" office:value="4.28446930942129">
                <text:p>4.284469309421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8694452477067">
                <text:p>3.68694452477067</text:p>
              </table:table-cell>
              <table:table-cell office:value-type="float" office:value="5.00946631031192">
                <text:p>5.00946631031192</text:p>
              </table:table-cell>
              <table:table-cell office:value-type="float" office:value="4.29155996085793">
                <text:p>4.291559960857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694479464511">
                <text:p>3.68694479464511</text:p>
              </table:table-cell>
              <table:table-cell office:value-type="float" office:value="4.82202062296536">
                <text:p>4.82202062296536</text:p>
              </table:table-cell>
              <table:table-cell office:value-type="float" office:value="4.2951096859086">
                <text:p>4.29510968590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8694492958234">
                <text:p>3.68694492958234</text:p>
              </table:table-cell>
              <table:table-cell office:value-type="float" office:value="4.73094462861346">
                <text:p>4.73094462861346</text:p>
              </table:table-cell>
              <table:table-cell office:value-type="float" office:value="4.29688564932832">
                <text:p>4.296885649328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8694499705096">
                <text:p>3.68694499705096</text:p>
              </table:table-cell>
              <table:table-cell office:value-type="float" office:value="4.6860537513576">
                <text:p>4.6860537513576</text:p>
              </table:table-cell>
              <table:table-cell office:value-type="float" office:value="4.29777390639455">
                <text:p>4.29777390639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68694503078527">
                <text:p>3.68694503078527</text:p>
              </table:table-cell>
              <table:table-cell office:value-type="float" office:value="4.66376830106414">
                <text:p>4.66376830106414</text:p>
              </table:table-cell>
              <table:table-cell office:value-type="float" office:value="4.29821810378335">
                <text:p>4.298218103783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68694504765242">
                <text:p>3.68694504765242</text:p>
              </table:table-cell>
              <table:table-cell office:value-type="float" office:value="4.6526653510409">
                <text:p>4.6526653510409</text:p>
              </table:table-cell>
              <table:table-cell office:value-type="float" office:value="4.29844021969375">
                <text:p>4.29844021969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686945056086">
                <text:p>3.686945056086</text:p>
              </table:table-cell>
              <table:table-cell office:value-type="float" office:value="4.8289299811466">
                <text:p>4.8289299811466</text:p>
              </table:table-cell>
              <table:table-cell office:value-type="float" office:value="4.29855128195322">
                <text:p>4.298551281953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8694506030278">
                <text:p>3.68694506030278</text:p>
              </table:table-cell>
              <table:table-cell office:value-type="float" office:value="4.91955085209073">
                <text:p>4.91955085209073</text:p>
              </table:table-cell>
              <table:table-cell office:value-type="float" office:value="4.29860681415904">
                <text:p>4.29860681415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68694506241118">
                <text:p>3.68694506241118</text:p>
              </table:table-cell>
              <table:table-cell office:value-type="float" office:value="4.96549703680109">
                <text:p>4.96549703680109</text:p>
              </table:table-cell>
              <table:table-cell office:value-type="float" office:value="4.29863458053098">
                <text:p>4.298634580530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68694506346538">
                <text:p>3.68694506346538</text:p>
              </table:table-cell>
              <table:table-cell office:value-type="float" office:value="4.9886307975824">
                <text:p>4.9886307975824</text:p>
              </table:table-cell>
              <table:table-cell office:value-type="float" office:value="4.29864846378421">
                <text:p>4.298648463784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3118684900957">
                <text:p>3.83118684900957</text:p>
              </table:table-cell>
              <table:table-cell office:value-type="float" office:value="5.00023806336072">
                <text:p>5.00023806336072</text:p>
              </table:table-cell>
              <table:table-cell office:value-type="float" office:value="4.29865540542764">
                <text:p>4.298655405427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05819894195371">
                <text:p>4.05819894195371</text:p>
              </table:table-cell>
              <table:table-cell office:value-type="float" office:value="5.00605182000102">
                <text:p>5.00605182000102</text:p>
              </table:table-cell>
              <table:table-cell office:value-type="float" office:value="4.29865887625356">
                <text:p>4.298658876253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17670049066791">
                <text:p>4.17670049066791</text:p>
              </table:table-cell>
              <table:table-cell office:value-type="float" office:value="5.00896123269195">
                <text:p>5.00896123269195</text:p>
              </table:table-cell>
              <table:table-cell office:value-type="float" office:value="4.29866061166757">
                <text:p>4.298660611667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23724263339665">
                <text:p>4.23724263339665</text:p>
              </table:table-cell>
              <table:table-cell office:value-type="float" office:value="5.0104165730597">
                <text:p>5.0104165730597</text:p>
              </table:table-cell>
              <table:table-cell office:value-type="float" office:value="4.29866147937484">
                <text:p>4.29866147937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26784200312452">
                <text:p>4.26784200312452</text:p>
              </table:table-cell>
              <table:table-cell office:value-type="float" office:value="4.82247795404627">
                <text:p>4.82247795404627</text:p>
              </table:table-cell>
              <table:table-cell office:value-type="float" office:value="4.29866191322853">
                <text:p>4.298661913228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9387307423872">
                <text:p>4.99387307423872</text:p>
              </table:table-cell>
              <table:table-cell office:value-type="float" office:value="4.91626319984697">
                <text:p>4.91626319984697</text:p>
              </table:table-cell>
              <table:table-cell office:value-type="float" office:value="4.2986621301554">
                <text:p>4.29866213015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61330641742708">
                <text:p>5.61330641742708</text:p>
              </table:table-cell>
              <table:table-cell office:value-type="float" office:value="4.96383758085905">
                <text:p>4.96383758085905</text:p>
              </table:table-cell>
              <table:table-cell office:value-type="float" office:value="4.13682029800865">
                <text:p>4.136820298008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95126617695211">
                <text:p>5.95126617695211</text:p>
              </table:table-cell>
              <table:table-cell office:value-type="float" office:value="4.98779713433279">
                <text:p>4.98779713433279</text:p>
              </table:table-cell>
              <table:table-cell office:value-type="float" office:value="3.90541024484591">
                <text:p>3.905410244845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36753519598468">
                <text:p>6.36753519598468</text:p>
              </table:table-cell>
              <table:table-cell office:value-type="float" office:value="4.99982024441908">
                <text:p>4.99982024441908</text:p>
              </table:table-cell>
              <table:table-cell office:value-type="float" office:value="3.79460578020416">
                <text:p>3.794605780204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58646432349845">
                <text:p>6.58646432349845</text:p>
              </table:table-cell>
              <table:table-cell office:value-type="float" office:value="5.00584266326263">
                <text:p>5.00584266326263</text:p>
              </table:table-cell>
              <table:table-cell office:value-type="float" office:value="3.74038808857065">
                <text:p>3.740388088570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44653243152326">
                <text:p>6.44653243152326</text:p>
              </table:table-cell>
              <table:table-cell office:value-type="float" office:value="5.00885659245099">
                <text:p>5.00885659245099</text:p>
              </table:table-cell>
              <table:table-cell office:value-type="float" office:value="3.7135704386134">
                <text:p>3.71357043861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37768530432426">
                <text:p>6.37768530432426</text:p>
              </table:table-cell>
              <table:table-cell office:value-type="float" office:value="5.01036423746442">
                <text:p>5.01036423746442</text:p>
              </table:table-cell>
              <table:table-cell office:value-type="float" office:value="3.56092231859516">
                <text:p>3.560922318595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34353795885765">
                <text:p>6.34353795885765</text:p>
              </table:table-cell>
              <table:table-cell office:value-type="float" office:value="5.20716472008899">
                <text:p>5.20716472008899</text:p>
              </table:table-cell>
              <table:table-cell office:value-type="float" office:value="3.62338584305923">
                <text:p>3.623385843059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32653290920875">
                <text:p>6.32653290920875</text:p>
              </table:table-cell>
              <table:table-cell office:value-type="float" office:value="5.30844503241769">
                <text:p>5.30844503241769</text:p>
              </table:table-cell>
              <table:table-cell office:value-type="float" office:value="3.65502729824516">
                <text:p>3.655027298245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31804748649526">
                <text:p>6.31804748649526</text:p>
              </table:table-cell>
              <table:table-cell office:value-type="float" office:value="5.56951009789783">
                <text:p>5.56951009789783</text:p>
              </table:table-cell>
              <table:table-cell office:value-type="float" office:value="3.67095149218146">
                <text:p>3.670951492181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3138090439756">
                <text:p>6.3138090439756</text:p>
              </table:table-cell>
              <table:table-cell office:value-type="float" office:value="5.70481849176965">
                <text:p>5.70481849176965</text:p>
              </table:table-cell>
              <table:table-cell office:value-type="float" office:value="3.67893958718939">
                <text:p>3.678939587189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07405968074664">
                <text:p>6.07405968074664</text:p>
              </table:table-cell>
              <table:table-cell office:value-type="float" office:value="5.77370046029412">
                <text:p>5.77370046029412</text:p>
              </table:table-cell>
              <table:table-cell office:value-type="float" office:value="3.6829401507021">
                <text:p>3.68294015070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19069670261604">
                <text:p>6.19069670261604</text:p>
              </table:table-cell>
              <table:table-cell office:value-type="float" office:value="5.58976810298824">
                <text:p>5.58976810298824</text:p>
              </table:table-cell>
              <table:table-cell office:value-type="float" office:value="3.6849420635272">
                <text:p>3.68494206352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24985243983001">
                <text:p>6.24985243983001</text:p>
              </table:table-cell>
              <table:table-cell office:value-type="float" office:value="5.50001105253314">
                <text:p>5.50001105253314</text:p>
              </table:table-cell>
              <table:table-cell office:value-type="float" office:value="3.68594342796552">
                <text:p>3.685943427965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27964194745863">
                <text:p>6.27964194745863</text:p>
              </table:table-cell>
              <table:table-cell office:value-type="float" office:value="5.45567445628831">
                <text:p>5.45567445628831</text:p>
              </table:table-cell>
              <table:table-cell office:value-type="float" office:value="3.68644421222346">
                <text:p>3.686444212223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29458990519234">
                <text:p>6.29458990519234</text:p>
              </table:table-cell>
              <table:table-cell office:value-type="float" office:value="5.2290672096638">
                <text:p>5.2290672096638</text:p>
              </table:table-cell>
              <table:table-cell office:value-type="float" office:value="3.54789288639017">
                <text:p>3.547892886390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30207722197371">
                <text:p>6.30207722197371</text:p>
              </table:table-cell>
              <table:table-cell office:value-type="float" office:value="5.31959756573126">
                <text:p>5.31959756573126</text:p>
              </table:table-cell>
              <table:table-cell office:value-type="float" office:value="3.61675077478672">
                <text:p>3.616750774786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30582421947016">
                <text:p>6.30582421947016</text:p>
              </table:table-cell>
              <table:table-cell office:value-type="float" office:value="5.36544881260134">
                <text:p>5.36544881260134</text:p>
              </table:table-cell>
              <table:table-cell office:value-type="float" office:value="3.65167926010723">
                <text:p>3.651679260107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30769855357386">
                <text:p>6.30769855357386</text:p>
              </table:table-cell>
              <table:table-cell office:value-type="float" office:value="5.3885224260689">
                <text:p>5.3885224260689</text:p>
              </table:table-cell>
              <table:table-cell office:value-type="float" office:value="3.6692697945587">
                <text:p>3.66926979455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308635929537">
                <text:p>6.308635929537</text:p>
              </table:table-cell>
              <table:table-cell office:value-type="float" office:value="5.40009641589917">
                <text:p>5.40009641589917</text:p>
              </table:table-cell>
              <table:table-cell office:value-type="float" office:value="3.67809681213518">
                <text:p>3.67809681213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30910466975545">
                <text:p>6.30910466975545</text:p>
              </table:table-cell>
              <table:table-cell office:value-type="float" office:value="5.40589272988043">
                <text:p>5.40589272988043</text:p>
              </table:table-cell>
              <table:table-cell office:value-type="float" office:value="3.68251828078653">
                <text:p>3.68251828078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30933905292503">
                <text:p>6.30933905292503</text:p>
              </table:table-cell>
              <table:table-cell office:value-type="float" office:value="5.40879321955496">
                <text:p>5.40879321955496</text:p>
              </table:table-cell>
              <table:table-cell office:value-type="float" office:value="3.54600319353089">
                <text:p>3.546003193530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30945624777504">
                <text:p>6.30945624777504</text:p>
              </table:table-cell>
              <table:table-cell office:value-type="float" office:value="5.62190525939369">
                <text:p>5.62190525939369</text:p>
              </table:table-cell>
              <table:table-cell office:value-type="float" office:value="3.6157874623876">
                <text:p>3.61578746238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30951484601638">
                <text:p>6.30951484601638</text:p>
              </table:table-cell>
              <table:table-cell office:value-type="float" office:value="5.73158971414224">
                <text:p>5.73158971414224</text:p>
              </table:table-cell>
              <table:table-cell office:value-type="float" office:value="3.65119291996489">
                <text:p>3.651192919964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07199376055543">
                <text:p>6.07199376055543</text:p>
              </table:table-cell>
              <table:table-cell office:value-type="float" office:value="5.78723183779516">
                <text:p>5.78723183779516</text:p>
              </table:table-cell>
              <table:table-cell office:value-type="float" office:value="3.53088893524213">
                <text:p>3.530888935242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10895791235533">
                <text:p>5.10895791235533</text:p>
              </table:table-cell>
              <table:table-cell office:value-type="float" office:value="5.81525513766804">
                <text:p>5.81525513766804</text:p>
              </table:table-cell>
              <table:table-cell office:value-type="float" office:value="3.60807338245188">
                <text:p>3.608073382451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68632958835269">
                <text:p>4.68632958835269</text:p>
              </table:table-cell>
              <table:table-cell office:value-type="float" office:value="5.82931763268442">
                <text:p>5.82931763268442</text:p>
              </table:table-cell>
              <table:table-cell office:value-type="float" office:value="3.64729603265973">
                <text:p>3.647296032659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8831243870893">
                <text:p>4.48831243870893</text:p>
              </table:table-cell>
              <table:table-cell office:value-type="float" office:value="5.83636162732055">
                <text:p>5.83636162732055</text:p>
              </table:table-cell>
              <table:table-cell office:value-type="float" office:value="3.66706696236333">
                <text:p>3.66706696236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39246396481737">
                <text:p>4.39246396481737</text:p>
              </table:table-cell>
              <table:table-cell office:value-type="float" office:value="5.62001873538782">
                <text:p>5.62001873538782</text:p>
              </table:table-cell>
              <table:table-cell office:value-type="float" office:value="3.67699258064907">
                <text:p>3.676992580649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1530859312437">
                <text:p>4.51530859312437</text:p>
              </table:table-cell>
              <table:table-cell office:value-type="float" office:value="5.51487341487734">
                <text:p>5.51487341487734</text:p>
              </table:table-cell>
              <table:table-cell office:value-type="float" office:value="3.68196545984603">
                <text:p>3.681965459846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75711574671193">
                <text:p>4.75711574671193</text:p>
              </table:table-cell>
              <table:table-cell office:value-type="float" office:value="4.86894020269897">
                <text:p>4.86894020269897</text:p>
              </table:table-cell>
              <table:table-cell office:value-type="float" office:value="3.68445442093003">
                <text:p>3.684454420930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88283286744415">
                <text:p>4.88283286744415</text:p>
              </table:table-cell>
              <table:table-cell office:value-type="float" office:value="4.57492403429141">
                <text:p>4.57492403429141</text:p>
              </table:table-cell>
              <table:table-cell office:value-type="float" office:value="3.68569953234055">
                <text:p>3.68569953234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94693187450429">
                <text:p>4.94693187450429</text:p>
              </table:table-cell>
              <table:table-cell office:value-type="float" office:value="4.26768094260682">
                <text:p>4.26768094260682</text:p>
              </table:table-cell>
              <table:table-cell office:value-type="float" office:value="3.68632224582511">
                <text:p>3.68632224582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97929623654326">
                <text:p>4.97929623654326</text:p>
              </table:table-cell>
              <table:table-cell office:value-type="float" office:value="4.12188595777016">
                <text:p>4.12188595777016</text:p>
              </table:table-cell>
              <table:table-cell office:value-type="float" office:value="3.68663364201999">
                <text:p>3.68663364201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99555773283004">
                <text:p>4.99555773283004</text:p>
              </table:table-cell>
              <table:table-cell office:value-type="float" office:value="4.05086701335908">
                <text:p>4.05086701335908</text:p>
              </table:table-cell>
              <table:table-cell office:value-type="float" office:value="3.68678934998156">
                <text:p>3.686789349981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00370838533024">
                <text:p>5.00370838533024</text:p>
              </table:table-cell>
              <table:table-cell office:value-type="float" office:value="4.01581773114378">
                <text:p>4.01581773114378</text:p>
              </table:table-cell>
              <table:table-cell office:value-type="float" office:value="3.68686720642849">
                <text:p>3.686867206428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00778869714093">
                <text:p>5.00778869714093</text:p>
              </table:table-cell>
              <table:table-cell office:value-type="float" office:value="3.9984069757895">
                <text:p>3.9984069757895</text:p>
              </table:table-cell>
              <table:table-cell office:value-type="float" office:value="3.68690613526851">
                <text:p>3.686906135268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00983010062216">
                <text:p>5.00983010062216</text:p>
              </table:table-cell>
              <table:table-cell office:value-type="float" office:value="3.98972992551241">
                <text:p>3.98972992551241</text:p>
              </table:table-cell>
              <table:table-cell office:value-type="float" office:value="3.68692559984266">
                <text:p>3.686925599842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01085111440508">
                <text:p>5.01085111440508</text:p>
              </table:table-cell>
              <table:table-cell office:value-type="float" office:value="3.98539846429232">
                <text:p>3.98539846429232</text:p>
              </table:table-cell>
              <table:table-cell office:value-type="float" office:value="3.68693533216827">
                <text:p>3.686935332168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01136169932566">
                <text:p>5.01136169932566</text:p>
              </table:table-cell>
              <table:table-cell office:value-type="float" office:value="3.98323449742501">
                <text:p>3.98323449742501</text:p>
              </table:table-cell>
              <table:table-cell office:value-type="float" office:value="3.68694019834071">
                <text:p>3.686940198340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01161701129555">
                <text:p>5.01161701129555</text:p>
              </table:table-cell>
              <table:table-cell office:value-type="float" office:value="4.13794395245756">
                <text:p>4.13794395245756</text:p>
              </table:table-cell>
              <table:table-cell office:value-type="float" office:value="3.68694263142934">
                <text:p>3.686942631429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01174467215818">
                <text:p>5.01174467215818</text:p>
              </table:table-cell>
              <table:table-cell office:value-type="float" office:value="4.2175376539832">
                <text:p>4.2175376539832</text:p>
              </table:table-cell>
              <table:table-cell office:value-type="float" office:value="3.68694384797426">
                <text:p>3.686943847974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01180850380896">
                <text:p>5.01180850380896</text:p>
              </table:table-cell>
              <table:table-cell office:value-type="float" office:value="4.25790679918893">
                <text:p>4.25790679918893</text:p>
              </table:table-cell>
              <table:table-cell office:value-type="float" office:value="3.68694445624687">
                <text:p>3.686944456246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01184041993922">
                <text:p>5.01184041993922</text:p>
              </table:table-cell>
              <table:table-cell office:value-type="float" office:value="4.4456104927984">
                <text:p>4.4456104927984</text:p>
              </table:table-cell>
              <table:table-cell office:value-type="float" office:value="3.68694476038321">
                <text:p>3.686944760383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01185637808057">
                <text:p>5.01185637808057</text:p>
              </table:table-cell>
              <table:table-cell office:value-type="float" office:value="4.54254290260036">
                <text:p>4.54254290260036</text:p>
              </table:table-cell>
              <table:table-cell office:value-type="float" office:value="3.68694491245139">
                <text:p>3.686944912451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2317080354508">
                <text:p>4.82317080354508</text:p>
              </table:table-cell>
              <table:table-cell office:value-type="float" office:value="4.59179882104136">
                <text:p>4.59179882104136</text:p>
              </table:table-cell>
              <table:table-cell office:value-type="float" office:value="3.68694498848548">
                <text:p>3.686944988485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73150882323409">
                <text:p>4.73150882323409</text:p>
              </table:table-cell>
              <table:table-cell office:value-type="float" office:value="4.61662670506745">
                <text:p>4.61662670506745</text:p>
              </table:table-cell>
              <table:table-cell office:value-type="float" office:value="3.68694502650253">
                <text:p>3.686945026502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68633316357935">
                <text:p>4.68633316357935</text:p>
              </table:table-cell>
              <table:table-cell office:value-type="float" office:value="4.62909094350064">
                <text:p>4.62909094350064</text:p>
              </table:table-cell>
              <table:table-cell office:value-type="float" office:value="3.68694504551105">
                <text:p>3.68694504551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6390734070255">
                <text:p>4.66390734070255</text:p>
              </table:table-cell>
              <table:table-cell office:value-type="float" office:value="4.63533567642416">
                <text:p>4.63533567642416</text:p>
              </table:table-cell>
              <table:table-cell office:value-type="float" office:value="3.68694505501531">
                <text:p>3.686945055015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65273470483861">
                <text:p>4.65273470483861</text:p>
              </table:table-cell>
              <table:table-cell office:value-type="float" office:value="4.63846120127541">
                <text:p>4.63846120127541</text:p>
              </table:table-cell>
              <table:table-cell office:value-type="float" office:value="3.68694505976744">
                <text:p>3.686945059767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2896597163375">
                <text:p>4.82896597163375</text:p>
              </table:table-cell>
              <table:table-cell office:value-type="float" office:value="4.4653307284371">
                <text:p>4.4653307284371</text:p>
              </table:table-cell>
              <table:table-cell office:value-type="float" office:value="3.68694506214351">
                <text:p>3.686945062143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1956918500325">
                <text:p>4.91956918500325</text:p>
              </table:table-cell>
              <table:table-cell office:value-type="float" office:value="4.38120406619026">
                <text:p>4.38120406619026</text:p>
              </table:table-cell>
              <table:table-cell office:value-type="float" office:value="3.68694506333154">
                <text:p>3.686945063331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96550628885892">
                <text:p>4.96550628885892</text:p>
              </table:table-cell>
              <table:table-cell office:value-type="float" office:value="4.33973696832145">
                <text:p>4.33973696832145</text:p>
              </table:table-cell>
              <table:table-cell office:value-type="float" office:value="3.68694506392556">
                <text:p>3.686945063925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80081644552274">
                <text:p>4.80081644552274</text:p>
              </table:table-cell>
              <table:table-cell office:value-type="float" office:value="4.31915083111998">
                <text:p>4.31915083111998</text:p>
              </table:table-cell>
              <table:table-cell office:value-type="float" office:value="3.68694506422257">
                <text:p>3.686945064222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72053132663718">
                <text:p>4.72053132663718</text:p>
              </table:table-cell>
              <table:table-cell office:value-type="float" office:value="4.30889441145923">
                <text:p>4.30889441145923</text:p>
              </table:table-cell>
              <table:table-cell office:value-type="float" office:value="3.68694506437107">
                <text:p>3.686945064371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68089366408151">
                <text:p>4.68089366408151</text:p>
              </table:table-cell>
              <table:table-cell office:value-type="float" office:value="4.30377533847819">
                <text:p>4.30377533847819</text:p>
              </table:table-cell>
              <table:table-cell office:value-type="float" office:value="3.68694506444532">
                <text:p>3.686945064445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66119982006023">
                <text:p>4.66119982006023</text:p>
              </table:table-cell>
              <table:table-cell office:value-type="float" office:value="4.30121808303386">
                <text:p>4.30121808303386</text:p>
              </table:table-cell>
              <table:table-cell office:value-type="float" office:value="3.54813389230003">
                <text:p>3.548133892300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65138399146206">
                <text:p>4.65138399146206</text:p>
              </table:table-cell>
              <table:table-cell office:value-type="float" office:value="4.29994002517792">
                <text:p>4.29994002517792</text:p>
              </table:table-cell>
              <table:table-cell office:value-type="float" office:value="3.48070058841089">
                <text:p>3.48070058841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64648383141656">
                <text:p>4.64648383141656</text:p>
              </table:table-cell>
              <table:table-cell office:value-type="float" office:value="4.29930113866711">
                <text:p>4.29930113866711</text:p>
              </table:table-cell>
              <table:table-cell office:value-type="float" office:value="3.44746606572282">
                <text:p>3.447466065722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64403568757449">
                <text:p>4.64403568757449</text:p>
              </table:table-cell>
              <table:table-cell office:value-type="float" office:value="4.29898173100983">
                <text:p>4.29898173100983</text:p>
              </table:table-cell>
              <table:table-cell office:value-type="float" office:value="3.43096799348134">
                <text:p>3.430967993481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64281209940107">
                <text:p>4.64281209940107</text:p>
              </table:table-cell>
              <table:table-cell office:value-type="float" office:value="4.13697407919544">
                <text:p>4.13697407919544</text:p>
              </table:table-cell>
              <table:table-cell office:value-type="float" office:value="3.55665439846082">
                <text:p>3.556654398460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01253271877309">
                <text:p>5.01253271877309</text:p>
              </table:table-cell>
              <table:table-cell office:value-type="float" office:value="4.0582743196113">
                <text:p>4.0582743196113</text:p>
              </table:table-cell>
              <table:table-cell office:value-type="float" office:value="3.62121379935057">
                <text:p>3.621213799350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41205178603168">
                <text:p>5.41205178603168</text:p>
              </table:table-cell>
              <table:table-cell office:value-type="float" office:value="4.0194876622654">
                <text:p>4.0194876622654</text:p>
              </table:table-cell>
              <table:table-cell office:value-type="float" office:value="3.65393162840874">
                <text:p>3.653931628408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84360661159171">
                <text:p>5.84360661159171</text:p>
              </table:table-cell>
              <table:table-cell office:value-type="float" office:value="4.15673192163532">
                <text:p>4.15673192163532</text:p>
              </table:table-cell>
              <table:table-cell office:value-type="float" office:value="3.53221292207138">
                <text:p>3.53221292207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07212196010324">
                <text:p>6.07212196010324</text:p>
              </table:table-cell>
              <table:table-cell office:value-type="float" office:value="4.06795376580368">
                <text:p>4.06795376580368</text:p>
              </table:table-cell>
              <table:table-cell office:value-type="float" office:value="3.4728826146588">
                <text:p>3.47288261465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18970915900465">
                <text:p>6.18970915900465</text:p>
              </table:table-cell>
              <table:table-cell office:value-type="float" office:value="3.8727667189651">
                <text:p>3.8727667189651</text:p>
              </table:table-cell>
              <table:table-cell office:value-type="float" office:value="3.44359222627179">
                <text:p>3.443592226271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24935392986372">
                <text:p>6.24935392986372</text:p>
              </table:table-cell>
              <table:table-cell office:value-type="float" office:value="3.63644761255577">
                <text:p>3.63644761255577</text:p>
              </table:table-cell>
              <table:table-cell office:value-type="float" office:value="3.42903980119194">
                <text:p>3.429039801191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27939149942387">
                <text:p>6.27939149942387</text:p>
              </table:table-cell>
              <table:table-cell office:value-type="float" office:value="3.52375199186991">
                <text:p>3.52375199186991</text:p>
              </table:table-cell>
              <table:table-cell office:value-type="float" office:value="3.55565484419478">
                <text:p>3.555654844194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05748174070628">
                <text:p>6.05748174070628</text:p>
              </table:table-cell>
              <table:table-cell office:value-type="float" office:value="3.46872071454424">
                <text:p>3.46872071454424</text:p>
              </table:table-cell>
              <table:table-cell office:value-type="float" office:value="3.62070491464564">
                <text:p>3.620704914645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72549083108327">
                <text:p>5.72549083108327</text:p>
              </table:table-cell>
              <table:table-cell office:value-type="float" office:value="3.4415282084403">
                <text:p>3.4415282084403</text:p>
              </table:table-cell>
              <table:table-cell office:value-type="float" office:value="3.79661505683512">
                <text:p>3.796615056835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5663822742455">
                <text:p>5.5663822742455</text:p>
              </table:table-cell>
              <table:table-cell office:value-type="float" office:value="3.56212372644661">
                <text:p>3.56212372644661</text:p>
              </table:table-cell>
              <table:table-cell office:value-type="float" office:value="3.88774957778589">
                <text:p>3.887749577785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0829969317085">
                <text:p>5.0829969317085</text:p>
              </table:table-cell>
              <table:table-cell office:value-type="float" office:value="3.62399703261887">
                <text:p>3.62399703261887</text:p>
              </table:table-cell>
              <table:table-cell office:value-type="float" office:value="3.78601625959342">
                <text:p>3.786016259593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85728131772355">
                <text:p>4.85728131772355</text:p>
              </table:table-cell>
              <table:table-cell office:value-type="float" office:value="3.65533554865319">
                <text:p>3.65533554865319</text:p>
              </table:table-cell>
              <table:table-cell office:value-type="float" office:value="3.73615229380426">
                <text:p>3.736152293804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74821047617537">
                <text:p>4.74821047617537</text:p>
              </table:table-cell>
              <table:table-cell office:value-type="float" office:value="3.67110628561335">
                <text:p>3.67110628561335</text:p>
              </table:table-cell>
              <table:table-cell office:value-type="float" office:value="3.71146713038592">
                <text:p>3.711467130385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69459697161096">
                <text:p>4.69459697161096</text:p>
              </table:table-cell>
              <table:table-cell office:value-type="float" office:value="3.67901715150513">
                <text:p>3.67901715150513</text:p>
              </table:table-cell>
              <table:table-cell office:value-type="float" office:value="3.69918577777637">
                <text:p>3.699185777776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66801766082154">
                <text:p>4.66801766082154</text:p>
              </table:table-cell>
              <table:table-cell office:value-type="float" office:value="3.68297897482794">
                <text:p>3.68297897482794</text:p>
              </table:table-cell>
              <table:table-cell office:value-type="float" office:value="3.69306034964413">
                <text:p>3.693060349644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65478449013233">
                <text:p>4.65478449013233</text:p>
              </table:table-cell>
              <table:table-cell office:value-type="float" office:value="3.54622499439215">
                <text:p>3.54622499439215</text:p>
              </table:table-cell>
              <table:table-cell office:value-type="float" office:value="3.69000144025627">
                <text:p>3.690001440256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64818197925514">
                <text:p>4.64818197925514</text:p>
              </table:table-cell>
              <table:table-cell office:value-type="float" office:value="3.47976415306588">
                <text:p>3.47976415306588</text:p>
              </table:table-cell>
              <table:table-cell office:value-type="float" office:value="3.68847293581273">
                <text:p>3.688472935812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2660280899415">
                <text:p>4.82660280899415</text:p>
              </table:table-cell>
              <table:table-cell office:value-type="float" office:value="3.44700228750397">
                <text:p>3.44700228750397</text:p>
              </table:table-cell>
              <table:table-cell office:value-type="float" office:value="3.68770892103875">
                <text:p>3.68770892103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91836528702108">
                <text:p>4.91836528702108</text:p>
              </table:table-cell>
              <table:table-cell office:value-type="float" office:value="3.43073720633023">
                <text:p>3.43073720633023</text:p>
              </table:table-cell>
              <table:table-cell office:value-type="float" office:value="3.68732697299936">
                <text:p>3.687326972999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96489868191739">
                <text:p>4.96489868191739</text:p>
              </table:table-cell>
              <table:table-cell office:value-type="float" office:value="3.55653477566899">
                <text:p>3.55653477566899</text:p>
              </table:table-cell>
              <table:table-cell office:value-type="float" office:value="3.68713601381477">
                <text:p>3.687136013814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98833021724692">
                <text:p>4.98833021724692</text:p>
              </table:table-cell>
              <table:table-cell office:value-type="float" office:value="3.62115290176278">
                <text:p>3.62115290176278</text:p>
              </table:table-cell>
              <table:table-cell office:value-type="float" office:value="3.68704053793103">
                <text:p>3.68704053793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